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2.68mm"/>
    </style:style>
    <style:style style:name="co18" style:family="table-column">
      <style:table-column-properties fo:break-before="auto" style:column-width="23.23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22.95mm"/>
    </style:style>
    <style:style style:name="co21" style:family="table-column">
      <style:table-column-properties fo:break-before="auto" style:column-width="17.78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5.59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36.02mm"/>
    </style:style>
    <style:style style:name="co26" style:family="table-column">
      <style:table-column-properties fo:break-before="auto" style:column-width="34.11mm"/>
    </style:style>
    <style:style style:name="co27" style:family="table-column">
      <style:table-column-properties fo:break-before="auto" style:column-width="32.49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20.41mm"/>
    </style:style>
    <style:style style:name="co30" style:family="table-column">
      <style:table-column-properties fo:break-before="auto" style:column-width="12.29mm"/>
    </style:style>
    <style:style style:name="co31" style:family="table-column">
      <style:table-column-properties fo:break-before="auto" style:column-width="26.23mm"/>
    </style:style>
    <style:style style:name="co32" style:family="table-column">
      <style:table-column-properties fo:break-before="auto" style:column-width="8.78mm"/>
    </style:style>
    <style:style style:name="co33" style:family="table-column">
      <style:table-column-properties fo:break-before="auto" style:column-width="7.07mm"/>
    </style:style>
    <style:style style:name="co34" style:family="table-column">
      <style:table-column-properties fo:break-before="auto" style:column-width="26.76mm"/>
    </style:style>
    <style:style style:name="co35" style:family="table-column">
      <style:table-column-properties fo:break-before="auto" style:column-width="2.08mm"/>
    </style:style>
    <style:style style:name="co36" style:family="table-column">
      <style:table-column-properties fo:break-before="auto" style:column-width="5.59mm"/>
    </style:style>
    <style:style style:name="co37" style:family="table-column">
      <style:table-column-properties fo:break-before="auto" style:column-width="5.33mm"/>
    </style:style>
    <style:style style:name="co38" style:family="table-column">
      <style:table-column-properties fo:break-before="auto" style:column-width="5.08mm"/>
    </style:style>
    <style:style style:name="co39" style:family="table-column">
      <style:table-column-properties fo:break-before="auto" style:column-width="7.39mm"/>
    </style:style>
    <style:style style:name="co40" style:family="table-column">
      <style:table-column-properties fo:break-before="auto" style:column-width="9.45mm"/>
    </style:style>
    <style:style style:name="co41" style:family="table-column">
      <style:table-column-properties fo:break-before="auto" style:column-width="12.33mm"/>
    </style:style>
    <style:style style:name="co42" style:family="table-column">
      <style:table-column-properties fo:break-before="auto" style:column-width="1.57mm"/>
    </style:style>
    <style:style style:name="co43" style:family="table-column">
      <style:table-column-properties fo:break-before="auto" style:column-width="2.36mm"/>
    </style:style>
    <style:style style:name="co44" style:family="table-column">
      <style:table-column-properties fo:break-before="auto" style:column-width="7.58mm"/>
    </style:style>
    <style:style style:name="co45" style:family="table-column">
      <style:table-column-properties fo:break-before="auto" style:column-width="29.49mm"/>
    </style:style>
    <style:style style:name="co46" style:family="table-column">
      <style:table-column-properties fo:break-before="auto" style:column-width="6.01mm"/>
    </style:style>
    <style:style style:name="co47" style:family="table-column">
      <style:table-column-properties fo:break-before="auto" style:column-width="4.18mm"/>
    </style:style>
    <style:style style:name="co48" style:family="table-column">
      <style:table-column-properties fo:break-before="auto" style:column-width="14.66mm"/>
    </style:style>
    <style:style style:name="co49" style:family="table-column">
      <style:table-column-properties fo:break-before="auto" style:column-width="24.85mm"/>
    </style:style>
    <style:style style:name="co50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12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00" style:cell-protect="protected formula-hidden" style:print-content="true" style:text-align-source="fix" style:repeat-content="false" style:vertical-align="middl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96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7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8" style:family="table-cell" style:parent-style-name="Default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9" style:family="table-cell" style:parent-style-name="Excel_20_Built-in_20_Normal" style:data-style-name="N129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00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1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2" style:family="table-cell" style:parent-style-name="Excel_20_Built-in_20_Hyperlink" style:data-style-name="N129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3" style:family="table-cell" style:parent-style-name="Default" style:data-style-name="N129">
      <style:text-properties style:font-name="Liberation Sans" fo:font-size="11pt" style:font-size-asian="11pt" style:font-size-complex="11pt"/>
    </style:style>
    <style:style style:name="ce104" style:family="table-cell" style:parent-style-name="Excel_20_Built-in_20_Normal" style:data-style-name="N4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05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6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7" style:family="table-cell" style:parent-style-name="Excel_20_Built-in_20_Hyperlink" style:data-style-name="N4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8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109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0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1" style:family="table-cell" style:parent-style-name="Excel_20_Built-in_20_Hyperlink" style:data-style-name="N1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2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3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4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8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9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192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93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94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95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96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97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name-complex="Calibri" style:font-size-complex="11pt" style:font-weight-complex="bold"/>
    </style:style>
    <style:style style:name="ce202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B4"/>
    </style:style>
    <style:style style:name="ce1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B5"/>
    </style:style>
    <style:style style:name="ce1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B6"/>
    </style:style>
    <style:style style:name="ce161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P$5]=&quot;Black and White&quot;)" style:apply-style-name="ConditionalStyle_5f_204" style:base-cell-address="'Calendario e Tabellone'.B1"/>
    </style:style>
    <style:style style:name="ce208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9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10" style:family="table-cell" style:parent-style-name="Default" style:data-style-name="N13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B5"/>
    </style:style>
    <style:style style:name="ce211" style:family="table-cell" style:parent-style-name="Default" style:data-style-name="N13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B6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14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B5"/>
    </style:style>
    <style:style style:name="ce215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B6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B4"/>
    </style:style>
    <style:style style:name="ce182" style:family="table-cell" style:parent-style-name="Default">
      <style:table-cell-properties fo:border-bottom="0.06pt solid #2f5597" fo:background-color="#ffff00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2f5597" fo:background-color="#ffff00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B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8" style:base-cell-address="'Calendario e Tabellone'.K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6" style:base-cell-address="'Calendario e Tabellone'.K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7" style:base-cell-address="'Calendario e Tabellone'.K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1" style:base-cell-address="'Calendario e Tabellone'.K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9" style:base-cell-address="'Calendario e Tabellone'.K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0" style:base-cell-address="'Calendario e Tabellone'.K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4" style:base-cell-address="'Calendario e Tabellone'.K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2" style:base-cell-address="'Calendario e Tabellone'.K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3" style:base-cell-address="'Calendario e Tabellone'.K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7" style:base-cell-address="'Calendario e Tabellone'.K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5" style:base-cell-address="'Calendario e Tabellone'.K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6" style:base-cell-address="'Calendario e Tabellone'.K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34" style:base-cell-address="'Calendario e Tabellone'.K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5" style:base-cell-address="'Calendario e Tabellone'.K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0" style:base-cell-address="'Calendario e Tabellone'.K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9" style:base-cell-address="'Calendario e Tabellone'.K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8" style:base-cell-address="'Calendario e Tabellone'.K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1" style:base-cell-address="'Calendario e Tabellone'.K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4" style:base-cell-address="'Calendario e Tabellone'.K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" style:base-cell-address="'Calendario e Tabellone'.K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7" style:base-cell-address="'Calendario e Tabellone'.L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8" style:base-cell-address="'Calendario e Tabellone'.L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9" style:base-cell-address="'Calendario e Tabellone'.L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6" style:base-cell-address="'Calendario e Tabellone'.L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7" style:base-cell-address="'Calendario e Tabellone'.L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8" style:base-cell-address="'Calendario e Tabellone'.L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5" style:base-cell-address="'Calendario e Tabellone'.L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6" style:base-cell-address="'Calendario e Tabellone'.L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7" style:base-cell-address="'Calendario e Tabellone'.L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4" style:base-cell-address="'Calendario e Tabellone'.L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5" style:base-cell-address="'Calendario e Tabellone'.L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6" style:base-cell-address="'Calendario e Tabellone'.L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5" style:base-cell-address="'Calendario e Tabellone'.L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4" style:base-cell-address="'Calendario e Tabellone'.L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5" style:base-cell-address="'Calendario e Tabellone'.L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1" style:base-cell-address="'Calendario e Tabellone'.L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2" style:base-cell-address="'Calendario e Tabellone'.L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0" style:base-cell-address="'Calendario e Tabellone'.L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" style:base-cell-address="'Calendario e Tabellone'.L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" style:base-cell-address="'Calendario e Tabellone'.L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4" style:base-cell-address="'Calendario e Tabellone'.M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3" style:base-cell-address="'Calendario e Tabellone'.M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3" style:base-cell-address="'Calendario e Tabellone'.M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2" style:base-cell-address="'Calendario e Tabellone'.M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2" style:base-cell-address="'Calendario e Tabellone'.M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1" style:base-cell-address="'Calendario e Tabellone'.M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1" style:base-cell-address="'Calendario e Tabellone'.M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0" style:base-cell-address="'Calendario e Tabellone'.M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3" style:base-cell-address="'Calendario e Tabellone'.M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2" style:base-cell-address="'Calendario e Tabellone'.M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89" style:base-cell-address="'Calendario e Tabellone'.M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2" style:base-cell-address="'Calendario e Tabellone'.N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1" style:base-cell-address="'Calendario e Tabellone'.N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0" style:base-cell-address="'Calendario e Tabellone'.N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9" style:base-cell-address="'Calendario e Tabellone'.N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1" style:base-cell-address="'Calendario e Tabellone'.N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9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1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8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3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200" style:base-cell-address="'Calendario e Tabellone'.W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99" style:base-cell-address="'Calendario e Tabellone'.W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2]=#REF!;1;0))" style:apply-style-name="ConditionalStyle_5f_219" style:base-cell-address="'Calendario e Tabellone'.W12"/>
      <style:map style:condition="is-true-formula(IF([.$AW11]=#REF!;1;0))" style:apply-style-name="ConditionalStyle_5f_218" style:base-cell-address="'Calendario e Tabellone'.W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6]=#REF!;1;0))" style:apply-style-name="ConditionalStyle_5f_211" style:base-cell-address="'Calendario e Tabellone'.W16"/>
      <style:map style:condition="is-true-formula(IF([.$AW15]=#REF!;1;0))" style:apply-style-name="ConditionalStyle_5f_210" style:base-cell-address="'Calendario e Tabellone'.W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0]=#REF!;1;0))" style:apply-style-name="ConditionalStyle_5f_198" style:base-cell-address="'Calendario e Tabellone'.W20"/>
      <style:map style:condition="is-true-formula(IF([.$AW19]=#REF!;1;0))" style:apply-style-name="ConditionalStyle_5f_197" style:base-cell-address="'Calendario e Tabellone'.W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4]=#REF!;1;0))" style:apply-style-name="ConditionalStyle_5f_215" style:base-cell-address="'Calendario e Tabellone'.W24"/>
      <style:map style:condition="is-true-formula(IF([.$AW23]=#REF!;1;0))" style:apply-style-name="ConditionalStyle_5f_214" style:base-cell-address="'Calendario e Tabellone'.W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2]=#REF!;1;0))" style:apply-style-name="ConditionalStyle_5f_217" style:base-cell-address="'Calendario e Tabellone'.W32"/>
      <style:map style:condition="is-true-formula(IF([.$AW31]=#REF!;1;0))" style:apply-style-name="ConditionalStyle_5f_216" style:base-cell-address="'Calendario e Tabellone'.W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5]=#REF!;1;0))" style:apply-style-name="ConditionalStyle_5f_196" style:base-cell-address="'Calendario e Tabellone'.W35"/>
      <style:map style:condition="is-true-formula(IF([.$AW36]=#REF!;1;0))" style:apply-style-name="ConditionalStyle_5f_195" style:base-cell-address="'Calendario e Tabellone'.W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6]=#REF!;1;0))" style:apply-style-name="ConditionalStyle_5f_194" style:base-cell-address="'Calendario e Tabellone'.W36"/>
      <style:map style:condition="is-true-formula(IF([.$AW35]=#REF!;1;0))" style:apply-style-name="ConditionalStyle_5f_193" style:base-cell-address="'Calendario e Tabellone'.W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7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X7"/>
    </style:style>
    <style:style style:name="ce615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X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4" style:base-cell-address="'Calendario e Tabellone'.AB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3" style:base-cell-address="'Calendario e Tabellone'.AB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1" style:base-cell-address="'Calendario e Tabellone'.AB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9" style:base-cell-address="'Calendario e Tabellone'.AB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7" style:base-cell-address="'Calendario e Tabellone'.AB34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3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C9"/>
    </style:style>
    <style:style style:name="ce734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C10"/>
    </style:style>
    <style:style style:name="ce735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C17"/>
    </style:style>
    <style:style style:name="ce736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C18"/>
    </style:style>
    <style:style style:name="ce737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C25"/>
    </style:style>
    <style:style style:name="ce738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C26"/>
    </style:style>
    <style:style style:name="ce739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C33"/>
    </style:style>
    <style:style style:name="ce740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C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1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5" style:base-cell-address="'Calendario e Tabellone'.AG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3" style:base-cell-address="'Calendario e Tabellone'.AG30"/>
    </style:style>
    <style:style style:name="ce749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H13"/>
    </style:style>
    <style:style style:name="ce750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H14"/>
    </style:style>
    <style:style style:name="ce751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H29"/>
    </style:style>
    <style:style style:name="ce752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H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1" style:base-cell-address="'Calendario e Tabellone'.AL21"/>
    </style:style>
    <style:style style:name="ce758" style:family="table-cell" style:parent-style-name="Default">
      <style:table-cell-properties fo:border-bottom="0.06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M20"/>
    </style:style>
    <style:style style:name="ce759" style:family="table-cell" style:parent-style-name="Default">
      <style:table-cell-properties fo:border-bottom="0.74pt solid #3366ff" fo:background-color="#ffff00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M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N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X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X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ri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6"/>
        <table:table-column table:style-name="co7" table:default-cell-style-name="ce44"/>
        <table:table-column table:style-name="co5" table:number-columns-repeated="57" table:default-cell-style-name="ce44"/>
        <table:table-row table:style-name="ro1">
          <table:table-cell table:style-name="ce8"/>
          <table:table-cell table:style-name="ce10" office:value-type="string" calcext:value-type="string">
            <text:p>Nome Torneo: </text:p>
          </table:table-cell>
          <table:table-cell table:style-name="ce14" office:value-type="string" calcext:value-type="string" table:number-columns-spanned="6" table:number-rows-spanned="1">
            <text:p>Torneo dell’Estate</text:p>
          </table:table-cell>
          <table:covered-table-cell table:style-name="ce16"/>
          <table:covered-table-cell table:style-name="ce42"/>
          <table:covered-table-cell table:style-name="ce21"/>
          <table:covered-table-cell table:number-columns-repeated="2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0" office:value-type="string" calcext:value-type="string">
            <text:p>Ediz.Torneo: </text:p>
          </table:table-cell>
          <table:table-cell table:style-name="ce14" office:value-type="float" office:value="2021" calcext:value-type="float" table:number-columns-spanned="6" table:number-rows-spanned="1">
            <text:p>2021</text:p>
          </table:table-cell>
          <table:covered-table-cell table:style-name="ce16"/>
          <table:covered-table-cell table:style-name="ce42"/>
          <table:covered-table-cell table:style-name="ce21"/>
          <table:covered-table-cell table:number-columns-repeated="2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1"/>
          <table:table-cell table:style-name="ce8" table:number-columns-repeated="2"/>
          <table:table-cell table:style-name="ce43"/>
          <table:table-cell table:style-name="ce23"/>
          <table:table-cell table:style-name="ce43" table:number-columns-repeated="58"/>
        </table:table-row>
        <table:table-row table:style-name="ro1">
          <table:table-cell table:style-name="Default" table:number-columns-repeated="4"/>
          <table:table-cell table:style-name="ce43"/>
          <table:table-cell table:style-name="Default" table:number-columns-repeated="2"/>
          <table:table-cell table:style-name="ce43" table:number-columns-repeated="5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e Squadra</text:p>
          </table:table-cell>
          <table:table-cell table:style-name="ce8" office:value-type="string" calcext:value-type="string">
            <text:p>Girone</text:p>
          </table:table-cell>
          <table:table-cell table:style-name="ce8" office:value-type="string" calcext:value-type="string">
            <text:p>IDG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13" office:value-type="string" calcext:value-type="string">
            <text:p>Cristo Re 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13" office:value-type="string" calcext:value-type="string">
            <text:p>Basket Giovane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13" office:value-type="string" calcext:value-type="string">
            <text:p>Nuova Scuola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Campo Cinque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ampo Sei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Campo Sette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Campo Otto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103"/>
        <table:table-column table:style-name="co12" table:default-cell-style-name="ce108"/>
        <table:table-column table:style-name="co13" table:default-cell-style-name="ce29"/>
        <table:table-column table:style-name="co14" table:default-cell-style-name="ce29"/>
        <table:table-column table:style-name="co8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8" table:default-cell-style-name="ce29"/>
        <table:table-column table:style-name="co15" table:default-cell-style-name="ce29"/>
        <table:table-column table:style-name="co16" table:default-cell-style-name="ce29"/>
        <table:table-column table:style-name="co20" table:default-cell-style-name="ce29"/>
        <table:table-column table:style-name="co18" table:default-cell-style-name="ce29"/>
        <table:table-column table:style-name="co19" table:default-cell-style-name="ce29"/>
        <table:table-column table:style-name="co5" table:number-columns-repeated="45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99" office:value-type="string" calcext:value-type="string">
            <text:p>Data</text:p>
          </table:table-cell>
          <table:table-cell table:style-name="ce104" office:value-type="string" calcext:value-type="string">
            <text:p>Ora</text:p>
          </table:table-cell>
          <table:table-cell table:style-name="ce25" office:value-type="string" calcext:value-type="string">
            <text:p>IDC</text:p>
          </table:table-cell>
          <table:table-cell table:style-name="ce25" office:value-type="string" calcext:value-type="string">
            <text:p>Nome Camp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GFA</text:p>
          </table:table-cell>
          <table:table-cell table:style-name="ce360" office:value-type="string" calcext:value-type="string">
            <text:p>Punti GSA</text:p>
          </table:table-cell>
          <table:table-cell table:style-name="ce25" office:value-type="string" calcext:value-type="string">
            <text:p>Diff.PG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GFB</text:p>
          </table:table-cell>
          <table:table-cell table:style-name="ce360" office:value-type="string" calcext:value-type="string">
            <text:p>Punti GSB</text:p>
          </table:table-cell>
          <table:table-cell table:style-name="ce360" office:value-type="string" calcext:value-type="string">
            <text:p>Diff.PGB</text:p>
          </table:table-cell>
          <table:table-cell/>
          <table:table-cell table:style-name="ce380" table:number-columns-repeated="44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Parametri.A$6:$Parametri.D$37];MATCH(1;([$Parametri.C$6:$Parametri.C$37]=[.B2])*([$Parametri.D$6:$Parametri.D$37]=INT([.C2]/10));0);2)&amp;&quot; (&quot;&amp;INDEX([$Parametri.A$6:$Parametri.D$37];MATCH(1;([$Parametri.C$6:$Parametri.C$37]=[.B2])*([$Parametri.D$6:$Parametri.D$37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Parametri.A$6:$Parametri.D$37];MATCH(1;([$Parametri.C$6:$Parametri.C$37]=[.B2])*([$Parametri.D$6:$Parametri.D$37]=[.C2]-10*INT([.C2]/10));0);2)&amp;&quot; (&quot;&amp;INDEX([$Parametri.A$6:$Parametri.D$37];MATCH(1;([$Parametri.C$6:$Parametri.C$37]=[.B2])*([$Parametri.D$6:$Parametri.D$37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96" office:value-type="string" calcext:value-type="string">
            <text:p>72-49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([.$J2]=&quot;&quot;;&quot;&quot;;VLOOKUP([.$J2];CAMPI;2;0))" office:value-type="string" office:string-value="Cristo Re 1" calcext:value-type="string">
            <text:p>Cristo Re 1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5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Parametri.A$6:$Parametri.D$37];MATCH(1;([$Parametri.C$6:$Parametri.C$37]=[.B3])*([$Parametri.D$6:$Parametri.D$37]=INT([.C3]/10));0);2)&amp;&quot; (&quot;&amp;INDEX([$Parametri.A$6:$Parametri.D$37];MATCH(1;([$Parametri.C$6:$Parametri.C$37]=[.B3])*([$Parametri.D$6:$Parametri.D$37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Parametri.A$6:$Parametri.D$37];MATCH(1;([$Parametri.C$6:$Parametri.C$37]=[.B3])*([$Parametri.D$6:$Parametri.D$37]=[.C3]-10*INT([.C3]/10));0);2)&amp;&quot; (&quot;&amp;INDEX([$Parametri.A$6:$Parametri.D$37];MATCH(1;([$Parametri.C$6:$Parametri.C$37]=[.B3])*([$Parametri.D$6:$Parametri.D$37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97" office:value-type="string" calcext:value-type="string">
            <text:p>90-22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3]=&quot;&quot;;&quot;&quot;;VLOOKUP([.$J3];CAMPI;2;0))" office:value-type="string" office:string-value="Cristo Re 1" calcext:value-type="string">
            <text:p>Cristo Re 1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Parametri.A$6:$Parametri.D$37];MATCH(1;([$Parametri.C$6:$Parametri.C$37]=[.B4])*([$Parametri.D$6:$Parametri.D$37]=INT([.C4]/10));0);2)&amp;&quot; (&quot;&amp;INDEX([$Parametri.A$6:$Parametri.D$37];MATCH(1;([$Parametri.C$6:$Parametri.C$37]=[.B4])*([$Parametri.D$6:$Parametri.D$37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Parametri.A$6:$Parametri.D$37];MATCH(1;([$Parametri.C$6:$Parametri.C$37]=[.B4])*([$Parametri.D$6:$Parametri.D$37]=[.C4]-10*INT([.C4]/10));0);2)&amp;&quot; (&quot;&amp;INDEX([$Parametri.A$6:$Parametri.D$37];MATCH(1;([$Parametri.C$6:$Parametri.C$37]=[.B4])*([$Parametri.D$6:$Parametri.D$37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97" office:value-type="string" calcext:value-type="string">
            <text:p>25-82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4]=&quot;&quot;;&quot;&quot;;VLOOKUP([.$J4];CAMPI;2;0))" office:value-type="string" office:string-value="Cristo Re 1" calcext:value-type="string">
            <text:p>Cristo Re 1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5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Parametri.A$6:$Parametri.D$37];MATCH(1;([$Parametri.C$6:$Parametri.C$37]=[.B5])*([$Parametri.D$6:$Parametri.D$37]=INT([.C5]/10));0);2)&amp;&quot; (&quot;&amp;INDEX([$Parametri.A$6:$Parametri.D$37];MATCH(1;([$Parametri.C$6:$Parametri.C$37]=[.B5])*([$Parametri.D$6:$Parametri.D$37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Parametri.A$6:$Parametri.D$37];MATCH(1;([$Parametri.C$6:$Parametri.C$37]=[.B5])*([$Parametri.D$6:$Parametri.D$37]=[.C5]-10*INT([.C5]/10));0);2)&amp;&quot; (&quot;&amp;INDEX([$Parametri.A$6:$Parametri.D$37];MATCH(1;([$Parametri.C$6:$Parametri.C$37]=[.B5])*([$Parametri.D$6:$Parametri.D$37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97" office:value-type="string" calcext:value-type="string">
            <text:p>93-30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5]=&quot;&quot;;&quot;&quot;;VLOOKUP([.$J5];CAMPI;2;0))" office:value-type="string" office:string-value="Cristo Re 1" calcext:value-type="string">
            <text:p>Cristo Re 1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5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Parametri.A$6:$Parametri.D$37];MATCH(1;([$Parametri.C$6:$Parametri.C$37]=[.B6])*([$Parametri.D$6:$Parametri.D$37]=INT([.C6]/10));0);2)&amp;&quot; (&quot;&amp;INDEX([$Parametri.A$6:$Parametri.D$37];MATCH(1;([$Parametri.C$6:$Parametri.C$37]=[.B6])*([$Parametri.D$6:$Parametri.D$37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Parametri.A$6:$Parametri.D$37];MATCH(1;([$Parametri.C$6:$Parametri.C$37]=[.B6])*([$Parametri.D$6:$Parametri.D$37]=[.C6]-10*INT([.C6]/10));0);2)&amp;&quot; (&quot;&amp;INDEX([$Parametri.A$6:$Parametri.D$37];MATCH(1;([$Parametri.C$6:$Parametri.C$37]=[.B6])*([$Parametri.D$6:$Parametri.D$37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97" office:value-type="string" calcext:value-type="string">
            <text:p>57-21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6]=&quot;&quot;;&quot;&quot;;VLOOKUP([.$J6];CAMPI;2;0))" office:value-type="string" office:string-value="Cristo Re 1" calcext:value-type="string">
            <text:p>Cristo Re 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5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Parametri.A$6:$Parametri.D$37];MATCH(1;([$Parametri.C$6:$Parametri.C$37]=[.B7])*([$Parametri.D$6:$Parametri.D$37]=INT([.C7]/10));0);2)&amp;&quot; (&quot;&amp;INDEX([$Parametri.A$6:$Parametri.D$37];MATCH(1;([$Parametri.C$6:$Parametri.C$37]=[.B7])*([$Parametri.D$6:$Parametri.D$37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Parametri.A$6:$Parametri.D$37];MATCH(1;([$Parametri.C$6:$Parametri.C$37]=[.B7])*([$Parametri.D$6:$Parametri.D$37]=[.C7]-10*INT([.C7]/10));0);2)&amp;&quot; (&quot;&amp;INDEX([$Parametri.A$6:$Parametri.D$37];MATCH(1;([$Parametri.C$6:$Parametri.C$37]=[.B7])*([$Parametri.D$6:$Parametri.D$37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98" office:value-type="string" calcext:value-type="string">
            <text:p>79-48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1" calcext:value-type="float">
            <text:p>1</text:p>
          </table:table-cell>
          <table:table-cell table:style-name="ce114" table:formula="of:=IF([.$J7]=&quot;&quot;;&quot;&quot;;VLOOKUP([.$J7];CAMPI;2;0))" office:value-type="string" office:string-value="Cristo Re 1" calcext:value-type="string">
            <text:p>Cristo Re 1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5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Parametri.A$6:$Parametri.D$37];MATCH(1;([$Parametri.C$6:$Parametri.C$37]=[.B8])*([$Parametri.D$6:$Parametri.D$37]=INT([.C8]/10));0);2)&amp;&quot; (&quot;&amp;INDEX([$Parametri.A$6:$Parametri.D$37];MATCH(1;([$Parametri.C$6:$Parametri.C$37]=[.B8])*([$Parametri.D$6:$Parametri.D$37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Parametri.A$6:$Parametri.D$37];MATCH(1;([$Parametri.C$6:$Parametri.C$37]=[.B8])*([$Parametri.D$6:$Parametri.D$37]=[.C8]-10*INT([.C8]/10));0);2)&amp;&quot; (&quot;&amp;INDEX([$Parametri.A$6:$Parametri.D$37];MATCH(1;([$Parametri.C$6:$Parametri.C$37]=[.B8])*([$Parametri.D$6:$Parametri.D$37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96" office:value-type="string" calcext:value-type="string">
            <text:p>51-67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2" calcext:value-type="float">
            <text:p>2</text:p>
          </table:table-cell>
          <table:table-cell table:style-name="ce112" table:formula="of:=IF([.$J8]=&quot;&quot;;&quot;&quot;;VLOOKUP([.$J8];CAMPI;2;0))" office:value-type="string" office:string-value="Cristo Re 2" calcext:value-type="string">
            <text:p>Cristo Re 2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5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Parametri.A$6:$Parametri.D$37];MATCH(1;([$Parametri.C$6:$Parametri.C$37]=[.B9])*([$Parametri.D$6:$Parametri.D$37]=INT([.C9]/10));0);2)&amp;&quot; (&quot;&amp;INDEX([$Parametri.A$6:$Parametri.D$37];MATCH(1;([$Parametri.C$6:$Parametri.C$37]=[.B9])*([$Parametri.D$6:$Parametri.D$37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Parametri.A$6:$Parametri.D$37];MATCH(1;([$Parametri.C$6:$Parametri.C$37]=[.B9])*([$Parametri.D$6:$Parametri.D$37]=[.C9]-10*INT([.C9]/10));0);2)&amp;&quot; (&quot;&amp;INDEX([$Parametri.A$6:$Parametri.D$37];MATCH(1;([$Parametri.C$6:$Parametri.C$37]=[.B9])*([$Parametri.D$6:$Parametri.D$37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97" office:value-type="string" calcext:value-type="string">
            <text:p>47-56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9]=&quot;&quot;;&quot;&quot;;VLOOKUP([.$J9];CAMPI;2;0))" office:value-type="string" office:string-value="Cristo Re 2" calcext:value-type="string">
            <text:p>Cristo Re 2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5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Parametri.A$6:$Parametri.D$37];MATCH(1;([$Parametri.C$6:$Parametri.C$37]=[.B10])*([$Parametri.D$6:$Parametri.D$37]=INT([.C10]/10));0);2)&amp;&quot; (&quot;&amp;INDEX([$Parametri.A$6:$Parametri.D$37];MATCH(1;([$Parametri.C$6:$Parametri.C$37]=[.B10])*([$Parametri.D$6:$Parametri.D$37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Parametri.A$6:$Parametri.D$37];MATCH(1;([$Parametri.C$6:$Parametri.C$37]=[.B10])*([$Parametri.D$6:$Parametri.D$37]=[.C10]-10*INT([.C10]/10));0);2)&amp;&quot; (&quot;&amp;INDEX([$Parametri.A$6:$Parametri.D$37];MATCH(1;([$Parametri.C$6:$Parametri.C$37]=[.B10])*([$Parametri.D$6:$Parametri.D$37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97" office:value-type="string" calcext:value-type="string">
            <text:p>76-94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10]=&quot;&quot;;&quot;&quot;;VLOOKUP([.$J10];CAMPI;2;0))" office:value-type="string" office:string-value="Cristo Re 2" calcext:value-type="string">
            <text:p>Cristo Re 2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5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Parametri.A$6:$Parametri.D$37];MATCH(1;([$Parametri.C$6:$Parametri.C$37]=[.B11])*([$Parametri.D$6:$Parametri.D$37]=INT([.C11]/10));0);2)&amp;&quot; (&quot;&amp;INDEX([$Parametri.A$6:$Parametri.D$37];MATCH(1;([$Parametri.C$6:$Parametri.C$37]=[.B11])*([$Parametri.D$6:$Parametri.D$37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Parametri.A$6:$Parametri.D$37];MATCH(1;([$Parametri.C$6:$Parametri.C$37]=[.B11])*([$Parametri.D$6:$Parametri.D$37]=[.C11]-10*INT([.C11]/10));0);2)&amp;&quot; (&quot;&amp;INDEX([$Parametri.A$6:$Parametri.D$37];MATCH(1;([$Parametri.C$6:$Parametri.C$37]=[.B11])*([$Parametri.D$6:$Parametri.D$37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97" office:value-type="string" calcext:value-type="string">
            <text:p>72-97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11]=&quot;&quot;;&quot;&quot;;VLOOKUP([.$J11];CAMPI;2;0))" office:value-type="string" office:string-value="Cristo Re 2" calcext:value-type="string">
            <text:p>Cristo Re 2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5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Parametri.A$6:$Parametri.D$37];MATCH(1;([$Parametri.C$6:$Parametri.C$37]=[.B12])*([$Parametri.D$6:$Parametri.D$37]=INT([.C12]/10));0);2)&amp;&quot; (&quot;&amp;INDEX([$Parametri.A$6:$Parametri.D$37];MATCH(1;([$Parametri.C$6:$Parametri.C$37]=[.B12])*([$Parametri.D$6:$Parametri.D$37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Parametri.A$6:$Parametri.D$37];MATCH(1;([$Parametri.C$6:$Parametri.C$37]=[.B12])*([$Parametri.D$6:$Parametri.D$37]=[.C12]-10*INT([.C12]/10));0);2)&amp;&quot; (&quot;&amp;INDEX([$Parametri.A$6:$Parametri.D$37];MATCH(1;([$Parametri.C$6:$Parametri.C$37]=[.B12])*([$Parametri.D$6:$Parametri.D$37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97" office:value-type="string" calcext:value-type="string">
            <text:p>45-68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12]=&quot;&quot;;&quot;&quot;;VLOOKUP([.$J12];CAMPI;2;0))" office:value-type="string" office:string-value="Cristo Re 2" calcext:value-type="string">
            <text:p>Cristo Re 2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5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Parametri.A$6:$Parametri.D$37];MATCH(1;([$Parametri.C$6:$Parametri.C$37]=[.B13])*([$Parametri.D$6:$Parametri.D$37]=INT([.C13]/10));0);2)&amp;&quot; (&quot;&amp;INDEX([$Parametri.A$6:$Parametri.D$37];MATCH(1;([$Parametri.C$6:$Parametri.C$37]=[.B13])*([$Parametri.D$6:$Parametri.D$37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Parametri.A$6:$Parametri.D$37];MATCH(1;([$Parametri.C$6:$Parametri.C$37]=[.B13])*([$Parametri.D$6:$Parametri.D$37]=[.C13]-10*INT([.C13]/10));0);2)&amp;&quot; (&quot;&amp;INDEX([$Parametri.A$6:$Parametri.D$37];MATCH(1;([$Parametri.C$6:$Parametri.C$37]=[.B13])*([$Parametri.D$6:$Parametri.D$37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98" office:value-type="string" calcext:value-type="string">
            <text:p>88-62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2" calcext:value-type="float">
            <text:p>2</text:p>
          </table:table-cell>
          <table:table-cell table:style-name="ce114" table:formula="of:=IF([.$J13]=&quot;&quot;;&quot;&quot;;VLOOKUP([.$J13];CAMPI;2;0))" office:value-type="string" office:string-value="Cristo Re 2" calcext:value-type="string">
            <text:p>Cristo Re 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Parametri.A$6:$Parametri.D$37];MATCH(1;([$Parametri.C$6:$Parametri.C$37]=[.B14])*([$Parametri.D$6:$Parametri.D$37]=INT([.C14]/10));0);2)&amp;&quot; (&quot;&amp;INDEX([$Parametri.A$6:$Parametri.D$37];MATCH(1;([$Parametri.C$6:$Parametri.C$37]=[.B14])*([$Parametri.D$6:$Parametri.D$37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Parametri.A$6:$Parametri.D$37];MATCH(1;([$Parametri.C$6:$Parametri.C$37]=[.B14])*([$Parametri.D$6:$Parametri.D$37]=[.C14]-10*INT([.C14]/10));0);2)&amp;&quot; (&quot;&amp;INDEX([$Parametri.A$6:$Parametri.D$37];MATCH(1;([$Parametri.C$6:$Parametri.C$37]=[.B14])*([$Parametri.D$6:$Parametri.D$37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96" office:value-type="string" calcext:value-type="string">
            <text:p>31-100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3" calcext:value-type="float">
            <text:p>3</text:p>
          </table:table-cell>
          <table:table-cell table:style-name="ce112" table:formula="of:=IF([.$J14]=&quot;&quot;;&quot;&quot;;VLOOKUP([.$J14];CAMPI;2;0))" office:value-type="string" office:string-value="Basket Giovane" calcext:value-type="string">
            <text:p>Basket Giovane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5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Parametri.A$6:$Parametri.D$37];MATCH(1;([$Parametri.C$6:$Parametri.C$37]=[.B15])*([$Parametri.D$6:$Parametri.D$37]=INT([.C15]/10));0);2)&amp;&quot; (&quot;&amp;INDEX([$Parametri.A$6:$Parametri.D$37];MATCH(1;([$Parametri.C$6:$Parametri.C$37]=[.B15])*([$Parametri.D$6:$Parametri.D$37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Parametri.A$6:$Parametri.D$37];MATCH(1;([$Parametri.C$6:$Parametri.C$37]=[.B15])*([$Parametri.D$6:$Parametri.D$37]=[.C15]-10*INT([.C15]/10));0);2)&amp;&quot; (&quot;&amp;INDEX([$Parametri.A$6:$Parametri.D$37];MATCH(1;([$Parametri.C$6:$Parametri.C$37]=[.B15])*([$Parametri.D$6:$Parametri.D$37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97" office:value-type="string" calcext:value-type="string">
            <text:p>66-95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5]=&quot;&quot;;&quot;&quot;;VLOOKUP([.$J15];CAMPI;2;0))" office:value-type="string" office:string-value="Basket Giovane" calcext:value-type="string">
            <text:p>Basket Giovane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5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Parametri.A$6:$Parametri.D$37];MATCH(1;([$Parametri.C$6:$Parametri.C$37]=[.B16])*([$Parametri.D$6:$Parametri.D$37]=INT([.C16]/10));0);2)&amp;&quot; (&quot;&amp;INDEX([$Parametri.A$6:$Parametri.D$37];MATCH(1;([$Parametri.C$6:$Parametri.C$37]=[.B16])*([$Parametri.D$6:$Parametri.D$37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Parametri.A$6:$Parametri.D$37];MATCH(1;([$Parametri.C$6:$Parametri.C$37]=[.B16])*([$Parametri.D$6:$Parametri.D$37]=[.C16]-10*INT([.C16]/10));0);2)&amp;&quot; (&quot;&amp;INDEX([$Parametri.A$6:$Parametri.D$37];MATCH(1;([$Parametri.C$6:$Parametri.C$37]=[.B16])*([$Parametri.D$6:$Parametri.D$37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97" office:value-type="string" calcext:value-type="string">
            <text:p>57-42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6]=&quot;&quot;;&quot;&quot;;VLOOKUP([.$J16];CAMPI;2;0))" office:value-type="string" office:string-value="Basket Giovane" calcext:value-type="string">
            <text:p>Basket Giovane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5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Parametri.A$6:$Parametri.D$37];MATCH(1;([$Parametri.C$6:$Parametri.C$37]=[.B17])*([$Parametri.D$6:$Parametri.D$37]=INT([.C17]/10));0);2)&amp;&quot; (&quot;&amp;INDEX([$Parametri.A$6:$Parametri.D$37];MATCH(1;([$Parametri.C$6:$Parametri.C$37]=[.B17])*([$Parametri.D$6:$Parametri.D$37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Parametri.A$6:$Parametri.D$37];MATCH(1;([$Parametri.C$6:$Parametri.C$37]=[.B17])*([$Parametri.D$6:$Parametri.D$37]=[.C17]-10*INT([.C17]/10));0);2)&amp;&quot; (&quot;&amp;INDEX([$Parametri.A$6:$Parametri.D$37];MATCH(1;([$Parametri.C$6:$Parametri.C$37]=[.B17])*([$Parametri.D$6:$Parametri.D$37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97" office:value-type="string" calcext:value-type="string">
            <text:p>98-89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7]=&quot;&quot;;&quot;&quot;;VLOOKUP([.$J17];CAMPI;2;0))" office:value-type="string" office:string-value="Basket Giovane" calcext:value-type="string">
            <text:p>Basket Giovane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5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Parametri.A$6:$Parametri.D$37];MATCH(1;([$Parametri.C$6:$Parametri.C$37]=[.B18])*([$Parametri.D$6:$Parametri.D$37]=INT([.C18]/10));0);2)&amp;&quot; (&quot;&amp;INDEX([$Parametri.A$6:$Parametri.D$37];MATCH(1;([$Parametri.C$6:$Parametri.C$37]=[.B18])*([$Parametri.D$6:$Parametri.D$37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Parametri.A$6:$Parametri.D$37];MATCH(1;([$Parametri.C$6:$Parametri.C$37]=[.B18])*([$Parametri.D$6:$Parametri.D$37]=[.C18]-10*INT([.C18]/10));0);2)&amp;&quot; (&quot;&amp;INDEX([$Parametri.A$6:$Parametri.D$37];MATCH(1;([$Parametri.C$6:$Parametri.C$37]=[.B18])*([$Parametri.D$6:$Parametri.D$37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97" office:value-type="string" calcext:value-type="string">
            <text:p>60-34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8]=&quot;&quot;;&quot;&quot;;VLOOKUP([.$J18];CAMPI;2;0))" office:value-type="string" office:string-value="Basket Giovane" calcext:value-type="string">
            <text:p>Basket Giovane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Parametri.A$6:$Parametri.D$37];MATCH(1;([$Parametri.C$6:$Parametri.C$37]=[.B19])*([$Parametri.D$6:$Parametri.D$37]=INT([.C19]/10));0);2)&amp;&quot; (&quot;&amp;INDEX([$Parametri.A$6:$Parametri.D$37];MATCH(1;([$Parametri.C$6:$Parametri.C$37]=[.B19])*([$Parametri.D$6:$Parametri.D$37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Parametri.A$6:$Parametri.D$37];MATCH(1;([$Parametri.C$6:$Parametri.C$37]=[.B19])*([$Parametri.D$6:$Parametri.D$37]=[.C19]-10*INT([.C19]/10));0);2)&amp;&quot; (&quot;&amp;INDEX([$Parametri.A$6:$Parametri.D$37];MATCH(1;([$Parametri.C$6:$Parametri.C$37]=[.B19])*([$Parametri.D$6:$Parametri.D$37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98" office:value-type="string" calcext:value-type="string">
            <text:p>96-25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3" calcext:value-type="float">
            <text:p>3</text:p>
          </table:table-cell>
          <table:table-cell table:style-name="ce114" table:formula="of:=IF([.$J19]=&quot;&quot;;&quot;&quot;;VLOOKUP([.$J19];CAMPI;2;0))" office:value-type="string" office:string-value="Basket Giovane" calcext:value-type="string">
            <text:p>Basket Giovane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5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Parametri.A$6:$Parametri.D$37];MATCH(1;([$Parametri.C$6:$Parametri.C$37]=[.B20])*([$Parametri.D$6:$Parametri.D$37]=INT([.C20]/10));0);2)&amp;&quot; (&quot;&amp;INDEX([$Parametri.A$6:$Parametri.D$37];MATCH(1;([$Parametri.C$6:$Parametri.C$37]=[.B20])*([$Parametri.D$6:$Parametri.D$37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Parametri.A$6:$Parametri.D$37];MATCH(1;([$Parametri.C$6:$Parametri.C$37]=[.B20])*([$Parametri.D$6:$Parametri.D$37]=[.C20]-10*INT([.C20]/10));0);2)&amp;&quot; (&quot;&amp;INDEX([$Parametri.A$6:$Parametri.D$37];MATCH(1;([$Parametri.C$6:$Parametri.C$37]=[.B20])*([$Parametri.D$6:$Parametri.D$37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96" office:value-type="string" calcext:value-type="string">
            <text:p>96-68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4" calcext:value-type="float">
            <text:p>4</text:p>
          </table:table-cell>
          <table:table-cell table:style-name="ce112" table:formula="of:=IF([.$J20]=&quot;&quot;;&quot;&quot;;VLOOKUP([.$J20];CAMPI;2;0))" office:value-type="string" office:string-value="Nuova Scuola" calcext:value-type="string">
            <text:p>Nuova Scuola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5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Parametri.A$6:$Parametri.D$37];MATCH(1;([$Parametri.C$6:$Parametri.C$37]=[.B21])*([$Parametri.D$6:$Parametri.D$37]=INT([.C21]/10));0);2)&amp;&quot; (&quot;&amp;INDEX([$Parametri.A$6:$Parametri.D$37];MATCH(1;([$Parametri.C$6:$Parametri.C$37]=[.B21])*([$Parametri.D$6:$Parametri.D$37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Parametri.A$6:$Parametri.D$37];MATCH(1;([$Parametri.C$6:$Parametri.C$37]=[.B21])*([$Parametri.D$6:$Parametri.D$37]=[.C21]-10*INT([.C21]/10));0);2)&amp;&quot; (&quot;&amp;INDEX([$Parametri.A$6:$Parametri.D$37];MATCH(1;([$Parametri.C$6:$Parametri.C$37]=[.B21])*([$Parametri.D$6:$Parametri.D$37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97" office:value-type="string" calcext:value-type="string">
            <text:p>21-29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1]=&quot;&quot;;&quot;&quot;;VLOOKUP([.$J21];CAMPI;2;0))" office:value-type="string" office:string-value="Nuova Scuola" calcext:value-type="string">
            <text:p>Nuova Scuola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5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Parametri.A$6:$Parametri.D$37];MATCH(1;([$Parametri.C$6:$Parametri.C$37]=[.B22])*([$Parametri.D$6:$Parametri.D$37]=INT([.C22]/10));0);2)&amp;&quot; (&quot;&amp;INDEX([$Parametri.A$6:$Parametri.D$37];MATCH(1;([$Parametri.C$6:$Parametri.C$37]=[.B22])*([$Parametri.D$6:$Parametri.D$37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Parametri.A$6:$Parametri.D$37];MATCH(1;([$Parametri.C$6:$Parametri.C$37]=[.B22])*([$Parametri.D$6:$Parametri.D$37]=[.C22]-10*INT([.C22]/10));0);2)&amp;&quot; (&quot;&amp;INDEX([$Parametri.A$6:$Parametri.D$37];MATCH(1;([$Parametri.C$6:$Parametri.C$37]=[.B22])*([$Parametri.D$6:$Parametri.D$37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97" office:value-type="string" calcext:value-type="string">
            <text:p>54-64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2]=&quot;&quot;;&quot;&quot;;VLOOKUP([.$J22];CAMPI;2;0))" office:value-type="string" office:string-value="Nuova Scuola" calcext:value-type="string">
            <text:p>Nuova Scuola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5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Parametri.A$6:$Parametri.D$37];MATCH(1;([$Parametri.C$6:$Parametri.C$37]=[.B23])*([$Parametri.D$6:$Parametri.D$37]=INT([.C23]/10));0);2)&amp;&quot; (&quot;&amp;INDEX([$Parametri.A$6:$Parametri.D$37];MATCH(1;([$Parametri.C$6:$Parametri.C$37]=[.B23])*([$Parametri.D$6:$Parametri.D$37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Parametri.A$6:$Parametri.D$37];MATCH(1;([$Parametri.C$6:$Parametri.C$37]=[.B23])*([$Parametri.D$6:$Parametri.D$37]=[.C23]-10*INT([.C23]/10));0);2)&amp;&quot; (&quot;&amp;INDEX([$Parametri.A$6:$Parametri.D$37];MATCH(1;([$Parametri.C$6:$Parametri.C$37]=[.B23])*([$Parametri.D$6:$Parametri.D$37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97" office:value-type="string" calcext:value-type="string">
            <text:p>67-53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3]=&quot;&quot;;&quot;&quot;;VLOOKUP([.$J23];CAMPI;2;0))" office:value-type="string" office:string-value="Nuova Scuola" calcext:value-type="string">
            <text:p>Nuova Scuola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5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Parametri.A$6:$Parametri.D$37];MATCH(1;([$Parametri.C$6:$Parametri.C$37]=[.B24])*([$Parametri.D$6:$Parametri.D$37]=INT([.C24]/10));0);2)&amp;&quot; (&quot;&amp;INDEX([$Parametri.A$6:$Parametri.D$37];MATCH(1;([$Parametri.C$6:$Parametri.C$37]=[.B24])*([$Parametri.D$6:$Parametri.D$37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Parametri.A$6:$Parametri.D$37];MATCH(1;([$Parametri.C$6:$Parametri.C$37]=[.B24])*([$Parametri.D$6:$Parametri.D$37]=[.C24]-10*INT([.C24]/10));0);2)&amp;&quot; (&quot;&amp;INDEX([$Parametri.A$6:$Parametri.D$37];MATCH(1;([$Parametri.C$6:$Parametri.C$37]=[.B24])*([$Parametri.D$6:$Parametri.D$37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97" office:value-type="string" calcext:value-type="string">
            <text:p>83-57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4]=&quot;&quot;;&quot;&quot;;VLOOKUP([.$J24];CAMPI;2;0))" office:value-type="string" office:string-value="Nuova Scuola" calcext:value-type="string">
            <text:p>Nuova Scuola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Parametri.A$6:$Parametri.D$37];MATCH(1;([$Parametri.C$6:$Parametri.C$37]=[.B25])*([$Parametri.D$6:$Parametri.D$37]=INT([.C25]/10));0);2)&amp;&quot; (&quot;&amp;INDEX([$Parametri.A$6:$Parametri.D$37];MATCH(1;([$Parametri.C$6:$Parametri.C$37]=[.B25])*([$Parametri.D$6:$Parametri.D$37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Parametri.A$6:$Parametri.D$37];MATCH(1;([$Parametri.C$6:$Parametri.C$37]=[.B25])*([$Parametri.D$6:$Parametri.D$37]=[.C25]-10*INT([.C25]/10));0);2)&amp;&quot; (&quot;&amp;INDEX([$Parametri.A$6:$Parametri.D$37];MATCH(1;([$Parametri.C$6:$Parametri.C$37]=[.B25])*([$Parametri.D$6:$Parametri.D$37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98" office:value-type="string" calcext:value-type="string">
            <text:p>72-52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4" calcext:value-type="float">
            <text:p>4</text:p>
          </table:table-cell>
          <table:table-cell table:style-name="ce114" table:formula="of:=IF([.$J25]=&quot;&quot;;&quot;&quot;;VLOOKUP([.$J25];CAMPI;2;0))" office:value-type="string" office:string-value="Nuova Scuola" calcext:value-type="string">
            <text:p>Nuova Scuola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Parametri.A$6:$Parametri.D$37];MATCH(1;([$Parametri.C$6:$Parametri.C$37]=[.B26])*([$Parametri.D$6:$Parametri.D$37]=INT([.C26]/10));0);2)&amp;&quot; (&quot;&amp;INDEX([$Parametri.A$6:$Parametri.D$37];MATCH(1;([$Parametri.C$6:$Parametri.C$37]=[.B26])*([$Parametri.D$6:$Parametri.D$37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Parametri.A$6:$Parametri.D$37];MATCH(1;([$Parametri.C$6:$Parametri.C$37]=[.B26])*([$Parametri.D$6:$Parametri.D$37]=[.C26]-10*INT([.C26]/10));0);2)&amp;&quot; (&quot;&amp;INDEX([$Parametri.A$6:$Parametri.D$37];MATCH(1;([$Parametri.C$6:$Parametri.C$37]=[.B26])*([$Parametri.D$6:$Parametri.D$37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96" office:value-type="string" calcext:value-type="string">
            <text:p>86-97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([.$J26]=&quot;&quot;;&quot;&quot;;VLOOKUP([.$J26];CAMPI;2;0))" office:value-type="string" office:string-value="Cristo Re 1" calcext:value-type="string">
            <text:p>Cristo Re 1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5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Parametri.A$6:$Parametri.D$37];MATCH(1;([$Parametri.C$6:$Parametri.C$37]=[.B27])*([$Parametri.D$6:$Parametri.D$37]=INT([.C27]/10));0);2)&amp;&quot; (&quot;&amp;INDEX([$Parametri.A$6:$Parametri.D$37];MATCH(1;([$Parametri.C$6:$Parametri.C$37]=[.B27])*([$Parametri.D$6:$Parametri.D$37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Parametri.A$6:$Parametri.D$37];MATCH(1;([$Parametri.C$6:$Parametri.C$37]=[.B27])*([$Parametri.D$6:$Parametri.D$37]=[.C27]-10*INT([.C27]/10));0);2)&amp;&quot; (&quot;&amp;INDEX([$Parametri.A$6:$Parametri.D$37];MATCH(1;([$Parametri.C$6:$Parametri.C$37]=[.B27])*([$Parametri.D$6:$Parametri.D$37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97" office:value-type="string" calcext:value-type="string">
            <text:p>20-0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27]=&quot;&quot;;&quot;&quot;;VLOOKUP([.$J27];CAMPI;2;0))" office:value-type="string" office:string-value="Cristo Re 1" calcext:value-type="string">
            <text:p>Cristo Re 1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Parametri.A$6:$Parametri.D$37];MATCH(1;([$Parametri.C$6:$Parametri.C$37]=[.B28])*([$Parametri.D$6:$Parametri.D$37]=INT([.C28]/10));0);2)&amp;&quot; (&quot;&amp;INDEX([$Parametri.A$6:$Parametri.D$37];MATCH(1;([$Parametri.C$6:$Parametri.C$37]=[.B28])*([$Parametri.D$6:$Parametri.D$37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Parametri.A$6:$Parametri.D$37];MATCH(1;([$Parametri.C$6:$Parametri.C$37]=[.B28])*([$Parametri.D$6:$Parametri.D$37]=[.C28]-10*INT([.C28]/10));0);2)&amp;&quot; (&quot;&amp;INDEX([$Parametri.A$6:$Parametri.D$37];MATCH(1;([$Parametri.C$6:$Parametri.C$37]=[.B28])*([$Parametri.D$6:$Parametri.D$37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97" office:value-type="string" calcext:value-type="string">
            <text:p>42-82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28]=&quot;&quot;;&quot;&quot;;VLOOKUP([.$J28];CAMPI;2;0))" office:value-type="string" office:string-value="Cristo Re 1" calcext:value-type="string">
            <text:p>Cristo Re 1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5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Parametri.A$6:$Parametri.D$37];MATCH(1;([$Parametri.C$6:$Parametri.C$37]=[.B29])*([$Parametri.D$6:$Parametri.D$37]=INT([.C29]/10));0);2)&amp;&quot; (&quot;&amp;INDEX([$Parametri.A$6:$Parametri.D$37];MATCH(1;([$Parametri.C$6:$Parametri.C$37]=[.B29])*([$Parametri.D$6:$Parametri.D$37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Parametri.A$6:$Parametri.D$37];MATCH(1;([$Parametri.C$6:$Parametri.C$37]=[.B29])*([$Parametri.D$6:$Parametri.D$37]=[.C29]-10*INT([.C29]/10));0);2)&amp;&quot; (&quot;&amp;INDEX([$Parametri.A$6:$Parametri.D$37];MATCH(1;([$Parametri.C$6:$Parametri.C$37]=[.B29])*([$Parametri.D$6:$Parametri.D$37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97" office:value-type="string" calcext:value-type="string">
            <text:p>66-49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29]=&quot;&quot;;&quot;&quot;;VLOOKUP([.$J29];CAMPI;2;0))" office:value-type="string" office:string-value="Cristo Re 1" calcext:value-type="string">
            <text:p>Cristo Re 1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5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Parametri.A$6:$Parametri.D$37];MATCH(1;([$Parametri.C$6:$Parametri.C$37]=[.B30])*([$Parametri.D$6:$Parametri.D$37]=INT([.C30]/10));0);2)&amp;&quot; (&quot;&amp;INDEX([$Parametri.A$6:$Parametri.D$37];MATCH(1;([$Parametri.C$6:$Parametri.C$37]=[.B30])*([$Parametri.D$6:$Parametri.D$37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Parametri.A$6:$Parametri.D$37];MATCH(1;([$Parametri.C$6:$Parametri.C$37]=[.B30])*([$Parametri.D$6:$Parametri.D$37]=[.C30]-10*INT([.C30]/10));0);2)&amp;&quot; (&quot;&amp;INDEX([$Parametri.A$6:$Parametri.D$37];MATCH(1;([$Parametri.C$6:$Parametri.C$37]=[.B30])*([$Parametri.D$6:$Parametri.D$37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97" office:value-type="string" calcext:value-type="string">
            <text:p>0-20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30]=&quot;&quot;;&quot;&quot;;VLOOKUP([.$J30];CAMPI;2;0))" office:value-type="string" office:string-value="Cristo Re 1" calcext:value-type="string">
            <text:p>Cristo Re 1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Parametri.A$6:$Parametri.D$37];MATCH(1;([$Parametri.C$6:$Parametri.C$37]=[.B31])*([$Parametri.D$6:$Parametri.D$37]=INT([.C31]/10));0);2)&amp;&quot; (&quot;&amp;INDEX([$Parametri.A$6:$Parametri.D$37];MATCH(1;([$Parametri.C$6:$Parametri.C$37]=[.B31])*([$Parametri.D$6:$Parametri.D$37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Parametri.A$6:$Parametri.D$37];MATCH(1;([$Parametri.C$6:$Parametri.C$37]=[.B31])*([$Parametri.D$6:$Parametri.D$37]=[.C31]-10*INT([.C31]/10));0);2)&amp;&quot; (&quot;&amp;INDEX([$Parametri.A$6:$Parametri.D$37];MATCH(1;([$Parametri.C$6:$Parametri.C$37]=[.B31])*([$Parametri.D$6:$Parametri.D$37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98" office:value-type="string" calcext:value-type="string">
            <text:p>0-20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1" calcext:value-type="float">
            <text:p>1</text:p>
          </table:table-cell>
          <table:table-cell table:style-name="ce114" table:formula="of:=IF([.$J31]=&quot;&quot;;&quot;&quot;;VLOOKUP([.$J31];CAMPI;2;0))" office:value-type="string" office:string-value="Cristo Re 1" calcext:value-type="string">
            <text:p>Cristo Re 1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Parametri.A$6:$Parametri.D$37];MATCH(1;([$Parametri.C$6:$Parametri.C$37]=[.B32])*([$Parametri.D$6:$Parametri.D$37]=INT([.C32]/10));0);2)&amp;&quot; (&quot;&amp;INDEX([$Parametri.A$6:$Parametri.D$37];MATCH(1;([$Parametri.C$6:$Parametri.C$37]=[.B32])*([$Parametri.D$6:$Parametri.D$37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Parametri.A$6:$Parametri.D$37];MATCH(1;([$Parametri.C$6:$Parametri.C$37]=[.B32])*([$Parametri.D$6:$Parametri.D$37]=[.C32]-10*INT([.C32]/10));0);2)&amp;&quot; (&quot;&amp;INDEX([$Parametri.A$6:$Parametri.D$37];MATCH(1;([$Parametri.C$6:$Parametri.C$37]=[.B32])*([$Parametri.D$6:$Parametri.D$37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96" office:value-type="string" calcext:value-type="string">
            <text:p>61-41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2" calcext:value-type="float">
            <text:p>2</text:p>
          </table:table-cell>
          <table:table-cell table:style-name="ce112" table:formula="of:=IF([.$J32]=&quot;&quot;;&quot;&quot;;VLOOKUP([.$J32];CAMPI;2;0))" office:value-type="string" office:string-value="Cristo Re 2" calcext:value-type="string">
            <text:p>Cristo Re 2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Parametri.A$6:$Parametri.D$37];MATCH(1;([$Parametri.C$6:$Parametri.C$37]=[.B33])*([$Parametri.D$6:$Parametri.D$37]=INT([.C33]/10));0);2)&amp;&quot; (&quot;&amp;INDEX([$Parametri.A$6:$Parametri.D$37];MATCH(1;([$Parametri.C$6:$Parametri.C$37]=[.B33])*([$Parametri.D$6:$Parametri.D$37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Parametri.A$6:$Parametri.D$37];MATCH(1;([$Parametri.C$6:$Parametri.C$37]=[.B33])*([$Parametri.D$6:$Parametri.D$37]=[.C33]-10*INT([.C33]/10));0);2)&amp;&quot; (&quot;&amp;INDEX([$Parametri.A$6:$Parametri.D$37];MATCH(1;([$Parametri.C$6:$Parametri.C$37]=[.B33])*([$Parametri.D$6:$Parametri.D$37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97" office:value-type="string" calcext:value-type="string">
            <text:p>64-24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3]=&quot;&quot;;&quot;&quot;;VLOOKUP([.$J33];CAMPI;2;0))" office:value-type="string" office:string-value="Cristo Re 2" calcext:value-type="string">
            <text:p>Cristo Re 2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5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Parametri.A$6:$Parametri.D$37];MATCH(1;([$Parametri.C$6:$Parametri.C$37]=[.B34])*([$Parametri.D$6:$Parametri.D$37]=INT([.C34]/10));0);2)&amp;&quot; (&quot;&amp;INDEX([$Parametri.A$6:$Parametri.D$37];MATCH(1;([$Parametri.C$6:$Parametri.C$37]=[.B34])*([$Parametri.D$6:$Parametri.D$37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Parametri.A$6:$Parametri.D$37];MATCH(1;([$Parametri.C$6:$Parametri.C$37]=[.B34])*([$Parametri.D$6:$Parametri.D$37]=[.C34]-10*INT([.C34]/10));0);2)&amp;&quot; (&quot;&amp;INDEX([$Parametri.A$6:$Parametri.D$37];MATCH(1;([$Parametri.C$6:$Parametri.C$37]=[.B34])*([$Parametri.D$6:$Parametri.D$37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97" office:value-type="string" calcext:value-type="string">
            <text:p>24-23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4]=&quot;&quot;;&quot;&quot;;VLOOKUP([.$J34];CAMPI;2;0))" office:value-type="string" office:string-value="Cristo Re 2" calcext:value-type="string">
            <text:p>Cristo Re 2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Parametri.A$6:$Parametri.D$37];MATCH(1;([$Parametri.C$6:$Parametri.C$37]=[.B35])*([$Parametri.D$6:$Parametri.D$37]=INT([.C35]/10));0);2)&amp;&quot; (&quot;&amp;INDEX([$Parametri.A$6:$Parametri.D$37];MATCH(1;([$Parametri.C$6:$Parametri.C$37]=[.B35])*([$Parametri.D$6:$Parametri.D$37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Parametri.A$6:$Parametri.D$37];MATCH(1;([$Parametri.C$6:$Parametri.C$37]=[.B35])*([$Parametri.D$6:$Parametri.D$37]=[.C35]-10*INT([.C35]/10));0);2)&amp;&quot; (&quot;&amp;INDEX([$Parametri.A$6:$Parametri.D$37];MATCH(1;([$Parametri.C$6:$Parametri.C$37]=[.B35])*([$Parametri.D$6:$Parametri.D$37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97" office:value-type="string" calcext:value-type="string">
            <text:p>94-38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5]=&quot;&quot;;&quot;&quot;;VLOOKUP([.$J35];CAMPI;2;0))" office:value-type="string" office:string-value="Cristo Re 2" calcext:value-type="string">
            <text:p>Cristo Re 2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5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Parametri.A$6:$Parametri.D$37];MATCH(1;([$Parametri.C$6:$Parametri.C$37]=[.B36])*([$Parametri.D$6:$Parametri.D$37]=INT([.C36]/10));0);2)&amp;&quot; (&quot;&amp;INDEX([$Parametri.A$6:$Parametri.D$37];MATCH(1;([$Parametri.C$6:$Parametri.C$37]=[.B36])*([$Parametri.D$6:$Parametri.D$37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Parametri.A$6:$Parametri.D$37];MATCH(1;([$Parametri.C$6:$Parametri.C$37]=[.B36])*([$Parametri.D$6:$Parametri.D$37]=[.C36]-10*INT([.C36]/10));0);2)&amp;&quot; (&quot;&amp;INDEX([$Parametri.A$6:$Parametri.D$37];MATCH(1;([$Parametri.C$6:$Parametri.C$37]=[.B36])*([$Parametri.D$6:$Parametri.D$37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97" office:value-type="string" calcext:value-type="string">
            <text:p>41-35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6]=&quot;&quot;;&quot;&quot;;VLOOKUP([.$J36];CAMPI;2;0))" office:value-type="string" office:string-value="Cristo Re 2" calcext:value-type="string">
            <text:p>Cristo Re 2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5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Parametri.A$6:$Parametri.D$37];MATCH(1;([$Parametri.C$6:$Parametri.C$37]=[.B37])*([$Parametri.D$6:$Parametri.D$37]=INT([.C37]/10));0);2)&amp;&quot; (&quot;&amp;INDEX([$Parametri.A$6:$Parametri.D$37];MATCH(1;([$Parametri.C$6:$Parametri.C$37]=[.B37])*([$Parametri.D$6:$Parametri.D$37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Parametri.A$6:$Parametri.D$37];MATCH(1;([$Parametri.C$6:$Parametri.C$37]=[.B37])*([$Parametri.D$6:$Parametri.D$37]=[.C37]-10*INT([.C37]/10));0);2)&amp;&quot; (&quot;&amp;INDEX([$Parametri.A$6:$Parametri.D$37];MATCH(1;([$Parametri.C$6:$Parametri.C$37]=[.B37])*([$Parametri.D$6:$Parametri.D$37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98" office:value-type="string" calcext:value-type="string">
            <text:p>72-46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2" calcext:value-type="float">
            <text:p>2</text:p>
          </table:table-cell>
          <table:table-cell table:style-name="ce114" table:formula="of:=IF([.$J37]=&quot;&quot;;&quot;&quot;;VLOOKUP([.$J37];CAMPI;2;0))" office:value-type="string" office:string-value="Cristo Re 2" calcext:value-type="string">
            <text:p>Cristo Re 2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Parametri.A$6:$Parametri.D$37];MATCH(1;([$Parametri.C$6:$Parametri.C$37]=[.B38])*([$Parametri.D$6:$Parametri.D$37]=INT([.C38]/10));0);2)&amp;&quot; (&quot;&amp;INDEX([$Parametri.A$6:$Parametri.D$37];MATCH(1;([$Parametri.C$6:$Parametri.C$37]=[.B38])*([$Parametri.D$6:$Parametri.D$37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Parametri.A$6:$Parametri.D$37];MATCH(1;([$Parametri.C$6:$Parametri.C$37]=[.B38])*([$Parametri.D$6:$Parametri.D$37]=[.C38]-10*INT([.C38]/10));0);2)&amp;&quot; (&quot;&amp;INDEX([$Parametri.A$6:$Parametri.D$37];MATCH(1;([$Parametri.C$6:$Parametri.C$37]=[.B38])*([$Parametri.D$6:$Parametri.D$37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96" office:value-type="string" calcext:value-type="string">
            <text:p>57-55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3" calcext:value-type="float">
            <text:p>3</text:p>
          </table:table-cell>
          <table:table-cell table:style-name="ce112" table:formula="of:=IF([.$J38]=&quot;&quot;;&quot;&quot;;VLOOKUP([.$J38];CAMPI;2;0))" office:value-type="string" office:string-value="Basket Giovane" calcext:value-type="string">
            <text:p>Basket Giovane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5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Parametri.A$6:$Parametri.D$37];MATCH(1;([$Parametri.C$6:$Parametri.C$37]=[.B39])*([$Parametri.D$6:$Parametri.D$37]=INT([.C39]/10));0);2)&amp;&quot; (&quot;&amp;INDEX([$Parametri.A$6:$Parametri.D$37];MATCH(1;([$Parametri.C$6:$Parametri.C$37]=[.B39])*([$Parametri.D$6:$Parametri.D$37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Parametri.A$6:$Parametri.D$37];MATCH(1;([$Parametri.C$6:$Parametri.C$37]=[.B39])*([$Parametri.D$6:$Parametri.D$37]=[.C39]-10*INT([.C39]/10));0);2)&amp;&quot; (&quot;&amp;INDEX([$Parametri.A$6:$Parametri.D$37];MATCH(1;([$Parametri.C$6:$Parametri.C$37]=[.B39])*([$Parametri.D$6:$Parametri.D$37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97" office:value-type="string" calcext:value-type="string">
            <text:p>48-36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39]=&quot;&quot;;&quot;&quot;;VLOOKUP([.$J39];CAMPI;2;0))" office:value-type="string" office:string-value="Basket Giovane" calcext:value-type="string">
            <text:p>Basket Giovane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5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Parametri.A$6:$Parametri.D$37];MATCH(1;([$Parametri.C$6:$Parametri.C$37]=[.B40])*([$Parametri.D$6:$Parametri.D$37]=INT([.C40]/10));0);2)&amp;&quot; (&quot;&amp;INDEX([$Parametri.A$6:$Parametri.D$37];MATCH(1;([$Parametri.C$6:$Parametri.C$37]=[.B40])*([$Parametri.D$6:$Parametri.D$37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Parametri.A$6:$Parametri.D$37];MATCH(1;([$Parametri.C$6:$Parametri.C$37]=[.B40])*([$Parametri.D$6:$Parametri.D$37]=[.C40]-10*INT([.C40]/10));0);2)&amp;&quot; (&quot;&amp;INDEX([$Parametri.A$6:$Parametri.D$37];MATCH(1;([$Parametri.C$6:$Parametri.C$37]=[.B40])*([$Parametri.D$6:$Parametri.D$37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97" office:value-type="string" calcext:value-type="string">
            <text:p>32-31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40]=&quot;&quot;;&quot;&quot;;VLOOKUP([.$J40];CAMPI;2;0))" office:value-type="string" office:string-value="Basket Giovane" calcext:value-type="string">
            <text:p>Basket Giovane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Parametri.A$6:$Parametri.D$37];MATCH(1;([$Parametri.C$6:$Parametri.C$37]=[.B41])*([$Parametri.D$6:$Parametri.D$37]=INT([.C41]/10));0);2)&amp;&quot; (&quot;&amp;INDEX([$Parametri.A$6:$Parametri.D$37];MATCH(1;([$Parametri.C$6:$Parametri.C$37]=[.B41])*([$Parametri.D$6:$Parametri.D$37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Parametri.A$6:$Parametri.D$37];MATCH(1;([$Parametri.C$6:$Parametri.C$37]=[.B41])*([$Parametri.D$6:$Parametri.D$37]=[.C41]-10*INT([.C41]/10));0);2)&amp;&quot; (&quot;&amp;INDEX([$Parametri.A$6:$Parametri.D$37];MATCH(1;([$Parametri.C$6:$Parametri.C$37]=[.B41])*([$Parametri.D$6:$Parametri.D$37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97" office:value-type="string" calcext:value-type="string">
            <text:p>56-58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41]=&quot;&quot;;&quot;&quot;;VLOOKUP([.$J41];CAMPI;2;0))" office:value-type="string" office:string-value="Basket Giovane" calcext:value-type="string">
            <text:p>Basket Giovane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5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Parametri.A$6:$Parametri.D$37];MATCH(1;([$Parametri.C$6:$Parametri.C$37]=[.B42])*([$Parametri.D$6:$Parametri.D$37]=INT([.C42]/10));0);2)&amp;&quot; (&quot;&amp;INDEX([$Parametri.A$6:$Parametri.D$37];MATCH(1;([$Parametri.C$6:$Parametri.C$37]=[.B42])*([$Parametri.D$6:$Parametri.D$37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Parametri.A$6:$Parametri.D$37];MATCH(1;([$Parametri.C$6:$Parametri.C$37]=[.B42])*([$Parametri.D$6:$Parametri.D$37]=[.C42]-10*INT([.C42]/10));0);2)&amp;&quot; (&quot;&amp;INDEX([$Parametri.A$6:$Parametri.D$37];MATCH(1;([$Parametri.C$6:$Parametri.C$37]=[.B42])*([$Parametri.D$6:$Parametri.D$37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97" office:value-type="string" calcext:value-type="string">
            <text:p>50-64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42]=&quot;&quot;;&quot;&quot;;VLOOKUP([.$J42];CAMPI;2;0))" office:value-type="string" office:string-value="Basket Giovane" calcext:value-type="string">
            <text:p>Basket Giovane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Parametri.A$6:$Parametri.D$37];MATCH(1;([$Parametri.C$6:$Parametri.C$37]=[.B43])*([$Parametri.D$6:$Parametri.D$37]=INT([.C43]/10));0);2)&amp;&quot; (&quot;&amp;INDEX([$Parametri.A$6:$Parametri.D$37];MATCH(1;([$Parametri.C$6:$Parametri.C$37]=[.B43])*([$Parametri.D$6:$Parametri.D$37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Parametri.A$6:$Parametri.D$37];MATCH(1;([$Parametri.C$6:$Parametri.C$37]=[.B43])*([$Parametri.D$6:$Parametri.D$37]=[.C43]-10*INT([.C43]/10));0);2)&amp;&quot; (&quot;&amp;INDEX([$Parametri.A$6:$Parametri.D$37];MATCH(1;([$Parametri.C$6:$Parametri.C$37]=[.B43])*([$Parametri.D$6:$Parametri.D$37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98" office:value-type="string" calcext:value-type="string">
            <text:p>49-88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3" calcext:value-type="float">
            <text:p>3</text:p>
          </table:table-cell>
          <table:table-cell table:style-name="ce114" table:formula="of:=IF([.$J43]=&quot;&quot;;&quot;&quot;;VLOOKUP([.$J43];CAMPI;2;0))" office:value-type="string" office:string-value="Basket Giovane" calcext:value-type="string">
            <text:p>Basket Giovane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5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Parametri.A$6:$Parametri.D$37];MATCH(1;([$Parametri.C$6:$Parametri.C$37]=[.B44])*([$Parametri.D$6:$Parametri.D$37]=INT([.C44]/10));0);2)&amp;&quot; (&quot;&amp;INDEX([$Parametri.A$6:$Parametri.D$37];MATCH(1;([$Parametri.C$6:$Parametri.C$37]=[.B44])*([$Parametri.D$6:$Parametri.D$37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Parametri.A$6:$Parametri.D$37];MATCH(1;([$Parametri.C$6:$Parametri.C$37]=[.B44])*([$Parametri.D$6:$Parametri.D$37]=[.C44]-10*INT([.C44]/10));0);2)&amp;&quot; (&quot;&amp;INDEX([$Parametri.A$6:$Parametri.D$37];MATCH(1;([$Parametri.C$6:$Parametri.C$37]=[.B44])*([$Parametri.D$6:$Parametri.D$37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96" office:value-type="string" calcext:value-type="string">
            <text:p>28-93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4" calcext:value-type="float">
            <text:p>4</text:p>
          </table:table-cell>
          <table:table-cell table:style-name="ce112" table:formula="of:=IF([.$J44]=&quot;&quot;;&quot;&quot;;VLOOKUP([.$J44];CAMPI;2;0))" office:value-type="string" office:string-value="Nuova Scuola" calcext:value-type="string">
            <text:p>Nuova Scuola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5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Parametri.A$6:$Parametri.D$37];MATCH(1;([$Parametri.C$6:$Parametri.C$37]=[.B45])*([$Parametri.D$6:$Parametri.D$37]=INT([.C45]/10));0);2)&amp;&quot; (&quot;&amp;INDEX([$Parametri.A$6:$Parametri.D$37];MATCH(1;([$Parametri.C$6:$Parametri.C$37]=[.B45])*([$Parametri.D$6:$Parametri.D$37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Parametri.A$6:$Parametri.D$37];MATCH(1;([$Parametri.C$6:$Parametri.C$37]=[.B45])*([$Parametri.D$6:$Parametri.D$37]=[.C45]-10*INT([.C45]/10));0);2)&amp;&quot; (&quot;&amp;INDEX([$Parametri.A$6:$Parametri.D$37];MATCH(1;([$Parametri.C$6:$Parametri.C$37]=[.B45])*([$Parametri.D$6:$Parametri.D$37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97" office:value-type="string" calcext:value-type="string">
            <text:p>75-49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5]=&quot;&quot;;&quot;&quot;;VLOOKUP([.$J45];CAMPI;2;0))" office:value-type="string" office:string-value="Nuova Scuola" calcext:value-type="string">
            <text:p>Nuova Scuola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Parametri.A$6:$Parametri.D$37];MATCH(1;([$Parametri.C$6:$Parametri.C$37]=[.B46])*([$Parametri.D$6:$Parametri.D$37]=INT([.C46]/10));0);2)&amp;&quot; (&quot;&amp;INDEX([$Parametri.A$6:$Parametri.D$37];MATCH(1;([$Parametri.C$6:$Parametri.C$37]=[.B46])*([$Parametri.D$6:$Parametri.D$37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Parametri.A$6:$Parametri.D$37];MATCH(1;([$Parametri.C$6:$Parametri.C$37]=[.B46])*([$Parametri.D$6:$Parametri.D$37]=[.C46]-10*INT([.C46]/10));0);2)&amp;&quot; (&quot;&amp;INDEX([$Parametri.A$6:$Parametri.D$37];MATCH(1;([$Parametri.C$6:$Parametri.C$37]=[.B46])*([$Parametri.D$6:$Parametri.D$37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97" office:value-type="string" calcext:value-type="string">
            <text:p>86-73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6]=&quot;&quot;;&quot;&quot;;VLOOKUP([.$J46];CAMPI;2;0))" office:value-type="string" office:string-value="Nuova Scuola" calcext:value-type="string">
            <text:p>Nuova Scuola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5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Parametri.A$6:$Parametri.D$37];MATCH(1;([$Parametri.C$6:$Parametri.C$37]=[.B47])*([$Parametri.D$6:$Parametri.D$37]=INT([.C47]/10));0);2)&amp;&quot; (&quot;&amp;INDEX([$Parametri.A$6:$Parametri.D$37];MATCH(1;([$Parametri.C$6:$Parametri.C$37]=[.B47])*([$Parametri.D$6:$Parametri.D$37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Parametri.A$6:$Parametri.D$37];MATCH(1;([$Parametri.C$6:$Parametri.C$37]=[.B47])*([$Parametri.D$6:$Parametri.D$37]=[.C47]-10*INT([.C47]/10));0);2)&amp;&quot; (&quot;&amp;INDEX([$Parametri.A$6:$Parametri.D$37];MATCH(1;([$Parametri.C$6:$Parametri.C$37]=[.B47])*([$Parametri.D$6:$Parametri.D$37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97" office:value-type="string" calcext:value-type="string">
            <text:p>39-81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7]=&quot;&quot;;&quot;&quot;;VLOOKUP([.$J47];CAMPI;2;0))" office:value-type="string" office:string-value="Nuova Scuola" calcext:value-type="string">
            <text:p>Nuova Scuola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5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Parametri.A$6:$Parametri.D$37];MATCH(1;([$Parametri.C$6:$Parametri.C$37]=[.B48])*([$Parametri.D$6:$Parametri.D$37]=INT([.C48]/10));0);2)&amp;&quot; (&quot;&amp;INDEX([$Parametri.A$6:$Parametri.D$37];MATCH(1;([$Parametri.C$6:$Parametri.C$37]=[.B48])*([$Parametri.D$6:$Parametri.D$37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Parametri.A$6:$Parametri.D$37];MATCH(1;([$Parametri.C$6:$Parametri.C$37]=[.B48])*([$Parametri.D$6:$Parametri.D$37]=[.C48]-10*INT([.C48]/10));0);2)&amp;&quot; (&quot;&amp;INDEX([$Parametri.A$6:$Parametri.D$37];MATCH(1;([$Parametri.C$6:$Parametri.C$37]=[.B48])*([$Parametri.D$6:$Parametri.D$37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97" office:value-type="string" calcext:value-type="string">
            <text:p>82-74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8]=&quot;&quot;;&quot;&quot;;VLOOKUP([.$J48];CAMPI;2;0))" office:value-type="string" office:string-value="Nuova Scuola" calcext:value-type="string">
            <text:p>Nuova Scuola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5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Parametri.A$6:$Parametri.D$37];MATCH(1;([$Parametri.C$6:$Parametri.C$37]=[.B49])*([$Parametri.D$6:$Parametri.D$37]=INT([.C49]/10));0);2)&amp;&quot; (&quot;&amp;INDEX([$Parametri.A$6:$Parametri.D$37];MATCH(1;([$Parametri.C$6:$Parametri.C$37]=[.B49])*([$Parametri.D$6:$Parametri.D$37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Parametri.A$6:$Parametri.D$37];MATCH(1;([$Parametri.C$6:$Parametri.C$37]=[.B49])*([$Parametri.D$6:$Parametri.D$37]=[.C49]-10*INT([.C49]/10));0);2)&amp;&quot; (&quot;&amp;INDEX([$Parametri.A$6:$Parametri.D$37];MATCH(1;([$Parametri.C$6:$Parametri.C$37]=[.B49])*([$Parametri.D$6:$Parametri.D$37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98" office:value-type="string" calcext:value-type="string">
            <text:p>55-69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4" calcext:value-type="float">
            <text:p>4</text:p>
          </table:table-cell>
          <table:table-cell table:style-name="ce114" table:formula="of:=IF([.$J49]=&quot;&quot;;&quot;&quot;;VLOOKUP([.$J49];CAMPI;2;0))" office:value-type="string" office:string-value="Nuova Scuola" calcext:value-type="string">
            <text:p>Nuova Scuola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 table:number-rows-repeated="1048526">
          <table:table-cell table:number-columns-repeated="68"/>
        </table:table-row>
        <table:table-row table:style-name="ro1">
          <table:table-cell table:number-columns-repeated="68"/>
        </table:table-row>
        <calcext:conditional-formats>
          <calcext:conditional-format calcext:target-range-address="Partite.L1:Partite.P1 Partite.V1:Partite.W1 Partite.E1:Partite.G1">
            <calcext:condition calcext:apply-style-name="ConditionalStyle_207" calcext:value="formula-is(#REF!=&quot;Black and White&quot;)" calcext:base-cell-address="Partite.E1"/>
          </calcext:conditional-format>
          <calcext:conditional-format calcext:target-range-address="Partite.Q1:Partite.R1 Partite.A1:Partite.A1 Partite.H1:Partite.K1">
            <calcext:condition calcext:apply-style-name="ConditionalStyle_163" calcext:value="formula-is(#REF!=&quot;Black and White&quot;)" calcext:base-cell-address="Partite.A1"/>
          </calcext:conditional-format>
          <calcext:conditional-format calcext:target-range-address="Partite.B1:Partite.D1 Partite.S1:Partite.U1">
            <calcext:condition calcext:apply-style-name="ConditionalStyle_173" calcext:value="formula-is(#REF!=&quot;Black and White&quot;)" calcext:base-cell-address="Partite.B1"/>
          </calcext:conditional-format>
          <calcext:conditional-format calcext:target-range-address="Partite.C2:Partite.F49">
            <calcext:condition calcext:apply-style-name="ConditionalStyle_182" calcext:value="formula-is([.$E$2]=&quot;Black and White&quot;)" calcext:base-cell-address="Partite.C2"/>
          </calcext:conditional-format>
          <calcext:conditional-format calcext:target-range-address="Partite.H2:Partite.W49">
            <calcext:condition calcext:apply-style-name="ConditionalStyle_150" calcext:value="formula-is([.$E$2]=&quot;Black and White&quot;)" calcext:base-cell-address="Partite.H2"/>
          </calcext:conditional-format>
          <calcext:conditional-format calcext:target-range-address="Partite.G2:Partite.G49">
            <calcext:condition calcext:apply-style-name="ConditionalStyle_202" calcext:value="formula-is(IF(AND(#REF!&gt;#REF!;ISNUMBER(#REF!);ISNUMBER(#REF!));1;0))" calcext:base-cell-address="Partite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7" table:default-cell-style-name="ce29"/>
        <table:table-column table:style-name="co21" table:default-cell-style-name="ce29"/>
        <table:table-column table:style-name="co12" table:default-cell-style-name="ce29"/>
        <table:table-column table:style-name="co22" table:default-cell-style-name="ce29"/>
        <table:table-column table:style-name="co23" table:default-cell-style-name="ce29"/>
        <table:table-column table:style-name="co15" table:default-cell-style-name="ce29"/>
        <table:table-column table:style-name="co24" table:default-cell-style-name="ce29"/>
        <table:table-column table:style-name="co25" table:default-cell-style-name="ce29"/>
        <table:table-column table:style-name="co14" table:default-cell-style-name="ce29"/>
        <table:table-column table:style-name="co26" table:number-columns-repeated="3" table:default-cell-style-name="ce29"/>
        <table:table-column table:style-name="co27" table:number-columns-repeated="4" table:default-cell-style-name="ce29"/>
        <table:table-column table:style-name="co5" table:number-columns-repeated="45" table:default-cell-style-name="ce29"/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 Tot.</text:p>
          </table:table-cell>
          <table:table-cell table:style-name="ce191" office:value-type="string" calcext:value-type="string">
            <text:p>P.Gara Subiti Tot.</text:p>
          </table:table-cell>
          <table:table-cell table:style-name="ce191" office:value-type="string" calcext:value-type="string">
            <text:p>Diff.P.Gara Tot.</text:p>
          </table:table-cell>
          <table:table-cell table:style-name="ce191" office:value-type="string" calcext:value-type="string">
            <text:p>P.Gara Fatti SD1</text:p>
          </table:table-cell>
          <table:table-cell table:style-name="ce191" office:value-type="string" calcext:value-type="string">
            <text:p>P.Gara Fatti SD2</text:p>
          </table:table-cell>
          <table:table-cell table:style-name="ce191" office:value-type="string" calcext:value-type="string">
            <text:p>P.Gara Fatti SD3</text:p>
          </table:table-cell>
          <table:table-cell table:style-name="ce191" office:value-type="string" calcext:value-type="string">
            <text:p>Diff.P.Gara SD1</text:p>
          </table:table-cell>
          <table:table-cell table:style-name="ce191" office:value-type="string" calcext:value-type="string">
            <text:p>Diff.P.Gara SD2</text:p>
          </table:table-cell>
          <table:table-cell table:style-name="ce191" office:value-type="string" calcext:value-type="string">
            <text:p>Diff.P.Gara SD3</text:p>
          </table:table-cell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Parametri.A$6:$Parametri.D$37];MATCH(1;([$Parametri.C$6:$Parametri.C$37]=[.$B2])*([$Parametri.D$6:$Parametri.D$37]=[.$C2]);0);2)&amp;&quot; (&quot;&amp;INDEX([$Parametri.A$6:$Parametri.D$37];MATCH(1;([$Parametri.C$6:$Parametri.C$37]=[.$B2])*([$Parametri.D$6:$Parametri.D$37]=[.$C2]);0);1)&amp;&quot;)&quot;;&quot;DA SISTEMARE&quot;)" office:value-type="string" office:string-value="Leoni (1)" calcext:value-type="string">
            <text:p>Leoni (1)</text:p>
          </table:table-cell>
          <table:table-cell table:style-name="ce192" table:formula="of:=[.F2]+[.G2]+[.H2]" office:value-type="float" office:value="3" calcext:value-type="float">
            <text:p>3</text:p>
          </table:table-cell>
          <table:table-cell table:style-name="ce192" table:formula="of:=SUMIF([$Partite.$D$2:$Partite.$D$49];[.D2];[$Partite.$L$2:$Partite.$L$49])+SUMIF([$Partite.$F$2:$Partite.$F$49];[.D2];[$Partite.$R$2:$Partite.$R$49])" office:value-type="float" office:value="2" calcext:value-type="float">
            <text:p>2</text:p>
          </table:table-cell>
          <table:table-cell table:style-name="ce192" table:formula="of:=SUMIF([$Partite.$D$2:$Partite.$D$49];[.D2];[$Partite.$M$2:$Partite.$M$49])+SUMIF([$Partite.$F$2:$Partite.$F$49];[.D2];[$Partite.$S$2:$Partite.$S$49])" office:value-type="float" office:value="1" calcext:value-type="float">
            <text:p>1</text:p>
          </table:table-cell>
          <table:table-cell table:style-name="ce192" table:formula="of:=SUMIF([$Partite.$D$2:$Partite.$D$49];[.D2];[$Partite.$N$2:$Partite.$N$49])+SUMIF([$Partite.$F$2:$Partite.$F$49];[.D2];[$Partite.$T$2:$Partite.$T$49])" office:value-type="float" office:value="0" calcext:value-type="float">
            <text:p>0</text:p>
          </table:table-cell>
          <table:table-cell table:style-name="ce192" table:formula="of:=2*[.F2]+1*[.G2]+0*[.H2]" office:value-type="float" office:value="5" calcext:value-type="float">
            <text:p>5</text:p>
          </table:table-cell>
          <table:table-cell table:style-name="ce192" table:formula="of:=SUMIF([$Partite.$D$2:$Partite.$D$49];[.D2];[$Partite.$O$2:$Partite.$O$49])+SUMIF([$Partite.$F$2:$Partite.$F$49];[.D2];[$Partite.$U$2:$Partite.$U$49])" office:value-type="float" office:value="187" calcext:value-type="float">
            <text:p>187</text:p>
          </table:table-cell>
          <table:table-cell table:style-name="ce192" table:formula="of:=SUMIF([$Partite.$D$2:$Partite.$D$49];[.D2];[$Partite.$P$2:$Partite.$P$49])+SUMIF([$Partite.$F$2:$Partite.$F$49];[.D2];[$Partite.$V$2:$Partite.$V$49])" office:value-type="float" office:value="153" calcext:value-type="float">
            <text:p>153</text:p>
          </table:table-cell>
          <table:table-cell table:style-name="ce192" table:formula="of:=SUMIF([$Partite.$D$2:$Partite.$D$49];[.D2];[$Partite.$Q$2:$Partite.$Q$49])+SUMIF([$Partite.$F$2:$Partite.$F$49];[.D2];[$Partite.$W$2:$Partite.$W$49])" office:value-type="float" office:value="34" calcext:value-type="float">
            <text:p>34</text:p>
          </table:table-cell>
          <table:table-cell table:style-name="ce192" table:formula="of:=IF([.I2]=[.I3];[$Partite.O2];0)" office:value-type="float" office:value="72" calcext:value-type="float">
            <text:p>72</text:p>
          </table:table-cell>
          <table:table-cell table:style-name="ce192" table:formula="of:=IF([.I2]=[.I4];[$Partite.O3];0)" office:value-type="float" office:value="0" calcext:value-type="float">
            <text:p>0</text:p>
          </table:table-cell>
          <table:table-cell table:style-name="ce192" table:formula="of:=IF([.I2]=[.I5];[$Partite.O4];0)" office:value-type="float" office:value="0" calcext:value-type="float">
            <text:p>0</text:p>
          </table:table-cell>
          <table:table-cell table:style-name="ce195" table:formula="of:=IF([.I2]=[.I3];[$Partite.Q2];0)" office:value-type="float" office:value="23" calcext:value-type="float">
            <text:p>+23</text:p>
          </table:table-cell>
          <table:table-cell table:style-name="ce195" table:formula="of:=IF([.I2]=[.I4];[$Partite.Q3];0)" office:value-type="float" office:value="0" calcext:value-type="float">
            <text:p>+0</text:p>
          </table:table-cell>
          <table:table-cell table:style-name="ce195" table:formula="of:=IF([.I2]=[.I5];[$Partite.Q4];0)" office:value-type="float" office:value="0" calcext:value-type="float">
            <text:p>+0</text:p>
          </table:table-cell>
          <table:table-cell table:style-name="ce135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Parametri.A$6:$Parametri.D$37];MATCH(1;([$Parametri.C$6:$Parametri.C$37]=[.$B3])*([$Parametri.D$6:$Parametri.D$37]=[.$C3]);0);2)&amp;&quot; (&quot;&amp;INDEX([$Parametri.A$6:$Parametri.D$37];MATCH(1;([$Parametri.C$6:$Parametri.C$37]=[.$B3])*([$Parametri.D$6:$Parametri.D$37]=[.$C3]);0);1)&amp;&quot;)&quot;;&quot;DA SISTEMARE&quot;)" office:value-type="string" office:string-value="Pantere (2)" calcext:value-type="string">
            <text:p>Pantere (2)</text:p>
          </table:table-cell>
          <table:table-cell table:style-name="ce193" table:formula="of:=[.F3]+[.G3]+[.H3]" office:value-type="float" office:value="3" calcext:value-type="float">
            <text:p>3</text:p>
          </table:table-cell>
          <table:table-cell table:style-name="ce193" table:formula="of:=SUMIF([$Partite.$D$2:$Partite.$D$49];[.D3];[$Partite.$L$2:$Partite.$L$49])+SUMIF([$Partite.$F$2:$Partite.$F$49];[.D3];[$Partite.$R$2:$Partite.$R$49])" office:value-type="float" office:value="2" calcext:value-type="float">
            <text:p>2</text:p>
          </table:table-cell>
          <table:table-cell table:style-name="ce193" table:formula="of:=SUMIF([$Partite.$D$2:$Partite.$D$49];[.D3];[$Partite.$M$2:$Partite.$M$49])+SUMIF([$Partite.$F$2:$Partite.$F$49];[.D3];[$Partite.$S$2:$Partite.$S$49])" office:value-type="float" office:value="1" calcext:value-type="float">
            <text:p>1</text:p>
          </table:table-cell>
          <table:table-cell table:style-name="ce193" table:formula="of:=SUMIF([$Partite.$D$2:$Partite.$D$49];[.D3];[$Partite.$N$2:$Partite.$N$49])+SUMIF([$Partite.$F$2:$Partite.$F$49];[.D3];[$Partite.$T$2:$Partite.$T$49])" office:value-type="float" office:value="0" calcext:value-type="float">
            <text:p>0</text:p>
          </table:table-cell>
          <table:table-cell table:style-name="ce193" table:formula="of:=2*[.F3]+1*[.G3]+0*[.H3]" office:value-type="float" office:value="5" calcext:value-type="float">
            <text:p>5</text:p>
          </table:table-cell>
          <table:table-cell table:style-name="ce193" table:formula="of:=SUMIF([$Partite.$D$2:$Partite.$D$49];[.D3];[$Partite.$O$2:$Partite.$O$49])+SUMIF([$Partite.$F$2:$Partite.$F$49];[.D3];[$Partite.$U$2:$Partite.$U$49])" office:value-type="float" office:value="199" calcext:value-type="float">
            <text:p>199</text:p>
          </table:table-cell>
          <table:table-cell table:style-name="ce193" table:formula="of:=SUMIF([$Partite.$D$2:$Partite.$D$49];[.D3];[$Partite.$P$2:$Partite.$P$49])+SUMIF([$Partite.$F$2:$Partite.$F$49];[.D3];[$Partite.$V$2:$Partite.$V$49])" office:value-type="float" office:value="123" calcext:value-type="float">
            <text:p>123</text:p>
          </table:table-cell>
          <table:table-cell table:style-name="ce193" table:formula="of:=SUMIF([$Partite.$D$2:$Partite.$D$49];[.D3];[$Partite.$Q$2:$Partite.$Q$49])+SUMIF([$Partite.$F$2:$Partite.$F$49];[.D3];[$Partite.$W$2:$Partite.$W$49])" office:value-type="float" office:value="76" calcext:value-type="float">
            <text:p>76</text:p>
          </table:table-cell>
          <table:table-cell table:style-name="ce193" table:formula="of:=IF([.I3]=[.I4];[$Partite.O5];0)" office:value-type="float" office:value="0" calcext:value-type="float">
            <text:p>0</text:p>
          </table:table-cell>
          <table:table-cell table:style-name="ce193" table:formula="of:=IF([.I3]=[.I5];[$Partite.O6];0)" office:value-type="float" office:value="0" calcext:value-type="float">
            <text:p>0</text:p>
          </table:table-cell>
          <table:table-cell table:style-name="ce193" table:formula="of:=IF([.I3]=[.I2];[$Partite.U2];0)" office:value-type="float" office:value="49" calcext:value-type="float">
            <text:p>49</text:p>
          </table:table-cell>
          <table:table-cell table:style-name="ce196" table:formula="of:=IF([.F3]=[.F4];[$Partite.Q5])" office:value-type="float" office:value="0" calcext:value-type="float">
            <text:p>+0</text:p>
          </table:table-cell>
          <table:table-cell table:style-name="ce196" table:formula="of:=IF([.I3]=[.I5];[$Partite.Q6];0)" office:value-type="float" office:value="0" calcext:value-type="float">
            <text:p>+0</text:p>
          </table:table-cell>
          <table:table-cell table:style-name="ce196" table:formula="of:=IF([.I3]=[.I2];[$Partite.W2];0)" office:value-type="float" office:value="-23" calcext:value-type="float">
            <text:p>-23</text:p>
          </table:table-cell>
          <table:table-cell table:style-name="ce135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Parametri.A$6:$Parametri.D$37];MATCH(1;([$Parametri.C$6:$Parametri.C$37]=[.$B4])*([$Parametri.D$6:$Parametri.D$37]=[.$C4]);0);2)&amp;&quot; (&quot;&amp;INDEX([$Parametri.A$6:$Parametri.D$37];MATCH(1;([$Parametri.C$6:$Parametri.C$37]=[.$B4])*([$Parametri.D$6:$Parametri.D$37]=[.$C4]);0);1)&amp;&quot;)&quot;;&quot;DA SISTEMARE&quot;)" office:value-type="string" office:string-value="Tigri (3)" calcext:value-type="string">
            <text:p>Tigri (3)</text:p>
          </table:table-cell>
          <table:table-cell table:style-name="ce193" table:formula="of:=[.F4]+[.G4]+[.H4]" office:value-type="float" office:value="3" calcext:value-type="float">
            <text:p>3</text:p>
          </table:table-cell>
          <table:table-cell table:style-name="ce193" table:formula="of:=SUMIF([$Partite.$D$2:$Partite.$D$49];[.D4];[$Partite.$L$2:$Partite.$L$49])+SUMIF([$Partite.$F$2:$Partite.$F$49];[.D4];[$Partite.$R$2:$Partite.$R$49])" office:value-type="float" office:value="1" calcext:value-type="float">
            <text:p>1</text:p>
          </table:table-cell>
          <table:table-cell table:style-name="ce193" table:formula="of:=SUMIF([$Partite.$D$2:$Partite.$D$49];[.D4];[$Partite.$M$2:$Partite.$M$49])+SUMIF([$Partite.$F$2:$Partite.$F$49];[.D4];[$Partite.$S$2:$Partite.$S$49])" office:value-type="float" office:value="2" calcext:value-type="float">
            <text:p>2</text:p>
          </table:table-cell>
          <table:table-cell table:style-name="ce193" table:formula="of:=SUMIF([$Partite.$D$2:$Partite.$D$49];[.D4];[$Partite.$N$2:$Partite.$N$49])+SUMIF([$Partite.$F$2:$Partite.$F$49];[.D4];[$Partite.$T$2:$Partite.$T$49])" office:value-type="float" office:value="0" calcext:value-type="float">
            <text:p>0</text:p>
          </table:table-cell>
          <table:table-cell table:style-name="ce193" table:formula="of:=2*[.F4]+1*[.G4]+0*[.H4]" office:value-type="float" office:value="4" calcext:value-type="float">
            <text:p>4</text:p>
          </table:table-cell>
          <table:table-cell table:style-name="ce193" table:formula="of:=SUMIF([$Partite.$D$2:$Partite.$D$49];[.D4];[$Partite.$O$2:$Partite.$O$49])+SUMIF([$Partite.$F$2:$Partite.$F$49];[.D4];[$Partite.$U$2:$Partite.$U$49])" office:value-type="float" office:value="131" calcext:value-type="float">
            <text:p>131</text:p>
          </table:table-cell>
          <table:table-cell table:style-name="ce193" table:formula="of:=SUMIF([$Partite.$D$2:$Partite.$D$49];[.D4];[$Partite.$P$2:$Partite.$P$49])+SUMIF([$Partite.$F$2:$Partite.$F$49];[.D4];[$Partite.$V$2:$Partite.$V$49])" office:value-type="float" office:value="231" calcext:value-type="float">
            <text:p>231</text:p>
          </table:table-cell>
          <table:table-cell table:style-name="ce193" table:formula="of:=SUMIF([$Partite.$D$2:$Partite.$D$49];[.D4];[$Partite.$Q$2:$Partite.$Q$49])+SUMIF([$Partite.$F$2:$Partite.$F$49];[.D4];[$Partite.$W$2:$Partite.$W$49])" office:value-type="float" office:value="-100" calcext:value-type="float">
            <text:p>-100</text:p>
          </table:table-cell>
          <table:table-cell table:style-name="ce193" table:formula="of:=IF([.I4]=[.I5];[$Partite.O7];0)" office:value-type="float" office:value="79" calcext:value-type="float">
            <text:p>79</text:p>
          </table:table-cell>
          <table:table-cell table:style-name="ce193" table:formula="of:=IF([.I4]=[.I2];[$Partite.U3];0)" office:value-type="float" office:value="0" calcext:value-type="float">
            <text:p>0</text:p>
          </table:table-cell>
          <table:table-cell table:style-name="ce193" table:formula="of:=IF([.I4]=[.I3];[$Partite.U5];0)" office:value-type="float" office:value="0" calcext:value-type="float">
            <text:p>0</text:p>
          </table:table-cell>
          <table:table-cell table:style-name="ce196" table:formula="of:=IF([.I4]=[.I5];[$Partite.Q7];0)" office:value-type="float" office:value="31" calcext:value-type="float">
            <text:p>+31</text:p>
          </table:table-cell>
          <table:table-cell table:style-name="ce196" table:formula="of:=IF([.D4]=[.D2];[$Partite.W3];0)" office:value-type="float" office:value="0" calcext:value-type="float">
            <text:p>+0</text:p>
          </table:table-cell>
          <table:table-cell table:style-name="ce196" table:formula="of:=IF([.I4]=[.I3];[$Partite.W5];0)" office:value-type="float" office:value="0" calcext:value-type="float">
            <text:p>+0</text:p>
          </table:table-cell>
          <table:table-cell table:style-name="ce135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384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Parametri.A$6:$Parametri.D$37];MATCH(1;([$Parametri.C$6:$Parametri.C$37]=[.$B5])*([$Parametri.D$6:$Parametri.D$37]=[.$C5]);0);2)&amp;&quot; (&quot;&amp;INDEX([$Parametri.A$6:$Parametri.D$37];MATCH(1;([$Parametri.C$6:$Parametri.C$37]=[.$B5])*([$Parametri.D$6:$Parametri.D$37]=[.$C5]);0);1)&amp;&quot;)&quot;;&quot;DA SISTEMARE&quot;)" office:value-type="string" office:string-value="Ghepardi (4)" calcext:value-type="string">
            <text:p>Ghepardi (4)</text:p>
          </table:table-cell>
          <table:table-cell table:style-name="ce194" table:formula="of:=[.F5]+[.G5]+[.H5]" office:value-type="float" office:value="3" calcext:value-type="float">
            <text:p>3</text:p>
          </table:table-cell>
          <table:table-cell table:style-name="ce194" table:formula="of:=SUMIF([$Partite.$D$2:$Partite.$D$49];[.D5];[$Partite.$L$2:$Partite.$L$49])+SUMIF([$Partite.$F$2:$Partite.$F$49];[.D5];[$Partite.$R$2:$Partite.$R$49])" office:value-type="float" office:value="1" calcext:value-type="float">
            <text:p>1</text:p>
          </table:table-cell>
          <table:table-cell table:style-name="ce194" table:formula="of:=SUMIF([$Partite.$D$2:$Partite.$D$49];[.D5];[$Partite.$M$2:$Partite.$M$49])+SUMIF([$Partite.$F$2:$Partite.$F$49];[.D5];[$Partite.$S$2:$Partite.$S$49])" office:value-type="float" office:value="2" calcext:value-type="float">
            <text:p>2</text:p>
          </table:table-cell>
          <table:table-cell table:style-name="ce194" table:formula="of:=SUMIF([$Partite.$D$2:$Partite.$D$49];[.D5];[$Partite.$N$2:$Partite.$N$49])+SUMIF([$Partite.$F$2:$Partite.$F$49];[.D5];[$Partite.$T$2:$Partite.$T$49])" office:value-type="float" office:value="0" calcext:value-type="float">
            <text:p>0</text:p>
          </table:table-cell>
          <table:table-cell table:style-name="ce194" table:formula="of:=2*[.F5]+1*[.G5]+0*[.H5]" office:value-type="float" office:value="4" calcext:value-type="float">
            <text:p>4</text:p>
          </table:table-cell>
          <table:table-cell table:style-name="ce194" table:formula="of:=SUMIF([$Partite.$D$2:$Partite.$D$49];[.D5];[$Partite.$O$2:$Partite.$O$49])+SUMIF([$Partite.$F$2:$Partite.$F$49];[.D5];[$Partite.$U$2:$Partite.$U$49])" office:value-type="float" office:value="151" calcext:value-type="float">
            <text:p>151</text:p>
          </table:table-cell>
          <table:table-cell table:style-name="ce194" table:formula="of:=SUMIF([$Partite.$D$2:$Partite.$D$49];[.D5];[$Partite.$P$2:$Partite.$P$49])+SUMIF([$Partite.$F$2:$Partite.$F$49];[.D5];[$Partite.$V$2:$Partite.$V$49])" office:value-type="float" office:value="161" calcext:value-type="float">
            <text:p>161</text:p>
          </table:table-cell>
          <table:table-cell table:style-name="ce194" table:formula="of:=SUMIF([$Partite.$D$2:$Partite.$D$49];[.D5];[$Partite.$Q$2:$Partite.$Q$49])+SUMIF([$Partite.$F$2:$Partite.$F$49];[.D5];[$Partite.$W$2:$Partite.$W$49])" office:value-type="float" office:value="-10" calcext:value-type="float">
            <text:p>-10</text:p>
          </table:table-cell>
          <table:table-cell table:style-name="ce194" table:formula="of:=IF([.I5]=[.I2];[$Partite.U4];0)" office:value-type="float" office:value="0" calcext:value-type="float">
            <text:p>0</text:p>
          </table:table-cell>
          <table:table-cell table:style-name="ce194" table:formula="of:=IF([.I5]=[.I3];[$Partite.U6];0)" office:value-type="float" office:value="0" calcext:value-type="float">
            <text:p>0</text:p>
          </table:table-cell>
          <table:table-cell table:style-name="ce194" table:formula="of:=IF([.I5]=[.I4];[$Partite.U7];0)" office:value-type="float" office:value="48" calcext:value-type="float">
            <text:p>48</text:p>
          </table:table-cell>
          <table:table-cell table:style-name="ce197" table:formula="of:=IF([.I5]=[.I2];[$Partite.W4];0)" office:value-type="float" office:value="0" calcext:value-type="float">
            <text:p>+0</text:p>
          </table:table-cell>
          <table:table-cell table:style-name="ce197" table:formula="of:=IF([.I5]=[.I2];[$Partite.W6];0)" office:value-type="float" office:value="0" calcext:value-type="float">
            <text:p>+0</text:p>
          </table:table-cell>
          <table:table-cell table:style-name="ce197" table:formula="of:=IF([.I5]=[.I4];[$Partite.W7];0)" office:value-type="float" office:value="-31" calcext:value-type="float">
            <text:p>-31</text:p>
          </table:table-cell>
          <table:table-cell table:style-name="ce135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Parametri.A$6:$Parametri.D$37];MATCH(1;([$Parametri.C$6:$Parametri.C$37]=[.$B8])*([$Parametri.D$6:$Parametri.D$37]=[.$C8]);0);2)&amp;&quot; (&quot;&amp;INDEX([$Parametri.A$6:$Parametri.D$37];MATCH(1;([$Parametri.C$6:$Parametri.C$37]=[.$B8])*([$Parametri.D$6:$Parametri.D$37]=[.$C8]);0);1)&amp;&quot;)&quot;;&quot;DA SISTEMARE&quot;)" office:value-type="string" office:string-value="Giaguari (5)" calcext:value-type="string">
            <text:p>Giaguari (5)</text:p>
          </table:table-cell>
          <table:table-cell table:style-name="ce192" table:formula="of:=[.F8]+[.G8]+[.H8]" office:value-type="float" office:value="3" calcext:value-type="float">
            <text:p>3</text:p>
          </table:table-cell>
          <table:table-cell table:style-name="ce192" table:formula="of:=SUMIF([$Partite.$D$2:$Partite.$D$49];[.D8];[$Partite.$L$2:$Partite.$L$49])+SUMIF([$Partite.$F$2:$Partite.$F$49];[.D8];[$Partite.$R$2:$Partite.$R$49])" office:value-type="float" office:value="0" calcext:value-type="float">
            <text:p>0</text:p>
          </table:table-cell>
          <table:table-cell table:style-name="ce192" table:formula="of:=SUMIF([$Partite.$D$2:$Partite.$D$49];[.D8];[$Partite.$M$2:$Partite.$M$49])+SUMIF([$Partite.$F$2:$Partite.$F$49];[.D8];[$Partite.$S$2:$Partite.$S$49])" office:value-type="float" office:value="3" calcext:value-type="float">
            <text:p>3</text:p>
          </table:table-cell>
          <table:table-cell table:style-name="ce192" table:formula="of:=SUMIF([$Partite.$D$2:$Partite.$D$49];[.D8];[$Partite.$N$2:$Partite.$N$49])+SUMIF([$Partite.$F$2:$Partite.$F$49];[.D8];[$Partite.$T$2:$Partite.$T$49])" office:value-type="float" office:value="0" calcext:value-type="float">
            <text:p>0</text:p>
          </table:table-cell>
          <table:table-cell table:style-name="ce192" table:formula="of:=2*[.F8]+1*[.G8]+0*[.H8]" office:value-type="float" office:value="3" calcext:value-type="float">
            <text:p>3</text:p>
          </table:table-cell>
          <table:table-cell table:style-name="ce192" table:formula="of:=SUMIF([$Partite.$D$2:$Partite.$D$49];[.D8];[$Partite.$O$2:$Partite.$O$49])+SUMIF([$Partite.$F$2:$Partite.$F$49];[.D8];[$Partite.$U$2:$Partite.$U$49])" office:value-type="float" office:value="174" calcext:value-type="float">
            <text:p>174</text:p>
          </table:table-cell>
          <table:table-cell table:style-name="ce192" table:formula="of:=SUMIF([$Partite.$D$2:$Partite.$D$49];[.D8];[$Partite.$P$2:$Partite.$P$49])+SUMIF([$Partite.$F$2:$Partite.$F$49];[.D8];[$Partite.$V$2:$Partite.$V$49])" office:value-type="float" office:value="217" calcext:value-type="float">
            <text:p>217</text:p>
          </table:table-cell>
          <table:table-cell table:style-name="ce192" table:formula="of:=SUMIF([$Partite.$D$2:$Partite.$D$49];[.D8];[$Partite.$Q$2:$Partite.$Q$49])+SUMIF([$Partite.$F$2:$Partite.$F$49];[.D8];[$Partite.$W$2:$Partite.$W$49])" office:value-type="float" office:value="-43" calcext:value-type="float">
            <text:p>-43</text:p>
          </table:table-cell>
          <table:table-cell table:style-name="ce192" table:formula="of:=IF([.I8]=[.I9];[$Partite.O8];0)" office:value-type="float" office:value="0" calcext:value-type="float">
            <text:p>0</text:p>
          </table:table-cell>
          <table:table-cell table:style-name="ce192" table:formula="of:=IF([.I8]=[.I10];[$Partite.O9];0)" office:value-type="float" office:value="0" calcext:value-type="float">
            <text:p>0</text:p>
          </table:table-cell>
          <table:table-cell table:style-name="ce192" table:formula="of:=IF([.I8]=[.I11];[$Partite.O10];0)" office:value-type="float" office:value="0" calcext:value-type="float">
            <text:p>0</text:p>
          </table:table-cell>
          <table:table-cell table:style-name="ce195" table:formula="of:=IF([.I8]=[.I9];[$Partite.Q8];0)" office:value-type="float" office:value="0" calcext:value-type="float">
            <text:p>+0</text:p>
          </table:table-cell>
          <table:table-cell table:style-name="ce195" table:formula="of:=IF([.I8]=[.I10];[$Partite.Q9];0)" office:value-type="float" office:value="0" calcext:value-type="float">
            <text:p>+0</text:p>
          </table:table-cell>
          <table:table-cell table:style-name="ce195" table:formula="of:=IF([.I8]=[.I11];[$Partite.Q10];0)" office:value-type="float" office:value="0" calcext:value-type="float">
            <text:p>+0</text:p>
          </table:table-cell>
          <table:table-cell table:style-name="ce135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Parametri.A$6:$Parametri.D$37];MATCH(1;([$Parametri.C$6:$Parametri.C$37]=[.$B9])*([$Parametri.D$6:$Parametri.D$37]=[.$C9]);0);2)&amp;&quot; (&quot;&amp;INDEX([$Parametri.A$6:$Parametri.D$37];MATCH(1;([$Parametri.C$6:$Parametri.C$37]=[.$B9])*([$Parametri.D$6:$Parametri.D$37]=[.$C9]);0);1)&amp;&quot;)&quot;;&quot;DA SISTEMARE&quot;)" office:value-type="string" office:string-value="Puma (6)" calcext:value-type="string">
            <text:p>Puma (6)</text:p>
          </table:table-cell>
          <table:table-cell table:style-name="ce193" table:formula="of:=[.F9]+[.G9]+[.H9]" office:value-type="float" office:value="3" calcext:value-type="float">
            <text:p>3</text:p>
          </table:table-cell>
          <table:table-cell table:style-name="ce193" table:formula="of:=SUMIF([$Partite.$D$2:$Partite.$D$49];[.D9];[$Partite.$L$2:$Partite.$L$49])+SUMIF([$Partite.$F$2:$Partite.$F$49];[.D9];[$Partite.$R$2:$Partite.$R$49])" office:value-type="float" office:value="1" calcext:value-type="float">
            <text:p>1</text:p>
          </table:table-cell>
          <table:table-cell table:style-name="ce193" table:formula="of:=SUMIF([$Partite.$D$2:$Partite.$D$49];[.D9];[$Partite.$M$2:$Partite.$M$49])+SUMIF([$Partite.$F$2:$Partite.$F$49];[.D9];[$Partite.$S$2:$Partite.$S$49])" office:value-type="float" office:value="2" calcext:value-type="float">
            <text:p>2</text:p>
          </table:table-cell>
          <table:table-cell table:style-name="ce193" table:formula="of:=SUMIF([$Partite.$D$2:$Partite.$D$49];[.D9];[$Partite.$N$2:$Partite.$N$49])+SUMIF([$Partite.$F$2:$Partite.$F$49];[.D9];[$Partite.$T$2:$Partite.$T$49])" office:value-type="float" office:value="0" calcext:value-type="float">
            <text:p>0</text:p>
          </table:table-cell>
          <table:table-cell table:style-name="ce193" table:formula="of:=2*[.F9]+1*[.G9]+0*[.H9]" office:value-type="float" office:value="4" calcext:value-type="float">
            <text:p>4</text:p>
          </table:table-cell>
          <table:table-cell table:style-name="ce193" table:formula="of:=SUMIF([$Partite.$D$2:$Partite.$D$49];[.D9];[$Partite.$O$2:$Partite.$O$49])+SUMIF([$Partite.$F$2:$Partite.$F$49];[.D9];[$Partite.$U$2:$Partite.$U$49])" office:value-type="float" office:value="184" calcext:value-type="float">
            <text:p>184</text:p>
          </table:table-cell>
          <table:table-cell table:style-name="ce193" table:formula="of:=SUMIF([$Partite.$D$2:$Partite.$D$49];[.D9];[$Partite.$P$2:$Partite.$P$49])+SUMIF([$Partite.$F$2:$Partite.$F$49];[.D9];[$Partite.$V$2:$Partite.$V$49])" office:value-type="float" office:value="216" calcext:value-type="float">
            <text:p>216</text:p>
          </table:table-cell>
          <table:table-cell table:style-name="ce193" table:formula="of:=SUMIF([$Partite.$D$2:$Partite.$D$49];[.D9];[$Partite.$Q$2:$Partite.$Q$49])+SUMIF([$Partite.$F$2:$Partite.$F$49];[.D9];[$Partite.$W$2:$Partite.$W$49])" office:value-type="float" office:value="-32" calcext:value-type="float">
            <text:p>-32</text:p>
          </table:table-cell>
          <table:table-cell table:style-name="ce193" table:formula="of:=IF([.I9]=[.I10];[$Partite.O11];0)" office:value-type="float" office:value="0" calcext:value-type="float">
            <text:p>0</text:p>
          </table:table-cell>
          <table:table-cell table:style-name="ce193" table:formula="of:=IF([.I9]=[.I11];[$Partite.O12];0)" office:value-type="float" office:value="0" calcext:value-type="float">
            <text:p>0</text:p>
          </table:table-cell>
          <table:table-cell table:style-name="ce193" table:formula="of:=IF([.I9]=[.I8];[$Partite.U8];0)" office:value-type="float" office:value="0" calcext:value-type="float">
            <text:p>0</text:p>
          </table:table-cell>
          <table:table-cell table:style-name="ce196" table:formula="of:=IF([.F9]=[.F10];[$Partite.Q11])" office:value-type="float" office:value="0" calcext:value-type="float">
            <text:p>+0</text:p>
          </table:table-cell>
          <table:table-cell table:style-name="ce196" table:formula="of:=IF([.I9]=[.I11];[$Partite.Q12];0)" office:value-type="float" office:value="0" calcext:value-type="float">
            <text:p>+0</text:p>
          </table:table-cell>
          <table:table-cell table:style-name="ce196" table:formula="of:=IF([.I9]=[.I8];[$Partite.W8];0)" office:value-type="float" office:value="0" calcext:value-type="float">
            <text:p>+0</text:p>
          </table:table-cell>
          <table:table-cell table:style-name="ce136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Parametri.A$6:$Parametri.D$37];MATCH(1;([$Parametri.C$6:$Parametri.C$37]=[.$B10])*([$Parametri.D$6:$Parametri.D$37]=[.$C10]);0);2)&amp;&quot; (&quot;&amp;INDEX([$Parametri.A$6:$Parametri.D$37];MATCH(1;([$Parametri.C$6:$Parametri.C$37]=[.$B10])*([$Parametri.D$6:$Parametri.D$37]=[.$C10]);0);1)&amp;&quot;)&quot;;&quot;DA SISTEMARE&quot;)" office:value-type="string" office:string-value="Linci (7)" calcext:value-type="string">
            <text:p>Linci (7)</text:p>
          </table:table-cell>
          <table:table-cell table:style-name="ce193" table:formula="of:=[.F10]+[.G10]+[.H10]" office:value-type="float" office:value="3" calcext:value-type="float">
            <text:p>3</text:p>
          </table:table-cell>
          <table:table-cell table:style-name="ce193" table:formula="of:=SUMIF([$Partite.$D$2:$Partite.$D$49];[.D10];[$Partite.$L$2:$Partite.$L$49])+SUMIF([$Partite.$F$2:$Partite.$F$49];[.D10];[$Partite.$R$2:$Partite.$R$49])" office:value-type="float" office:value="3" calcext:value-type="float">
            <text:p>3</text:p>
          </table:table-cell>
          <table:table-cell table:style-name="ce193" table:formula="of:=SUMIF([$Partite.$D$2:$Partite.$D$49];[.D10];[$Partite.$M$2:$Partite.$M$49])+SUMIF([$Partite.$F$2:$Partite.$F$49];[.D10];[$Partite.$S$2:$Partite.$S$49])" office:value-type="float" office:value="0" calcext:value-type="float">
            <text:p>0</text:p>
          </table:table-cell>
          <table:table-cell table:style-name="ce193" table:formula="of:=SUMIF([$Partite.$D$2:$Partite.$D$49];[.D10];[$Partite.$N$2:$Partite.$N$49])+SUMIF([$Partite.$F$2:$Partite.$F$49];[.D10];[$Partite.$T$2:$Partite.$T$49])" office:value-type="float" office:value="0" calcext:value-type="float">
            <text:p>0</text:p>
          </table:table-cell>
          <table:table-cell table:style-name="ce193" table:formula="of:=2*[.F10]+1*[.G10]+0*[.H10]" office:value-type="float" office:value="6" calcext:value-type="float">
            <text:p>6</text:p>
          </table:table-cell>
          <table:table-cell table:style-name="ce193" table:formula="of:=SUMIF([$Partite.$D$2:$Partite.$D$49];[.D10];[$Partite.$O$2:$Partite.$O$49])+SUMIF([$Partite.$F$2:$Partite.$F$49];[.D10];[$Partite.$U$2:$Partite.$U$49])" office:value-type="float" office:value="241" calcext:value-type="float">
            <text:p>241</text:p>
          </table:table-cell>
          <table:table-cell table:style-name="ce193" table:formula="of:=SUMIF([$Partite.$D$2:$Partite.$D$49];[.D10];[$Partite.$P$2:$Partite.$P$49])+SUMIF([$Partite.$F$2:$Partite.$F$49];[.D10];[$Partite.$V$2:$Partite.$V$49])" office:value-type="float" office:value="181" calcext:value-type="float">
            <text:p>181</text:p>
          </table:table-cell>
          <table:table-cell table:style-name="ce193" table:formula="of:=SUMIF([$Partite.$D$2:$Partite.$D$49];[.D10];[$Partite.$Q$2:$Partite.$Q$49])+SUMIF([$Partite.$F$2:$Partite.$F$49];[.D10];[$Partite.$W$2:$Partite.$W$49])" office:value-type="float" office:value="60" calcext:value-type="float">
            <text:p>60</text:p>
          </table:table-cell>
          <table:table-cell table:style-name="ce193" table:formula="of:=IF([.I10]=[.I11];[$Partite.O13];0)" office:value-type="float" office:value="0" calcext:value-type="float">
            <text:p>0</text:p>
          </table:table-cell>
          <table:table-cell table:style-name="ce193" table:formula="of:=IF([.I10]=[.I8];[$Partite.U9];0)" office:value-type="float" office:value="0" calcext:value-type="float">
            <text:p>0</text:p>
          </table:table-cell>
          <table:table-cell table:style-name="ce193" table:formula="of:=IF([.I10]=[.I9];[$Partite.U11];0)" office:value-type="float" office:value="0" calcext:value-type="float">
            <text:p>0</text:p>
          </table:table-cell>
          <table:table-cell table:style-name="ce196" table:formula="of:=IF([.I10]=[.I11];[$Partite.Q13];0)" office:value-type="float" office:value="0" calcext:value-type="float">
            <text:p>+0</text:p>
          </table:table-cell>
          <table:table-cell table:style-name="ce196" table:formula="of:=IF([.D10]=[.D8];[$Partite.W9];0)" office:value-type="float" office:value="0" calcext:value-type="float">
            <text:p>+0</text:p>
          </table:table-cell>
          <table:table-cell table:style-name="ce196" table:formula="of:=IF([.I10]=[.I9];[$Partite.W11];0)" office:value-type="float" office:value="0" calcext:value-type="float">
            <text:p>+0</text:p>
          </table:table-cell>
          <table:table-cell table:style-name="ce136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384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Parametri.A$6:$Parametri.D$37];MATCH(1;([$Parametri.C$6:$Parametri.C$37]=[.$B11])*([$Parametri.D$6:$Parametri.D$37]=[.$C11]);0);2)&amp;&quot; (&quot;&amp;INDEX([$Parametri.A$6:$Parametri.D$37];MATCH(1;([$Parametri.C$6:$Parametri.C$37]=[.$B11])*([$Parametri.D$6:$Parametri.D$37]=[.$C11]);0);1)&amp;&quot;)&quot;;&quot;DA SISTEMARE&quot;)" office:value-type="string" office:string-value="Serval (8)" calcext:value-type="string">
            <text:p>Serval (8)</text:p>
          </table:table-cell>
          <table:table-cell table:style-name="ce194" table:formula="of:=[.F11]+[.G11]+[.H11]" office:value-type="float" office:value="3" calcext:value-type="float">
            <text:p>3</text:p>
          </table:table-cell>
          <table:table-cell table:style-name="ce194" table:formula="of:=SUMIF([$Partite.$D$2:$Partite.$D$49];[.D11];[$Partite.$L$2:$Partite.$L$49])+SUMIF([$Partite.$F$2:$Partite.$F$49];[.D11];[$Partite.$R$2:$Partite.$R$49])" office:value-type="float" office:value="2" calcext:value-type="float">
            <text:p>2</text:p>
          </table:table-cell>
          <table:table-cell table:style-name="ce194" table:formula="of:=SUMIF([$Partite.$D$2:$Partite.$D$49];[.D11];[$Partite.$M$2:$Partite.$M$49])+SUMIF([$Partite.$F$2:$Partite.$F$49];[.D11];[$Partite.$S$2:$Partite.$S$49])" office:value-type="float" office:value="1" calcext:value-type="float">
            <text:p>1</text:p>
          </table:table-cell>
          <table:table-cell table:style-name="ce194" table:formula="of:=SUMIF([$Partite.$D$2:$Partite.$D$49];[.D11];[$Partite.$N$2:$Partite.$N$49])+SUMIF([$Partite.$F$2:$Partite.$F$49];[.D11];[$Partite.$T$2:$Partite.$T$49])" office:value-type="float" office:value="0" calcext:value-type="float">
            <text:p>0</text:p>
          </table:table-cell>
          <table:table-cell table:style-name="ce194" table:formula="of:=2*[.F11]+1*[.G11]+0*[.H11]" office:value-type="float" office:value="5" calcext:value-type="float">
            <text:p>5</text:p>
          </table:table-cell>
          <table:table-cell table:style-name="ce194" table:formula="of:=SUMIF([$Partite.$D$2:$Partite.$D$49];[.D11];[$Partite.$O$2:$Partite.$O$49])+SUMIF([$Partite.$F$2:$Partite.$F$49];[.D11];[$Partite.$U$2:$Partite.$U$49])" office:value-type="float" office:value="224" calcext:value-type="float">
            <text:p>224</text:p>
          </table:table-cell>
          <table:table-cell table:style-name="ce194" table:formula="of:=SUMIF([$Partite.$D$2:$Partite.$D$49];[.D11];[$Partite.$P$2:$Partite.$P$49])+SUMIF([$Partite.$F$2:$Partite.$F$49];[.D11];[$Partite.$V$2:$Partite.$V$49])" office:value-type="float" office:value="209" calcext:value-type="float">
            <text:p>209</text:p>
          </table:table-cell>
          <table:table-cell table:style-name="ce194" table:formula="of:=SUMIF([$Partite.$D$2:$Partite.$D$49];[.D11];[$Partite.$Q$2:$Partite.$Q$49])+SUMIF([$Partite.$F$2:$Partite.$F$49];[.D11];[$Partite.$W$2:$Partite.$W$49])" office:value-type="float" office:value="15" calcext:value-type="float">
            <text:p>15</text:p>
          </table:table-cell>
          <table:table-cell table:style-name="ce194" table:formula="of:=IF([.I11]=[.I8];[$Partite.U10];0)" office:value-type="float" office:value="0" calcext:value-type="float">
            <text:p>0</text:p>
          </table:table-cell>
          <table:table-cell table:style-name="ce194" table:formula="of:=IF([.I11]=[.I9];[$Partite.U12];0)" office:value-type="float" office:value="0" calcext:value-type="float">
            <text:p>0</text:p>
          </table:table-cell>
          <table:table-cell table:style-name="ce194" table:formula="of:=IF([.I11]=[.I10];[$Partite.U13];0)" office:value-type="float" office:value="0" calcext:value-type="float">
            <text:p>0</text:p>
          </table:table-cell>
          <table:table-cell table:style-name="ce197" table:formula="of:=IF([.I11]=[.I8];[$Partite.W10];0)" office:value-type="float" office:value="0" calcext:value-type="float">
            <text:p>+0</text:p>
          </table:table-cell>
          <table:table-cell table:style-name="ce197" table:formula="of:=IF([.I11]=[.I8];[$Partite.W12];0)" office:value-type="float" office:value="0" calcext:value-type="float">
            <text:p>+0</text:p>
          </table:table-cell>
          <table:table-cell table:style-name="ce197" table:formula="of:=IF([.I11]=[.I10];[$Partite.W13];0)" office:value-type="float" office:value="0" calcext:value-type="float">
            <text:p>+0</text:p>
          </table:table-cell>
          <table:table-cell table:style-name="ce137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Parametri.A$6:$Parametri.D$37];MATCH(1;([$Parametri.C$6:$Parametri.C$37]=[.$B14])*([$Parametri.D$6:$Parametri.D$37]=[.$C14]);0);2)&amp;&quot; (&quot;&amp;INDEX([$Parametri.A$6:$Parametri.D$37];MATCH(1;([$Parametri.C$6:$Parametri.C$37]=[.$B14])*([$Parametri.D$6:$Parametri.D$37]=[.$C14]);0);1)&amp;&quot;)&quot;;&quot;DA SISTEMARE&quot;)" office:value-type="string" office:string-value="Elefanti (9)" calcext:value-type="string">
            <text:p>Elefanti (9)</text:p>
          </table:table-cell>
          <table:table-cell table:style-name="ce192" table:formula="of:=[.F14]+[.G14]+[.H14]" office:value-type="float" office:value="3" calcext:value-type="float">
            <text:p>3</text:p>
          </table:table-cell>
          <table:table-cell table:style-name="ce192" table:formula="of:=SUMIF([$Partite.$D$2:$Partite.$D$49];[.D14];[$Partite.$L$2:$Partite.$L$49])+SUMIF([$Partite.$F$2:$Partite.$F$49];[.D14];[$Partite.$R$2:$Partite.$R$49])" office:value-type="float" office:value="1" calcext:value-type="float">
            <text:p>1</text:p>
          </table:table-cell>
          <table:table-cell table:style-name="ce192" table:formula="of:=SUMIF([$Partite.$D$2:$Partite.$D$49];[.D14];[$Partite.$M$2:$Partite.$M$49])+SUMIF([$Partite.$F$2:$Partite.$F$49];[.D14];[$Partite.$S$2:$Partite.$S$49])" office:value-type="float" office:value="2" calcext:value-type="float">
            <text:p>2</text:p>
          </table:table-cell>
          <table:table-cell table:style-name="ce192" table:formula="of:=SUMIF([$Partite.$D$2:$Partite.$D$49];[.D14];[$Partite.$N$2:$Partite.$N$49])+SUMIF([$Partite.$F$2:$Partite.$F$49];[.D14];[$Partite.$T$2:$Partite.$T$49])" office:value-type="float" office:value="0" calcext:value-type="float">
            <text:p>0</text:p>
          </table:table-cell>
          <table:table-cell table:style-name="ce192" table:formula="of:=2*[.F14]+1*[.G14]+0*[.H14]" office:value-type="float" office:value="4" calcext:value-type="float">
            <text:p>4</text:p>
          </table:table-cell>
          <table:table-cell table:style-name="ce192" table:formula="of:=SUMIF([$Partite.$D$2:$Partite.$D$49];[.D14];[$Partite.$O$2:$Partite.$O$49])+SUMIF([$Partite.$F$2:$Partite.$F$49];[.D14];[$Partite.$U$2:$Partite.$U$49])" office:value-type="float" office:value="154" calcext:value-type="float">
            <text:p>154</text:p>
          </table:table-cell>
          <table:table-cell table:style-name="ce192" table:formula="of:=SUMIF([$Partite.$D$2:$Partite.$D$49];[.D14];[$Partite.$P$2:$Partite.$P$49])+SUMIF([$Partite.$F$2:$Partite.$F$49];[.D14];[$Partite.$V$2:$Partite.$V$49])" office:value-type="float" office:value="237" calcext:value-type="float">
            <text:p>237</text:p>
          </table:table-cell>
          <table:table-cell table:style-name="ce192" table:formula="of:=SUMIF([$Partite.$D$2:$Partite.$D$49];[.D14];[$Partite.$Q$2:$Partite.$Q$49])+SUMIF([$Partite.$F$2:$Partite.$F$49];[.D14];[$Partite.$W$2:$Partite.$W$49])" office:value-type="float" office:value="-83" calcext:value-type="float">
            <text:p>-83</text:p>
          </table:table-cell>
          <table:table-cell table:style-name="ce192" table:formula="of:=IF([.I14]=[.I15];[$Partite.O14];0)" office:value-type="float" office:value="0" calcext:value-type="float">
            <text:p>0</text:p>
          </table:table-cell>
          <table:table-cell table:style-name="ce192" table:formula="of:=IF([.I14]=[.I16];[$Partite.O15];0)" office:value-type="float" office:value="0" calcext:value-type="float">
            <text:p>0</text:p>
          </table:table-cell>
          <table:table-cell table:style-name="ce192" table:formula="of:=IF([.I14]=[.I17];[$Partite.O16];0)" office:value-type="float" office:value="0" calcext:value-type="float">
            <text:p>0</text:p>
          </table:table-cell>
          <table:table-cell table:style-name="ce195" table:formula="of:=IF([.I14]=[.I15];[$Partite.Q14];0)" office:value-type="float" office:value="0" calcext:value-type="float">
            <text:p>+0</text:p>
          </table:table-cell>
          <table:table-cell table:style-name="ce195" table:formula="of:=IF([.I14]=[.I16];[$Partite.Q15];0)" office:value-type="float" office:value="0" calcext:value-type="float">
            <text:p>+0</text:p>
          </table:table-cell>
          <table:table-cell table:style-name="ce195" table:formula="of:=IF([.I14]=[.I17];[$Partite.Q16];0)" office:value-type="float" office:value="0" calcext:value-type="float">
            <text:p>+0</text:p>
          </table:table-cell>
          <table:table-cell table:style-name="ce135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Parametri.A$6:$Parametri.D$37];MATCH(1;([$Parametri.C$6:$Parametri.C$37]=[.$B15])*([$Parametri.D$6:$Parametri.D$37]=[.$C15]);0);2)&amp;&quot; (&quot;&amp;INDEX([$Parametri.A$6:$Parametri.D$37];MATCH(1;([$Parametri.C$6:$Parametri.C$37]=[.$B15])*([$Parametri.D$6:$Parametri.D$37]=[.$C15]);0);1)&amp;&quot;)&quot;;&quot;DA SISTEMARE&quot;)" office:value-type="string" office:string-value="Giraffe (10)" calcext:value-type="string">
            <text:p>Giraffe (10)</text:p>
          </table:table-cell>
          <table:table-cell table:style-name="ce193" table:formula="of:=[.F15]+[.G15]+[.H15]" office:value-type="float" office:value="3" calcext:value-type="float">
            <text:p>3</text:p>
          </table:table-cell>
          <table:table-cell table:style-name="ce193" table:formula="of:=SUMIF([$Partite.$D$2:$Partite.$D$49];[.D15];[$Partite.$L$2:$Partite.$L$49])+SUMIF([$Partite.$F$2:$Partite.$F$49];[.D15];[$Partite.$R$2:$Partite.$R$49])" office:value-type="float" office:value="3" calcext:value-type="float">
            <text:p>3</text:p>
          </table:table-cell>
          <table:table-cell table:style-name="ce193" table:formula="of:=SUMIF([$Partite.$D$2:$Partite.$D$49];[.D15];[$Partite.$M$2:$Partite.$M$49])+SUMIF([$Partite.$F$2:$Partite.$F$49];[.D15];[$Partite.$S$2:$Partite.$S$49])" office:value-type="float" office:value="0" calcext:value-type="float">
            <text:p>0</text:p>
          </table:table-cell>
          <table:table-cell table:style-name="ce193" table:formula="of:=SUMIF([$Partite.$D$2:$Partite.$D$49];[.D15];[$Partite.$N$2:$Partite.$N$49])+SUMIF([$Partite.$F$2:$Partite.$F$49];[.D15];[$Partite.$T$2:$Partite.$T$49])" office:value-type="float" office:value="0" calcext:value-type="float">
            <text:p>0</text:p>
          </table:table-cell>
          <table:table-cell table:style-name="ce193" table:formula="of:=2*[.F15]+1*[.G15]+0*[.H15]" office:value-type="float" office:value="6" calcext:value-type="float">
            <text:p>6</text:p>
          </table:table-cell>
          <table:table-cell table:style-name="ce193" table:formula="of:=SUMIF([$Partite.$D$2:$Partite.$D$49];[.D15];[$Partite.$O$2:$Partite.$O$49])+SUMIF([$Partite.$F$2:$Partite.$F$49];[.D15];[$Partite.$U$2:$Partite.$U$49])" office:value-type="float" office:value="258" calcext:value-type="float">
            <text:p>258</text:p>
          </table:table-cell>
          <table:table-cell table:style-name="ce193" table:formula="of:=SUMIF([$Partite.$D$2:$Partite.$D$49];[.D15];[$Partite.$P$2:$Partite.$P$49])+SUMIF([$Partite.$F$2:$Partite.$F$49];[.D15];[$Partite.$V$2:$Partite.$V$49])" office:value-type="float" office:value="154" calcext:value-type="float">
            <text:p>154</text:p>
          </table:table-cell>
          <table:table-cell table:style-name="ce193" table:formula="of:=SUMIF([$Partite.$D$2:$Partite.$D$49];[.D15];[$Partite.$Q$2:$Partite.$Q$49])+SUMIF([$Partite.$F$2:$Partite.$F$49];[.D15];[$Partite.$W$2:$Partite.$W$49])" office:value-type="float" office:value="104" calcext:value-type="float">
            <text:p>104</text:p>
          </table:table-cell>
          <table:table-cell table:style-name="ce193" table:formula="of:=IF([.I15]=[.I16];[$Partite.O17];0)" office:value-type="float" office:value="0" calcext:value-type="float">
            <text:p>0</text:p>
          </table:table-cell>
          <table:table-cell table:style-name="ce193" table:formula="of:=IF([.I15]=[.I17];[$Partite.O18];0)" office:value-type="float" office:value="0" calcext:value-type="float">
            <text:p>0</text:p>
          </table:table-cell>
          <table:table-cell table:style-name="ce193" table:formula="of:=IF([.I15]=[.I14];[$Partite.U14];0)" office:value-type="float" office:value="0" calcext:value-type="float">
            <text:p>0</text:p>
          </table:table-cell>
          <table:table-cell table:style-name="ce196" table:formula="of:=IF([.F15]=[.F16];[$Partite.Q17])" office:value-type="float" office:value="0" calcext:value-type="float">
            <text:p>+0</text:p>
          </table:table-cell>
          <table:table-cell table:style-name="ce196" table:formula="of:=IF([.I15]=[.I17];[$Partite.Q18];0)" office:value-type="float" office:value="0" calcext:value-type="float">
            <text:p>+0</text:p>
          </table:table-cell>
          <table:table-cell table:style-name="ce196" table:formula="of:=IF([.I15]=[.I14];[$Partite.W14];0)" office:value-type="float" office:value="0" calcext:value-type="float">
            <text:p>+0</text:p>
          </table:table-cell>
          <table:table-cell table:style-name="ce136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Parametri.A$6:$Parametri.D$37];MATCH(1;([$Parametri.C$6:$Parametri.C$37]=[.$B16])*([$Parametri.D$6:$Parametri.D$37]=[.$C16]);0);2)&amp;&quot; (&quot;&amp;INDEX([$Parametri.A$6:$Parametri.D$37];MATCH(1;([$Parametri.C$6:$Parametri.C$37]=[.$B16])*([$Parametri.D$6:$Parametri.D$37]=[.$C16]);0);1)&amp;&quot;)&quot;;&quot;DA SISTEMARE&quot;)" office:value-type="string" office:string-value="Ippopotami (11)" calcext:value-type="string">
            <text:p>Ippopotami (11)</text:p>
          </table:table-cell>
          <table:table-cell table:style-name="ce193" table:formula="of:=[.F16]+[.G16]+[.H16]" office:value-type="float" office:value="3" calcext:value-type="float">
            <text:p>3</text:p>
          </table:table-cell>
          <table:table-cell table:style-name="ce193" table:formula="of:=SUMIF([$Partite.$D$2:$Partite.$D$49];[.D16];[$Partite.$L$2:$Partite.$L$49])+SUMIF([$Partite.$F$2:$Partite.$F$49];[.D16];[$Partite.$R$2:$Partite.$R$49])" office:value-type="float" office:value="2" calcext:value-type="float">
            <text:p>2</text:p>
          </table:table-cell>
          <table:table-cell table:style-name="ce193" table:formula="of:=SUMIF([$Partite.$D$2:$Partite.$D$49];[.D16];[$Partite.$M$2:$Partite.$M$49])+SUMIF([$Partite.$F$2:$Partite.$F$49];[.D16];[$Partite.$S$2:$Partite.$S$49])" office:value-type="float" office:value="1" calcext:value-type="float">
            <text:p>1</text:p>
          </table:table-cell>
          <table:table-cell table:style-name="ce193" table:formula="of:=SUMIF([$Partite.$D$2:$Partite.$D$49];[.D16];[$Partite.$N$2:$Partite.$N$49])+SUMIF([$Partite.$F$2:$Partite.$F$49];[.D16];[$Partite.$T$2:$Partite.$T$49])" office:value-type="float" office:value="0" calcext:value-type="float">
            <text:p>0</text:p>
          </table:table-cell>
          <table:table-cell table:style-name="ce193" table:formula="of:=2*[.F16]+1*[.G16]+0*[.H16]" office:value-type="float" office:value="5" calcext:value-type="float">
            <text:p>5</text:p>
          </table:table-cell>
          <table:table-cell table:style-name="ce193" table:formula="of:=SUMIF([$Partite.$D$2:$Partite.$D$49];[.D16];[$Partite.$O$2:$Partite.$O$49])+SUMIF([$Partite.$F$2:$Partite.$F$49];[.D16];[$Partite.$U$2:$Partite.$U$49])" office:value-type="float" office:value="280" calcext:value-type="float">
            <text:p>280</text:p>
          </table:table-cell>
          <table:table-cell table:style-name="ce193" table:formula="of:=SUMIF([$Partite.$D$2:$Partite.$D$49];[.D16];[$Partite.$P$2:$Partite.$P$49])+SUMIF([$Partite.$F$2:$Partite.$F$49];[.D16];[$Partite.$V$2:$Partite.$V$49])" office:value-type="float" office:value="189" calcext:value-type="float">
            <text:p>189</text:p>
          </table:table-cell>
          <table:table-cell table:style-name="ce193" table:formula="of:=SUMIF([$Partite.$D$2:$Partite.$D$49];[.D16];[$Partite.$Q$2:$Partite.$Q$49])+SUMIF([$Partite.$F$2:$Partite.$F$49];[.D16];[$Partite.$W$2:$Partite.$W$49])" office:value-type="float" office:value="91" calcext:value-type="float">
            <text:p>91</text:p>
          </table:table-cell>
          <table:table-cell table:style-name="ce193" table:formula="of:=IF([.I16]=[.I17];[$Partite.O19];0)" office:value-type="float" office:value="0" calcext:value-type="float">
            <text:p>0</text:p>
          </table:table-cell>
          <table:table-cell table:style-name="ce193" table:formula="of:=IF([.I16]=[.I14];[$Partite.U15];0)" office:value-type="float" office:value="0" calcext:value-type="float">
            <text:p>0</text:p>
          </table:table-cell>
          <table:table-cell table:style-name="ce193" table:formula="of:=IF([.I16]=[.I15];[$Partite.U17];0)" office:value-type="float" office:value="0" calcext:value-type="float">
            <text:p>0</text:p>
          </table:table-cell>
          <table:table-cell table:style-name="ce196" table:formula="of:=IF([.I16]=[.I17];[$Partite.Q19];0)" office:value-type="float" office:value="0" calcext:value-type="float">
            <text:p>+0</text:p>
          </table:table-cell>
          <table:table-cell table:style-name="ce196" table:formula="of:=IF([.D16]=[.D14];[$Partite.W15];0)" office:value-type="float" office:value="0" calcext:value-type="float">
            <text:p>+0</text:p>
          </table:table-cell>
          <table:table-cell table:style-name="ce196" table:formula="of:=IF([.I16]=[.I15];[$Partite.W17];0)" office:value-type="float" office:value="0" calcext:value-type="float">
            <text:p>+0</text:p>
          </table:table-cell>
          <table:table-cell table:style-name="ce136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384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Parametri.A$6:$Parametri.D$37];MATCH(1;([$Parametri.C$6:$Parametri.C$37]=[.$B17])*([$Parametri.D$6:$Parametri.D$37]=[.$C17]);0);2)&amp;&quot; (&quot;&amp;INDEX([$Parametri.A$6:$Parametri.D$37];MATCH(1;([$Parametri.C$6:$Parametri.C$37]=[.$B17])*([$Parametri.D$6:$Parametri.D$37]=[.$C17]);0);1)&amp;&quot;)&quot;;&quot;DA SISTEMARE&quot;)" office:value-type="string" office:string-value="Iguane (12)" calcext:value-type="string">
            <text:p>Iguane (12)</text:p>
          </table:table-cell>
          <table:table-cell table:style-name="ce194" table:formula="of:=[.F17]+[.G17]+[.H17]" office:value-type="float" office:value="3" calcext:value-type="float">
            <text:p>3</text:p>
          </table:table-cell>
          <table:table-cell table:style-name="ce194" table:formula="of:=SUMIF([$Partite.$D$2:$Partite.$D$49];[.D17];[$Partite.$L$2:$Partite.$L$49])+SUMIF([$Partite.$F$2:$Partite.$F$49];[.D17];[$Partite.$R$2:$Partite.$R$49])" office:value-type="float" office:value="0" calcext:value-type="float">
            <text:p>0</text:p>
          </table:table-cell>
          <table:table-cell table:style-name="ce194" table:formula="of:=SUMIF([$Partite.$D$2:$Partite.$D$49];[.D17];[$Partite.$M$2:$Partite.$M$49])+SUMIF([$Partite.$F$2:$Partite.$F$49];[.D17];[$Partite.$S$2:$Partite.$S$49])" office:value-type="float" office:value="3" calcext:value-type="float">
            <text:p>3</text:p>
          </table:table-cell>
          <table:table-cell table:style-name="ce194" table:formula="of:=SUMIF([$Partite.$D$2:$Partite.$D$49];[.D17];[$Partite.$N$2:$Partite.$N$49])+SUMIF([$Partite.$F$2:$Partite.$F$49];[.D17];[$Partite.$T$2:$Partite.$T$49])" office:value-type="float" office:value="0" calcext:value-type="float">
            <text:p>0</text:p>
          </table:table-cell>
          <table:table-cell table:style-name="ce194" table:formula="of:=2*[.F17]+1*[.G17]+0*[.H17]" office:value-type="float" office:value="3" calcext:value-type="float">
            <text:p>3</text:p>
          </table:table-cell>
          <table:table-cell table:style-name="ce194" table:formula="of:=SUMIF([$Partite.$D$2:$Partite.$D$49];[.D17];[$Partite.$O$2:$Partite.$O$49])+SUMIF([$Partite.$F$2:$Partite.$F$49];[.D17];[$Partite.$U$2:$Partite.$U$49])" office:value-type="float" office:value="101" calcext:value-type="float">
            <text:p>101</text:p>
          </table:table-cell>
          <table:table-cell table:style-name="ce194" table:formula="of:=SUMIF([$Partite.$D$2:$Partite.$D$49];[.D17];[$Partite.$P$2:$Partite.$P$49])+SUMIF([$Partite.$F$2:$Partite.$F$49];[.D17];[$Partite.$V$2:$Partite.$V$49])" office:value-type="float" office:value="213" calcext:value-type="float">
            <text:p>213</text:p>
          </table:table-cell>
          <table:table-cell table:style-name="ce194" table:formula="of:=SUMIF([$Partite.$D$2:$Partite.$D$49];[.D17];[$Partite.$Q$2:$Partite.$Q$49])+SUMIF([$Partite.$F$2:$Partite.$F$49];[.D17];[$Partite.$W$2:$Partite.$W$49])" office:value-type="float" office:value="-112" calcext:value-type="float">
            <text:p>-112</text:p>
          </table:table-cell>
          <table:table-cell table:style-name="ce194" table:formula="of:=IF([.I17]=[.I14];[$Partite.U16];0)" office:value-type="float" office:value="0" calcext:value-type="float">
            <text:p>0</text:p>
          </table:table-cell>
          <table:table-cell table:style-name="ce194" table:formula="of:=IF([.I17]=[.I15];[$Partite.U18];0)" office:value-type="float" office:value="0" calcext:value-type="float">
            <text:p>0</text:p>
          </table:table-cell>
          <table:table-cell table:style-name="ce194" table:formula="of:=IF([.I17]=[.I16];[$Partite.U19];0)" office:value-type="float" office:value="0" calcext:value-type="float">
            <text:p>0</text:p>
          </table:table-cell>
          <table:table-cell table:style-name="ce197" table:formula="of:=IF([.I17]=[.I14];[$Partite.W16];0)" office:value-type="float" office:value="0" calcext:value-type="float">
            <text:p>+0</text:p>
          </table:table-cell>
          <table:table-cell table:style-name="ce197" table:formula="of:=IF([.I17]=[.I14];[$Partite.W18];0)" office:value-type="float" office:value="0" calcext:value-type="float">
            <text:p>+0</text:p>
          </table:table-cell>
          <table:table-cell table:style-name="ce197" table:formula="of:=IF([.I17]=[.I16];[$Partite.W19];0)" office:value-type="float" office:value="0" calcext:value-type="float">
            <text:p>+0</text:p>
          </table:table-cell>
          <table:table-cell table:style-name="ce137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Parametri.A$6:$Parametri.D$37];MATCH(1;([$Parametri.C$6:$Parametri.C$37]=[.$B20])*([$Parametri.D$6:$Parametri.D$37]=[.$C20]);0);2)&amp;&quot; (&quot;&amp;INDEX([$Parametri.A$6:$Parametri.D$37];MATCH(1;([$Parametri.C$6:$Parametri.C$37]=[.$B20])*([$Parametri.D$6:$Parametri.D$37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192" table:formula="of:=[.F20]+[.G20]+[.H20]" office:value-type="float" office:value="3" calcext:value-type="float">
            <text:p>3</text:p>
          </table:table-cell>
          <table:table-cell table:style-name="ce192" table:formula="of:=SUMIF([$Partite.$D$2:$Partite.$D$49];[.D20];[$Partite.$L$2:$Partite.$L$49])+SUMIF([$Partite.$F$2:$Partite.$F$49];[.D20];[$Partite.$R$2:$Partite.$R$49])" office:value-type="float" office:value="1" calcext:value-type="float">
            <text:p>1</text:p>
          </table:table-cell>
          <table:table-cell table:style-name="ce192" table:formula="of:=SUMIF([$Partite.$D$2:$Partite.$D$49];[.D20];[$Partite.$M$2:$Partite.$M$49])+SUMIF([$Partite.$F$2:$Partite.$F$49];[.D20];[$Partite.$S$2:$Partite.$S$49])" office:value-type="float" office:value="2" calcext:value-type="float">
            <text:p>2</text:p>
          </table:table-cell>
          <table:table-cell table:style-name="ce192" table:formula="of:=SUMIF([$Partite.$D$2:$Partite.$D$49];[.D20];[$Partite.$N$2:$Partite.$N$49])+SUMIF([$Partite.$F$2:$Partite.$F$49];[.D20];[$Partite.$T$2:$Partite.$T$49])" office:value-type="float" office:value="0" calcext:value-type="float">
            <text:p>0</text:p>
          </table:table-cell>
          <table:table-cell table:style-name="ce192" table:formula="of:=2*[.F20]+1*[.G20]+0*[.H20]" office:value-type="float" office:value="4" calcext:value-type="float">
            <text:p>4</text:p>
          </table:table-cell>
          <table:table-cell table:style-name="ce192" table:formula="of:=SUMIF([$Partite.$D$2:$Partite.$D$49];[.D20];[$Partite.$O$2:$Partite.$O$49])+SUMIF([$Partite.$F$2:$Partite.$F$49];[.D20];[$Partite.$U$2:$Partite.$U$49])" office:value-type="float" office:value="171" calcext:value-type="float">
            <text:p>171</text:p>
          </table:table-cell>
          <table:table-cell table:style-name="ce192" table:formula="of:=SUMIF([$Partite.$D$2:$Partite.$D$49];[.D20];[$Partite.$P$2:$Partite.$P$49])+SUMIF([$Partite.$F$2:$Partite.$F$49];[.D20];[$Partite.$V$2:$Partite.$V$49])" office:value-type="float" office:value="161" calcext:value-type="float">
            <text:p>161</text:p>
          </table:table-cell>
          <table:table-cell table:style-name="ce192" table:formula="of:=SUMIF([$Partite.$D$2:$Partite.$D$49];[.D20];[$Partite.$Q$2:$Partite.$Q$49])+SUMIF([$Partite.$F$2:$Partite.$F$49];[.D20];[$Partite.$W$2:$Partite.$W$49])" office:value-type="float" office:value="10" calcext:value-type="float">
            <text:p>10</text:p>
          </table:table-cell>
          <table:table-cell table:style-name="ce192" table:formula="of:=IF([.I20]=[.I21];[$Partite.O20];0)" office:value-type="float" office:value="0" calcext:value-type="float">
            <text:p>0</text:p>
          </table:table-cell>
          <table:table-cell table:style-name="ce192" table:formula="of:=IF([.I20]=[.I22];[$Partite.O21];0)" office:value-type="float" office:value="0" calcext:value-type="float">
            <text:p>0</text:p>
          </table:table-cell>
          <table:table-cell table:style-name="ce192" table:formula="of:=IF([.I20]=[.I23];[$Partite.O22];0)" office:value-type="float" office:value="54" calcext:value-type="float">
            <text:p>54</text:p>
          </table:table-cell>
          <table:table-cell table:style-name="ce195" table:formula="of:=IF([.I20]=[.I21];[$Partite.Q20];0)" office:value-type="float" office:value="0" calcext:value-type="float">
            <text:p>+0</text:p>
          </table:table-cell>
          <table:table-cell table:style-name="ce195" table:formula="of:=IF([.I20]=[.I22];[$Partite.Q21];0)" office:value-type="float" office:value="0" calcext:value-type="float">
            <text:p>+0</text:p>
          </table:table-cell>
          <table:table-cell table:style-name="ce195" table:formula="of:=IF([.I20]=[.I23];[$Partite.Q22];0)" office:value-type="float" office:value="-10" calcext:value-type="float">
            <text:p>-10</text:p>
          </table:table-cell>
          <table:table-cell table:style-name="ce135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Parametri.A$6:$Parametri.D$37];MATCH(1;([$Parametri.C$6:$Parametri.C$37]=[.$B21])*([$Parametri.D$6:$Parametri.D$37]=[.$C21]);0);2)&amp;&quot; (&quot;&amp;INDEX([$Parametri.A$6:$Parametri.D$37];MATCH(1;([$Parametri.C$6:$Parametri.C$37]=[.$B21])*([$Parametri.D$6:$Parametri.D$37]=[.$C21]);0);1)&amp;&quot;)&quot;;&quot;DA SISTEMARE&quot;)" office:value-type="string" office:string-value="Pitoni (14)" calcext:value-type="string">
            <text:p>Pitoni (14)</text:p>
          </table:table-cell>
          <table:table-cell table:style-name="ce193" table:formula="of:=[.F21]+[.G21]+[.H21]" office:value-type="float" office:value="3" calcext:value-type="float">
            <text:p>3</text:p>
          </table:table-cell>
          <table:table-cell table:style-name="ce193" table:formula="of:=SUMIF([$Partite.$D$2:$Partite.$D$49];[.D21];[$Partite.$L$2:$Partite.$L$49])+SUMIF([$Partite.$F$2:$Partite.$F$49];[.D21];[$Partite.$R$2:$Partite.$R$49])" office:value-type="float" office:value="2" calcext:value-type="float">
            <text:p>2</text:p>
          </table:table-cell>
          <table:table-cell table:style-name="ce193" table:formula="of:=SUMIF([$Partite.$D$2:$Partite.$D$49];[.D21];[$Partite.$M$2:$Partite.$M$49])+SUMIF([$Partite.$F$2:$Partite.$F$49];[.D21];[$Partite.$S$2:$Partite.$S$49])" office:value-type="float" office:value="1" calcext:value-type="float">
            <text:p>1</text:p>
          </table:table-cell>
          <table:table-cell table:style-name="ce193" table:formula="of:=SUMIF([$Partite.$D$2:$Partite.$D$49];[.D21];[$Partite.$N$2:$Partite.$N$49])+SUMIF([$Partite.$F$2:$Partite.$F$49];[.D21];[$Partite.$T$2:$Partite.$T$49])" office:value-type="float" office:value="0" calcext:value-type="float">
            <text:p>0</text:p>
          </table:table-cell>
          <table:table-cell table:style-name="ce193" table:formula="of:=2*[.F21]+1*[.G21]+0*[.H21]" office:value-type="float" office:value="5" calcext:value-type="float">
            <text:p>5</text:p>
          </table:table-cell>
          <table:table-cell table:style-name="ce193" table:formula="of:=SUMIF([$Partite.$D$2:$Partite.$D$49];[.D21];[$Partite.$O$2:$Partite.$O$49])+SUMIF([$Partite.$F$2:$Partite.$F$49];[.D21];[$Partite.$U$2:$Partite.$U$49])" office:value-type="float" office:value="218" calcext:value-type="float">
            <text:p>218</text:p>
          </table:table-cell>
          <table:table-cell table:style-name="ce193" table:formula="of:=SUMIF([$Partite.$D$2:$Partite.$D$49];[.D21];[$Partite.$P$2:$Partite.$P$49])+SUMIF([$Partite.$F$2:$Partite.$F$49];[.D21];[$Partite.$V$2:$Partite.$V$49])" office:value-type="float" office:value="206" calcext:value-type="float">
            <text:p>206</text:p>
          </table:table-cell>
          <table:table-cell table:style-name="ce193" table:formula="of:=SUMIF([$Partite.$D$2:$Partite.$D$49];[.D21];[$Partite.$Q$2:$Partite.$Q$49])+SUMIF([$Partite.$F$2:$Partite.$F$49];[.D21];[$Partite.$W$2:$Partite.$W$49])" office:value-type="float" office:value="12" calcext:value-type="float">
            <text:p>12</text:p>
          </table:table-cell>
          <table:table-cell table:style-name="ce193" table:formula="of:=IF([.I21]=[.I22];[$Partite.O23];0)" office:value-type="float" office:value="67" calcext:value-type="float">
            <text:p>67</text:p>
          </table:table-cell>
          <table:table-cell table:style-name="ce193" table:formula="of:=IF([.I21]=[.I23];[$Partite.O24];0)" office:value-type="float" office:value="0" calcext:value-type="float">
            <text:p>0</text:p>
          </table:table-cell>
          <table:table-cell table:style-name="ce193" table:formula="of:=IF([.I21]=[.I20];[$Partite.U20];0)" office:value-type="float" office:value="0" calcext:value-type="float">
            <text:p>0</text:p>
          </table:table-cell>
          <table:table-cell table:style-name="ce196" table:formula="of:=IF([.F21]=[.F22];[$Partite.Q23])" office:value-type="float" office:value="14" calcext:value-type="float">
            <text:p>+14</text:p>
          </table:table-cell>
          <table:table-cell table:style-name="ce196" table:formula="of:=IF([.I21]=[.I23];[$Partite.Q24];0)" office:value-type="float" office:value="0" calcext:value-type="float">
            <text:p>+0</text:p>
          </table:table-cell>
          <table:table-cell table:style-name="ce196" table:formula="of:=IF([.I21]=[.I20];[$Partite.W20];0)" office:value-type="float" office:value="0" calcext:value-type="float">
            <text:p>+0</text:p>
          </table:table-cell>
          <table:table-cell table:style-name="ce136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Parametri.A$6:$Parametri.D$37];MATCH(1;([$Parametri.C$6:$Parametri.C$37]=[.$B22])*([$Parametri.D$6:$Parametri.D$37]=[.$C22]);0);2)&amp;&quot; (&quot;&amp;INDEX([$Parametri.A$6:$Parametri.D$37];MATCH(1;([$Parametri.C$6:$Parametri.C$37]=[.$B22])*([$Parametri.D$6:$Parametri.D$37]=[.$C22]);0);1)&amp;&quot;)&quot;;&quot;DA SISTEMARE&quot;)" office:value-type="string" office:string-value="Aquile (15)" calcext:value-type="string">
            <text:p>Aquile (15)</text:p>
          </table:table-cell>
          <table:table-cell table:style-name="ce193" table:formula="of:=[.F22]+[.G22]+[.H22]" office:value-type="float" office:value="3" calcext:value-type="float">
            <text:p>3</text:p>
          </table:table-cell>
          <table:table-cell table:style-name="ce193" table:formula="of:=SUMIF([$Partite.$D$2:$Partite.$D$49];[.D22];[$Partite.$L$2:$Partite.$L$49])+SUMIF([$Partite.$F$2:$Partite.$F$49];[.D22];[$Partite.$R$2:$Partite.$R$49])" office:value-type="float" office:value="2" calcext:value-type="float">
            <text:p>2</text:p>
          </table:table-cell>
          <table:table-cell table:style-name="ce193" table:formula="of:=SUMIF([$Partite.$D$2:$Partite.$D$49];[.D22];[$Partite.$M$2:$Partite.$M$49])+SUMIF([$Partite.$F$2:$Partite.$F$49];[.D22];[$Partite.$S$2:$Partite.$S$49])" office:value-type="float" office:value="1" calcext:value-type="float">
            <text:p>1</text:p>
          </table:table-cell>
          <table:table-cell table:style-name="ce193" table:formula="of:=SUMIF([$Partite.$D$2:$Partite.$D$49];[.D22];[$Partite.$N$2:$Partite.$N$49])+SUMIF([$Partite.$F$2:$Partite.$F$49];[.D22];[$Partite.$T$2:$Partite.$T$49])" office:value-type="float" office:value="0" calcext:value-type="float">
            <text:p>0</text:p>
          </table:table-cell>
          <table:table-cell table:style-name="ce193" table:formula="of:=2*[.F22]+1*[.G22]+0*[.H22]" office:value-type="float" office:value="5" calcext:value-type="float">
            <text:p>5</text:p>
          </table:table-cell>
          <table:table-cell table:style-name="ce193" table:formula="of:=SUMIF([$Partite.$D$2:$Partite.$D$49];[.D22];[$Partite.$O$2:$Partite.$O$49])+SUMIF([$Partite.$F$2:$Partite.$F$49];[.D22];[$Partite.$U$2:$Partite.$U$49])" office:value-type="float" office:value="154" calcext:value-type="float">
            <text:p>154</text:p>
          </table:table-cell>
          <table:table-cell table:style-name="ce193" table:formula="of:=SUMIF([$Partite.$D$2:$Partite.$D$49];[.D22];[$Partite.$P$2:$Partite.$P$49])+SUMIF([$Partite.$F$2:$Partite.$F$49];[.D22];[$Partite.$V$2:$Partite.$V$49])" office:value-type="float" office:value="140" calcext:value-type="float">
            <text:p>140</text:p>
          </table:table-cell>
          <table:table-cell table:style-name="ce193" table:formula="of:=SUMIF([$Partite.$D$2:$Partite.$D$49];[.D22];[$Partite.$Q$2:$Partite.$Q$49])+SUMIF([$Partite.$F$2:$Partite.$F$49];[.D22];[$Partite.$W$2:$Partite.$W$49])" office:value-type="float" office:value="14" calcext:value-type="float">
            <text:p>14</text:p>
          </table:table-cell>
          <table:table-cell table:style-name="ce193" table:formula="of:=IF([.I22]=[.I23];[$Partite.O25];0)" office:value-type="float" office:value="0" calcext:value-type="float">
            <text:p>0</text:p>
          </table:table-cell>
          <table:table-cell table:style-name="ce193" table:formula="of:=IF([.I22]=[.I20];[$Partite.U21];0)" office:value-type="float" office:value="0" calcext:value-type="float">
            <text:p>0</text:p>
          </table:table-cell>
          <table:table-cell table:style-name="ce193" table:formula="of:=IF([.I22]=[.I21];[$Partite.U23];0)" office:value-type="float" office:value="53" calcext:value-type="float">
            <text:p>53</text:p>
          </table:table-cell>
          <table:table-cell table:style-name="ce196" table:formula="of:=IF([.I22]=[.I23];[$Partite.Q25];0)" office:value-type="float" office:value="0" calcext:value-type="float">
            <text:p>+0</text:p>
          </table:table-cell>
          <table:table-cell table:style-name="ce196" table:formula="of:=IF([.D22]=[.D20];[$Partite.W21];0)" office:value-type="float" office:value="0" calcext:value-type="float">
            <text:p>+0</text:p>
          </table:table-cell>
          <table:table-cell table:style-name="ce196" table:formula="of:=IF([.I22]=[.I21];[$Partite.W23];0)" office:value-type="float" office:value="-14" calcext:value-type="float">
            <text:p>-14</text:p>
          </table:table-cell>
          <table:table-cell table:style-name="ce136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384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Parametri.A$6:$Parametri.D$37];MATCH(1;([$Parametri.C$6:$Parametri.C$37]=[.$B23])*([$Parametri.D$6:$Parametri.D$37]=[.$C23]);0);2)&amp;&quot; (&quot;&amp;INDEX([$Parametri.A$6:$Parametri.D$37];MATCH(1;([$Parametri.C$6:$Parametri.C$37]=[.$B23])*([$Parametri.D$6:$Parametri.D$37]=[.$C23]);0);1)&amp;&quot;)&quot;;&quot;DA SISTEMARE&quot;)" office:value-type="string" office:string-value="Falchi (16)" calcext:value-type="string">
            <text:p>Falchi (16)</text:p>
          </table:table-cell>
          <table:table-cell table:style-name="ce194" table:formula="of:=[.F23]+[.G23]+[.H23]" office:value-type="float" office:value="3" calcext:value-type="float">
            <text:p>3</text:p>
          </table:table-cell>
          <table:table-cell table:style-name="ce194" table:formula="of:=SUMIF([$Partite.$D$2:$Partite.$D$49];[.D23];[$Partite.$L$2:$Partite.$L$49])+SUMIF([$Partite.$F$2:$Partite.$F$49];[.D23];[$Partite.$R$2:$Partite.$R$49])" office:value-type="float" office:value="1" calcext:value-type="float">
            <text:p>1</text:p>
          </table:table-cell>
          <table:table-cell table:style-name="ce194" table:formula="of:=SUMIF([$Partite.$D$2:$Partite.$D$49];[.D23];[$Partite.$M$2:$Partite.$M$49])+SUMIF([$Partite.$F$2:$Partite.$F$49];[.D23];[$Partite.$S$2:$Partite.$S$49])" office:value-type="float" office:value="2" calcext:value-type="float">
            <text:p>2</text:p>
          </table:table-cell>
          <table:table-cell table:style-name="ce194" table:formula="of:=SUMIF([$Partite.$D$2:$Partite.$D$49];[.D23];[$Partite.$N$2:$Partite.$N$49])+SUMIF([$Partite.$F$2:$Partite.$F$49];[.D23];[$Partite.$T$2:$Partite.$T$49])" office:value-type="float" office:value="0" calcext:value-type="float">
            <text:p>0</text:p>
          </table:table-cell>
          <table:table-cell table:style-name="ce194" table:formula="of:=2*[.F23]+1*[.G23]+0*[.H23]" office:value-type="float" office:value="4" calcext:value-type="float">
            <text:p>4</text:p>
          </table:table-cell>
          <table:table-cell table:style-name="ce194" table:formula="of:=SUMIF([$Partite.$D$2:$Partite.$D$49];[.D23];[$Partite.$O$2:$Partite.$O$49])+SUMIF([$Partite.$F$2:$Partite.$F$49];[.D23];[$Partite.$U$2:$Partite.$U$49])" office:value-type="float" office:value="173" calcext:value-type="float">
            <text:p>173</text:p>
          </table:table-cell>
          <table:table-cell table:style-name="ce194" table:formula="of:=SUMIF([$Partite.$D$2:$Partite.$D$49];[.D23];[$Partite.$P$2:$Partite.$P$49])+SUMIF([$Partite.$F$2:$Partite.$F$49];[.D23];[$Partite.$V$2:$Partite.$V$49])" office:value-type="float" office:value="209" calcext:value-type="float">
            <text:p>209</text:p>
          </table:table-cell>
          <table:table-cell table:style-name="ce194" table:formula="of:=SUMIF([$Partite.$D$2:$Partite.$D$49];[.D23];[$Partite.$Q$2:$Partite.$Q$49])+SUMIF([$Partite.$F$2:$Partite.$F$49];[.D23];[$Partite.$W$2:$Partite.$W$49])" office:value-type="float" office:value="-36" calcext:value-type="float">
            <text:p>-36</text:p>
          </table:table-cell>
          <table:table-cell table:style-name="ce194" table:formula="of:=IF([.I23]=[.I20];[$Partite.U22];0)" office:value-type="float" office:value="64" calcext:value-type="float">
            <text:p>64</text:p>
          </table:table-cell>
          <table:table-cell table:style-name="ce194" table:formula="of:=IF([.I23]=[.I21];[$Partite.U24];0)" office:value-type="float" office:value="0" calcext:value-type="float">
            <text:p>0</text:p>
          </table:table-cell>
          <table:table-cell table:style-name="ce194" table:formula="of:=IF([.I23]=[.I22];[$Partite.U25];0)" office:value-type="float" office:value="0" calcext:value-type="float">
            <text:p>0</text:p>
          </table:table-cell>
          <table:table-cell table:style-name="ce197" table:formula="of:=IF([.I23]=[.I20];[$Partite.W22];0)" office:value-type="float" office:value="10" calcext:value-type="float">
            <text:p>+10</text:p>
          </table:table-cell>
          <table:table-cell table:style-name="ce197" table:formula="of:=IF([.I23]=[.I20];[$Partite.W24];0)" office:value-type="float" office:value="-26" calcext:value-type="float">
            <text:p>-26</text:p>
          </table:table-cell>
          <table:table-cell table:style-name="ce197" table:formula="of:=IF([.I23]=[.I22];[$Partite.W25];0)" office:value-type="float" office:value="0" calcext:value-type="float">
            <text:p>+0</text:p>
          </table:table-cell>
          <table:table-cell table:style-name="ce137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Parametri.A$6:$Parametri.D$37];MATCH(1;([$Parametri.C$6:$Parametri.C$37]=[.$B26])*([$Parametri.D$6:$Parametri.D$37]=[.$C26]);0);2)&amp;&quot; (&quot;&amp;INDEX([$Parametri.A$6:$Parametri.D$37];MATCH(1;([$Parametri.C$6:$Parametri.C$37]=[.$B26])*([$Parametri.D$6:$Parametri.D$37]=[.$C26]);0);1)&amp;&quot;)&quot;;&quot;DA SISTEMARE&quot;)" office:value-type="string" office:string-value="Bisonti (17)" calcext:value-type="string">
            <text:p>Bisonti (17)</text:p>
          </table:table-cell>
          <table:table-cell table:style-name="ce192" table:formula="of:=[.F26]+[.G26]+[.H26]" office:value-type="float" office:value="3" calcext:value-type="float">
            <text:p>3</text:p>
          </table:table-cell>
          <table:table-cell table:style-name="ce192" table:formula="of:=SUMIF([$Partite.$D$2:$Partite.$D$49];[.D26];[$Partite.$L$2:$Partite.$L$49])+SUMIF([$Partite.$F$2:$Partite.$F$49];[.D26];[$Partite.$R$2:$Partite.$R$49])" office:value-type="float" office:value="1" calcext:value-type="float">
            <text:p>1</text:p>
          </table:table-cell>
          <table:table-cell table:style-name="ce192" table:formula="of:=SUMIF([$Partite.$D$2:$Partite.$D$49];[.D26];[$Partite.$M$2:$Partite.$M$49])+SUMIF([$Partite.$F$2:$Partite.$F$49];[.D26];[$Partite.$S$2:$Partite.$S$49])" office:value-type="float" office:value="2" calcext:value-type="float">
            <text:p>2</text:p>
          </table:table-cell>
          <table:table-cell table:style-name="ce192" table:formula="of:=SUMIF([$Partite.$D$2:$Partite.$D$49];[.D26];[$Partite.$N$2:$Partite.$N$49])+SUMIF([$Partite.$F$2:$Partite.$F$49];[.D26];[$Partite.$T$2:$Partite.$T$49])" office:value-type="float" office:value="0" calcext:value-type="float">
            <text:p>0</text:p>
          </table:table-cell>
          <table:table-cell table:style-name="ce192" table:formula="of:=2*[.F26]+1*[.G26]+0*[.H26]" office:value-type="float" office:value="4" calcext:value-type="float">
            <text:p>4</text:p>
          </table:table-cell>
          <table:table-cell table:style-name="ce192" table:formula="of:=SUMIF([$Partite.$D$2:$Partite.$D$49];[.D26];[$Partite.$O$2:$Partite.$O$49])+SUMIF([$Partite.$F$2:$Partite.$F$49];[.D26];[$Partite.$U$2:$Partite.$U$49])" office:value-type="float" office:value="148" calcext:value-type="float">
            <text:p>148</text:p>
          </table:table-cell>
          <table:table-cell table:style-name="ce192" table:formula="of:=SUMIF([$Partite.$D$2:$Partite.$D$49];[.D26];[$Partite.$P$2:$Partite.$P$49])+SUMIF([$Partite.$F$2:$Partite.$F$49];[.D26];[$Partite.$V$2:$Partite.$V$49])" office:value-type="float" office:value="179" calcext:value-type="float">
            <text:p>179</text:p>
          </table:table-cell>
          <table:table-cell table:style-name="ce192" table:formula="of:=SUMIF([$Partite.$D$2:$Partite.$D$49];[.D26];[$Partite.$Q$2:$Partite.$Q$49])+SUMIF([$Partite.$F$2:$Partite.$F$49];[.D26];[$Partite.$W$2:$Partite.$W$49])" office:value-type="float" office:value="-31" calcext:value-type="float">
            <text:p>-31</text:p>
          </table:table-cell>
          <table:table-cell table:style-name="ce192" table:formula="of:=IF([.I26]=[.I27];[$Partite.O26];0)" office:value-type="float" office:value="86" calcext:value-type="float">
            <text:p>86</text:p>
          </table:table-cell>
          <table:table-cell table:style-name="ce192" table:formula="of:=IF([.I26]=[.I28];[$Partite.O27];0)" office:value-type="float" office:value="0" calcext:value-type="float">
            <text:p>0</text:p>
          </table:table-cell>
          <table:table-cell table:style-name="ce192" table:formula="of:=IF([.I26]=[.I29];[$Partite.O28];0)" office:value-type="float" office:value="0" calcext:value-type="float">
            <text:p>0</text:p>
          </table:table-cell>
          <table:table-cell table:style-name="ce195" table:formula="of:=IF([.I26]=[.I27];[$Partite.Q26];0)" office:value-type="float" office:value="-11" calcext:value-type="float">
            <text:p>-11</text:p>
          </table:table-cell>
          <table:table-cell table:style-name="ce195" table:formula="of:=IF([.I26]=[.I28];[$Partite.Q27];0)" office:value-type="float" office:value="0" calcext:value-type="float">
            <text:p>+0</text:p>
          </table:table-cell>
          <table:table-cell table:style-name="ce195" table:formula="of:=IF([.I26]=[.I29];[$Partite.Q28];0)" office:value-type="float" office:value="0" calcext:value-type="float">
            <text:p>+0</text:p>
          </table:table-cell>
          <table:table-cell table:style-name="ce135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Parametri.A$6:$Parametri.D$37];MATCH(1;([$Parametri.C$6:$Parametri.C$37]=[.$B27])*([$Parametri.D$6:$Parametri.D$37]=[.$C27]);0);2)&amp;&quot; (&quot;&amp;INDEX([$Parametri.A$6:$Parametri.D$37];MATCH(1;([$Parametri.C$6:$Parametri.C$37]=[.$B27])*([$Parametri.D$6:$Parametri.D$37]=[.$C27]);0);1)&amp;&quot;)&quot;;&quot;DA SISTEMARE&quot;)" office:value-type="string" office:string-value="Bufali (18)" calcext:value-type="string">
            <text:p>Bufali (18)</text:p>
          </table:table-cell>
          <table:table-cell table:style-name="ce193" table:formula="of:=[.F27]+[.G27]+[.H27]" office:value-type="float" office:value="3" calcext:value-type="float">
            <text:p>3</text:p>
          </table:table-cell>
          <table:table-cell table:style-name="ce193" table:formula="of:=SUMIF([$Partite.$D$2:$Partite.$D$49];[.D27];[$Partite.$L$2:$Partite.$L$49])+SUMIF([$Partite.$F$2:$Partite.$F$49];[.D27];[$Partite.$R$2:$Partite.$R$49])" office:value-type="float" office:value="2" calcext:value-type="float">
            <text:p>2</text:p>
          </table:table-cell>
          <table:table-cell table:style-name="ce193" table:formula="of:=SUMIF([$Partite.$D$2:$Partite.$D$49];[.D27];[$Partite.$M$2:$Partite.$M$49])+SUMIF([$Partite.$F$2:$Partite.$F$49];[.D27];[$Partite.$S$2:$Partite.$S$49])" office:value-type="float" office:value="0" calcext:value-type="float">
            <text:p>0</text:p>
          </table:table-cell>
          <table:table-cell table:style-name="ce193" table:formula="of:=SUMIF([$Partite.$D$2:$Partite.$D$49];[.D27];[$Partite.$N$2:$Partite.$N$49])+SUMIF([$Partite.$F$2:$Partite.$F$49];[.D27];[$Partite.$T$2:$Partite.$T$49])" office:value-type="float" office:value="1" calcext:value-type="float">
            <text:p>1</text:p>
          </table:table-cell>
          <table:table-cell table:style-name="ce193" table:formula="of:=2*[.F27]+1*[.G27]+0*[.H27]" office:value-type="float" office:value="4" calcext:value-type="float">
            <text:p>4</text:p>
          </table:table-cell>
          <table:table-cell table:style-name="ce193" table:formula="of:=SUMIF([$Partite.$D$2:$Partite.$D$49];[.D27];[$Partite.$O$2:$Partite.$O$49])+SUMIF([$Partite.$F$2:$Partite.$F$49];[.D27];[$Partite.$U$2:$Partite.$U$49])" office:value-type="float" office:value="163" calcext:value-type="float">
            <text:p>163</text:p>
          </table:table-cell>
          <table:table-cell table:style-name="ce193" table:formula="of:=SUMIF([$Partite.$D$2:$Partite.$D$49];[.D27];[$Partite.$P$2:$Partite.$P$49])+SUMIF([$Partite.$F$2:$Partite.$F$49];[.D27];[$Partite.$V$2:$Partite.$V$49])" office:value-type="float" office:value="155" calcext:value-type="float">
            <text:p>155</text:p>
          </table:table-cell>
          <table:table-cell table:style-name="ce193" table:formula="of:=SUMIF([$Partite.$D$2:$Partite.$D$49];[.D27];[$Partite.$Q$2:$Partite.$Q$49])+SUMIF([$Partite.$F$2:$Partite.$F$49];[.D27];[$Partite.$W$2:$Partite.$W$49])" office:value-type="float" office:value="8" calcext:value-type="float">
            <text:p>8</text:p>
          </table:table-cell>
          <table:table-cell table:style-name="ce193" table:formula="of:=IF([.I27]=[.I28];[$Partite.O29];0)" office:value-type="float" office:value="0" calcext:value-type="float">
            <text:p>0</text:p>
          </table:table-cell>
          <table:table-cell table:style-name="ce193" table:formula="of:=IF([.I27]=[.I29];[$Partite.O30];0)" office:value-type="float" office:value="0" calcext:value-type="float">
            <text:p>0</text:p>
          </table:table-cell>
          <table:table-cell table:style-name="ce193" table:formula="of:=IF([.I27]=[.I26];[$Partite.U26];0)" office:value-type="float" office:value="97" calcext:value-type="float">
            <text:p>97</text:p>
          </table:table-cell>
          <table:table-cell table:style-name="ce196" table:formula="of:=IF([.F27]=[.F28];[$Partite.Q29])" office:value-type="float" office:value="0" calcext:value-type="float">
            <text:p>+0</text:p>
          </table:table-cell>
          <table:table-cell table:style-name="ce196" table:formula="of:=IF([.I27]=[.I29];[$Partite.Q30];0)" office:value-type="float" office:value="0" calcext:value-type="float">
            <text:p>+0</text:p>
          </table:table-cell>
          <table:table-cell table:style-name="ce196" table:formula="of:=IF([.I27]=[.I26];[$Partite.W26];0)" office:value-type="float" office:value="11" calcext:value-type="float">
            <text:p>+11</text:p>
          </table:table-cell>
          <table:table-cell table:style-name="ce136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Parametri.A$6:$Parametri.D$37];MATCH(1;([$Parametri.C$6:$Parametri.C$37]=[.$B28])*([$Parametri.D$6:$Parametri.D$37]=[.$C28]);0);2)&amp;&quot; (&quot;&amp;INDEX([$Parametri.A$6:$Parametri.D$37];MATCH(1;([$Parametri.C$6:$Parametri.C$37]=[.$B28])*([$Parametri.D$6:$Parametri.D$37]=[.$C28]);0);1)&amp;&quot;)&quot;;&quot;DA SISTEMARE&quot;)" office:value-type="string" office:string-value="Cervi (19)" calcext:value-type="string">
            <text:p>Cervi (19)</text:p>
          </table:table-cell>
          <table:table-cell table:style-name="ce193" table:formula="of:=[.F28]+[.G28]+[.H28]" office:value-type="float" office:value="3" calcext:value-type="float">
            <text:p>3</text:p>
          </table:table-cell>
          <table:table-cell table:style-name="ce193" table:formula="of:=SUMIF([$Partite.$D$2:$Partite.$D$49];[.D28];[$Partite.$L$2:$Partite.$L$49])+SUMIF([$Partite.$F$2:$Partite.$F$49];[.D28];[$Partite.$R$2:$Partite.$R$49])" office:value-type="float" office:value="0" calcext:value-type="float">
            <text:p>0</text:p>
          </table:table-cell>
          <table:table-cell table:style-name="ce193" table:formula="of:=SUMIF([$Partite.$D$2:$Partite.$D$49];[.D28];[$Partite.$M$2:$Partite.$M$49])+SUMIF([$Partite.$F$2:$Partite.$F$49];[.D28];[$Partite.$S$2:$Partite.$S$49])" office:value-type="float" office:value="1" calcext:value-type="float">
            <text:p>1</text:p>
          </table:table-cell>
          <table:table-cell table:style-name="ce193" table:formula="of:=SUMIF([$Partite.$D$2:$Partite.$D$49];[.D28];[$Partite.$N$2:$Partite.$N$49])+SUMIF([$Partite.$F$2:$Partite.$F$49];[.D28];[$Partite.$T$2:$Partite.$T$49])" office:value-type="float" office:value="2" calcext:value-type="float">
            <text:p>2</text:p>
          </table:table-cell>
          <table:table-cell table:style-name="ce193" table:formula="of:=2*[.F28]+1*[.G28]+0*[.H28]" office:value-type="float" office:value="1" calcext:value-type="float">
            <text:p>1</text:p>
          </table:table-cell>
          <table:table-cell table:style-name="ce193" table:formula="of:=SUMIF([$Partite.$D$2:$Partite.$D$49];[.D28];[$Partite.$O$2:$Partite.$O$49])+SUMIF([$Partite.$F$2:$Partite.$F$49];[.D28];[$Partite.$U$2:$Partite.$U$49])" office:value-type="float" office:value="49" calcext:value-type="float">
            <text:p>49</text:p>
          </table:table-cell>
          <table:table-cell table:style-name="ce193" table:formula="of:=SUMIF([$Partite.$D$2:$Partite.$D$49];[.D28];[$Partite.$P$2:$Partite.$P$49])+SUMIF([$Partite.$F$2:$Partite.$F$49];[.D28];[$Partite.$V$2:$Partite.$V$49])" office:value-type="float" office:value="106" calcext:value-type="float">
            <text:p>106</text:p>
          </table:table-cell>
          <table:table-cell table:style-name="ce193" table:formula="of:=SUMIF([$Partite.$D$2:$Partite.$D$49];[.D28];[$Partite.$Q$2:$Partite.$Q$49])+SUMIF([$Partite.$F$2:$Partite.$F$49];[.D28];[$Partite.$W$2:$Partite.$W$49])" office:value-type="float" office:value="-57" calcext:value-type="float">
            <text:p>-57</text:p>
          </table:table-cell>
          <table:table-cell table:style-name="ce193" table:formula="of:=IF([.I28]=[.I29];[$Partite.O31];0)" office:value-type="float" office:value="0" calcext:value-type="float">
            <text:p>0</text:p>
          </table:table-cell>
          <table:table-cell table:style-name="ce193" table:formula="of:=IF([.I28]=[.I26];[$Partite.U27];0)" office:value-type="float" office:value="0" calcext:value-type="float">
            <text:p>0</text:p>
          </table:table-cell>
          <table:table-cell table:style-name="ce193" table:formula="of:=IF([.I28]=[.I27];[$Partite.U29];0)" office:value-type="float" office:value="0" calcext:value-type="float">
            <text:p>0</text:p>
          </table:table-cell>
          <table:table-cell table:style-name="ce196" table:formula="of:=IF([.I28]=[.I29];[$Partite.Q31];0)" office:value-type="float" office:value="0" calcext:value-type="float">
            <text:p>+0</text:p>
          </table:table-cell>
          <table:table-cell table:style-name="ce196" table:formula="of:=IF([.D28]=[.D26];[$Partite.W27];0)" office:value-type="float" office:value="0" calcext:value-type="float">
            <text:p>+0</text:p>
          </table:table-cell>
          <table:table-cell table:style-name="ce196" table:formula="of:=IF([.I28]=[.I27];[$Partite.W29];0)" office:value-type="float" office:value="0" calcext:value-type="float">
            <text:p>+0</text:p>
          </table:table-cell>
          <table:table-cell table:style-name="ce136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384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Parametri.A$6:$Parametri.D$37];MATCH(1;([$Parametri.C$6:$Parametri.C$37]=[.$B29])*([$Parametri.D$6:$Parametri.D$37]=[.$C29]);0);2)&amp;&quot; (&quot;&amp;INDEX([$Parametri.A$6:$Parametri.D$37];MATCH(1;([$Parametri.C$6:$Parametri.C$37]=[.$B29])*([$Parametri.D$6:$Parametri.D$37]=[.$C29]);0);1)&amp;&quot;)&quot;;&quot;DA SISTEMARE&quot;)" office:value-type="string" office:string-value="Cinghiali (20)" calcext:value-type="string">
            <text:p>Cinghiali (20)</text:p>
          </table:table-cell>
          <table:table-cell table:style-name="ce194" table:formula="of:=[.F29]+[.G29]+[.H29]" office:value-type="float" office:value="3" calcext:value-type="float">
            <text:p>3</text:p>
          </table:table-cell>
          <table:table-cell table:style-name="ce194" table:formula="of:=SUMIF([$Partite.$D$2:$Partite.$D$49];[.D29];[$Partite.$L$2:$Partite.$L$49])+SUMIF([$Partite.$F$2:$Partite.$F$49];[.D29];[$Partite.$R$2:$Partite.$R$49])" office:value-type="float" office:value="3" calcext:value-type="float">
            <text:p>3</text:p>
          </table:table-cell>
          <table:table-cell table:style-name="ce194" table:formula="of:=SUMIF([$Partite.$D$2:$Partite.$D$49];[.D29];[$Partite.$M$2:$Partite.$M$49])+SUMIF([$Partite.$F$2:$Partite.$F$49];[.D29];[$Partite.$S$2:$Partite.$S$49])" office:value-type="float" office:value="0" calcext:value-type="float">
            <text:p>0</text:p>
          </table:table-cell>
          <table:table-cell table:style-name="ce194" table:formula="of:=SUMIF([$Partite.$D$2:$Partite.$D$49];[.D29];[$Partite.$N$2:$Partite.$N$49])+SUMIF([$Partite.$F$2:$Partite.$F$49];[.D29];[$Partite.$T$2:$Partite.$T$49])" office:value-type="float" office:value="0" calcext:value-type="float">
            <text:p>0</text:p>
          </table:table-cell>
          <table:table-cell table:style-name="ce194" table:formula="of:=2*[.F29]+1*[.G29]+0*[.H29]" office:value-type="float" office:value="6" calcext:value-type="float">
            <text:p>6</text:p>
          </table:table-cell>
          <table:table-cell table:style-name="ce194" table:formula="of:=SUMIF([$Partite.$D$2:$Partite.$D$49];[.D29];[$Partite.$O$2:$Partite.$O$49])+SUMIF([$Partite.$F$2:$Partite.$F$49];[.D29];[$Partite.$U$2:$Partite.$U$49])" office:value-type="float" office:value="122" calcext:value-type="float">
            <text:p>122</text:p>
          </table:table-cell>
          <table:table-cell table:style-name="ce194" table:formula="of:=SUMIF([$Partite.$D$2:$Partite.$D$49];[.D29];[$Partite.$P$2:$Partite.$P$49])+SUMIF([$Partite.$F$2:$Partite.$F$49];[.D29];[$Partite.$V$2:$Partite.$V$49])" office:value-type="float" office:value="42" calcext:value-type="float">
            <text:p>42</text:p>
          </table:table-cell>
          <table:table-cell table:style-name="ce194" table:formula="of:=SUMIF([$Partite.$D$2:$Partite.$D$49];[.D29];[$Partite.$Q$2:$Partite.$Q$49])+SUMIF([$Partite.$F$2:$Partite.$F$49];[.D29];[$Partite.$W$2:$Partite.$W$49])" office:value-type="float" office:value="80" calcext:value-type="float">
            <text:p>80</text:p>
          </table:table-cell>
          <table:table-cell table:style-name="ce194" table:formula="of:=IF([.I29]=[.I26];[$Partite.U28];0)" office:value-type="float" office:value="0" calcext:value-type="float">
            <text:p>0</text:p>
          </table:table-cell>
          <table:table-cell table:style-name="ce194" table:formula="of:=IF([.I29]=[.I27];[$Partite.U30];0)" office:value-type="float" office:value="0" calcext:value-type="float">
            <text:p>0</text:p>
          </table:table-cell>
          <table:table-cell table:style-name="ce194" table:formula="of:=IF([.I29]=[.I28];[$Partite.U31];0)" office:value-type="float" office:value="0" calcext:value-type="float">
            <text:p>0</text:p>
          </table:table-cell>
          <table:table-cell table:style-name="ce197" table:formula="of:=IF([.I29]=[.I26];[$Partite.W28];0)" office:value-type="float" office:value="0" calcext:value-type="float">
            <text:p>+0</text:p>
          </table:table-cell>
          <table:table-cell table:style-name="ce197" table:formula="of:=IF([.I29]=[.I26];[$Partite.W30];0)" office:value-type="float" office:value="0" calcext:value-type="float">
            <text:p>+0</text:p>
          </table:table-cell>
          <table:table-cell table:style-name="ce197" table:formula="of:=IF([.I29]=[.I28];[$Partite.W31];0)" office:value-type="float" office:value="0" calcext:value-type="float">
            <text:p>+0</text:p>
          </table:table-cell>
          <table:table-cell table:style-name="ce137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Parametri.A$6:$Parametri.D$37];MATCH(1;([$Parametri.C$6:$Parametri.C$37]=[.$B32])*([$Parametri.D$6:$Parametri.D$37]=[.$C32]);0);2)&amp;&quot; (&quot;&amp;INDEX([$Parametri.A$6:$Parametri.D$37];MATCH(1;([$Parametri.C$6:$Parametri.C$37]=[.$B32])*([$Parametri.D$6:$Parametri.D$37]=[.$C32]);0);1)&amp;&quot;)&quot;;&quot;DA SISTEMARE&quot;)" office:value-type="string" office:string-value="Balene (21)" calcext:value-type="string">
            <text:p>Balene (21)</text:p>
          </table:table-cell>
          <table:table-cell table:style-name="ce192" table:formula="of:=[.F32]+[.G32]+[.H32]" office:value-type="float" office:value="3" calcext:value-type="float">
            <text:p>3</text:p>
          </table:table-cell>
          <table:table-cell table:style-name="ce192" table:formula="of:=SUMIF([$Partite.$D$2:$Partite.$D$49];[.D32];[$Partite.$L$2:$Partite.$L$49])+SUMIF([$Partite.$F$2:$Partite.$F$49];[.D32];[$Partite.$R$2:$Partite.$R$49])" office:value-type="float" office:value="3" calcext:value-type="float">
            <text:p>3</text:p>
          </table:table-cell>
          <table:table-cell table:style-name="ce192" table:formula="of:=SUMIF([$Partite.$D$2:$Partite.$D$49];[.D32];[$Partite.$M$2:$Partite.$M$49])+SUMIF([$Partite.$F$2:$Partite.$F$49];[.D32];[$Partite.$S$2:$Partite.$S$49])" office:value-type="float" office:value="0" calcext:value-type="float">
            <text:p>0</text:p>
          </table:table-cell>
          <table:table-cell table:style-name="ce192" table:formula="of:=SUMIF([$Partite.$D$2:$Partite.$D$49];[.D32];[$Partite.$N$2:$Partite.$N$49])+SUMIF([$Partite.$F$2:$Partite.$F$49];[.D32];[$Partite.$T$2:$Partite.$T$49])" office:value-type="float" office:value="0" calcext:value-type="float">
            <text:p>0</text:p>
          </table:table-cell>
          <table:table-cell table:style-name="ce192" table:formula="of:=2*[.F32]+1*[.G32]+0*[.H32]" office:value-type="float" office:value="6" calcext:value-type="float">
            <text:p>6</text:p>
          </table:table-cell>
          <table:table-cell table:style-name="ce192" table:formula="of:=SUMIF([$Partite.$D$2:$Partite.$D$49];[.D32];[$Partite.$O$2:$Partite.$O$49])+SUMIF([$Partite.$F$2:$Partite.$F$49];[.D32];[$Partite.$U$2:$Partite.$U$49])" office:value-type="float" office:value="149" calcext:value-type="float">
            <text:p>149</text:p>
          </table:table-cell>
          <table:table-cell table:style-name="ce192" table:formula="of:=SUMIF([$Partite.$D$2:$Partite.$D$49];[.D32];[$Partite.$P$2:$Partite.$P$49])+SUMIF([$Partite.$F$2:$Partite.$F$49];[.D32];[$Partite.$V$2:$Partite.$V$49])" office:value-type="float" office:value="88" calcext:value-type="float">
            <text:p>88</text:p>
          </table:table-cell>
          <table:table-cell table:style-name="ce192" table:formula="of:=SUMIF([$Partite.$D$2:$Partite.$D$49];[.D32];[$Partite.$Q$2:$Partite.$Q$49])+SUMIF([$Partite.$F$2:$Partite.$F$49];[.D32];[$Partite.$W$2:$Partite.$W$49])" office:value-type="float" office:value="61" calcext:value-type="float">
            <text:p>61</text:p>
          </table:table-cell>
          <table:table-cell table:style-name="ce192" table:formula="of:=IF([.I32]=[.I33];[$Partite.O32];0)" office:value-type="float" office:value="0" calcext:value-type="float">
            <text:p>0</text:p>
          </table:table-cell>
          <table:table-cell table:style-name="ce192" table:formula="of:=IF([.I32]=[.I34];[$Partite.O33];0)" office:value-type="float" office:value="0" calcext:value-type="float">
            <text:p>0</text:p>
          </table:table-cell>
          <table:table-cell table:style-name="ce192" table:formula="of:=IF([.I32]=[.I35];[$Partite.O34];0)" office:value-type="float" office:value="0" calcext:value-type="float">
            <text:p>0</text:p>
          </table:table-cell>
          <table:table-cell table:style-name="ce195" table:formula="of:=IF([.I32]=[.I33];[$Partite.Q32];0)" office:value-type="float" office:value="0" calcext:value-type="float">
            <text:p>+0</text:p>
          </table:table-cell>
          <table:table-cell table:style-name="ce195" table:formula="of:=IF([.I32]=[.I34];[$Partite.Q33];0)" office:value-type="float" office:value="0" calcext:value-type="float">
            <text:p>+0</text:p>
          </table:table-cell>
          <table:table-cell table:style-name="ce195" table:formula="of:=IF([.I32]=[.I35];[$Partite.Q34];0)" office:value-type="float" office:value="0" calcext:value-type="float">
            <text:p>+0</text:p>
          </table:table-cell>
          <table:table-cell table:style-name="ce135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Parametri.A$6:$Parametri.D$37];MATCH(1;([$Parametri.C$6:$Parametri.C$37]=[.$B33])*([$Parametri.D$6:$Parametri.D$37]=[.$C33]);0);2)&amp;&quot; (&quot;&amp;INDEX([$Parametri.A$6:$Parametri.D$37];MATCH(1;([$Parametri.C$6:$Parametri.C$37]=[.$B33])*([$Parametri.D$6:$Parametri.D$37]=[.$C33]);0);1)&amp;&quot;)&quot;;&quot;DA SISTEMARE&quot;)" office:value-type="string" office:string-value="Gabbiani (22)" calcext:value-type="string">
            <text:p>Gabbiani (22)</text:p>
          </table:table-cell>
          <table:table-cell table:style-name="ce193" table:formula="of:=[.F33]+[.G33]+[.H33]" office:value-type="float" office:value="3" calcext:value-type="float">
            <text:p>3</text:p>
          </table:table-cell>
          <table:table-cell table:style-name="ce193" table:formula="of:=SUMIF([$Partite.$D$2:$Partite.$D$49];[.D33];[$Partite.$L$2:$Partite.$L$49])+SUMIF([$Partite.$F$2:$Partite.$F$49];[.D33];[$Partite.$R$2:$Partite.$R$49])" office:value-type="float" office:value="2" calcext:value-type="float">
            <text:p>2</text:p>
          </table:table-cell>
          <table:table-cell table:style-name="ce193" table:formula="of:=SUMIF([$Partite.$D$2:$Partite.$D$49];[.D33];[$Partite.$M$2:$Partite.$M$49])+SUMIF([$Partite.$F$2:$Partite.$F$49];[.D33];[$Partite.$S$2:$Partite.$S$49])" office:value-type="float" office:value="1" calcext:value-type="float">
            <text:p>1</text:p>
          </table:table-cell>
          <table:table-cell table:style-name="ce193" table:formula="of:=SUMIF([$Partite.$D$2:$Partite.$D$49];[.D33];[$Partite.$N$2:$Partite.$N$49])+SUMIF([$Partite.$F$2:$Partite.$F$49];[.D33];[$Partite.$T$2:$Partite.$T$49])" office:value-type="float" office:value="0" calcext:value-type="float">
            <text:p>0</text:p>
          </table:table-cell>
          <table:table-cell table:style-name="ce193" table:formula="of:=2*[.F33]+1*[.G33]+0*[.H33]" office:value-type="float" office:value="5" calcext:value-type="float">
            <text:p>5</text:p>
          </table:table-cell>
          <table:table-cell table:style-name="ce193" table:formula="of:=SUMIF([$Partite.$D$2:$Partite.$D$49];[.D33];[$Partite.$O$2:$Partite.$O$49])+SUMIF([$Partite.$F$2:$Partite.$F$49];[.D33];[$Partite.$U$2:$Partite.$U$49])" office:value-type="float" office:value="176" calcext:value-type="float">
            <text:p>176</text:p>
          </table:table-cell>
          <table:table-cell table:style-name="ce193" table:formula="of:=SUMIF([$Partite.$D$2:$Partite.$D$49];[.D33];[$Partite.$P$2:$Partite.$P$49])+SUMIF([$Partite.$F$2:$Partite.$F$49];[.D33];[$Partite.$V$2:$Partite.$V$49])" office:value-type="float" office:value="134" calcext:value-type="float">
            <text:p>134</text:p>
          </table:table-cell>
          <table:table-cell table:style-name="ce193" table:formula="of:=SUMIF([$Partite.$D$2:$Partite.$D$49];[.D33];[$Partite.$Q$2:$Partite.$Q$49])+SUMIF([$Partite.$F$2:$Partite.$F$49];[.D33];[$Partite.$W$2:$Partite.$W$49])" office:value-type="float" office:value="42" calcext:value-type="float">
            <text:p>42</text:p>
          </table:table-cell>
          <table:table-cell table:style-name="ce193" table:formula="of:=IF([.I33]=[.I34];[$Partite.O35];0)" office:value-type="float" office:value="0" calcext:value-type="float">
            <text:p>0</text:p>
          </table:table-cell>
          <table:table-cell table:style-name="ce193" table:formula="of:=IF([.I33]=[.I35];[$Partite.O36];0)" office:value-type="float" office:value="0" calcext:value-type="float">
            <text:p>0</text:p>
          </table:table-cell>
          <table:table-cell table:style-name="ce193" table:formula="of:=IF([.I33]=[.I32];[$Partite.U32];0)" office:value-type="float" office:value="0" calcext:value-type="float">
            <text:p>0</text:p>
          </table:table-cell>
          <table:table-cell table:style-name="ce196" table:formula="of:=IF([.F33]=[.F34];[$Partite.Q35])" office:value-type="float" office:value="0" calcext:value-type="float">
            <text:p>+0</text:p>
          </table:table-cell>
          <table:table-cell table:style-name="ce196" table:formula="of:=IF([.I33]=[.I35];[$Partite.Q36];0)" office:value-type="float" office:value="0" calcext:value-type="float">
            <text:p>+0</text:p>
          </table:table-cell>
          <table:table-cell table:style-name="ce196" table:formula="of:=IF([.I33]=[.I32];[$Partite.W32];0)" office:value-type="float" office:value="0" calcext:value-type="float">
            <text:p>+0</text:p>
          </table:table-cell>
          <table:table-cell table:style-name="ce136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Parametri.A$6:$Parametri.D$37];MATCH(1;([$Parametri.C$6:$Parametri.C$37]=[.$B34])*([$Parametri.D$6:$Parametri.D$37]=[.$C34]);0);2)&amp;&quot; (&quot;&amp;INDEX([$Parametri.A$6:$Parametri.D$37];MATCH(1;([$Parametri.C$6:$Parametri.C$37]=[.$B34])*([$Parametri.D$6:$Parametri.D$37]=[.$C34]);0);1)&amp;&quot;)&quot;;&quot;DA SISTEMARE&quot;)" office:value-type="string" office:string-value="Delfini (23)" calcext:value-type="string">
            <text:p>Delfini (23)</text:p>
          </table:table-cell>
          <table:table-cell table:style-name="ce193" table:formula="of:=[.F34]+[.G34]+[.H34]" office:value-type="float" office:value="3" calcext:value-type="float">
            <text:p>3</text:p>
          </table:table-cell>
          <table:table-cell table:style-name="ce193" table:formula="of:=SUMIF([$Partite.$D$2:$Partite.$D$49];[.D34];[$Partite.$L$2:$Partite.$L$49])+SUMIF([$Partite.$F$2:$Partite.$F$49];[.D34];[$Partite.$R$2:$Partite.$R$49])" office:value-type="float" office:value="1" calcext:value-type="float">
            <text:p>1</text:p>
          </table:table-cell>
          <table:table-cell table:style-name="ce193" table:formula="of:=SUMIF([$Partite.$D$2:$Partite.$D$49];[.D34];[$Partite.$M$2:$Partite.$M$49])+SUMIF([$Partite.$F$2:$Partite.$F$49];[.D34];[$Partite.$S$2:$Partite.$S$49])" office:value-type="float" office:value="2" calcext:value-type="float">
            <text:p>2</text:p>
          </table:table-cell>
          <table:table-cell table:style-name="ce193" table:formula="of:=SUMIF([$Partite.$D$2:$Partite.$D$49];[.D34];[$Partite.$N$2:$Partite.$N$49])+SUMIF([$Partite.$F$2:$Partite.$F$49];[.D34];[$Partite.$T$2:$Partite.$T$49])" office:value-type="float" office:value="0" calcext:value-type="float">
            <text:p>0</text:p>
          </table:table-cell>
          <table:table-cell table:style-name="ce193" table:formula="of:=2*[.F34]+1*[.G34]+0*[.H34]" office:value-type="float" office:value="4" calcext:value-type="float">
            <text:p>4</text:p>
          </table:table-cell>
          <table:table-cell table:style-name="ce193" table:formula="of:=SUMIF([$Partite.$D$2:$Partite.$D$49];[.D34];[$Partite.$O$2:$Partite.$O$49])+SUMIF([$Partite.$F$2:$Partite.$F$49];[.D34];[$Partite.$U$2:$Partite.$U$49])" office:value-type="float" office:value="134" calcext:value-type="float">
            <text:p>134</text:p>
          </table:table-cell>
          <table:table-cell table:style-name="ce193" table:formula="of:=SUMIF([$Partite.$D$2:$Partite.$D$49];[.D34];[$Partite.$P$2:$Partite.$P$49])+SUMIF([$Partite.$F$2:$Partite.$F$49];[.D34];[$Partite.$V$2:$Partite.$V$49])" office:value-type="float" office:value="204" calcext:value-type="float">
            <text:p>204</text:p>
          </table:table-cell>
          <table:table-cell table:style-name="ce193" table:formula="of:=SUMIF([$Partite.$D$2:$Partite.$D$49];[.D34];[$Partite.$Q$2:$Partite.$Q$49])+SUMIF([$Partite.$F$2:$Partite.$F$49];[.D34];[$Partite.$W$2:$Partite.$W$49])" office:value-type="float" office:value="-70" calcext:value-type="float">
            <text:p>-70</text:p>
          </table:table-cell>
          <table:table-cell table:style-name="ce193" table:formula="of:=IF([.I34]=[.I35];[$Partite.O37];0)" office:value-type="float" office:value="0" calcext:value-type="float">
            <text:p>0</text:p>
          </table:table-cell>
          <table:table-cell table:style-name="ce193" table:formula="of:=IF([.I34]=[.I32];[$Partite.U33];0)" office:value-type="float" office:value="0" calcext:value-type="float">
            <text:p>0</text:p>
          </table:table-cell>
          <table:table-cell table:style-name="ce193" table:formula="of:=IF([.I34]=[.I33];[$Partite.U35];0)" office:value-type="float" office:value="0" calcext:value-type="float">
            <text:p>0</text:p>
          </table:table-cell>
          <table:table-cell table:style-name="ce196" table:formula="of:=IF([.I34]=[.I35];[$Partite.Q37];0)" office:value-type="float" office:value="0" calcext:value-type="float">
            <text:p>+0</text:p>
          </table:table-cell>
          <table:table-cell table:style-name="ce196" table:formula="of:=IF([.D34]=[.D32];[$Partite.W33];0)" office:value-type="float" office:value="0" calcext:value-type="float">
            <text:p>+0</text:p>
          </table:table-cell>
          <table:table-cell table:style-name="ce196" table:formula="of:=IF([.I34]=[.I33];[$Partite.W35];0)" office:value-type="float" office:value="0" calcext:value-type="float">
            <text:p>+0</text:p>
          </table:table-cell>
          <table:table-cell table:style-name="ce136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384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Parametri.A$6:$Parametri.D$37];MATCH(1;([$Parametri.C$6:$Parametri.C$37]=[.$B35])*([$Parametri.D$6:$Parametri.D$37]=[.$C35]);0);2)&amp;&quot; (&quot;&amp;INDEX([$Parametri.A$6:$Parametri.D$37];MATCH(1;([$Parametri.C$6:$Parametri.C$37]=[.$B35])*([$Parametri.D$6:$Parametri.D$37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194" table:formula="of:=[.F35]+[.G35]+[.H35]" office:value-type="float" office:value="3" calcext:value-type="float">
            <text:p>3</text:p>
          </table:table-cell>
          <table:table-cell table:style-name="ce194" table:formula="of:=SUMIF([$Partite.$D$2:$Partite.$D$49];[.D35];[$Partite.$L$2:$Partite.$L$49])+SUMIF([$Partite.$F$2:$Partite.$F$49];[.D35];[$Partite.$R$2:$Partite.$R$49])" office:value-type="float" office:value="0" calcext:value-type="float">
            <text:p>0</text:p>
          </table:table-cell>
          <table:table-cell table:style-name="ce194" table:formula="of:=SUMIF([$Partite.$D$2:$Partite.$D$49];[.D35];[$Partite.$M$2:$Partite.$M$49])+SUMIF([$Partite.$F$2:$Partite.$F$49];[.D35];[$Partite.$S$2:$Partite.$S$49])" office:value-type="float" office:value="3" calcext:value-type="float">
            <text:p>3</text:p>
          </table:table-cell>
          <table:table-cell table:style-name="ce194" table:formula="of:=SUMIF([$Partite.$D$2:$Partite.$D$49];[.D35];[$Partite.$N$2:$Partite.$N$49])+SUMIF([$Partite.$F$2:$Partite.$F$49];[.D35];[$Partite.$T$2:$Partite.$T$49])" office:value-type="float" office:value="0" calcext:value-type="float">
            <text:p>0</text:p>
          </table:table-cell>
          <table:table-cell table:style-name="ce194" table:formula="of:=2*[.F35]+1*[.G35]+0*[.H35]" office:value-type="float" office:value="3" calcext:value-type="float">
            <text:p>3</text:p>
          </table:table-cell>
          <table:table-cell table:style-name="ce194" table:formula="of:=SUMIF([$Partite.$D$2:$Partite.$D$49];[.D35];[$Partite.$O$2:$Partite.$O$49])+SUMIF([$Partite.$F$2:$Partite.$F$49];[.D35];[$Partite.$U$2:$Partite.$U$49])" office:value-type="float" office:value="104" calcext:value-type="float">
            <text:p>104</text:p>
          </table:table-cell>
          <table:table-cell table:style-name="ce194" table:formula="of:=SUMIF([$Partite.$D$2:$Partite.$D$49];[.D35];[$Partite.$P$2:$Partite.$P$49])+SUMIF([$Partite.$F$2:$Partite.$F$49];[.D35];[$Partite.$V$2:$Partite.$V$49])" office:value-type="float" office:value="137" calcext:value-type="float">
            <text:p>137</text:p>
          </table:table-cell>
          <table:table-cell table:style-name="ce194" table:formula="of:=SUMIF([$Partite.$D$2:$Partite.$D$49];[.D35];[$Partite.$Q$2:$Partite.$Q$49])+SUMIF([$Partite.$F$2:$Partite.$F$49];[.D35];[$Partite.$W$2:$Partite.$W$49])" office:value-type="float" office:value="-33" calcext:value-type="float">
            <text:p>-33</text:p>
          </table:table-cell>
          <table:table-cell table:style-name="ce194" table:formula="of:=IF([.I35]=[.I32];[$Partite.U34];0)" office:value-type="float" office:value="0" calcext:value-type="float">
            <text:p>0</text:p>
          </table:table-cell>
          <table:table-cell table:style-name="ce194" table:formula="of:=IF([.I35]=[.I33];[$Partite.U36];0)" office:value-type="float" office:value="0" calcext:value-type="float">
            <text:p>0</text:p>
          </table:table-cell>
          <table:table-cell table:style-name="ce194" table:formula="of:=IF([.I35]=[.I34];[$Partite.U37];0)" office:value-type="float" office:value="0" calcext:value-type="float">
            <text:p>0</text:p>
          </table:table-cell>
          <table:table-cell table:style-name="ce197" table:formula="of:=IF([.I35]=[.I32];[$Partite.W34];0)" office:value-type="float" office:value="0" calcext:value-type="float">
            <text:p>+0</text:p>
          </table:table-cell>
          <table:table-cell table:style-name="ce197" table:formula="of:=IF([.I35]=[.I32];[$Partite.W36];0)" office:value-type="float" office:value="0" calcext:value-type="float">
            <text:p>+0</text:p>
          </table:table-cell>
          <table:table-cell table:style-name="ce197" table:formula="of:=IF([.I35]=[.I34];[$Partite.W37];0)" office:value-type="float" office:value="0" calcext:value-type="float">
            <text:p>+0</text:p>
          </table:table-cell>
          <table:table-cell table:style-name="ce137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Parametri.A$6:$Parametri.D$37];MATCH(1;([$Parametri.C$6:$Parametri.C$37]=[.$B38])*([$Parametri.D$6:$Parametri.D$37]=[.$C38]);0);2)&amp;&quot; (&quot;&amp;INDEX([$Parametri.A$6:$Parametri.D$37];MATCH(1;([$Parametri.C$6:$Parametri.C$37]=[.$B38])*([$Parametri.D$6:$Parametri.D$37]=[.$C38]);0);1)&amp;&quot;)&quot;;&quot;DA SISTEMARE&quot;)" office:value-type="string" office:string-value="Istrici (25)" calcext:value-type="string">
            <text:p>Istrici (25)</text:p>
          </table:table-cell>
          <table:table-cell table:style-name="ce192" table:formula="of:=[.F38]+[.G38]+[.H38]" office:value-type="float" office:value="3" calcext:value-type="float">
            <text:p>3</text:p>
          </table:table-cell>
          <table:table-cell table:style-name="ce192" table:formula="of:=SUMIF([$Partite.$D$2:$Partite.$D$49];[.D38];[$Partite.$L$2:$Partite.$L$49])+SUMIF([$Partite.$F$2:$Partite.$F$49];[.D38];[$Partite.$R$2:$Partite.$R$49])" office:value-type="float" office:value="3" calcext:value-type="float">
            <text:p>3</text:p>
          </table:table-cell>
          <table:table-cell table:style-name="ce192" table:formula="of:=SUMIF([$Partite.$D$2:$Partite.$D$49];[.D38];[$Partite.$M$2:$Partite.$M$49])+SUMIF([$Partite.$F$2:$Partite.$F$49];[.D38];[$Partite.$S$2:$Partite.$S$49])" office:value-type="float" office:value="0" calcext:value-type="float">
            <text:p>0</text:p>
          </table:table-cell>
          <table:table-cell table:style-name="ce192" table:formula="of:=SUMIF([$Partite.$D$2:$Partite.$D$49];[.D38];[$Partite.$N$2:$Partite.$N$49])+SUMIF([$Partite.$F$2:$Partite.$F$49];[.D38];[$Partite.$T$2:$Partite.$T$49])" office:value-type="float" office:value="0" calcext:value-type="float">
            <text:p>0</text:p>
          </table:table-cell>
          <table:table-cell table:style-name="ce192" table:formula="of:=2*[.F38]+1*[.G38]+0*[.H38]" office:value-type="float" office:value="6" calcext:value-type="float">
            <text:p>6</text:p>
          </table:table-cell>
          <table:table-cell table:style-name="ce192" table:formula="of:=SUMIF([$Partite.$D$2:$Partite.$D$49];[.D38];[$Partite.$O$2:$Partite.$O$49])+SUMIF([$Partite.$F$2:$Partite.$F$49];[.D38];[$Partite.$U$2:$Partite.$U$49])" office:value-type="float" office:value="137" calcext:value-type="float">
            <text:p>137</text:p>
          </table:table-cell>
          <table:table-cell table:style-name="ce192" table:formula="of:=SUMIF([$Partite.$D$2:$Partite.$D$49];[.D38];[$Partite.$P$2:$Partite.$P$49])+SUMIF([$Partite.$F$2:$Partite.$F$49];[.D38];[$Partite.$V$2:$Partite.$V$49])" office:value-type="float" office:value="122" calcext:value-type="float">
            <text:p>122</text:p>
          </table:table-cell>
          <table:table-cell table:style-name="ce192" table:formula="of:=SUMIF([$Partite.$D$2:$Partite.$D$49];[.D38];[$Partite.$Q$2:$Partite.$Q$49])+SUMIF([$Partite.$F$2:$Partite.$F$49];[.D38];[$Partite.$W$2:$Partite.$W$49])" office:value-type="float" office:value="15" calcext:value-type="float">
            <text:p>15</text:p>
          </table:table-cell>
          <table:table-cell table:style-name="ce192" table:formula="of:=IF([.I38]=[.I39];[$Partite.O38];0)" office:value-type="float" office:value="0" calcext:value-type="float">
            <text:p>0</text:p>
          </table:table-cell>
          <table:table-cell table:style-name="ce192" table:formula="of:=IF([.I38]=[.I40];[$Partite.O39];0)" office:value-type="float" office:value="0" calcext:value-type="float">
            <text:p>0</text:p>
          </table:table-cell>
          <table:table-cell table:style-name="ce192" table:formula="of:=IF([.I38]=[.I41];[$Partite.O40];0)" office:value-type="float" office:value="0" calcext:value-type="float">
            <text:p>0</text:p>
          </table:table-cell>
          <table:table-cell table:style-name="ce195" table:formula="of:=IF([.I38]=[.I39];[$Partite.Q38];0)" office:value-type="float" office:value="0" calcext:value-type="float">
            <text:p>+0</text:p>
          </table:table-cell>
          <table:table-cell table:style-name="ce195" table:formula="of:=IF([.I38]=[.I40];[$Partite.Q39];0)" office:value-type="float" office:value="0" calcext:value-type="float">
            <text:p>+0</text:p>
          </table:table-cell>
          <table:table-cell table:style-name="ce195" table:formula="of:=IF([.I38]=[.I41];[$Partite.Q40];0)" office:value-type="float" office:value="0" calcext:value-type="float">
            <text:p>+0</text:p>
          </table:table-cell>
          <table:table-cell table:style-name="ce135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Parametri.A$6:$Parametri.D$37];MATCH(1;([$Parametri.C$6:$Parametri.C$37]=[.$B39])*([$Parametri.D$6:$Parametri.D$37]=[.$C39]);0);2)&amp;&quot; (&quot;&amp;INDEX([$Parametri.A$6:$Parametri.D$37];MATCH(1;([$Parametri.C$6:$Parametri.C$37]=[.$B39])*([$Parametri.D$6:$Parametri.D$37]=[.$C39]);0);1)&amp;&quot;)&quot;;&quot;DA SISTEMARE&quot;)" office:value-type="string" office:string-value="Gorilla (26)" calcext:value-type="string">
            <text:p>Gorilla (26)</text:p>
          </table:table-cell>
          <table:table-cell table:style-name="ce193" table:formula="of:=[.F39]+[.G39]+[.H39]" office:value-type="float" office:value="3" calcext:value-type="float">
            <text:p>3</text:p>
          </table:table-cell>
          <table:table-cell table:style-name="ce193" table:formula="of:=SUMIF([$Partite.$D$2:$Partite.$D$49];[.D39];[$Partite.$L$2:$Partite.$L$49])+SUMIF([$Partite.$F$2:$Partite.$F$49];[.D39];[$Partite.$R$2:$Partite.$R$49])" office:value-type="float" office:value="0" calcext:value-type="float">
            <text:p>0</text:p>
          </table:table-cell>
          <table:table-cell table:style-name="ce193" table:formula="of:=SUMIF([$Partite.$D$2:$Partite.$D$49];[.D39];[$Partite.$M$2:$Partite.$M$49])+SUMIF([$Partite.$F$2:$Partite.$F$49];[.D39];[$Partite.$S$2:$Partite.$S$49])" office:value-type="float" office:value="3" calcext:value-type="float">
            <text:p>3</text:p>
          </table:table-cell>
          <table:table-cell table:style-name="ce193" table:formula="of:=SUMIF([$Partite.$D$2:$Partite.$D$49];[.D39];[$Partite.$N$2:$Partite.$N$49])+SUMIF([$Partite.$F$2:$Partite.$F$49];[.D39];[$Partite.$T$2:$Partite.$T$49])" office:value-type="float" office:value="0" calcext:value-type="float">
            <text:p>0</text:p>
          </table:table-cell>
          <table:table-cell table:style-name="ce193" table:formula="of:=2*[.F39]+1*[.G39]+0*[.H39]" office:value-type="float" office:value="3" calcext:value-type="float">
            <text:p>3</text:p>
          </table:table-cell>
          <table:table-cell table:style-name="ce193" table:formula="of:=SUMIF([$Partite.$D$2:$Partite.$D$49];[.D39];[$Partite.$O$2:$Partite.$O$49])+SUMIF([$Partite.$F$2:$Partite.$F$49];[.D39];[$Partite.$U$2:$Partite.$U$49])" office:value-type="float" office:value="161" calcext:value-type="float">
            <text:p>161</text:p>
          </table:table-cell>
          <table:table-cell table:style-name="ce193" table:formula="of:=SUMIF([$Partite.$D$2:$Partite.$D$49];[.D39];[$Partite.$P$2:$Partite.$P$49])+SUMIF([$Partite.$F$2:$Partite.$F$49];[.D39];[$Partite.$V$2:$Partite.$V$49])" office:value-type="float" office:value="179" calcext:value-type="float">
            <text:p>179</text:p>
          </table:table-cell>
          <table:table-cell table:style-name="ce193" table:formula="of:=SUMIF([$Partite.$D$2:$Partite.$D$49];[.D39];[$Partite.$Q$2:$Partite.$Q$49])+SUMIF([$Partite.$F$2:$Partite.$F$49];[.D39];[$Partite.$W$2:$Partite.$W$49])" office:value-type="float" office:value="-18" calcext:value-type="float">
            <text:p>-18</text:p>
          </table:table-cell>
          <table:table-cell table:style-name="ce193" table:formula="of:=IF([.I39]=[.I40];[$Partite.O41];0)" office:value-type="float" office:value="0" calcext:value-type="float">
            <text:p>0</text:p>
          </table:table-cell>
          <table:table-cell table:style-name="ce193" table:formula="of:=IF([.I39]=[.I41];[$Partite.O42];0)" office:value-type="float" office:value="0" calcext:value-type="float">
            <text:p>0</text:p>
          </table:table-cell>
          <table:table-cell table:style-name="ce193" table:formula="of:=IF([.I39]=[.I38];[$Partite.U38];0)" office:value-type="float" office:value="0" calcext:value-type="float">
            <text:p>0</text:p>
          </table:table-cell>
          <table:table-cell table:style-name="ce196" table:formula="of:=IF([.F39]=[.F40];[$Partite.Q41])" office:value-type="float" office:value="0" calcext:value-type="float">
            <text:p>+0</text:p>
          </table:table-cell>
          <table:table-cell table:style-name="ce196" table:formula="of:=IF([.I39]=[.I41];[$Partite.Q42];0)" office:value-type="float" office:value="0" calcext:value-type="float">
            <text:p>+0</text:p>
          </table:table-cell>
          <table:table-cell table:style-name="ce196" table:formula="of:=IF([.I39]=[.I38];[$Partite.W38];0)" office:value-type="float" office:value="0" calcext:value-type="float">
            <text:p>+0</text:p>
          </table:table-cell>
          <table:table-cell table:style-name="ce136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Parametri.A$6:$Parametri.D$37];MATCH(1;([$Parametri.C$6:$Parametri.C$37]=[.$B40])*([$Parametri.D$6:$Parametri.D$37]=[.$C40]);0);2)&amp;&quot; (&quot;&amp;INDEX([$Parametri.A$6:$Parametri.D$37];MATCH(1;([$Parametri.C$6:$Parametri.C$37]=[.$B40])*([$Parametri.D$6:$Parametri.D$37]=[.$C40]);0);1)&amp;&quot;)&quot;;&quot;DA SISTEMARE&quot;)" office:value-type="string" office:string-value="Muli (27)" calcext:value-type="string">
            <text:p>Muli (27)</text:p>
          </table:table-cell>
          <table:table-cell table:style-name="ce193" table:formula="of:=[.F40]+[.G40]+[.H40]" office:value-type="float" office:value="3" calcext:value-type="float">
            <text:p>3</text:p>
          </table:table-cell>
          <table:table-cell table:style-name="ce193" table:formula="of:=SUMIF([$Partite.$D$2:$Partite.$D$49];[.D40];[$Partite.$L$2:$Partite.$L$49])+SUMIF([$Partite.$F$2:$Partite.$F$49];[.D40];[$Partite.$R$2:$Partite.$R$49])" office:value-type="float" office:value="1" calcext:value-type="float">
            <text:p>1</text:p>
          </table:table-cell>
          <table:table-cell table:style-name="ce193" table:formula="of:=SUMIF([$Partite.$D$2:$Partite.$D$49];[.D40];[$Partite.$M$2:$Partite.$M$49])+SUMIF([$Partite.$F$2:$Partite.$F$49];[.D40];[$Partite.$S$2:$Partite.$S$49])" office:value-type="float" office:value="2" calcext:value-type="float">
            <text:p>2</text:p>
          </table:table-cell>
          <table:table-cell table:style-name="ce193" table:formula="of:=SUMIF([$Partite.$D$2:$Partite.$D$49];[.D40];[$Partite.$N$2:$Partite.$N$49])+SUMIF([$Partite.$F$2:$Partite.$F$49];[.D40];[$Partite.$T$2:$Partite.$T$49])" office:value-type="float" office:value="0" calcext:value-type="float">
            <text:p>0</text:p>
          </table:table-cell>
          <table:table-cell table:style-name="ce193" table:formula="of:=2*[.F40]+1*[.G40]+0*[.H40]" office:value-type="float" office:value="4" calcext:value-type="float">
            <text:p>4</text:p>
          </table:table-cell>
          <table:table-cell table:style-name="ce193" table:formula="of:=SUMIF([$Partite.$D$2:$Partite.$D$49];[.D40];[$Partite.$O$2:$Partite.$O$49])+SUMIF([$Partite.$F$2:$Partite.$F$49];[.D40];[$Partite.$U$2:$Partite.$U$49])" office:value-type="float" office:value="143" calcext:value-type="float">
            <text:p>143</text:p>
          </table:table-cell>
          <table:table-cell table:style-name="ce193" table:formula="of:=SUMIF([$Partite.$D$2:$Partite.$D$49];[.D40];[$Partite.$P$2:$Partite.$P$49])+SUMIF([$Partite.$F$2:$Partite.$F$49];[.D40];[$Partite.$V$2:$Partite.$V$49])" office:value-type="float" office:value="192" calcext:value-type="float">
            <text:p>192</text:p>
          </table:table-cell>
          <table:table-cell table:style-name="ce193" table:formula="of:=SUMIF([$Partite.$D$2:$Partite.$D$49];[.D40];[$Partite.$Q$2:$Partite.$Q$49])+SUMIF([$Partite.$F$2:$Partite.$F$49];[.D40];[$Partite.$W$2:$Partite.$W$49])" office:value-type="float" office:value="-49" calcext:value-type="float">
            <text:p>-49</text:p>
          </table:table-cell>
          <table:table-cell table:style-name="ce193" table:formula="of:=IF([.I40]=[.I41];[$Partite.O43];0)" office:value-type="float" office:value="0" calcext:value-type="float">
            <text:p>0</text:p>
          </table:table-cell>
          <table:table-cell table:style-name="ce193" table:formula="of:=IF([.I40]=[.I38];[$Partite.U39];0)" office:value-type="float" office:value="0" calcext:value-type="float">
            <text:p>0</text:p>
          </table:table-cell>
          <table:table-cell table:style-name="ce193" table:formula="of:=IF([.I40]=[.I39];[$Partite.U41];0)" office:value-type="float" office:value="0" calcext:value-type="float">
            <text:p>0</text:p>
          </table:table-cell>
          <table:table-cell table:style-name="ce196" table:formula="of:=IF([.I40]=[.I41];[$Partite.Q43];0)" office:value-type="float" office:value="0" calcext:value-type="float">
            <text:p>+0</text:p>
          </table:table-cell>
          <table:table-cell table:style-name="ce196" table:formula="of:=IF([.D40]=[.D38];[$Partite.W39];0)" office:value-type="float" office:value="0" calcext:value-type="float">
            <text:p>+0</text:p>
          </table:table-cell>
          <table:table-cell table:style-name="ce196" table:formula="of:=IF([.I40]=[.I39];[$Partite.W41];0)" office:value-type="float" office:value="0" calcext:value-type="float">
            <text:p>+0</text:p>
          </table:table-cell>
          <table:table-cell table:style-name="ce136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384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Parametri.A$6:$Parametri.D$37];MATCH(1;([$Parametri.C$6:$Parametri.C$37]=[.$B41])*([$Parametri.D$6:$Parametri.D$37]=[.$C41]);0);2)&amp;&quot; (&quot;&amp;INDEX([$Parametri.A$6:$Parametri.D$37];MATCH(1;([$Parametri.C$6:$Parametri.C$37]=[.$B41])*([$Parametri.D$6:$Parametri.D$37]=[.$C41]);0);1)&amp;&quot;)&quot;;&quot;DA SISTEMARE&quot;)" office:value-type="string" office:string-value="Orche (28)" calcext:value-type="string">
            <text:p>Orche (28)</text:p>
          </table:table-cell>
          <table:table-cell table:style-name="ce194" table:formula="of:=[.F41]+[.G41]+[.H41]" office:value-type="float" office:value="3" calcext:value-type="float">
            <text:p>3</text:p>
          </table:table-cell>
          <table:table-cell table:style-name="ce194" table:formula="of:=SUMIF([$Partite.$D$2:$Partite.$D$49];[.D41];[$Partite.$L$2:$Partite.$L$49])+SUMIF([$Partite.$F$2:$Partite.$F$49];[.D41];[$Partite.$R$2:$Partite.$R$49])" office:value-type="float" office:value="2" calcext:value-type="float">
            <text:p>2</text:p>
          </table:table-cell>
          <table:table-cell table:style-name="ce194" table:formula="of:=SUMIF([$Partite.$D$2:$Partite.$D$49];[.D41];[$Partite.$M$2:$Partite.$M$49])+SUMIF([$Partite.$F$2:$Partite.$F$49];[.D41];[$Partite.$S$2:$Partite.$S$49])" office:value-type="float" office:value="1" calcext:value-type="float">
            <text:p>1</text:p>
          </table:table-cell>
          <table:table-cell table:style-name="ce194" table:formula="of:=SUMIF([$Partite.$D$2:$Partite.$D$49];[.D41];[$Partite.$N$2:$Partite.$N$49])+SUMIF([$Partite.$F$2:$Partite.$F$49];[.D41];[$Partite.$T$2:$Partite.$T$49])" office:value-type="float" office:value="0" calcext:value-type="float">
            <text:p>0</text:p>
          </table:table-cell>
          <table:table-cell table:style-name="ce194" table:formula="of:=2*[.F41]+1*[.G41]+0*[.H41]" office:value-type="float" office:value="5" calcext:value-type="float">
            <text:p>5</text:p>
          </table:table-cell>
          <table:table-cell table:style-name="ce194" table:formula="of:=SUMIF([$Partite.$D$2:$Partite.$D$49];[.D41];[$Partite.$O$2:$Partite.$O$49])+SUMIF([$Partite.$F$2:$Partite.$F$49];[.D41];[$Partite.$U$2:$Partite.$U$49])" office:value-type="float" office:value="183" calcext:value-type="float">
            <text:p>183</text:p>
          </table:table-cell>
          <table:table-cell table:style-name="ce194" table:formula="of:=SUMIF([$Partite.$D$2:$Partite.$D$49];[.D41];[$Partite.$P$2:$Partite.$P$49])+SUMIF([$Partite.$F$2:$Partite.$F$49];[.D41];[$Partite.$V$2:$Partite.$V$49])" office:value-type="float" office:value="131" calcext:value-type="float">
            <text:p>131</text:p>
          </table:table-cell>
          <table:table-cell table:style-name="ce194" table:formula="of:=SUMIF([$Partite.$D$2:$Partite.$D$49];[.D41];[$Partite.$Q$2:$Partite.$Q$49])+SUMIF([$Partite.$F$2:$Partite.$F$49];[.D41];[$Partite.$W$2:$Partite.$W$49])" office:value-type="float" office:value="52" calcext:value-type="float">
            <text:p>52</text:p>
          </table:table-cell>
          <table:table-cell table:style-name="ce194" table:formula="of:=IF([.I41]=[.I38];[$Partite.U40];0)" office:value-type="float" office:value="0" calcext:value-type="float">
            <text:p>0</text:p>
          </table:table-cell>
          <table:table-cell table:style-name="ce194" table:formula="of:=IF([.I41]=[.I39];[$Partite.U42];0)" office:value-type="float" office:value="0" calcext:value-type="float">
            <text:p>0</text:p>
          </table:table-cell>
          <table:table-cell table:style-name="ce194" table:formula="of:=IF([.I41]=[.I40];[$Partite.U43];0)" office:value-type="float" office:value="0" calcext:value-type="float">
            <text:p>0</text:p>
          </table:table-cell>
          <table:table-cell table:style-name="ce197" table:formula="of:=IF([.I41]=[.I38];[$Partite.W40];0)" office:value-type="float" office:value="0" calcext:value-type="float">
            <text:p>+0</text:p>
          </table:table-cell>
          <table:table-cell table:style-name="ce197" table:formula="of:=IF([.I41]=[.I38];[$Partite.W42];0)" office:value-type="float" office:value="0" calcext:value-type="float">
            <text:p>+0</text:p>
          </table:table-cell>
          <table:table-cell table:style-name="ce197" table:formula="of:=IF([.I41]=[.I40];[$Partite.W43];0)" office:value-type="float" office:value="0" calcext:value-type="float">
            <text:p>+0</text:p>
          </table:table-cell>
          <table:table-cell table:style-name="ce137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2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1" office:value-type="string" calcext:value-type="string">
            <text:p>Giocate</text:p>
          </table:table-cell>
          <table:table-cell table:style-name="ce191" office:value-type="string" calcext:value-type="string">
            <text:p>Vinte</text:p>
          </table:table-cell>
          <table:table-cell table:style-name="ce191" office:value-type="string" calcext:value-type="string">
            <text:p>Perse</text:p>
          </table:table-cell>
          <table:table-cell table:style-name="ce191" office:value-type="string" calcext:value-type="string">
            <text:p>Forfait</text:p>
          </table:table-cell>
          <table:table-cell table:style-name="ce191" office:value-type="string" calcext:value-type="string">
            <text:p>P.Class.</text:p>
          </table:table-cell>
          <table:table-cell table:style-name="ce191" office:value-type="string" calcext:value-type="string">
            <text:p>P.Gara Fatti</text:p>
          </table:table-cell>
          <table:table-cell table:style-name="ce191" office:value-type="string" calcext:value-type="string">
            <text:p>P.Gara Subiti</text:p>
          </table:table-cell>
          <table:table-cell table:style-name="ce191" office:value-type="string" calcext:value-type="string">
            <text:p>Diff.P.Gara</text:p>
          </table:table-cell>
          <table:table-cell table:style-name="ce191" table:number-columns-repeated="6"/>
          <table:table-cell table:style-name="ce128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Parametri.A$6:$Parametri.D$37];MATCH(1;([$Parametri.C$6:$Parametri.C$37]=[.$B44])*([$Parametri.D$6:$Parametri.D$37]=[.$C44]);0);2)&amp;&quot; (&quot;&amp;INDEX([$Parametri.A$6:$Parametri.D$37];MATCH(1;([$Parametri.C$6:$Parametri.C$37]=[.$B44])*([$Parametri.D$6:$Parametri.D$37]=[.$C44]);0);1)&amp;&quot;)&quot;;&quot;DA SISTEMARE&quot;)" office:value-type="string" office:string-value="Piranha (29)" calcext:value-type="string">
            <text:p>Piranha (29)</text:p>
          </table:table-cell>
          <table:table-cell table:style-name="ce192" table:formula="of:=[.F44]+[.G44]+[.H44]" office:value-type="float" office:value="3" calcext:value-type="float">
            <text:p>3</text:p>
          </table:table-cell>
          <table:table-cell table:style-name="ce192" table:formula="of:=SUMIF([$Partite.$D$2:$Partite.$D$49];[.D44];[$Partite.$L$2:$Partite.$L$49])+SUMIF([$Partite.$F$2:$Partite.$F$49];[.D44];[$Partite.$R$2:$Partite.$R$49])" office:value-type="float" office:value="2" calcext:value-type="float">
            <text:p>2</text:p>
          </table:table-cell>
          <table:table-cell table:style-name="ce192" table:formula="of:=SUMIF([$Partite.$D$2:$Partite.$D$49];[.D44];[$Partite.$M$2:$Partite.$M$49])+SUMIF([$Partite.$F$2:$Partite.$F$49];[.D44];[$Partite.$S$2:$Partite.$S$49])" office:value-type="float" office:value="1" calcext:value-type="float">
            <text:p>1</text:p>
          </table:table-cell>
          <table:table-cell table:style-name="ce192" table:formula="of:=SUMIF([$Partite.$D$2:$Partite.$D$49];[.D44];[$Partite.$N$2:$Partite.$N$49])+SUMIF([$Partite.$F$2:$Partite.$F$49];[.D44];[$Partite.$T$2:$Partite.$T$49])" office:value-type="float" office:value="0" calcext:value-type="float">
            <text:p>0</text:p>
          </table:table-cell>
          <table:table-cell table:style-name="ce192" table:formula="of:=2*[.F44]+1*[.G44]+0*[.H44]" office:value-type="float" office:value="5" calcext:value-type="float">
            <text:p>5</text:p>
          </table:table-cell>
          <table:table-cell table:style-name="ce192" table:formula="of:=SUMIF([$Partite.$D$2:$Partite.$D$49];[.D44];[$Partite.$O$2:$Partite.$O$49])+SUMIF([$Partite.$F$2:$Partite.$F$49];[.D44];[$Partite.$U$2:$Partite.$U$49])" office:value-type="float" office:value="189" calcext:value-type="float">
            <text:p>189</text:p>
          </table:table-cell>
          <table:table-cell table:style-name="ce192" table:formula="of:=SUMIF([$Partite.$D$2:$Partite.$D$49];[.D44];[$Partite.$P$2:$Partite.$P$49])+SUMIF([$Partite.$F$2:$Partite.$F$49];[.D44];[$Partite.$V$2:$Partite.$V$49])" office:value-type="float" office:value="215" calcext:value-type="float">
            <text:p>215</text:p>
          </table:table-cell>
          <table:table-cell table:style-name="ce192" table:formula="of:=SUMIF([$Partite.$D$2:$Partite.$D$49];[.D44];[$Partite.$Q$2:$Partite.$Q$49])+SUMIF([$Partite.$F$2:$Partite.$F$49];[.D44];[$Partite.$W$2:$Partite.$W$49])" office:value-type="float" office:value="-26" calcext:value-type="float">
            <text:p>-26</text:p>
          </table:table-cell>
          <table:table-cell table:style-name="ce192" table:formula="of:=IF([.I44]=[.I45];[$Partite.O44];0)" office:value-type="float" office:value="28" calcext:value-type="float">
            <text:p>28</text:p>
          </table:table-cell>
          <table:table-cell table:style-name="ce192" table:formula="of:=IF([.I44]=[.I46];[$Partite.O45];0)" office:value-type="float" office:value="0" calcext:value-type="float">
            <text:p>0</text:p>
          </table:table-cell>
          <table:table-cell table:style-name="ce192" table:formula="of:=IF([.I44]=[.I47];[$Partite.O46];0)" office:value-type="float" office:value="0" calcext:value-type="float">
            <text:p>0</text:p>
          </table:table-cell>
          <table:table-cell table:style-name="ce195" table:formula="of:=IF([.I44]=[.I45];[$Partite.Q44];0)" office:value-type="float" office:value="-65" calcext:value-type="float">
            <text:p>-65</text:p>
          </table:table-cell>
          <table:table-cell table:style-name="ce195" table:formula="of:=IF([.I44]=[.I46];[$Partite.Q45];0)" office:value-type="float" office:value="0" calcext:value-type="float">
            <text:p>+0</text:p>
          </table:table-cell>
          <table:table-cell table:style-name="ce195" table:formula="of:=IF([.I44]=[.I47];[$Partite.Q46];0)" office:value-type="float" office:value="0" calcext:value-type="float">
            <text:p>+0</text:p>
          </table:table-cell>
          <table:table-cell table:style-name="ce135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Parametri.A$6:$Parametri.D$37];MATCH(1;([$Parametri.C$6:$Parametri.C$37]=[.$B45])*([$Parametri.D$6:$Parametri.D$37]=[.$C45]);0);2)&amp;&quot; (&quot;&amp;INDEX([$Parametri.A$6:$Parametri.D$37];MATCH(1;([$Parametri.C$6:$Parametri.C$37]=[.$B45])*([$Parametri.D$6:$Parametri.D$37]=[.$C45]);0);1)&amp;&quot;)&quot;;&quot;DA SISTEMARE&quot;)" office:value-type="string" office:string-value="Scorpioni (30)" calcext:value-type="string">
            <text:p>Scorpioni (30)</text:p>
          </table:table-cell>
          <table:table-cell table:style-name="ce193" table:formula="of:=[.F45]+[.G45]+[.H45]" office:value-type="float" office:value="3" calcext:value-type="float">
            <text:p>3</text:p>
          </table:table-cell>
          <table:table-cell table:style-name="ce193" table:formula="of:=SUMIF([$Partite.$D$2:$Partite.$D$49];[.D45];[$Partite.$L$2:$Partite.$L$49])+SUMIF([$Partite.$F$2:$Partite.$F$49];[.D45];[$Partite.$R$2:$Partite.$R$49])" office:value-type="float" office:value="2" calcext:value-type="float">
            <text:p>2</text:p>
          </table:table-cell>
          <table:table-cell table:style-name="ce193" table:formula="of:=SUMIF([$Partite.$D$2:$Partite.$D$49];[.D45];[$Partite.$M$2:$Partite.$M$49])+SUMIF([$Partite.$F$2:$Partite.$F$49];[.D45];[$Partite.$S$2:$Partite.$S$49])" office:value-type="float" office:value="1" calcext:value-type="float">
            <text:p>1</text:p>
          </table:table-cell>
          <table:table-cell table:style-name="ce193" table:formula="of:=SUMIF([$Partite.$D$2:$Partite.$D$49];[.D45];[$Partite.$N$2:$Partite.$N$49])+SUMIF([$Partite.$F$2:$Partite.$F$49];[.D45];[$Partite.$T$2:$Partite.$T$49])" office:value-type="float" office:value="0" calcext:value-type="float">
            <text:p>0</text:p>
          </table:table-cell>
          <table:table-cell table:style-name="ce193" table:formula="of:=2*[.F45]+1*[.G45]+0*[.H45]" office:value-type="float" office:value="5" calcext:value-type="float">
            <text:p>5</text:p>
          </table:table-cell>
          <table:table-cell table:style-name="ce193" table:formula="of:=SUMIF([$Partite.$D$2:$Partite.$D$49];[.D45];[$Partite.$O$2:$Partite.$O$49])+SUMIF([$Partite.$F$2:$Partite.$F$49];[.D45];[$Partite.$U$2:$Partite.$U$49])" office:value-type="float" office:value="214" calcext:value-type="float">
            <text:p>214</text:p>
          </table:table-cell>
          <table:table-cell table:style-name="ce193" table:formula="of:=SUMIF([$Partite.$D$2:$Partite.$D$49];[.D45];[$Partite.$P$2:$Partite.$P$49])+SUMIF([$Partite.$F$2:$Partite.$F$49];[.D45];[$Partite.$V$2:$Partite.$V$49])" office:value-type="float" office:value="183" calcext:value-type="float">
            <text:p>183</text:p>
          </table:table-cell>
          <table:table-cell table:style-name="ce193" table:formula="of:=SUMIF([$Partite.$D$2:$Partite.$D$49];[.D45];[$Partite.$Q$2:$Partite.$Q$49])+SUMIF([$Partite.$F$2:$Partite.$F$49];[.D45];[$Partite.$W$2:$Partite.$W$49])" office:value-type="float" office:value="31" calcext:value-type="float">
            <text:p>31</text:p>
          </table:table-cell>
          <table:table-cell table:style-name="ce193" table:formula="of:=IF([.I45]=[.I46];[$Partite.O47];0)" office:value-type="float" office:value="0" calcext:value-type="float">
            <text:p>0</text:p>
          </table:table-cell>
          <table:table-cell table:style-name="ce193" table:formula="of:=IF([.I45]=[.I47];[$Partite.O48];0)" office:value-type="float" office:value="0" calcext:value-type="float">
            <text:p>0</text:p>
          </table:table-cell>
          <table:table-cell table:style-name="ce193" table:formula="of:=IF([.I45]=[.I44];[$Partite.U44];0)" office:value-type="float" office:value="93" calcext:value-type="float">
            <text:p>93</text:p>
          </table:table-cell>
          <table:table-cell table:style-name="ce196" table:formula="of:=IF([.F45]=[.F46];[$Partite.Q47])" office:value-type="float" office:value="0" calcext:value-type="float">
            <text:p>+0</text:p>
          </table:table-cell>
          <table:table-cell table:style-name="ce196" table:formula="of:=IF([.I45]=[.I47];[$Partite.Q48];0)" office:value-type="float" office:value="0" calcext:value-type="float">
            <text:p>+0</text:p>
          </table:table-cell>
          <table:table-cell table:style-name="ce196" table:formula="of:=IF([.I45]=[.I44];[$Partite.W44];0)" office:value-type="float" office:value="65" calcext:value-type="float">
            <text:p>+65</text:p>
          </table:table-cell>
          <table:table-cell table:style-name="ce136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Parametri.A$6:$Parametri.D$37];MATCH(1;([$Parametri.C$6:$Parametri.C$37]=[.$B46])*([$Parametri.D$6:$Parametri.D$37]=[.$C46]);0);2)&amp;&quot; (&quot;&amp;INDEX([$Parametri.A$6:$Parametri.D$37];MATCH(1;([$Parametri.C$6:$Parametri.C$37]=[.$B46])*([$Parametri.D$6:$Parametri.D$37]=[.$C46]);0);1)&amp;&quot;)&quot;;&quot;DA SISTEMARE&quot;)" office:value-type="string" office:string-value="Tonni (31)" calcext:value-type="string">
            <text:p>Tonni (31)</text:p>
          </table:table-cell>
          <table:table-cell table:style-name="ce193" table:formula="of:=[.F46]+[.G46]+[.H46]" office:value-type="float" office:value="3" calcext:value-type="float">
            <text:p>3</text:p>
          </table:table-cell>
          <table:table-cell table:style-name="ce193" table:formula="of:=SUMIF([$Partite.$D$2:$Partite.$D$49];[.D46];[$Partite.$L$2:$Partite.$L$49])+SUMIF([$Partite.$F$2:$Partite.$F$49];[.D46];[$Partite.$R$2:$Partite.$R$49])" office:value-type="float" office:value="1" calcext:value-type="float">
            <text:p>1</text:p>
          </table:table-cell>
          <table:table-cell table:style-name="ce193" table:formula="of:=SUMIF([$Partite.$D$2:$Partite.$D$49];[.D46];[$Partite.$M$2:$Partite.$M$49])+SUMIF([$Partite.$F$2:$Partite.$F$49];[.D46];[$Partite.$S$2:$Partite.$S$49])" office:value-type="float" office:value="2" calcext:value-type="float">
            <text:p>2</text:p>
          </table:table-cell>
          <table:table-cell table:style-name="ce193" table:formula="of:=SUMIF([$Partite.$D$2:$Partite.$D$49];[.D46];[$Partite.$N$2:$Partite.$N$49])+SUMIF([$Partite.$F$2:$Partite.$F$49];[.D46];[$Partite.$T$2:$Partite.$T$49])" office:value-type="float" office:value="0" calcext:value-type="float">
            <text:p>0</text:p>
          </table:table-cell>
          <table:table-cell table:style-name="ce193" table:formula="of:=2*[.F46]+1*[.G46]+0*[.H46]" office:value-type="float" office:value="4" calcext:value-type="float">
            <text:p>4</text:p>
          </table:table-cell>
          <table:table-cell table:style-name="ce193" table:formula="of:=SUMIF([$Partite.$D$2:$Partite.$D$49];[.D46];[$Partite.$O$2:$Partite.$O$49])+SUMIF([$Partite.$F$2:$Partite.$F$49];[.D46];[$Partite.$U$2:$Partite.$U$49])" office:value-type="float" office:value="185" calcext:value-type="float">
            <text:p>185</text:p>
          </table:table-cell>
          <table:table-cell table:style-name="ce193" table:formula="of:=SUMIF([$Partite.$D$2:$Partite.$D$49];[.D46];[$Partite.$P$2:$Partite.$P$49])+SUMIF([$Partite.$F$2:$Partite.$F$49];[.D46];[$Partite.$V$2:$Partite.$V$49])" office:value-type="float" office:value="183" calcext:value-type="float">
            <text:p>183</text:p>
          </table:table-cell>
          <table:table-cell table:style-name="ce193" table:formula="of:=SUMIF([$Partite.$D$2:$Partite.$D$49];[.D46];[$Partite.$Q$2:$Partite.$Q$49])+SUMIF([$Partite.$F$2:$Partite.$F$49];[.D46];[$Partite.$W$2:$Partite.$W$49])" office:value-type="float" office:value="2" calcext:value-type="float">
            <text:p>2</text:p>
          </table:table-cell>
          <table:table-cell table:style-name="ce193" table:formula="of:=IF([.I46]=[.I47];[$Partite.O49];0)" office:value-type="float" office:value="55" calcext:value-type="float">
            <text:p>55</text:p>
          </table:table-cell>
          <table:table-cell table:style-name="ce193" table:formula="of:=IF([.I46]=[.I44];[$Partite.U45];0)" office:value-type="float" office:value="0" calcext:value-type="float">
            <text:p>0</text:p>
          </table:table-cell>
          <table:table-cell table:style-name="ce193" table:formula="of:=IF([.I46]=[.I45];[$Partite.U47];0)" office:value-type="float" office:value="0" calcext:value-type="float">
            <text:p>0</text:p>
          </table:table-cell>
          <table:table-cell table:style-name="ce196" table:formula="of:=IF([.I46]=[.I47];[$Partite.Q49];0)" office:value-type="float" office:value="-14" calcext:value-type="float">
            <text:p>-14</text:p>
          </table:table-cell>
          <table:table-cell table:style-name="ce196" table:formula="of:=IF([.D46]=[.D44];[$Partite.W45];0)" office:value-type="float" office:value="0" calcext:value-type="float">
            <text:p>+0</text:p>
          </table:table-cell>
          <table:table-cell table:style-name="ce196" table:formula="of:=IF([.I46]=[.I45];[$Partite.W47];0)" office:value-type="float" office:value="0" calcext:value-type="float">
            <text:p>+0</text:p>
          </table:table-cell>
          <table:table-cell table:style-name="ce136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384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Parametri.A$6:$Parametri.D$37];MATCH(1;([$Parametri.C$6:$Parametri.C$37]=[.$B47])*([$Parametri.D$6:$Parametri.D$37]=[.$C47]);0);2)&amp;&quot; (&quot;&amp;INDEX([$Parametri.A$6:$Parametri.D$37];MATCH(1;([$Parametri.C$6:$Parametri.C$37]=[.$B47])*([$Parametri.D$6:$Parametri.D$37]=[.$C47]);0);1)&amp;&quot;)&quot;;&quot;DA SISTEMARE&quot;)" office:value-type="string" office:string-value="Zebre (32)" calcext:value-type="string">
            <text:p>Zebre (32)</text:p>
          </table:table-cell>
          <table:table-cell table:style-name="ce194" table:formula="of:=[.F47]+[.G47]+[.H47]" office:value-type="float" office:value="3" calcext:value-type="float">
            <text:p>3</text:p>
          </table:table-cell>
          <table:table-cell table:style-name="ce194" table:formula="of:=SUMIF([$Partite.$D$2:$Partite.$D$49];[.D47];[$Partite.$L$2:$Partite.$L$49])+SUMIF([$Partite.$F$2:$Partite.$F$49];[.D47];[$Partite.$R$2:$Partite.$R$49])" office:value-type="float" office:value="1" calcext:value-type="float">
            <text:p>1</text:p>
          </table:table-cell>
          <table:table-cell table:style-name="ce194" table:formula="of:=SUMIF([$Partite.$D$2:$Partite.$D$49];[.D47];[$Partite.$M$2:$Partite.$M$49])+SUMIF([$Partite.$F$2:$Partite.$F$49];[.D47];[$Partite.$S$2:$Partite.$S$49])" office:value-type="float" office:value="2" calcext:value-type="float">
            <text:p>2</text:p>
          </table:table-cell>
          <table:table-cell table:style-name="ce194" table:formula="of:=SUMIF([$Partite.$D$2:$Partite.$D$49];[.D47];[$Partite.$N$2:$Partite.$N$49])+SUMIF([$Partite.$F$2:$Partite.$F$49];[.D47];[$Partite.$T$2:$Partite.$T$49])" office:value-type="float" office:value="0" calcext:value-type="float">
            <text:p>0</text:p>
          </table:table-cell>
          <table:table-cell table:style-name="ce194" table:formula="of:=2*[.F47]+1*[.G47]+0*[.H47]" office:value-type="float" office:value="4" calcext:value-type="float">
            <text:p>4</text:p>
          </table:table-cell>
          <table:table-cell table:style-name="ce194" table:formula="of:=SUMIF([$Partite.$D$2:$Partite.$D$49];[.D47];[$Partite.$O$2:$Partite.$O$49])+SUMIF([$Partite.$F$2:$Partite.$F$49];[.D47];[$Partite.$U$2:$Partite.$U$49])" office:value-type="float" office:value="216" calcext:value-type="float">
            <text:p>216</text:p>
          </table:table-cell>
          <table:table-cell table:style-name="ce194" table:formula="of:=SUMIF([$Partite.$D$2:$Partite.$D$49];[.D47];[$Partite.$P$2:$Partite.$P$49])+SUMIF([$Partite.$F$2:$Partite.$F$49];[.D47];[$Partite.$V$2:$Partite.$V$49])" office:value-type="float" office:value="223" calcext:value-type="float">
            <text:p>223</text:p>
          </table:table-cell>
          <table:table-cell table:style-name="ce194" table:formula="of:=SUMIF([$Partite.$D$2:$Partite.$D$49];[.D47];[$Partite.$Q$2:$Partite.$Q$49])+SUMIF([$Partite.$F$2:$Partite.$F$49];[.D47];[$Partite.$W$2:$Partite.$W$49])" office:value-type="float" office:value="-7" calcext:value-type="float">
            <text:p>-7</text:p>
          </table:table-cell>
          <table:table-cell table:style-name="ce194" table:formula="of:=IF([.I47]=[.I44];[$Partite.U46];0)" office:value-type="float" office:value="0" calcext:value-type="float">
            <text:p>0</text:p>
          </table:table-cell>
          <table:table-cell table:style-name="ce194" table:formula="of:=IF([.I47]=[.I45];[$Partite.U48];0)" office:value-type="float" office:value="0" calcext:value-type="float">
            <text:p>0</text:p>
          </table:table-cell>
          <table:table-cell table:style-name="ce194" table:formula="of:=IF([.I47]=[.I46];[$Partite.U49];0)" office:value-type="float" office:value="69" calcext:value-type="float">
            <text:p>69</text:p>
          </table:table-cell>
          <table:table-cell table:style-name="ce197" table:formula="of:=IF([.I47]=[.I44];[$Partite.W46];0)" office:value-type="float" office:value="0" calcext:value-type="float">
            <text:p>+0</text:p>
          </table:table-cell>
          <table:table-cell table:style-name="ce197" table:formula="of:=IF([.I47]=[.I44];[$Partite.W48];0)" office:value-type="float" office:value="0" calcext:value-type="float">
            <text:p>+0</text:p>
          </table:table-cell>
          <table:table-cell table:style-name="ce197" table:formula="of:=IF([.I47]=[.I46];[$Partite.W49];0)" office:value-type="float" office:value="14" calcext:value-type="float">
            <text:p>+14</text:p>
          </table:table-cell>
          <table:table-cell table:style-name="ce137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8" table:visibility="collapse" table:default-cell-style-name="ce161"/>
        <table:table-column table:style-name="co29" table:default-cell-style-name="ce435"/>
        <table:table-column table:style-name="co30" table:default-cell-style-name="ce447"/>
        <table:table-column table:style-name="co31" table:default-cell-style-name="ce459"/>
        <table:table-column table:style-name="co32" table:number-columns-repeated="2" table:default-cell-style-name="ce473"/>
        <table:table-column table:style-name="co31" table:default-cell-style-name="ce490"/>
        <table:table-column table:style-name="co33" table:default-cell-style-name="ce473"/>
        <table:table-column table:style-name="co34" table:default-cell-style-name="ce473"/>
        <table:table-column table:style-name="co35" table:default-cell-style-name="ce498"/>
        <table:table-column table:style-name="co11" table:default-cell-style-name="ce497"/>
        <table:table-column table:style-name="co36" table:default-cell-style-name="ce497"/>
        <table:table-column table:style-name="co37" table:default-cell-style-name="ce473"/>
        <table:table-column table:style-name="co36" table:default-cell-style-name="ce473"/>
        <table:table-column table:style-name="co38" table:default-cell-style-name="ce473"/>
        <table:table-column table:style-name="co39" table:default-cell-style-name="ce473"/>
        <table:table-column table:style-name="co40" table:number-columns-repeated="2" table:default-cell-style-name="ce473"/>
        <table:table-column table:style-name="co41" table:default-cell-style-name="ce473"/>
        <table:table-column table:style-name="co42" table:default-cell-style-name="ce497"/>
        <table:table-column table:style-name="co43" table:default-cell-style-name="ce497"/>
        <table:table-column table:style-name="co44" table:default-cell-style-name="ce498"/>
        <table:table-column table:style-name="co45" table:default-cell-style-name="ce649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7" table:number-columns-repeated="13" table:default-cell-style-name="ce498"/>
        <table:table-column table:style-name="co48" table:number-columns-repeated="49" table:default-cell-style-name="ce497"/>
        <table:table-column table:style-name="co49" table:default-cell-style-name="ce497"/>
        <table:table-column table:style-name="co50" table:default-cell-style-name="ce497"/>
        <table:table-column table:style-name="co50" table:number-columns-repeated="8" table:default-cell-style-name="ce473"/>
        <table:table-column table:style-name="co48" table:number-columns-repeated="2" table:default-cell-style-name="ce497"/>
        <table:table-row table:style-name="ro3">
          <table:table-cell table:style-name="ce201"/>
          <table:table-cell table:style-name="ce166" table:formula="of:=[$Parametri.C1]&amp;&quot; &quot;&amp;[$Parametri.C2]" office:value-type="string" office:string-value="Torneo dell’Estate 2021" calcext:value-type="string" table:number-columns-spanned="8" table:number-rows-spanned="2">
            <text:p>Torneo dell’Estate 2021</text:p>
          </table:table-cell>
          <table:covered-table-cell table:number-columns-repeated="7" table:style-name="ce208"/>
          <table:table-cell table:style-name="ce208" table:number-columns-repeated="11"/>
          <table:table-cell table:style-name="ce623"/>
          <table:table-cell table:style-name="ce669" table:formula="of:=[$Parametri.C1]&amp;&quot; &quot;&amp;[$Parametri.C2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441"/>
          <table:covered-table-cell table:number-columns-repeated="7" table:style-name="ce691"/>
          <table:table-cell table:style-name="ce496" table:number-columns-repeated="13"/>
          <table:table-cell table:style-name="ce626" table:number-columns-repeated="61"/>
        </table:table-row>
        <table:table-row table:style-name="ro4">
          <table:table-cell table:style-name="ce202"/>
          <table:covered-table-cell table:number-columns-repeated="8" table:style-name="ce208"/>
          <table:table-cell table:style-name="ce208" table:number-columns-repeated="11"/>
          <table:table-cell table:style-name="ce623"/>
          <table:covered-table-cell table:number-columns-repeated="11" table:style-name="ce441"/>
          <table:covered-table-cell table:number-columns-repeated="7" table:style-name="ce691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202"/>
          <table:table-cell table:style-name="ce209" office:value-type="string" calcext:value-type="string" table:number-columns-spanned="7" table:number-rows-spanned="1">
            <text:p>Fase a Gironi</text:p>
          </table:table-cell>
          <table:covered-table-cell table:number-columns-repeated="5" table:style-name="ce173"/>
          <table:covered-table-cell table:style-name="ce209"/>
          <table:table-cell table:style-name="ce209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440" office:value-type="string" calcext:value-type="string">
            <text:p>N.</text:p>
          </table:table-cell>
          <table:table-cell table:style-name="ce440" office:value-type="string" calcext:value-type="string">
            <text:p>Data</text:p>
          </table:table-cell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40" office:value-type="string" calcext:value-type="string">
            <text:p>Campo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178" office:value-type="float" office:value="1" calcext:value-type="float">
            <text:p>1</text:p>
          </table:table-cell>
          <table:table-cell table:style-name="ce210" office:value-type="date" office:date-value="2021-06-07" calcext:value-type="date">
            <text:p>lun 7 giu</text:p>
          </table:table-cell>
          <table:table-cell table:style-name="ce214" office:value-type="time" office:time-value="PT16H00M00S" calcext:value-type="time">
            <text:p>16:00</text:p>
          </table:table-cell>
          <table:table-cell table:style-name="ce178" table:formula="of:=IF([.$A5]=&quot;&quot;;&quot;&quot;;VLOOKUP([.$A5];PARTITE_GIRONI;4;0))" office:value-type="string" office:string-value="Leoni (1)" calcext:value-type="string">
            <text:p>Leoni (1)</text:p>
          </table:table-cell>
          <table:table-cell table:style-name="ce182" table:number-columns-repeated="2"/>
          <table:table-cell table:style-name="ce178" table:formula="of:=IF([.$A5]=&quot;&quot;;&quot;&quot;;VLOOKUP([.$A5];PARTITE_GIRONI;6;0))" office:value-type="string" office:string-value="Pantere (2)" calcext:value-type="string">
            <text:p>Pantere (2)</text:p>
          </table:table-cell>
          <table:table-cell table:style-name="ce178" table:formula="of:=IF([.$A5]=&quot;&quot;;&quot;&quot;;VLOOKUP([.$A5];PARTITE_GIRONI;2;0))" office:value-type="string" office:string-value="A" calcext:value-type="string">
            <text:p>A</text:p>
          </table:table-cell>
          <table:table-cell table:style-name="ce491" table:formula="of:=IF([.$A5]=&quot;&quot;;&quot;&quot;;VLOOKUP([.$A5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1" table:formula="of:=VLOOKUP(ROW()-4;CLASSIFICA_GIRONE_A;4;0)" office:value-type="string" office:string-value="Leoni (1)" calcext:value-type="string">
            <text:p>Leoni (1)</text:p>
          </table:table-cell>
          <table:table-cell table:style-name="ce531" table:formula="of:=VLOOKUP(ROW()-4;CLASSIFICA_GIRONE_A;5;0)" office:value-type="float" office:value="3" calcext:value-type="float">
            <text:p>3</text:p>
          </table:table-cell>
          <table:table-cell table:style-name="ce531" table:formula="of:=VLOOKUP(ROW()-4;CLASSIFICA_GIRONE_A;6;0)" office:value-type="float" office:value="2" calcext:value-type="float">
            <text:p>2</text:p>
          </table:table-cell>
          <table:table-cell table:style-name="ce531" table:formula="of:=VLOOKUP(ROW()-4;CLASSIFICA_GIRONE_A;7;0)" office:value-type="float" office:value="1" calcext:value-type="float">
            <text:p>1</text:p>
          </table:table-cell>
          <table:table-cell table:style-name="ce531" table:formula="of:=VLOOKUP(ROW()-4;CLASSIFICA_GIRONE_A;8;0)" office:value-type="float" office:value="0" calcext:value-type="float">
            <text:p>0</text:p>
          </table:table-cell>
          <table:table-cell table:style-name="ce531" table:formula="of:=VLOOKUP(ROW()-4;CLASSIFICA_GIRONE_A;9;0)" office:value-type="float" office:value="5" calcext:value-type="float">
            <text:p>5</text:p>
          </table:table-cell>
          <table:table-cell table:style-name="ce531" table:formula="of:=VLOOKUP(ROW()-4;CLASSIFICA_GIRONE_A;10;0)" office:value-type="float" office:value="187" calcext:value-type="float">
            <text:p>187</text:p>
          </table:table-cell>
          <table:table-cell table:style-name="ce531" table:formula="of:=VLOOKUP(ROW()-4;CLASSIFICA_GIRONE_A;11;0)" office:value-type="float" office:value="153" calcext:value-type="float">
            <text:p>153</text:p>
          </table:table-cell>
          <table:table-cell table:style-name="ce594" table:formula="of:=VLOOKUP(ROW()-4;CLASSIFICA_GIRONE_A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179" office:value-type="float" office:value="6" calcext:value-type="float">
            <text:p>6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6]=&quot;&quot;;&quot;&quot;;VLOOKUP([.$A6];PARTITE_GIRONI;4;0))" office:value-type="string" office:string-value="Tigri (3)" calcext:value-type="string">
            <text:p>Tigri (3)</text:p>
          </table:table-cell>
          <table:table-cell table:style-name="ce183"/>
          <table:table-cell table:style-name="ce186"/>
          <table:table-cell table:style-name="ce188" table:formula="of:=IF([.$A6]=&quot;&quot;;&quot;&quot;;VLOOKUP([.$A6];PARTITE_GIRONI;6;0))" office:value-type="string" office:string-value="Ghepardi (4)" calcext:value-type="string">
            <text:p>Ghepardi (4)</text:p>
          </table:table-cell>
          <table:table-cell table:style-name="ce492" table:formula="of:=IF([.$A6]=&quot;&quot;;&quot;&quot;;VLOOKUP([.$A6];PARTITE_GIRONI;2;0))" office:value-type="string" office:string-value="A" calcext:value-type="string">
            <text:p>A</text:p>
          </table:table-cell>
          <table:table-cell table:style-name="ce492" table:formula="of:=IF([.$A6]=&quot;&quot;;&quot;&quot;;VLOOKUP([.$A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2" table:formula="of:=VLOOKUP(ROW()-4;CLASSIFICA_GIRONE_A;4;0)" office:value-type="string" office:string-value="Pantere (2)" calcext:value-type="string">
            <text:p>Pantere (2)</text:p>
          </table:table-cell>
          <table:table-cell table:style-name="ce532" table:formula="of:=VLOOKUP(ROW()-4;CLASSIFICA_GIRONE_A;5;0)" office:value-type="float" office:value="3" calcext:value-type="float">
            <text:p>3</text:p>
          </table:table-cell>
          <table:table-cell table:style-name="ce564" table:formula="of:=VLOOKUP(ROW()-4;CLASSIFICA_GIRONE_A;6;0)" office:value-type="float" office:value="2" calcext:value-type="float">
            <text:p>2</text:p>
          </table:table-cell>
          <table:table-cell table:style-name="ce564" table:formula="of:=VLOOKUP(ROW()-4;CLASSIFICA_GIRONE_A;7;0)" office:value-type="float" office:value="1" calcext:value-type="float">
            <text:p>1</text:p>
          </table:table-cell>
          <table:table-cell table:style-name="ce564" table:formula="of:=VLOOKUP(ROW()-4;CLASSIFICA_GIRONE_A;8;0)" office:value-type="float" office:value="0" calcext:value-type="float">
            <text:p>0</text:p>
          </table:table-cell>
          <table:table-cell table:style-name="ce564" table:formula="of:=VLOOKUP(ROW()-4;CLASSIFICA_GIRONE_A;9;0)" office:value-type="float" office:value="5" calcext:value-type="float">
            <text:p>5</text:p>
          </table:table-cell>
          <table:table-cell table:style-name="ce564" table:formula="of:=VLOOKUP(ROW()-4;CLASSIFICA_GIRONE_A;10;0)" office:value-type="float" office:value="199" calcext:value-type="float">
            <text:p>199</text:p>
          </table:table-cell>
          <table:table-cell table:style-name="ce564" table:formula="of:=VLOOKUP(ROW()-4;CLASSIFICA_GIRONE_A;11;0)" office:value-type="float" office:value="123" calcext:value-type="float">
            <text:p>123</text:p>
          </table:table-cell>
          <table:table-cell table:style-name="ce595" table:formula="of:=VLOOKUP(ROW()-4;CLASSIFICA_GIRONE_A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9:00</text:p>
          </table:table-cell>
          <table:covered-table-cell table:style-name="ce453"/>
          <table:covered-table-cell table:style-name="ce426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79" office:value-type="float" office:value="7" calcext:value-type="float">
            <text:p>7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7]=&quot;&quot;;&quot;&quot;;VLOOKUP([.$A7];PARTITE_GIRONI;4;0))" office:value-type="string" office:string-value="Giaguari (5)" calcext:value-type="string">
            <text:p>Giaguari (5)</text:p>
          </table:table-cell>
          <table:table-cell table:style-name="ce183"/>
          <table:table-cell table:style-name="ce186"/>
          <table:table-cell table:style-name="ce188" table:formula="of:=IF([.$A7]=&quot;&quot;;&quot;&quot;;VLOOKUP([.$A7];PARTITE_GIRONI;6;0))" office:value-type="string" office:string-value="Puma (6)" calcext:value-type="string">
            <text:p>Puma (6)</text:p>
          </table:table-cell>
          <table:table-cell table:style-name="ce492" table:formula="of:=IF([.$A7]=&quot;&quot;;&quot;&quot;;VLOOKUP([.$A7];PARTITE_GIRONI;2;0))" office:value-type="string" office:string-value="B" calcext:value-type="string">
            <text:p>B</text:p>
          </table:table-cell>
          <table:table-cell table:style-name="ce492" table:formula="of:=IF([.$A7]=&quot;&quot;;&quot;&quot;;VLOOKUP([.$A7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CLASSIFICA_GIRONE_A;4;0)" office:value-type="string" office:string-value="Tigri (3)" calcext:value-type="string">
            <text:p>Tigri (3)</text:p>
          </table:table-cell>
          <table:table-cell table:style-name="ce533" table:formula="of:=VLOOKUP(ROW()-4;CLASSIFICA_GIRONE_A;5;0)" office:value-type="float" office:value="3" calcext:value-type="float">
            <text:p>3</text:p>
          </table:table-cell>
          <table:table-cell table:style-name="ce565" table:formula="of:=VLOOKUP(ROW()-4;CLASSIFICA_GIRONE_A;6;0)" office:value-type="float" office:value="1" calcext:value-type="float">
            <text:p>1</text:p>
          </table:table-cell>
          <table:table-cell table:style-name="ce584" table:formula="of:=VLOOKUP(ROW()-4;CLASSIFICA_GIRONE_A;7;0)" office:value-type="float" office:value="2" calcext:value-type="float">
            <text:p>2</text:p>
          </table:table-cell>
          <table:table-cell table:style-name="ce589" table:formula="of:=VLOOKUP(ROW()-4;CLASSIFICA_GIRONE_A;8;0)" office:value-type="float" office:value="0" calcext:value-type="float">
            <text:p>0</text:p>
          </table:table-cell>
          <table:table-cell table:style-name="ce589" table:formula="of:=VLOOKUP(ROW()-4;CLASSIFICA_GIRONE_A;9;0)" office:value-type="float" office:value="4" calcext:value-type="float">
            <text:p>4</text:p>
          </table:table-cell>
          <table:table-cell table:style-name="ce589" table:formula="of:=VLOOKUP(ROW()-4;CLASSIFICA_GIRONE_A;10;0)" office:value-type="float" office:value="131" calcext:value-type="float">
            <text:p>131</text:p>
          </table:table-cell>
          <table:table-cell table:style-name="ce589" table:formula="of:=VLOOKUP(ROW()-4;CLASSIFICA_GIRONE_A;11;0)" office:value-type="float" office:value="231" calcext:value-type="float">
            <text:p>231</text:p>
          </table:table-cell>
          <table:table-cell table:style-name="ce596" table:formula="of:=VLOOKUP(ROW()-4;CLASSIFICA_GIRONE_A;12;0)" office:value-type="float" office:value="-100" calcext:value-type="float">
            <text:p>-100</text:p>
          </table:table-cell>
          <table:table-cell table:style-name="ce621"/>
          <table:table-cell table:style-name="ce625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636" table:formula="of:=[.K5]" office:value-type="string" office:string-value="Leoni (1)" calcext:value-type="string">
            <text:p>Leoni (1)</text:p>
          </table:table-cell>
          <table:table-cell table:style-name="ce427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79" office:value-type="float" office:value="12" calcext:value-type="float">
            <text:p>12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8]=&quot;&quot;;&quot;&quot;;VLOOKUP([.$A8];PARTITE_GIRONI;4;0))" office:value-type="string" office:string-value="Linci (7)" calcext:value-type="string">
            <text:p>Linci (7)</text:p>
          </table:table-cell>
          <table:table-cell table:style-name="ce183"/>
          <table:table-cell table:style-name="ce186"/>
          <table:table-cell table:style-name="ce188" table:formula="of:=IF([.$A8]=&quot;&quot;;&quot;&quot;;VLOOKUP([.$A8];PARTITE_GIRONI;6;0))" office:value-type="string" office:string-value="Serval (8)" calcext:value-type="string">
            <text:p>Serval (8)</text:p>
          </table:table-cell>
          <table:table-cell table:style-name="ce492" table:formula="of:=IF([.$A8]=&quot;&quot;;&quot;&quot;;VLOOKUP([.$A8];PARTITE_GIRONI;2;0))" office:value-type="string" office:string-value="B" calcext:value-type="string">
            <text:p>B</text:p>
          </table:table-cell>
          <table:table-cell table:style-name="ce492" table:formula="of:=IF([.$A8]=&quot;&quot;;&quot;&quot;;VLOOKUP([.$A8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CLASSIFICA_GIRONE_A;4;0)" office:value-type="string" office:string-value="Ghepardi (4)" calcext:value-type="string">
            <text:p>Ghepardi (4)</text:p>
          </table:table-cell>
          <table:table-cell table:style-name="ce534" table:formula="of:=VLOOKUP(ROW()-4;CLASSIFICA_GIRONE_A;5;0)" office:value-type="float" office:value="3" calcext:value-type="float">
            <text:p>3</text:p>
          </table:table-cell>
          <table:table-cell table:style-name="ce566" table:formula="of:=VLOOKUP(ROW()-4;CLASSIFICA_GIRONE_A;6;0)" office:value-type="float" office:value="1" calcext:value-type="float">
            <text:p>1</text:p>
          </table:table-cell>
          <table:table-cell table:style-name="ce584" table:formula="of:=VLOOKUP(ROW()-4;CLASSIFICA_GIRONE_A;7;0)" office:value-type="float" office:value="2" calcext:value-type="float">
            <text:p>2</text:p>
          </table:table-cell>
          <table:table-cell table:style-name="ce589" table:formula="of:=VLOOKUP(ROW()-4;CLASSIFICA_GIRONE_A;8;0)" office:value-type="float" office:value="0" calcext:value-type="float">
            <text:p>0</text:p>
          </table:table-cell>
          <table:table-cell table:style-name="ce589" table:formula="of:=VLOOKUP(ROW()-4;CLASSIFICA_GIRONE_A;9;0)" office:value-type="float" office:value="4" calcext:value-type="float">
            <text:p>4</text:p>
          </table:table-cell>
          <table:table-cell table:style-name="ce589" table:formula="of:=VLOOKUP(ROW()-4;CLASSIFICA_GIRONE_A;10;0)" office:value-type="float" office:value="151" calcext:value-type="float">
            <text:p>151</text:p>
          </table:table-cell>
          <table:table-cell table:style-name="ce589" table:formula="of:=VLOOKUP(ROW()-4;CLASSIFICA_GIRONE_A;11;0)" office:value-type="float" office:value="161" calcext:value-type="float">
            <text:p>161</text:p>
          </table:table-cell>
          <table:table-cell table:style-name="ce596" table:formula="of:=VLOOKUP(ROW()-4;CLASSIFICA_GIRONE_A;12;0)" office:value-type="float" office:value="-10" calcext:value-type="float">
            <text:p>-10</text:p>
          </table:table-cell>
          <table:table-cell table:style-name="ce621"/>
          <table:table-cell table:style-name="ce625"/>
          <table:covered-table-cell table:style-name="ce448"/>
          <table:table-cell table:style-name="ce637" table:formula="of:=[.K16]" office:value-type="string" office:string-value="Ippopotami (11)" calcext:value-type="string">
            <text:p>Ippopotami (11)</text:p>
          </table:table-cell>
          <table:table-cell table:style-name="ce615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179" office:value-type="float" office:value="13" calcext:value-type="float">
            <text:p>13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9]=&quot;&quot;;&quot;&quot;;VLOOKUP([.$A9];PARTITE_GIRONI;4;0))" office:value-type="string" office:string-value="Elefanti (9)" calcext:value-type="string">
            <text:p>Elefanti (9)</text:p>
          </table:table-cell>
          <table:table-cell table:style-name="ce183"/>
          <table:table-cell table:style-name="ce186"/>
          <table:table-cell table:style-name="ce188" table:formula="of:=IF([.$A9]=&quot;&quot;;&quot;&quot;;VLOOKUP([.$A9];PARTITE_GIRONI;6;0))" office:value-type="string" office:string-value="Giraffe (10)" calcext:value-type="string">
            <text:p>Giraffe (10)</text:p>
          </table:table-cell>
          <table:table-cell table:style-name="ce492" table:formula="of:=IF([.$A9]=&quot;&quot;;&quot;&quot;;VLOOKUP([.$A9];PARTITE_GIRONI;2;0))" office:value-type="string" office:string-value="C" calcext:value-type="string">
            <text:p>C</text:p>
          </table:table-cell>
          <table:table-cell table:style-name="ce492" table:formula="of:=IF([.$A9]=&quot;&quot;;&quot;&quot;;VLOOKUP([.$A9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60"/>
          <table:table-cell table:style-name="ce626"/>
          <table:table-cell table:style-name="ce665" table:formula="of:=[.V35]+1" office:value-type="float" office:value="57" calcext:value-type="float" table:number-columns-spanned="1" table:number-rows-spanned="2">
            <text:p>57</text:p>
          </table:table-cell>
          <table:table-cell table:style-name="ce667" table:formula="of:=IF([.X7]&amp;[.X8]=&quot;&quot;;&quot;Vincente &quot;&amp;[.V7];IF([.X7]&gt;[.X8];[.W7];[.W8]))" office:value-type="string" office:string-value="Vincente 49" calcext:value-type="string">
            <text:p>Vincente 49</text:p>
          </table:table-cell>
          <table:table-cell table:style-name="ce733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8" calcext:value-type="float">
            <text:p>18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0]=&quot;&quot;;&quot;&quot;;VLOOKUP([.$A10];PARTITE_GIRONI;4;0))" office:value-type="string" office:string-value="Ippopotami (11)" calcext:value-type="string">
            <text:p>Ippopotami (11)</text:p>
          </table:table-cell>
          <table:table-cell table:style-name="ce183"/>
          <table:table-cell table:style-name="ce186"/>
          <table:table-cell table:style-name="ce188" table:formula="of:=IF([.$A10]=&quot;&quot;;&quot;&quot;;VLOOKUP([.$A10];PARTITE_GIRONI;6;0))" office:value-type="string" office:string-value="Iguane (12)" calcext:value-type="string">
            <text:p>Iguane (12)</text:p>
          </table:table-cell>
          <table:table-cell table:style-name="ce492" table:formula="of:=IF([.$A10]=&quot;&quot;;&quot;&quot;;VLOOKUP([.$A10];PARTITE_GIRONI;2;0))" office:value-type="string" office:string-value="C" calcext:value-type="string">
            <text:p>C</text:p>
          </table:table-cell>
          <table:table-cell table:style-name="ce492" table:formula="of:=IF([.$A10]=&quot;&quot;;&quot;&quot;;VLOOKUP([.$A1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05" table:formula="of:=VLOOKUP(ROW()-9;CLASSIFICA_GIRONE_B;4;0)" office:value-type="string" office:string-value="Linci (7)" calcext:value-type="string">
            <text:p>Linci (7)</text:p>
          </table:table-cell>
          <table:table-cell table:style-name="ce536" table:formula="of:=VLOOKUP(ROW()-9;CLASSIFICA_GIRONE_B;5;0)" office:value-type="float" office:value="3" calcext:value-type="float">
            <text:p>3</text:p>
          </table:table-cell>
          <table:table-cell table:style-name="ce536" table:formula="of:=VLOOKUP(ROW()-9;CLASSIFICA_GIRONE_B;6;0)" office:value-type="float" office:value="3" calcext:value-type="float">
            <text:p>3</text:p>
          </table:table-cell>
          <table:table-cell table:style-name="ce536" table:formula="of:=VLOOKUP(ROW()-9;CLASSIFICA_GIRONE_B;7;0)" office:value-type="float" office:value="0" calcext:value-type="float">
            <text:p>0</text:p>
          </table:table-cell>
          <table:table-cell table:style-name="ce536" table:formula="of:=VLOOKUP(ROW()-9;CLASSIFICA_GIRONE_B;8;0)" office:value-type="float" office:value="0" calcext:value-type="float">
            <text:p>0</text:p>
          </table:table-cell>
          <table:table-cell table:style-name="ce536" table:formula="of:=VLOOKUP(ROW()-9;CLASSIFICA_GIRONE_B;9;0)" office:value-type="float" office:value="6" calcext:value-type="float">
            <text:p>6</text:p>
          </table:table-cell>
          <table:table-cell table:style-name="ce536" table:formula="of:=VLOOKUP(ROW()-9;CLASSIFICA_GIRONE_B;10;0)" office:value-type="float" office:value="241" calcext:value-type="float">
            <text:p>241</text:p>
          </table:table-cell>
          <table:table-cell table:style-name="ce536" table:formula="of:=VLOOKUP(ROW()-9;CLASSIFICA_GIRONE_B;11;0)" office:value-type="float" office:value="181" calcext:value-type="float">
            <text:p>181</text:p>
          </table:table-cell>
          <table:table-cell table:style-name="ce597" table:formula="of:=VLOOKUP(ROW()-9;CLASSIFICA_GIRONE_B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11:00</text:p>
          </table:table-cell>
          <table:covered-table-cell table:style-name="ce453"/>
          <table:covered-table-cell table:style-name="ce627"/>
          <table:table-cell table:style-name="ce660"/>
          <table:table-cell table:style-name="ce664"/>
          <table:covered-table-cell table:style-name="ce666"/>
          <table:table-cell table:style-name="ce668" table:formula="of:=IF([.X11]&amp;[.X12]=&quot;&quot;;&quot;Vincente &quot;&amp;[.V11];IF([.X11]&gt;[.X12];[.W11];[.W12]))" office:value-type="string" office:string-value="Vincente 50" calcext:value-type="string">
            <text:p>Vincente 50</text:p>
          </table:table-cell>
          <table:table-cell table:style-name="ce734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179" office:value-type="float" office:value="19" calcext:value-type="float">
            <text:p>19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11]=&quot;&quot;;&quot;&quot;;VLOOKUP([.$A11];PARTITE_GIRONI;4;0))" office:value-type="string" office:string-value="Coccodrilli (13)" calcext:value-type="string">
            <text:p>Coccodrilli (13)</text:p>
          </table:table-cell>
          <table:table-cell table:style-name="ce183"/>
          <table:table-cell table:style-name="ce186"/>
          <table:table-cell table:style-name="ce188" table:formula="of:=IF([.$A11]=&quot;&quot;;&quot;&quot;;VLOOKUP([.$A11];PARTITE_GIRONI;6;0))" office:value-type="string" office:string-value="Pitoni (14)" calcext:value-type="string">
            <text:p>Pitoni (14)</text:p>
          </table:table-cell>
          <table:table-cell table:style-name="ce492" table:formula="of:=IF([.$A11]=&quot;&quot;;&quot;&quot;;VLOOKUP([.$A11];PARTITE_GIRONI;2;0))" office:value-type="string" office:string-value="D" calcext:value-type="string">
            <text:p>D</text:p>
          </table:table-cell>
          <table:table-cell table:style-name="ce492" table:formula="of:=IF([.$A11]=&quot;&quot;;&quot;&quot;;VLOOKUP([.$A1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06" table:formula="of:=VLOOKUP(ROW()-9;CLASSIFICA_GIRONE_B;4;0)" office:value-type="string" office:string-value="Serval (8)" calcext:value-type="string">
            <text:p>Serval (8)</text:p>
          </table:table-cell>
          <table:table-cell table:style-name="ce537" table:formula="of:=VLOOKUP(ROW()-9;CLASSIFICA_GIRONE_B;5;0)" office:value-type="float" office:value="3" calcext:value-type="float">
            <text:p>3</text:p>
          </table:table-cell>
          <table:table-cell table:style-name="ce567" table:formula="of:=VLOOKUP(ROW()-9;CLASSIFICA_GIRONE_B;6;0)" office:value-type="float" office:value="2" calcext:value-type="float">
            <text:p>2</text:p>
          </table:table-cell>
          <table:table-cell table:style-name="ce567" table:formula="of:=VLOOKUP(ROW()-9;CLASSIFICA_GIRONE_B;7;0)" office:value-type="float" office:value="1" calcext:value-type="float">
            <text:p>1</text:p>
          </table:table-cell>
          <table:table-cell table:style-name="ce567" table:formula="of:=VLOOKUP(ROW()-9;CLASSIFICA_GIRONE_B;8;0)" office:value-type="float" office:value="0" calcext:value-type="float">
            <text:p>0</text:p>
          </table:table-cell>
          <table:table-cell table:style-name="ce567" table:formula="of:=VLOOKUP(ROW()-9;CLASSIFICA_GIRONE_B;9;0)" office:value-type="float" office:value="5" calcext:value-type="float">
            <text:p>5</text:p>
          </table:table-cell>
          <table:table-cell table:style-name="ce567" table:formula="of:=VLOOKUP(ROW()-9;CLASSIFICA_GIRONE_B;10;0)" office:value-type="float" office:value="224" calcext:value-type="float">
            <text:p>224</text:p>
          </table:table-cell>
          <table:table-cell table:style-name="ce567" table:formula="of:=VLOOKUP(ROW()-9;CLASSIFICA_GIRONE_B;11;0)" office:value-type="float" office:value="209" calcext:value-type="float">
            <text:p>209</text:p>
          </table:table-cell>
          <table:table-cell table:style-name="ce598" table:formula="of:=VLOOKUP(ROW()-9;CLASSIFICA_GIRONE_B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table:formula="of:=[.V7]+1" office:value-type="float" office:value="50" calcext:value-type="float" table:number-columns-spanned="1" table:number-rows-spanned="2">
            <text:p>50</text:p>
          </table:table-cell>
          <table:table-cell table:style-name="ce638" table:formula="of:=[.K10]" office:value-type="string" office:string-value="Linci (7)" calcext:value-type="string">
            <text:p>Linci (7)</text:p>
          </table:table-cell>
          <table:table-cell table:style-name="ce427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179" office:value-type="float" office:value="24" calcext:value-type="float">
            <text:p>24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2]=&quot;&quot;;&quot;&quot;;VLOOKUP([.$A12];PARTITE_GIRONI;4;0))" office:value-type="string" office:string-value="Aquile (15)" calcext:value-type="string">
            <text:p>Aquile (15)</text:p>
          </table:table-cell>
          <table:table-cell table:style-name="ce183"/>
          <table:table-cell table:style-name="ce186"/>
          <table:table-cell table:style-name="ce188" table:formula="of:=IF([.$A12]=&quot;&quot;;&quot;&quot;;VLOOKUP([.$A12];PARTITE_GIRONI;6;0))" office:value-type="string" office:string-value="Falchi (16)" calcext:value-type="string">
            <text:p>Falchi (16)</text:p>
          </table:table-cell>
          <table:table-cell table:style-name="ce492" table:formula="of:=IF([.$A12]=&quot;&quot;;&quot;&quot;;VLOOKUP([.$A12];PARTITE_GIRONI;2;0))" office:value-type="string" office:string-value="D" calcext:value-type="string">
            <text:p>D</text:p>
          </table:table-cell>
          <table:table-cell table:style-name="ce492" table:formula="of:=IF([.$A12]=&quot;&quot;;&quot;&quot;;VLOOKUP([.$A12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07" table:formula="of:=VLOOKUP(ROW()-9;CLASSIFICA_GIRONE_B;4;0)" office:value-type="string" office:string-value="Puma (6)" calcext:value-type="string">
            <text:p>Puma (6)</text:p>
          </table:table-cell>
          <table:table-cell table:style-name="ce538" table:formula="of:=VLOOKUP(ROW()-9;CLASSIFICA_GIRONE_B;5;0)" office:value-type="float" office:value="3" calcext:value-type="float">
            <text:p>3</text:p>
          </table:table-cell>
          <table:table-cell table:style-name="ce568" table:formula="of:=VLOOKUP(ROW()-9;CLASSIFICA_GIRONE_B;6;0)" office:value-type="float" office:value="1" calcext:value-type="float">
            <text:p>1</text:p>
          </table:table-cell>
          <table:table-cell table:style-name="ce585" table:formula="of:=VLOOKUP(ROW()-9;CLASSIFICA_GIRONE_B;7;0)" office:value-type="float" office:value="2" calcext:value-type="float">
            <text:p>2</text:p>
          </table:table-cell>
          <table:table-cell table:style-name="ce590" table:formula="of:=VLOOKUP(ROW()-9;CLASSIFICA_GIRONE_B;8;0)" office:value-type="float" office:value="0" calcext:value-type="float">
            <text:p>0</text:p>
          </table:table-cell>
          <table:table-cell table:style-name="ce590" table:formula="of:=VLOOKUP(ROW()-9;CLASSIFICA_GIRONE_B;9;0)" office:value-type="float" office:value="4" calcext:value-type="float">
            <text:p>4</text:p>
          </table:table-cell>
          <table:table-cell table:style-name="ce590" table:formula="of:=VLOOKUP(ROW()-9;CLASSIFICA_GIRONE_B;10;0)" office:value-type="float" office:value="184" calcext:value-type="float">
            <text:p>184</text:p>
          </table:table-cell>
          <table:table-cell table:style-name="ce590" table:formula="of:=VLOOKUP(ROW()-9;CLASSIFICA_GIRONE_B;11;0)" office:value-type="float" office:value="216" calcext:value-type="float">
            <text:p>216</text:p>
          </table:table-cell>
          <table:table-cell table:style-name="ce599" table:formula="of:=VLOOKUP(ROW()-9;CLASSIFICA_GIRONE_B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633"/>
          <table:table-cell table:style-name="ce639" table:formula="of:=[.K21]" office:value-type="string" office:string-value="Aquile (15)" calcext:value-type="string">
            <text:p>Aquile (15)</text:p>
          </table:table-cell>
          <table:table-cell table:style-name="ce615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179"/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21H00M00S" calcext:value-type="time">
            <text:p>21:00</text:p>
          </table:table-cell>
          <table:table-cell table:style-name="ce179" table:formula="of:=IF([.$A13]=&quot;&quot;;&quot;&quot;;VLOOKUP([.$A13];PARTITE_GIRONI;4;0))">
            <text:p/>
          </table:table-cell>
          <table:table-cell table:style-name="ce183"/>
          <table:table-cell table:style-name="ce186"/>
          <table:table-cell table:style-name="ce188" table:formula="of:=IF([.$A13]=&quot;&quot;;&quot;&quot;;VLOOKUP([.$A13];PARTITE_GIRONI;6;0))">
            <text:p/>
          </table:table-cell>
          <table:table-cell table:style-name="ce492" table:formula="of:=IF([.$A13]=&quot;&quot;;&quot;&quot;;VLOOKUP([.$A13];PARTITE_GIRONI;2;0))">
            <text:p/>
          </table:table-cell>
          <table:table-cell table:style-name="ce492" table:formula="of:=IF([.$A13]=&quot;&quot;;&quot;&quot;;VLOOKUP([.$A13];PARTITE_GIRONI;11;0))">
            <text:p/>
          </table:table-cell>
          <table:table-cell table:style-name="ce496"/>
          <table:table-cell table:style-name="ce507" table:formula="of:=VLOOKUP(ROW()-9;CLASSIFICA_GIRONE_B;4;0)" office:value-type="string" office:string-value="Giaguari (5)" calcext:value-type="string">
            <text:p>Giaguari (5)</text:p>
          </table:table-cell>
          <table:table-cell table:style-name="ce539" table:formula="of:=VLOOKUP(ROW()-9;CLASSIFICA_GIRONE_B;5;0)" office:value-type="float" office:value="3" calcext:value-type="float">
            <text:p>3</text:p>
          </table:table-cell>
          <table:table-cell table:style-name="ce569" table:formula="of:=VLOOKUP(ROW()-9;CLASSIFICA_GIRONE_B;6;0)" office:value-type="float" office:value="0" calcext:value-type="float">
            <text:p>0</text:p>
          </table:table-cell>
          <table:table-cell table:style-name="ce585" table:formula="of:=VLOOKUP(ROW()-9;CLASSIFICA_GIRONE_B;7;0)" office:value-type="float" office:value="3" calcext:value-type="float">
            <text:p>3</text:p>
          </table:table-cell>
          <table:table-cell table:style-name="ce590" table:formula="of:=VLOOKUP(ROW()-9;CLASSIFICA_GIRONE_B;8;0)" office:value-type="float" office:value="0" calcext:value-type="float">
            <text:p>0</text:p>
          </table:table-cell>
          <table:table-cell table:style-name="ce590" table:formula="of:=VLOOKUP(ROW()-9;CLASSIFICA_GIRONE_B;9;0)" office:value-type="float" office:value="3" calcext:value-type="float">
            <text:p>3</text:p>
          </table:table-cell>
          <table:table-cell table:style-name="ce590" table:formula="of:=VLOOKUP(ROW()-9;CLASSIFICA_GIRONE_B;10;0)" office:value-type="float" office:value="174" calcext:value-type="float">
            <text:p>174</text:p>
          </table:table-cell>
          <table:table-cell table:style-name="ce590" table:formula="of:=VLOOKUP(ROW()-9;CLASSIFICA_GIRONE_B;11;0)" office:value-type="float" office:value="217" calcext:value-type="float">
            <text:p>217</text:p>
          </table:table-cell>
          <table:table-cell table:style-name="ce599" table:formula="of:=VLOOKUP(ROW()-9;CLASSIFICA_GIRONE_B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A33]+1" office:value-type="float" office:value="61" calcext:value-type="float" table:number-columns-spanned="1" table:number-rows-spanned="2">
            <text:p>61</text:p>
          </table:table-cell>
          <table:table-cell table:style-name="ce667" table:formula="of:=IF([.AC9]&amp;[.AC10]=&quot;&quot;;&quot;Vincente &quot;&amp;[.AA9];IF([.AC9]&gt;[.AC10];[.AB9];[.AB10]))" office:value-type="string" office:string-value="Vincente 57" calcext:value-type="string">
            <text:p>Vincente 57</text:p>
          </table:table-cell>
          <table:table-cell table:style-name="ce749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179" office:value-type="float" office:value="2" calcext:value-type="float">
            <text:p>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4]=&quot;&quot;;&quot;&quot;;VLOOKUP([.$A14];PARTITE_GIRONI;4;0))" office:value-type="string" office:string-value="Leoni (1)" calcext:value-type="string">
            <text:p>Leoni (1)</text:p>
          </table:table-cell>
          <table:table-cell table:style-name="ce183"/>
          <table:table-cell table:style-name="ce186"/>
          <table:table-cell table:style-name="ce188" table:formula="of:=IF([.$A14]=&quot;&quot;;&quot;&quot;;VLOOKUP([.$A14];PARTITE_GIRONI;6;0))" office:value-type="string" office:string-value="Tigri (3)" calcext:value-type="string">
            <text:p>Tigri (3)</text:p>
          </table:table-cell>
          <table:table-cell table:style-name="ce492" table:formula="of:=IF([.$A14]=&quot;&quot;;&quot;&quot;;VLOOKUP([.$A14];PARTITE_GIRONI;2;0))" office:value-type="string" office:string-value="A" calcext:value-type="string">
            <text:p>A</text:p>
          </table:table-cell>
          <table:table-cell table:style-name="ce492" table:formula="of:=IF([.$A14]=&quot;&quot;;&quot;&quot;;VLOOKUP([.$A14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53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C17]&amp;[.AC18]=&quot;&quot;;&quot;Vincente &quot;&amp;[.AA17];IF([.AC17]&gt;[.AC18];[.AB17];[.AB18]))" office:value-type="string" office:string-value="Vincente 58" calcext:value-type="string">
            <text:p>Vincente 58</text:p>
          </table:table-cell>
          <table:table-cell table:style-name="ce750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8" calcext:value-type="float">
            <text:p>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5]=&quot;&quot;;&quot;&quot;;VLOOKUP([.$A15];PARTITE_GIRONI;4;0))" office:value-type="string" office:string-value="Giaguari (5)" calcext:value-type="string">
            <text:p>Giaguari (5)</text:p>
          </table:table-cell>
          <table:table-cell table:style-name="ce183"/>
          <table:table-cell table:style-name="ce186"/>
          <table:table-cell table:style-name="ce188" table:formula="of:=IF([.$A15]=&quot;&quot;;&quot;&quot;;VLOOKUP([.$A15];PARTITE_GIRONI;6;0))" office:value-type="string" office:string-value="Linci (7)" calcext:value-type="string">
            <text:p>Linci (7)</text:p>
          </table:table-cell>
          <table:table-cell table:style-name="ce492" table:formula="of:=IF([.$A15]=&quot;&quot;;&quot;&quot;;VLOOKUP([.$A15];PARTITE_GIRONI;2;0))" office:value-type="string" office:string-value="B" calcext:value-type="string">
            <text:p>B</text:p>
          </table:table-cell>
          <table:table-cell table:style-name="ce492" table:formula="of:=IF([.$A15]=&quot;&quot;;&quot;&quot;;VLOOKUP([.$A15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9" table:formula="of:=VLOOKUP(ROW()-14;CLASSIFICA_GIRONE_C;4;0)" office:value-type="string" office:string-value="Giraffe (10)" calcext:value-type="string">
            <text:p>Giraffe (10)</text:p>
          </table:table-cell>
          <table:table-cell table:style-name="ce541" table:formula="of:=VLOOKUP(ROW()-14;CLASSIFICA_GIRONE_C;5;0)" office:value-type="float" office:value="3" calcext:value-type="float">
            <text:p>3</text:p>
          </table:table-cell>
          <table:table-cell table:style-name="ce541" table:formula="of:=VLOOKUP(ROW()-14;CLASSIFICA_GIRONE_C;6;0)" office:value-type="float" office:value="3" calcext:value-type="float">
            <text:p>3</text:p>
          </table:table-cell>
          <table:table-cell table:style-name="ce541" table:formula="of:=VLOOKUP(ROW()-14;CLASSIFICA_GIRONE_C;7;0)" office:value-type="float" office:value="0" calcext:value-type="float">
            <text:p>0</text:p>
          </table:table-cell>
          <table:table-cell table:style-name="ce541" table:formula="of:=VLOOKUP(ROW()-14;CLASSIFICA_GIRONE_C;8;0)" office:value-type="float" office:value="0" calcext:value-type="float">
            <text:p>0</text:p>
          </table:table-cell>
          <table:table-cell table:style-name="ce541" table:formula="of:=VLOOKUP(ROW()-14;CLASSIFICA_GIRONE_C;9;0)" office:value-type="float" office:value="6" calcext:value-type="float">
            <text:p>6</text:p>
          </table:table-cell>
          <table:table-cell table:style-name="ce541" table:formula="of:=VLOOKUP(ROW()-14;CLASSIFICA_GIRONE_C;10;0)" office:value-type="float" office:value="258" calcext:value-type="float">
            <text:p>258</text:p>
          </table:table-cell>
          <table:table-cell table:style-name="ce541" table:formula="of:=VLOOKUP(ROW()-14;CLASSIFICA_GIRONE_C;11;0)" office:value-type="float" office:value="154" calcext:value-type="float">
            <text:p>154</text:p>
          </table:table-cell>
          <table:table-cell table:style-name="ce600" table:formula="of:=VLOOKUP(ROW()-14;CLASSIFICA_GIRONE_C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table:formula="of:=[.V11]+1" office:value-type="float" office:value="51" calcext:value-type="float" table:number-columns-spanned="1" table:number-rows-spanned="2">
            <text:p>51</text:p>
          </table:table-cell>
          <table:table-cell table:style-name="ce638" table:formula="of:=[.K25]" office:value-type="string" office:string-value="Cinghiali (20)" calcext:value-type="string">
            <text:p>Cinghiali (20)</text:p>
          </table:table-cell>
          <table:table-cell table:style-name="ce427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4" calcext:value-type="float">
            <text:p>14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6]=&quot;&quot;;&quot;&quot;;VLOOKUP([.$A16];PARTITE_GIRONI;4;0))" office:value-type="string" office:string-value="Elefanti (9)" calcext:value-type="string">
            <text:p>Elefanti (9)</text:p>
          </table:table-cell>
          <table:table-cell table:style-name="ce183"/>
          <table:table-cell table:style-name="ce186"/>
          <table:table-cell table:style-name="ce188" table:formula="of:=IF([.$A16]=&quot;&quot;;&quot;&quot;;VLOOKUP([.$A16];PARTITE_GIRONI;6;0))" office:value-type="string" office:string-value="Ippopotami (11)" calcext:value-type="string">
            <text:p>Ippopotami (11)</text:p>
          </table:table-cell>
          <table:table-cell table:style-name="ce492" table:formula="of:=IF([.$A16]=&quot;&quot;;&quot;&quot;;VLOOKUP([.$A16];PARTITE_GIRONI;2;0))" office:value-type="string" office:string-value="C" calcext:value-type="string">
            <text:p>C</text:p>
          </table:table-cell>
          <table:table-cell table:style-name="ce492" table:formula="of:=IF([.$A16]=&quot;&quot;;&quot;&quot;;VLOOKUP([.$A16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0" table:formula="of:=VLOOKUP(ROW()-14;CLASSIFICA_GIRONE_C;4;0)" office:value-type="string" office:string-value="Ippopotami (11)" calcext:value-type="string">
            <text:p>Ippopotami (11)</text:p>
          </table:table-cell>
          <table:table-cell table:style-name="ce542" table:formula="of:=VLOOKUP(ROW()-14;CLASSIFICA_GIRONE_C;5;0)" office:value-type="float" office:value="3" calcext:value-type="float">
            <text:p>3</text:p>
          </table:table-cell>
          <table:table-cell table:style-name="ce570" table:formula="of:=VLOOKUP(ROW()-14;CLASSIFICA_GIRONE_C;6;0)" office:value-type="float" office:value="2" calcext:value-type="float">
            <text:p>2</text:p>
          </table:table-cell>
          <table:table-cell table:style-name="ce570" table:formula="of:=VLOOKUP(ROW()-14;CLASSIFICA_GIRONE_C;7;0)" office:value-type="float" office:value="1" calcext:value-type="float">
            <text:p>1</text:p>
          </table:table-cell>
          <table:table-cell table:style-name="ce570" table:formula="of:=VLOOKUP(ROW()-14;CLASSIFICA_GIRONE_C;8;0)" office:value-type="float" office:value="0" calcext:value-type="float">
            <text:p>0</text:p>
          </table:table-cell>
          <table:table-cell table:style-name="ce570" table:formula="of:=VLOOKUP(ROW()-14;CLASSIFICA_GIRONE_C;9;0)" office:value-type="float" office:value="5" calcext:value-type="float">
            <text:p>5</text:p>
          </table:table-cell>
          <table:table-cell table:style-name="ce570" table:formula="of:=VLOOKUP(ROW()-14;CLASSIFICA_GIRONE_C;10;0)" office:value-type="float" office:value="280" calcext:value-type="float">
            <text:p>280</text:p>
          </table:table-cell>
          <table:table-cell table:style-name="ce570" table:formula="of:=VLOOKUP(ROW()-14;CLASSIFICA_GIRONE_C;11;0)" office:value-type="float" office:value="189" calcext:value-type="float">
            <text:p>189</text:p>
          </table:table-cell>
          <table:table-cell table:style-name="ce601" table:formula="of:=VLOOKUP(ROW()-14;CLASSIFICA_GIRONE_C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633"/>
          <table:table-cell table:style-name="ce640" table:formula="of:=[.K36]" office:value-type="string" office:string-value="Orche (28)" calcext:value-type="string">
            <text:p>Orche (28)</text:p>
          </table:table-cell>
          <table:table-cell table:style-name="ce615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0" calcext:value-type="float">
            <text:p>2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7]=&quot;&quot;;&quot;&quot;;VLOOKUP([.$A17];PARTITE_GIRONI;4;0))" office:value-type="string" office:string-value="Coccodrilli (13)" calcext:value-type="string">
            <text:p>Coccodrilli (13)</text:p>
          </table:table-cell>
          <table:table-cell table:style-name="ce183"/>
          <table:table-cell table:style-name="ce186"/>
          <table:table-cell table:style-name="ce188" table:formula="of:=IF([.$A17]=&quot;&quot;;&quot;&quot;;VLOOKUP([.$A17];PARTITE_GIRONI;6;0))" office:value-type="string" office:string-value="Aquile (15)" calcext:value-type="string">
            <text:p>Aquile (15)</text:p>
          </table:table-cell>
          <table:table-cell table:style-name="ce492" table:formula="of:=IF([.$A17]=&quot;&quot;;&quot;&quot;;VLOOKUP([.$A17];PARTITE_GIRONI;2;0))" office:value-type="string" office:string-value="D" calcext:value-type="string">
            <text:p>D</text:p>
          </table:table-cell>
          <table:table-cell table:style-name="ce492" table:formula="of:=IF([.$A17]=&quot;&quot;;&quot;&quot;;VLOOKUP([.$A17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1" table:formula="of:=VLOOKUP(ROW()-14;CLASSIFICA_GIRONE_C;4;0)" office:value-type="string" office:string-value="Elefanti (9)" calcext:value-type="string">
            <text:p>Elefanti (9)</text:p>
          </table:table-cell>
          <table:table-cell table:style-name="ce543" table:formula="of:=VLOOKUP(ROW()-14;CLASSIFICA_GIRONE_C;5;0)" office:value-type="float" office:value="3" calcext:value-type="float">
            <text:p>3</text:p>
          </table:table-cell>
          <table:table-cell table:style-name="ce571" table:formula="of:=VLOOKUP(ROW()-14;CLASSIFICA_GIRONE_C;6;0)" office:value-type="float" office:value="1" calcext:value-type="float">
            <text:p>1</text:p>
          </table:table-cell>
          <table:table-cell table:style-name="ce586" table:formula="of:=VLOOKUP(ROW()-14;CLASSIFICA_GIRONE_C;7;0)" office:value-type="float" office:value="2" calcext:value-type="float">
            <text:p>2</text:p>
          </table:table-cell>
          <table:table-cell table:style-name="ce591" table:formula="of:=VLOOKUP(ROW()-14;CLASSIFICA_GIRONE_C;8;0)" office:value-type="float" office:value="0" calcext:value-type="float">
            <text:p>0</text:p>
          </table:table-cell>
          <table:table-cell table:style-name="ce591" table:formula="of:=VLOOKUP(ROW()-14;CLASSIFICA_GIRONE_C;9;0)" office:value-type="float" office:value="4" calcext:value-type="float">
            <text:p>4</text:p>
          </table:table-cell>
          <table:table-cell table:style-name="ce591" table:formula="of:=VLOOKUP(ROW()-14;CLASSIFICA_GIRONE_C;10;0)" office:value-type="float" office:value="154" calcext:value-type="float">
            <text:p>154</text:p>
          </table:table-cell>
          <table:table-cell table:style-name="ce591" table:formula="of:=VLOOKUP(ROW()-14;CLASSIFICA_GIRONE_C;11;0)" office:value-type="float" office:value="237" calcext:value-type="float">
            <text:p>237</text:p>
          </table:table-cell>
          <table:table-cell table:style-name="ce602" table:formula="of:=VLOOKUP(ROW()-14;CLASSIFICA_GIRONE_C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62"/>
          <table:table-cell table:style-name="ce626"/>
          <table:table-cell table:style-name="ce665" table:formula="of:=[.AA9]+1" office:value-type="float" office:value="58" calcext:value-type="float" table:number-columns-spanned="1" table:number-rows-spanned="2">
            <text:p>58</text:p>
          </table:table-cell>
          <table:table-cell table:style-name="ce667" table:formula="of:=IF([.X15]&amp;[.X16]=&quot;&quot;;&quot;Vincente &quot;&amp;[.V15];IF([.X15]&gt;[.X16];[.W15];[.W16]))" office:value-type="string" office:string-value="Vincente 51" calcext:value-type="string">
            <text:p>Vincente 51</text:p>
          </table:table-cell>
          <table:table-cell table:style-name="ce735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5" calcext:value-type="float">
            <text:p>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8]=&quot;&quot;;&quot;&quot;;VLOOKUP([.$A18];PARTITE_GIRONI;4;0))" office:value-type="string" office:string-value="Pantere (2)" calcext:value-type="string">
            <text:p>Pantere (2)</text:p>
          </table:table-cell>
          <table:table-cell table:style-name="ce183"/>
          <table:table-cell table:style-name="ce186"/>
          <table:table-cell table:style-name="ce188" table:formula="of:=IF([.$A18]=&quot;&quot;;&quot;&quot;;VLOOKUP([.$A18];PARTITE_GIRONI;6;0))" office:value-type="string" office:string-value="Ghepardi (4)" calcext:value-type="string">
            <text:p>Ghepardi (4)</text:p>
          </table:table-cell>
          <table:table-cell table:style-name="ce492" table:formula="of:=IF([.$A18]=&quot;&quot;;&quot;&quot;;VLOOKUP([.$A18];PARTITE_GIRONI;2;0))" office:value-type="string" office:string-value="A" calcext:value-type="string">
            <text:p>A</text:p>
          </table:table-cell>
          <table:table-cell table:style-name="ce492" table:formula="of:=IF([.$A18]=&quot;&quot;;&quot;&quot;;VLOOKUP([.$A18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1" table:formula="of:=VLOOKUP(ROW()-14;CLASSIFICA_GIRONE_C;4;0)" office:value-type="string" office:string-value="Iguane (12)" calcext:value-type="string">
            <text:p>Iguane (12)</text:p>
          </table:table-cell>
          <table:table-cell table:style-name="ce544" table:formula="of:=VLOOKUP(ROW()-14;CLASSIFICA_GIRONE_C;5;0)" office:value-type="float" office:value="3" calcext:value-type="float">
            <text:p>3</text:p>
          </table:table-cell>
          <table:table-cell table:style-name="ce572" table:formula="of:=VLOOKUP(ROW()-14;CLASSIFICA_GIRONE_C;6;0)" office:value-type="float" office:value="0" calcext:value-type="float">
            <text:p>0</text:p>
          </table:table-cell>
          <table:table-cell table:style-name="ce586" table:formula="of:=VLOOKUP(ROW()-14;CLASSIFICA_GIRONE_C;7;0)" office:value-type="float" office:value="3" calcext:value-type="float">
            <text:p>3</text:p>
          </table:table-cell>
          <table:table-cell table:style-name="ce591" table:formula="of:=VLOOKUP(ROW()-14;CLASSIFICA_GIRONE_C;8;0)" office:value-type="float" office:value="0" calcext:value-type="float">
            <text:p>0</text:p>
          </table:table-cell>
          <table:table-cell table:style-name="ce591" table:formula="of:=VLOOKUP(ROW()-14;CLASSIFICA_GIRONE_C;9;0)" office:value-type="float" office:value="3" calcext:value-type="float">
            <text:p>3</text:p>
          </table:table-cell>
          <table:table-cell table:style-name="ce591" table:formula="of:=VLOOKUP(ROW()-14;CLASSIFICA_GIRONE_C;10;0)" office:value-type="float" office:value="101" calcext:value-type="float">
            <text:p>101</text:p>
          </table:table-cell>
          <table:table-cell table:style-name="ce591" table:formula="of:=VLOOKUP(ROW()-14;CLASSIFICA_GIRONE_C;11;0)" office:value-type="float" office:value="213" calcext:value-type="float">
            <text:p>213</text:p>
          </table:table-cell>
          <table:table-cell table:style-name="ce602" table:formula="of:=VLOOKUP(ROW()-14;CLASSIFICA_GIRONE_C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53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X19]&amp;[.X20]=&quot;&quot;;&quot;Vincente &quot;&amp;[.V19];IF([.X19]&gt;[.X20];[.W19];[.W20]))" office:value-type="string" office:string-value="Vincente 52" calcext:value-type="string">
            <text:p>Vincente 52</text:p>
          </table:table-cell>
          <table:table-cell table:style-name="ce736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1" calcext:value-type="float">
            <text:p>1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9]=&quot;&quot;;&quot;&quot;;VLOOKUP([.$A19];PARTITE_GIRONI;4;0))" office:value-type="string" office:string-value="Puma (6)" calcext:value-type="string">
            <text:p>Puma (6)</text:p>
          </table:table-cell>
          <table:table-cell table:style-name="ce183"/>
          <table:table-cell table:style-name="ce186"/>
          <table:table-cell table:style-name="ce188" table:formula="of:=IF([.$A19]=&quot;&quot;;&quot;&quot;;VLOOKUP([.$A19];PARTITE_GIRONI;6;0))" office:value-type="string" office:string-value="Serval (8)" calcext:value-type="string">
            <text:p>Serval (8)</text:p>
          </table:table-cell>
          <table:table-cell table:style-name="ce492" table:formula="of:=IF([.$A19]=&quot;&quot;;&quot;&quot;;VLOOKUP([.$A19];PARTITE_GIRONI;2;0))" office:value-type="string" office:string-value="B" calcext:value-type="string">
            <text:p>B</text:p>
          </table:table-cell>
          <table:table-cell table:style-name="ce492" table:formula="of:=IF([.$A19]=&quot;&quot;;&quot;&quot;;VLOOKUP([.$A19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table:formula="of:=[.V15]+1" office:value-type="float" office:value="52" calcext:value-type="float" table:number-columns-spanned="1" table:number-rows-spanned="2">
            <text:p>52</text:p>
          </table:table-cell>
          <table:table-cell table:style-name="ce638" table:formula="of:=[.K30]" office:value-type="string" office:string-value="Balene (21)" calcext:value-type="string">
            <text:p>Balene (21)</text:p>
          </table:table-cell>
          <table:table-cell table:style-name="ce427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7" calcext:value-type="float">
            <text:p>1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0]=&quot;&quot;;&quot;&quot;;VLOOKUP([.$A20];PARTITE_GIRONI;4;0))" office:value-type="string" office:string-value="Giraffe (10)" calcext:value-type="string">
            <text:p>Giraffe (10)</text:p>
          </table:table-cell>
          <table:table-cell table:style-name="ce183"/>
          <table:table-cell table:style-name="ce186"/>
          <table:table-cell table:style-name="ce188" table:formula="of:=IF([.$A20]=&quot;&quot;;&quot;&quot;;VLOOKUP([.$A20];PARTITE_GIRONI;6;0))" office:value-type="string" office:string-value="Iguane (12)" calcext:value-type="string">
            <text:p>Iguane (12)</text:p>
          </table:table-cell>
          <table:table-cell table:style-name="ce492" table:formula="of:=IF([.$A20]=&quot;&quot;;&quot;&quot;;VLOOKUP([.$A20];PARTITE_GIRONI;2;0))" office:value-type="string" office:string-value="C" calcext:value-type="string">
            <text:p>C</text:p>
          </table:table-cell>
          <table:table-cell table:style-name="ce492" table:formula="of:=IF([.$A20]=&quot;&quot;;&quot;&quot;;VLOOKUP([.$A2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3" table:formula="of:=VLOOKUP(ROW()-19;CLASSIFICA_GIRONE_D;4;0)" office:value-type="string" office:string-value="Pitoni (14)" calcext:value-type="string">
            <text:p>Pitoni (14)</text:p>
          </table:table-cell>
          <table:table-cell table:style-name="ce546" table:formula="of:=VLOOKUP(ROW()-19;CLASSIFICA_GIRONE_D;5;0)" office:value-type="float" office:value="3" calcext:value-type="float">
            <text:p>3</text:p>
          </table:table-cell>
          <table:table-cell table:style-name="ce546" table:formula="of:=VLOOKUP(ROW()-19;CLASSIFICA_GIRONE_D;6;0)" office:value-type="float" office:value="2" calcext:value-type="float">
            <text:p>2</text:p>
          </table:table-cell>
          <table:table-cell table:style-name="ce546" table:formula="of:=VLOOKUP(ROW()-19;CLASSIFICA_GIRONE_D;7;0)" office:value-type="float" office:value="1" calcext:value-type="float">
            <text:p>1</text:p>
          </table:table-cell>
          <table:table-cell table:style-name="ce546" table:formula="of:=VLOOKUP(ROW()-19;CLASSIFICA_GIRONE_D;8;0)" office:value-type="float" office:value="0" calcext:value-type="float">
            <text:p>0</text:p>
          </table:table-cell>
          <table:table-cell table:style-name="ce546" table:formula="of:=VLOOKUP(ROW()-19;CLASSIFICA_GIRONE_D;9;0)" office:value-type="float" office:value="5" calcext:value-type="float">
            <text:p>5</text:p>
          </table:table-cell>
          <table:table-cell table:style-name="ce546" table:formula="of:=VLOOKUP(ROW()-19;CLASSIFICA_GIRONE_D;10;0)" office:value-type="float" office:value="218" calcext:value-type="float">
            <text:p>218</text:p>
          </table:table-cell>
          <table:table-cell table:style-name="ce546" table:formula="of:=VLOOKUP(ROW()-19;CLASSIFICA_GIRONE_D;11;0)" office:value-type="float" office:value="206" calcext:value-type="float">
            <text:p>206</text:p>
          </table:table-cell>
          <table:table-cell table:style-name="ce603" table:formula="of:=VLOOKUP(ROW()-19;CLASSIFICA_GIRONE_D;12;0)" office:value-type="float" office:value="12" calcext:value-type="float">
            <text:p>+12</text:p>
          </table:table-cell>
          <table:table-cell table:style-name="ce621"/>
          <table:table-cell table:style-name="ce625"/>
          <table:covered-table-cell table:style-name="ce633"/>
          <table:table-cell table:style-name="ce641" table:formula="of:=[.K41]" office:value-type="string" office:string-value="Piranha (29)" calcext:value-type="string">
            <text:p>Piranha (29)</text:p>
          </table:table-cell>
          <table:table-cell table:style-name="ce615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F29]+1" office:value-type="float" office:value="63" calcext:value-type="float" table:number-columns-spanned="1" table:number-rows-spanned="2">
            <text:p>63</text:p>
          </table:table-cell>
          <table:table-cell table:style-name="ce667" table:formula="of:=IF([.AH13]&amp;[.AH14]=&quot;&quot;;&quot;Vincente &quot;&amp;[.AF13];IF([.AH13]&gt;[.AH14];[.AG13];[.AG14]))" office:value-type="string" office:string-value="Vincente 61" calcext:value-type="string">
            <text:p>Vincente 61</text:p>
          </table:table-cell>
          <table:table-cell table:style-name="ce75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3" calcext:value-type="float">
            <text:p>2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1]=&quot;&quot;;&quot;&quot;;VLOOKUP([.$A21];PARTITE_GIRONI;4;0))" office:value-type="string" office:string-value="Pitoni (14)" calcext:value-type="string">
            <text:p>Pitoni (14)</text:p>
          </table:table-cell>
          <table:table-cell table:style-name="ce183"/>
          <table:table-cell table:style-name="ce186"/>
          <table:table-cell table:style-name="ce188" table:formula="of:=IF([.$A21]=&quot;&quot;;&quot;&quot;;VLOOKUP([.$A21];PARTITE_GIRONI;6;0))" office:value-type="string" office:string-value="Falchi (16)" calcext:value-type="string">
            <text:p>Falchi (16)</text:p>
          </table:table-cell>
          <table:table-cell table:style-name="ce492" table:formula="of:=IF([.$A21]=&quot;&quot;;&quot;&quot;;VLOOKUP([.$A21];PARTITE_GIRONI;2;0))" office:value-type="string" office:string-value="D" calcext:value-type="string">
            <text:p>D</text:p>
          </table:table-cell>
          <table:table-cell table:style-name="ce492" table:formula="of:=IF([.$A21]=&quot;&quot;;&quot;&quot;;VLOOKUP([.$A2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4" table:formula="of:=VLOOKUP(ROW()-19;CLASSIFICA_GIRONE_D;4;0)" office:value-type="string" office:string-value="Aquile (15)" calcext:value-type="string">
            <text:p>Aquile (15)</text:p>
          </table:table-cell>
          <table:table-cell table:style-name="ce547" table:formula="of:=VLOOKUP(ROW()-19;CLASSIFICA_GIRONE_D;5;0)" office:value-type="float" office:value="3" calcext:value-type="float">
            <text:p>3</text:p>
          </table:table-cell>
          <table:table-cell table:style-name="ce573" table:formula="of:=VLOOKUP(ROW()-19;CLASSIFICA_GIRONE_D;6;0)" office:value-type="float" office:value="2" calcext:value-type="float">
            <text:p>2</text:p>
          </table:table-cell>
          <table:table-cell table:style-name="ce573" table:formula="of:=VLOOKUP(ROW()-19;CLASSIFICA_GIRONE_D;7;0)" office:value-type="float" office:value="1" calcext:value-type="float">
            <text:p>1</text:p>
          </table:table-cell>
          <table:table-cell table:style-name="ce573" table:formula="of:=VLOOKUP(ROW()-19;CLASSIFICA_GIRONE_D;8;0)" office:value-type="float" office:value="0" calcext:value-type="float">
            <text:p>0</text:p>
          </table:table-cell>
          <table:table-cell table:style-name="ce573" table:formula="of:=VLOOKUP(ROW()-19;CLASSIFICA_GIRONE_D;9;0)" office:value-type="float" office:value="5" calcext:value-type="float">
            <text:p>5</text:p>
          </table:table-cell>
          <table:table-cell table:style-name="ce573" table:formula="of:=VLOOKUP(ROW()-19;CLASSIFICA_GIRONE_D;10;0)" office:value-type="float" office:value="154" calcext:value-type="float">
            <text:p>154</text:p>
          </table:table-cell>
          <table:table-cell table:style-name="ce573" table:formula="of:=VLOOKUP(ROW()-19;CLASSIFICA_GIRONE_D;11;0)" office:value-type="float" office:value="140" calcext:value-type="float">
            <text:p>140</text:p>
          </table:table-cell>
          <table:table-cell table:style-name="ce604" table:formula="of:=VLOOKUP(ROW()-19;CLASSIFICA_GIRONE_D;12;0)" office:value-type="float" office:value="14" calcext:value-type="float">
            <text:p>+14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H29]&amp;[.AH30]=&quot;&quot;;&quot;Vincente &quot;&amp;[.AF29];IF([.AH29]&gt;[.AH30];[.AG29];[.AG30]))" office:value-type="string" office:string-value="Vincente 62" calcext:value-type="string">
            <text:p>Vincente 62</text:p>
          </table:table-cell>
          <table:table-cell table:style-name="ce75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5" calcext:value-type="float">
            <text:p>2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2]=&quot;&quot;;&quot;&quot;;VLOOKUP([.$A22];PARTITE_GIRONI;4;0))" office:value-type="string" office:string-value="Bisonti (17)" calcext:value-type="string">
            <text:p>Bisonti (17)</text:p>
          </table:table-cell>
          <table:table-cell table:style-name="ce183"/>
          <table:table-cell table:style-name="ce186"/>
          <table:table-cell table:style-name="ce188" table:formula="of:=IF([.$A22]=&quot;&quot;;&quot;&quot;;VLOOKUP([.$A22];PARTITE_GIRONI;6;0))" office:value-type="string" office:string-value="Bufali (18)" calcext:value-type="string">
            <text:p>Bufali (18)</text:p>
          </table:table-cell>
          <table:table-cell table:style-name="ce492" table:formula="of:=IF([.$A22]=&quot;&quot;;&quot;&quot;;VLOOKUP([.$A22];PARTITE_GIRONI;2;0))" office:value-type="string" office:string-value="E" calcext:value-type="string">
            <text:p>E</text:p>
          </table:table-cell>
          <table:table-cell table:style-name="ce492" table:formula="of:=IF([.$A22]=&quot;&quot;;&quot;&quot;;VLOOKUP([.$A22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5" table:formula="of:=VLOOKUP(ROW()-19;CLASSIFICA_GIRONE_D;4;0)" office:value-type="string" office:string-value="Coccodrilli (13)" calcext:value-type="string">
            <text:p>Coccodrilli (13)</text:p>
          </table:table-cell>
          <table:table-cell table:style-name="ce548" table:formula="of:=VLOOKUP(ROW()-19;CLASSIFICA_GIRONE_D;5;0)" office:value-type="float" office:value="3" calcext:value-type="float">
            <text:p>3</text:p>
          </table:table-cell>
          <table:table-cell table:style-name="ce574" table:formula="of:=VLOOKUP(ROW()-19;CLASSIFICA_GIRONE_D;6;0)" office:value-type="float" office:value="1" calcext:value-type="float">
            <text:p>1</text:p>
          </table:table-cell>
          <table:table-cell table:style-name="ce587" table:formula="of:=VLOOKUP(ROW()-19;CLASSIFICA_GIRONE_D;7;0)" office:value-type="float" office:value="2" calcext:value-type="float">
            <text:p>2</text:p>
          </table:table-cell>
          <table:table-cell table:style-name="ce592" table:formula="of:=VLOOKUP(ROW()-19;CLASSIFICA_GIRONE_D;8;0)" office:value-type="float" office:value="0" calcext:value-type="float">
            <text:p>0</text:p>
          </table:table-cell>
          <table:table-cell table:style-name="ce592" table:formula="of:=VLOOKUP(ROW()-19;CLASSIFICA_GIRONE_D;9;0)" office:value-type="float" office:value="4" calcext:value-type="float">
            <text:p>4</text:p>
          </table:table-cell>
          <table:table-cell table:style-name="ce592" table:formula="of:=VLOOKUP(ROW()-19;CLASSIFICA_GIRONE_D;10;0)" office:value-type="float" office:value="171" calcext:value-type="float">
            <text:p>171</text:p>
          </table:table-cell>
          <table:table-cell table:style-name="ce592" table:formula="of:=VLOOKUP(ROW()-19;CLASSIFICA_GIRONE_D;11;0)" office:value-type="float" office:value="161" calcext:value-type="float">
            <text:p>161</text:p>
          </table:table-cell>
          <table:table-cell table:style-name="ce605" table:formula="of:=VLOOKUP(ROW()-19;CLASSIFICA_GIRONE_D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53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1" calcext:value-type="float">
            <text:p>3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3]=&quot;&quot;;&quot;&quot;;VLOOKUP([.$A23];PARTITE_GIRONI;4;0))" office:value-type="string" office:string-value="Balene (21)" calcext:value-type="string">
            <text:p>Balene (21)</text:p>
          </table:table-cell>
          <table:table-cell table:style-name="ce183"/>
          <table:table-cell table:style-name="ce186"/>
          <table:table-cell table:style-name="ce188" table:formula="of:=IF([.$A23]=&quot;&quot;;&quot;&quot;;VLOOKUP([.$A23];PARTITE_GIRONI;6;0))" office:value-type="string" office:string-value="Gabbiani (22)" calcext:value-type="string">
            <text:p>Gabbiani (22)</text:p>
          </table:table-cell>
          <table:table-cell table:style-name="ce492" table:formula="of:=IF([.$A23]=&quot;&quot;;&quot;&quot;;VLOOKUP([.$A23];PARTITE_GIRONI;2;0))" office:value-type="string" office:string-value="F" calcext:value-type="string">
            <text:p>F</text:p>
          </table:table-cell>
          <table:table-cell table:style-name="ce492" table:formula="of:=IF([.$A23]=&quot;&quot;;&quot;&quot;;VLOOKUP([.$A23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5" table:formula="of:=VLOOKUP(ROW()-19;CLASSIFICA_GIRONE_D;4;0)" office:value-type="string" office:string-value="Falchi (16)" calcext:value-type="string">
            <text:p>Falchi (16)</text:p>
          </table:table-cell>
          <table:table-cell table:style-name="ce549" table:formula="of:=VLOOKUP(ROW()-19;CLASSIFICA_GIRONE_D;5;0)" office:value-type="float" office:value="3" calcext:value-type="float">
            <text:p>3</text:p>
          </table:table-cell>
          <table:table-cell table:style-name="ce575" table:formula="of:=VLOOKUP(ROW()-19;CLASSIFICA_GIRONE_D;6;0)" office:value-type="float" office:value="1" calcext:value-type="float">
            <text:p>1</text:p>
          </table:table-cell>
          <table:table-cell table:style-name="ce587" table:formula="of:=VLOOKUP(ROW()-19;CLASSIFICA_GIRONE_D;7;0)" office:value-type="float" office:value="2" calcext:value-type="float">
            <text:p>2</text:p>
          </table:table-cell>
          <table:table-cell table:style-name="ce592" table:formula="of:=VLOOKUP(ROW()-19;CLASSIFICA_GIRONE_D;8;0)" office:value-type="float" office:value="0" calcext:value-type="float">
            <text:p>0</text:p>
          </table:table-cell>
          <table:table-cell table:style-name="ce592" table:formula="of:=VLOOKUP(ROW()-19;CLASSIFICA_GIRONE_D;9;0)" office:value-type="float" office:value="4" calcext:value-type="float">
            <text:p>4</text:p>
          </table:table-cell>
          <table:table-cell table:style-name="ce592" table:formula="of:=VLOOKUP(ROW()-19;CLASSIFICA_GIRONE_D;10;0)" office:value-type="float" office:value="173" calcext:value-type="float">
            <text:p>173</text:p>
          </table:table-cell>
          <table:table-cell table:style-name="ce592" table:formula="of:=VLOOKUP(ROW()-19;CLASSIFICA_GIRONE_D;11;0)" office:value-type="float" office:value="209" calcext:value-type="float">
            <text:p>209</text:p>
          </table:table-cell>
          <table:table-cell table:style-name="ce605" table:formula="of:=VLOOKUP(ROW()-19;CLASSIFICA_GIRONE_D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table:formula="of:=[.V19]+1" office:value-type="float" office:value="53" calcext:value-type="float" table:number-columns-spanned="1" table:number-rows-spanned="2">
            <text:p>53</text:p>
          </table:table-cell>
          <table:table-cell table:style-name="ce638" table:formula="of:=[.K40]" office:value-type="string" office:string-value="Scorpioni (30)" calcext:value-type="string">
            <text:p>Scorpioni (30)</text:p>
          </table:table-cell>
          <table:table-cell table:style-name="ce427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7" calcext:value-type="float">
            <text:p>3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4]=&quot;&quot;;&quot;&quot;;VLOOKUP([.$A24];PARTITE_GIRONI;4;0))" office:value-type="string" office:string-value="Istrici (25)" calcext:value-type="string">
            <text:p>Istrici (25)</text:p>
          </table:table-cell>
          <table:table-cell table:style-name="ce183"/>
          <table:table-cell table:style-name="ce186"/>
          <table:table-cell table:style-name="ce188" table:formula="of:=IF([.$A24]=&quot;&quot;;&quot;&quot;;VLOOKUP([.$A24];PARTITE_GIRONI;6;0))" office:value-type="string" office:string-value="Gorilla (26)" calcext:value-type="string">
            <text:p>Gorilla (26)</text:p>
          </table:table-cell>
          <table:table-cell table:style-name="ce492" table:formula="of:=IF([.$A24]=&quot;&quot;;&quot;&quot;;VLOOKUP([.$A24];PARTITE_GIRONI;2;0))" office:value-type="string" office:string-value="G" calcext:value-type="string">
            <text:p>G</text:p>
          </table:table-cell>
          <table:table-cell table:style-name="ce492" table:formula="of:=IF([.$A24]=&quot;&quot;;&quot;&quot;;VLOOKUP([.$A24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633"/>
          <table:table-cell table:style-name="ce642" table:formula="of:=[.K31]" office:value-type="string" office:string-value="Gabbiani (22)" calcext:value-type="string">
            <text:p>Gabbiani (22)</text:p>
          </table:table-cell>
          <table:table-cell table:style-name="ce615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3" calcext:value-type="float">
            <text:p>4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5]=&quot;&quot;;&quot;&quot;;VLOOKUP([.$A25];PARTITE_GIRONI;4;0))" office:value-type="string" office:string-value="Piranha (29)" calcext:value-type="string">
            <text:p>Piranha (29)</text:p>
          </table:table-cell>
          <table:table-cell table:style-name="ce183"/>
          <table:table-cell table:style-name="ce186"/>
          <table:table-cell table:style-name="ce188" table:formula="of:=IF([.$A25]=&quot;&quot;;&quot;&quot;;VLOOKUP([.$A25];PARTITE_GIRONI;6;0))" office:value-type="string" office:string-value="Scorpioni (30)" calcext:value-type="string">
            <text:p>Scorpioni (30)</text:p>
          </table:table-cell>
          <table:table-cell table:style-name="ce492" table:formula="of:=IF([.$A25]=&quot;&quot;;&quot;&quot;;VLOOKUP([.$A25];PARTITE_GIRONI;2;0))" office:value-type="string" office:string-value="H" calcext:value-type="string">
            <text:p>H</text:p>
          </table:table-cell>
          <table:table-cell table:style-name="ce492" table:formula="of:=IF([.$A25]=&quot;&quot;;&quot;&quot;;VLOOKUP([.$A25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7" table:formula="of:=VLOOKUP(ROW()-24;CLASSIFICA_GIRONE_E;4;0)" office:value-type="string" office:string-value="Cinghiali (20)" calcext:value-type="string">
            <text:p>Cinghiali (20)</text:p>
          </table:table-cell>
          <table:table-cell table:style-name="ce551" table:formula="of:=VLOOKUP(ROW()-24;CLASSIFICA_GIRONE_E;5;0)" office:value-type="float" office:value="3" calcext:value-type="float">
            <text:p>3</text:p>
          </table:table-cell>
          <table:table-cell table:style-name="ce551" table:formula="of:=VLOOKUP(ROW()-24;CLASSIFICA_GIRONE_E;6;0)" office:value-type="float" office:value="3" calcext:value-type="float">
            <text:p>3</text:p>
          </table:table-cell>
          <table:table-cell table:style-name="ce551" table:formula="of:=VLOOKUP(ROW()-24;CLASSIFICA_GIRONE_E;7;0)" office:value-type="float" office:value="0" calcext:value-type="float">
            <text:p>0</text:p>
          </table:table-cell>
          <table:table-cell table:style-name="ce551" table:formula="of:=VLOOKUP(ROW()-24;CLASSIFICA_GIRONE_E;8;0)" office:value-type="float" office:value="0" calcext:value-type="float">
            <text:p>0</text:p>
          </table:table-cell>
          <table:table-cell table:style-name="ce551" table:formula="of:=VLOOKUP(ROW()-24;CLASSIFICA_GIRONE_E;9;0)" office:value-type="float" office:value="6" calcext:value-type="float">
            <text:p>6</text:p>
          </table:table-cell>
          <table:table-cell table:style-name="ce551" table:formula="of:=VLOOKUP(ROW()-24;CLASSIFICA_GIRONE_E;10;0)" office:value-type="float" office:value="122" calcext:value-type="float">
            <text:p>122</text:p>
          </table:table-cell>
          <table:table-cell table:style-name="ce551" table:formula="of:=VLOOKUP(ROW()-24;CLASSIFICA_GIRONE_E;11;0)" office:value-type="float" office:value="42" calcext:value-type="float">
            <text:p>42</text:p>
          </table:table-cell>
          <table:table-cell table:style-name="ce607" table:formula="of:=VLOOKUP(ROW()-24;CLASSIFICA_GIRONE_E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62"/>
          <table:table-cell table:style-name="ce626"/>
          <table:table-cell table:style-name="ce665" table:formula="of:=[.AA17]+1" office:value-type="float" office:value="59" calcext:value-type="float" table:number-columns-spanned="1" table:number-rows-spanned="2">
            <text:p>59</text:p>
          </table:table-cell>
          <table:table-cell table:style-name="ce667" table:formula="of:=IF([.X23]&amp;[.X24]=&quot;&quot;;&quot;Vincente &quot;&amp;[.V23];IF([.X23]&gt;[.X24];[.W23];[.W24]))" office:value-type="string" office:string-value="Vincente 53" calcext:value-type="string">
            <text:p>Vincente 53</text:p>
          </table:table-cell>
          <table:table-cell table:style-name="ce737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0" calcext:value-type="float">
            <text:p>3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6]=&quot;&quot;;&quot;&quot;;VLOOKUP([.$A26];PARTITE_GIRONI;4;0))" office:value-type="string" office:string-value="Cervi (19)" calcext:value-type="string">
            <text:p>Cervi (19)</text:p>
          </table:table-cell>
          <table:table-cell table:style-name="ce183"/>
          <table:table-cell table:style-name="ce186"/>
          <table:table-cell table:style-name="ce188" table:formula="of:=IF([.$A26]=&quot;&quot;;&quot;&quot;;VLOOKUP([.$A26];PARTITE_GIRONI;6;0))" office:value-type="string" office:string-value="Cinghiali (20)" calcext:value-type="string">
            <text:p>Cinghiali (20)</text:p>
          </table:table-cell>
          <table:table-cell table:style-name="ce492" table:formula="of:=IF([.$A26]=&quot;&quot;;&quot;&quot;;VLOOKUP([.$A26];PARTITE_GIRONI;2;0))" office:value-type="string" office:string-value="E" calcext:value-type="string">
            <text:p>E</text:p>
          </table:table-cell>
          <table:table-cell table:style-name="ce492" table:formula="of:=IF([.$A26]=&quot;&quot;;&quot;&quot;;VLOOKUP([.$A2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8" table:formula="of:=VLOOKUP(ROW()-24;CLASSIFICA_GIRONE_E;4;0)" office:value-type="string" office:string-value="Bufali (18)" calcext:value-type="string">
            <text:p>Bufali (18)</text:p>
          </table:table-cell>
          <table:table-cell table:style-name="ce552" table:formula="of:=VLOOKUP(ROW()-24;CLASSIFICA_GIRONE_E;5;0)" office:value-type="float" office:value="3" calcext:value-type="float">
            <text:p>3</text:p>
          </table:table-cell>
          <table:table-cell table:style-name="ce577" table:formula="of:=VLOOKUP(ROW()-24;CLASSIFICA_GIRONE_E;6;0)" office:value-type="float" office:value="2" calcext:value-type="float">
            <text:p>2</text:p>
          </table:table-cell>
          <table:table-cell table:style-name="ce577" table:formula="of:=VLOOKUP(ROW()-24;CLASSIFICA_GIRONE_E;7;0)" office:value-type="float" office:value="0" calcext:value-type="float">
            <text:p>0</text:p>
          </table:table-cell>
          <table:table-cell table:style-name="ce577" table:formula="of:=VLOOKUP(ROW()-24;CLASSIFICA_GIRONE_E;8;0)" office:value-type="float" office:value="1" calcext:value-type="float">
            <text:p>1</text:p>
          </table:table-cell>
          <table:table-cell table:style-name="ce577" table:formula="of:=VLOOKUP(ROW()-24;CLASSIFICA_GIRONE_E;9;0)" office:value-type="float" office:value="4" calcext:value-type="float">
            <text:p>4</text:p>
          </table:table-cell>
          <table:table-cell table:style-name="ce577" table:formula="of:=VLOOKUP(ROW()-24;CLASSIFICA_GIRONE_E;10;0)" office:value-type="float" office:value="163" calcext:value-type="float">
            <text:p>163</text:p>
          </table:table-cell>
          <table:table-cell table:style-name="ce577" table:formula="of:=VLOOKUP(ROW()-24;CLASSIFICA_GIRONE_E;11;0)" office:value-type="float" office:value="155" calcext:value-type="float">
            <text:p>155</text:p>
          </table:table-cell>
          <table:table-cell table:style-name="ce608" table:formula="of:=VLOOKUP(ROW()-24;CLASSIFICA_GIRONE_E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53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X27]&amp;[.X28]=&quot;&quot;;&quot;Vincente &quot;&amp;[.V27];IF([.X27]&gt;[.X28];[.W27];[.W28]))" office:value-type="string" office:string-value="Vincente 54" calcext:value-type="string">
            <text:p>Vincente 54</text:p>
          </table:table-cell>
          <table:table-cell table:style-name="ce738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6" calcext:value-type="float">
            <text:p>36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7]=&quot;&quot;;&quot;&quot;;VLOOKUP([.$A27];PARTITE_GIRONI;4;0))" office:value-type="string" office:string-value="Delfini (23)" calcext:value-type="string">
            <text:p>Delfini (23)</text:p>
          </table:table-cell>
          <table:table-cell table:style-name="ce183"/>
          <table:table-cell table:style-name="ce186"/>
          <table:table-cell table:style-name="ce188" table:formula="of:=IF([.$A27]=&quot;&quot;;&quot;&quot;;VLOOKUP([.$A27];PARTITE_GIRONI;6;0))" office:value-type="string" office:string-value="Fenicotteri (24)" calcext:value-type="string">
            <text:p>Fenicotteri (24)</text:p>
          </table:table-cell>
          <table:table-cell table:style-name="ce492" table:formula="of:=IF([.$A27]=&quot;&quot;;&quot;&quot;;VLOOKUP([.$A27];PARTITE_GIRONI;2;0))" office:value-type="string" office:string-value="F" calcext:value-type="string">
            <text:p>F</text:p>
          </table:table-cell>
          <table:table-cell table:style-name="ce492" table:formula="of:=IF([.$A27]=&quot;&quot;;&quot;&quot;;VLOOKUP([.$A27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9" table:formula="of:=VLOOKUP(ROW()-24;CLASSIFICA_GIRONE_E;4;0)" office:value-type="string" office:string-value="Bisonti (17)" calcext:value-type="string">
            <text:p>Bisonti (17)</text:p>
          </table:table-cell>
          <table:table-cell table:style-name="ce553" table:formula="of:=VLOOKUP(ROW()-24;CLASSIFICA_GIRONE_E;5;0)" office:value-type="float" office:value="3" calcext:value-type="float">
            <text:p>3</text:p>
          </table:table-cell>
          <table:table-cell table:style-name="ce578" table:formula="of:=VLOOKUP(ROW()-24;CLASSIFICA_GIRONE_E;6;0)" office:value-type="float" office:value="1" calcext:value-type="float">
            <text:p>1</text:p>
          </table:table-cell>
          <table:table-cell table:style-name="ce588" table:formula="of:=VLOOKUP(ROW()-24;CLASSIFICA_GIRONE_E;7;0)" office:value-type="float" office:value="2" calcext:value-type="float">
            <text:p>2</text:p>
          </table:table-cell>
          <table:table-cell table:style-name="ce593" table:formula="of:=VLOOKUP(ROW()-24;CLASSIFICA_GIRONE_E;8;0)" office:value-type="float" office:value="0" calcext:value-type="float">
            <text:p>0</text:p>
          </table:table-cell>
          <table:table-cell table:style-name="ce593" table:formula="of:=VLOOKUP(ROW()-24;CLASSIFICA_GIRONE_E;9;0)" office:value-type="float" office:value="4" calcext:value-type="float">
            <text:p>4</text:p>
          </table:table-cell>
          <table:table-cell table:style-name="ce593" table:formula="of:=VLOOKUP(ROW()-24;CLASSIFICA_GIRONE_E;10;0)" office:value-type="float" office:value="148" calcext:value-type="float">
            <text:p>148</text:p>
          </table:table-cell>
          <table:table-cell table:style-name="ce593" table:formula="of:=VLOOKUP(ROW()-24;CLASSIFICA_GIRONE_E;11;0)" office:value-type="float" office:value="179" calcext:value-type="float">
            <text:p>179</text:p>
          </table:table-cell>
          <table:table-cell table:style-name="ce609" table:formula="of:=VLOOKUP(ROW()-24;CLASSIFICA_GIRONE_E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table:formula="of:=[.V23]+1" office:value-type="float" office:value="54" calcext:value-type="float" table:number-columns-spanned="1" table:number-rows-spanned="2">
            <text:p>54</text:p>
          </table:table-cell>
          <table:table-cell table:style-name="ce643" table:formula="of:=[.K35]" office:value-type="string" office:string-value="Istrici (25)" calcext:value-type="string">
            <text:p>Istrici (25)</text:p>
          </table:table-cell>
          <table:table-cell table:style-name="ce427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2" calcext:value-type="float">
            <text:p>4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8]=&quot;&quot;;&quot;&quot;;VLOOKUP([.$A28];PARTITE_GIRONI;4;0))" office:value-type="string" office:string-value="Muli (27)" calcext:value-type="string">
            <text:p>Muli (27)</text:p>
          </table:table-cell>
          <table:table-cell table:style-name="ce183"/>
          <table:table-cell table:style-name="ce186"/>
          <table:table-cell table:style-name="ce188" table:formula="of:=IF([.$A28]=&quot;&quot;;&quot;&quot;;VLOOKUP([.$A28];PARTITE_GIRONI;6;0))" office:value-type="string" office:string-value="Orche (28)" calcext:value-type="string">
            <text:p>Orche (28)</text:p>
          </table:table-cell>
          <table:table-cell table:style-name="ce492" table:formula="of:=IF([.$A28]=&quot;&quot;;&quot;&quot;;VLOOKUP([.$A28];PARTITE_GIRONI;2;0))" office:value-type="string" office:string-value="G" calcext:value-type="string">
            <text:p>G</text:p>
          </table:table-cell>
          <table:table-cell table:style-name="ce492" table:formula="of:=IF([.$A28]=&quot;&quot;;&quot;&quot;;VLOOKUP([.$A28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9" table:formula="of:=VLOOKUP(ROW()-24;CLASSIFICA_GIRONE_E;4;0)" office:value-type="string" office:string-value="Cervi (19)" calcext:value-type="string">
            <text:p>Cervi (19)</text:p>
          </table:table-cell>
          <table:table-cell table:style-name="ce554" table:formula="of:=VLOOKUP(ROW()-24;CLASSIFICA_GIRONE_E;5;0)" office:value-type="float" office:value="3" calcext:value-type="float">
            <text:p>3</text:p>
          </table:table-cell>
          <table:table-cell table:style-name="ce579" table:formula="of:=VLOOKUP(ROW()-24;CLASSIFICA_GIRONE_E;6;0)" office:value-type="float" office:value="0" calcext:value-type="float">
            <text:p>0</text:p>
          </table:table-cell>
          <table:table-cell table:style-name="ce588" table:formula="of:=VLOOKUP(ROW()-24;CLASSIFICA_GIRONE_E;7;0)" office:value-type="float" office:value="1" calcext:value-type="float">
            <text:p>1</text:p>
          </table:table-cell>
          <table:table-cell table:style-name="ce593" table:formula="of:=VLOOKUP(ROW()-24;CLASSIFICA_GIRONE_E;8;0)" office:value-type="float" office:value="2" calcext:value-type="float">
            <text:p>2</text:p>
          </table:table-cell>
          <table:table-cell table:style-name="ce593" table:formula="of:=VLOOKUP(ROW()-24;CLASSIFICA_GIRONE_E;9;0)" office:value-type="float" office:value="1" calcext:value-type="float">
            <text:p>1</text:p>
          </table:table-cell>
          <table:table-cell table:style-name="ce593" table:formula="of:=VLOOKUP(ROW()-24;CLASSIFICA_GIRONE_E;10;0)" office:value-type="float" office:value="49" calcext:value-type="float">
            <text:p>49</text:p>
          </table:table-cell>
          <table:table-cell table:style-name="ce593" table:formula="of:=VLOOKUP(ROW()-24;CLASSIFICA_GIRONE_E;11;0)" office:value-type="float" office:value="106" calcext:value-type="float">
            <text:p>106</text:p>
          </table:table-cell>
          <table:table-cell table:style-name="ce609" table:formula="of:=VLOOKUP(ROW()-24;CLASSIFICA_GIRONE_E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633"/>
          <table:table-cell table:style-name="ce644" table:formula="of:=[.K26]" office:value-type="string" office:string-value="Bufali (18)" calcext:value-type="string">
            <text:p>Bufali (18)</text:p>
          </table:table-cell>
          <table:table-cell table:style-name="ce615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8" calcext:value-type="float">
            <text:p>4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9]=&quot;&quot;;&quot;&quot;;VLOOKUP([.$A29];PARTITE_GIRONI;4;0))" office:value-type="string" office:string-value="Tonni (31)" calcext:value-type="string">
            <text:p>Tonni (31)</text:p>
          </table:table-cell>
          <table:table-cell table:style-name="ce183"/>
          <table:table-cell table:style-name="ce186"/>
          <table:table-cell table:style-name="ce188" table:formula="of:=IF([.$A29]=&quot;&quot;;&quot;&quot;;VLOOKUP([.$A29];PARTITE_GIRONI;6;0))" office:value-type="string" office:string-value="Zebre (32)" calcext:value-type="string">
            <text:p>Zebre (32)</text:p>
          </table:table-cell>
          <table:table-cell table:style-name="ce492" table:formula="of:=IF([.$A29]=&quot;&quot;;&quot;&quot;;VLOOKUP([.$A29];PARTITE_GIRONI;2;0))" office:value-type="string" office:string-value="H" calcext:value-type="string">
            <text:p>H</text:p>
          </table:table-cell>
          <table:table-cell table:style-name="ce492" table:formula="of:=IF([.$A29]=&quot;&quot;;&quot;&quot;;VLOOKUP([.$A29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F13]+1" office:value-type="float" office:value="62" calcext:value-type="float" table:number-columns-spanned="1" table:number-rows-spanned="2">
            <text:p>62</text:p>
          </table:table-cell>
          <table:table-cell table:style-name="ce667" table:formula="of:=IF([.AC25]&amp;[.AC26]=&quot;&quot;;&quot;Vincente &quot;&amp;[.AA25];IF([.AC25]&gt;[.AC26];[.AB25];[.AB26]))" office:value-type="string" office:string-value="Vincente 59" calcext:value-type="string">
            <text:p>Vincente 59</text:p>
          </table:table-cell>
          <table:table-cell table:style-name="ce751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" calcext:value-type="float">
            <text:p>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0]=&quot;&quot;;&quot;&quot;;VLOOKUP([.$A30];PARTITE_GIRONI;4;0))" office:value-type="string" office:string-value="Leoni (1)" calcext:value-type="string">
            <text:p>Leoni (1)</text:p>
          </table:table-cell>
          <table:table-cell table:style-name="ce183"/>
          <table:table-cell table:style-name="ce186"/>
          <table:table-cell table:style-name="ce188" table:formula="of:=IF([.$A30]=&quot;&quot;;&quot;&quot;;VLOOKUP([.$A30];PARTITE_GIRONI;6;0))" office:value-type="string" office:string-value="Ghepardi (4)" calcext:value-type="string">
            <text:p>Ghepardi (4)</text:p>
          </table:table-cell>
          <table:table-cell table:style-name="ce492" table:formula="of:=IF([.$A30]=&quot;&quot;;&quot;&quot;;VLOOKUP([.$A30];PARTITE_GIRONI;2;0))" office:value-type="string" office:string-value="A" calcext:value-type="string">
            <text:p>A</text:p>
          </table:table-cell>
          <table:table-cell table:style-name="ce492" table:formula="of:=IF([.$A30]=&quot;&quot;;&quot;&quot;;VLOOKUP([.$A30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1" table:formula="of:=VLOOKUP(ROW()-29;CLASSIFICA_GIRONE_F;4;0)" office:value-type="string" office:string-value="Balene (21)" calcext:value-type="string">
            <text:p>Balene (21)</text:p>
          </table:table-cell>
          <table:table-cell table:style-name="ce556" table:formula="of:=VLOOKUP(ROW()-29;CLASSIFICA_GIRONE_F;5;0)" office:value-type="float" office:value="3" calcext:value-type="float">
            <text:p>3</text:p>
          </table:table-cell>
          <table:table-cell table:style-name="ce556" table:formula="of:=VLOOKUP(ROW()-29;CLASSIFICA_GIRONE_F;6;0)" office:value-type="float" office:value="3" calcext:value-type="float">
            <text:p>3</text:p>
          </table:table-cell>
          <table:table-cell table:style-name="ce556" table:formula="of:=VLOOKUP(ROW()-29;CLASSIFICA_GIRONE_F;7;0)" office:value-type="float" office:value="0" calcext:value-type="float">
            <text:p>0</text:p>
          </table:table-cell>
          <table:table-cell table:style-name="ce556" table:formula="of:=VLOOKUP(ROW()-29;CLASSIFICA_GIRONE_F;8;0)" office:value-type="float" office:value="0" calcext:value-type="float">
            <text:p>0</text:p>
          </table:table-cell>
          <table:table-cell table:style-name="ce556" table:formula="of:=VLOOKUP(ROW()-29;CLASSIFICA_GIRONE_F;9;0)" office:value-type="float" office:value="6" calcext:value-type="float">
            <text:p>6</text:p>
          </table:table-cell>
          <table:table-cell table:style-name="ce556" table:formula="of:=VLOOKUP(ROW()-29;CLASSIFICA_GIRONE_F;10;0)" office:value-type="float" office:value="149" calcext:value-type="float">
            <text:p>149</text:p>
          </table:table-cell>
          <table:table-cell table:style-name="ce556" table:formula="of:=VLOOKUP(ROW()-29;CLASSIFICA_GIRONE_F;11;0)" office:value-type="float" office:value="88" calcext:value-type="float">
            <text:p>88</text:p>
          </table:table-cell>
          <table:table-cell table:style-name="ce611" table:formula="of:=VLOOKUP(ROW()-29;CLASSIFICA_GIRONE_F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53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C33]&amp;[.AC34]=&quot;&quot;;&quot;Vincente &quot;&amp;[.AA33];IF([.AC33]&gt;[.AC34];[.AB33];[.AB34]))" office:value-type="string" office:string-value="Vincente 60" calcext:value-type="string">
            <text:p>Vincente 60</text:p>
          </table:table-cell>
          <table:table-cell table:style-name="ce752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9" calcext:value-type="float">
            <text:p>9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1]=&quot;&quot;;&quot;&quot;;VLOOKUP([.$A31];PARTITE_GIRONI;4;0))" office:value-type="string" office:string-value="Giaguari (5)" calcext:value-type="string">
            <text:p>Giaguari (5)</text:p>
          </table:table-cell>
          <table:table-cell table:style-name="ce183"/>
          <table:table-cell table:style-name="ce186"/>
          <table:table-cell table:style-name="ce188" table:formula="of:=IF([.$A31]=&quot;&quot;;&quot;&quot;;VLOOKUP([.$A31];PARTITE_GIRONI;6;0))" office:value-type="string" office:string-value="Serval (8)" calcext:value-type="string">
            <text:p>Serval (8)</text:p>
          </table:table-cell>
          <table:table-cell table:style-name="ce492" table:formula="of:=IF([.$A31]=&quot;&quot;;&quot;&quot;;VLOOKUP([.$A31];PARTITE_GIRONI;2;0))" office:value-type="string" office:string-value="B" calcext:value-type="string">
            <text:p>B</text:p>
          </table:table-cell>
          <table:table-cell table:style-name="ce492" table:formula="of:=IF([.$A31]=&quot;&quot;;&quot;&quot;;VLOOKUP([.$A31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2" table:formula="of:=VLOOKUP(ROW()-29;CLASSIFICA_GIRONE_F;4;0)" office:value-type="string" office:string-value="Gabbiani (22)" calcext:value-type="string">
            <text:p>Gabbiani (22)</text:p>
          </table:table-cell>
          <table:table-cell table:style-name="ce557" table:formula="of:=VLOOKUP(ROW()-29;CLASSIFICA_GIRONE_F;5;0)" office:value-type="float" office:value="3" calcext:value-type="float">
            <text:p>3</text:p>
          </table:table-cell>
          <table:table-cell table:style-name="ce557" table:formula="of:=VLOOKUP(ROW()-29;CLASSIFICA_GIRONE_F;6;0)" office:value-type="float" office:value="2" calcext:value-type="float">
            <text:p>2</text:p>
          </table:table-cell>
          <table:table-cell table:style-name="ce557" table:formula="of:=VLOOKUP(ROW()-29;CLASSIFICA_GIRONE_F;7;0)" office:value-type="float" office:value="1" calcext:value-type="float">
            <text:p>1</text:p>
          </table:table-cell>
          <table:table-cell table:style-name="ce557" table:formula="of:=VLOOKUP(ROW()-29;CLASSIFICA_GIRONE_F;8;0)" office:value-type="float" office:value="0" calcext:value-type="float">
            <text:p>0</text:p>
          </table:table-cell>
          <table:table-cell table:style-name="ce557" table:formula="of:=VLOOKUP(ROW()-29;CLASSIFICA_GIRONE_F;9;0)" office:value-type="float" office:value="5" calcext:value-type="float">
            <text:p>5</text:p>
          </table:table-cell>
          <table:table-cell table:style-name="ce557" table:formula="of:=VLOOKUP(ROW()-29;CLASSIFICA_GIRONE_F;10;0)" office:value-type="float" office:value="176" calcext:value-type="float">
            <text:p>176</text:p>
          </table:table-cell>
          <table:table-cell table:style-name="ce557" table:formula="of:=VLOOKUP(ROW()-29;CLASSIFICA_GIRONE_F;11;0)" office:value-type="float" office:value="134" calcext:value-type="float">
            <text:p>134</text:p>
          </table:table-cell>
          <table:table-cell table:style-name="ce612" table:formula="of:=VLOOKUP(ROW()-29;CLASSIFICA_GIRONE_F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table:formula="of:=[.V27]+1" office:value-type="float" office:value="55" calcext:value-type="float" table:number-columns-spanned="1" table:number-rows-spanned="2">
            <text:p>55</text:p>
          </table:table-cell>
          <table:table-cell table:style-name="ce638" table:formula="of:=[.K20]" office:value-type="string" office:string-value="Pitoni (14)" calcext:value-type="string">
            <text:p>Pitoni (14)</text:p>
          </table:table-cell>
          <table:table-cell table:style-name="ce427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5" calcext:value-type="float">
            <text:p>1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2]=&quot;&quot;;&quot;&quot;;VLOOKUP([.$A32];PARTITE_GIRONI;4;0))" office:value-type="string" office:string-value="Elefanti (9)" calcext:value-type="string">
            <text:p>Elefanti (9)</text:p>
          </table:table-cell>
          <table:table-cell table:style-name="ce183"/>
          <table:table-cell table:style-name="ce186"/>
          <table:table-cell table:style-name="ce188" table:formula="of:=IF([.$A32]=&quot;&quot;;&quot;&quot;;VLOOKUP([.$A32];PARTITE_GIRONI;6;0))" office:value-type="string" office:string-value="Iguane (12)" calcext:value-type="string">
            <text:p>Iguane (12)</text:p>
          </table:table-cell>
          <table:table-cell table:style-name="ce492" table:formula="of:=IF([.$A32]=&quot;&quot;;&quot;&quot;;VLOOKUP([.$A32];PARTITE_GIRONI;2;0))" office:value-type="string" office:string-value="C" calcext:value-type="string">
            <text:p>C</text:p>
          </table:table-cell>
          <table:table-cell table:style-name="ce492" table:formula="of:=IF([.$A32]=&quot;&quot;;&quot;&quot;;VLOOKUP([.$A32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3" table:formula="of:=VLOOKUP(ROW()-29;CLASSIFICA_GIRONE_F;4;0)" office:value-type="string" office:string-value="Delfini (23)" calcext:value-type="string">
            <text:p>Delfini (23)</text:p>
          </table:table-cell>
          <table:table-cell table:style-name="ce558" table:formula="of:=VLOOKUP(ROW()-29;CLASSIFICA_GIRONE_F;5;0)" office:value-type="float" office:value="3" calcext:value-type="float">
            <text:p>3</text:p>
          </table:table-cell>
          <table:table-cell table:style-name="ce580" table:formula="of:=VLOOKUP(ROW()-29;CLASSIFICA_GIRONE_F;6;0)" office:value-type="float" office:value="1" calcext:value-type="float">
            <text:p>1</text:p>
          </table:table-cell>
          <table:table-cell table:style-name="ce580" table:formula="of:=VLOOKUP(ROW()-29;CLASSIFICA_GIRONE_F;7;0)" office:value-type="float" office:value="2" calcext:value-type="float">
            <text:p>2</text:p>
          </table:table-cell>
          <table:table-cell table:style-name="ce580" table:formula="of:=VLOOKUP(ROW()-29;CLASSIFICA_GIRONE_F;8;0)" office:value-type="float" office:value="0" calcext:value-type="float">
            <text:p>0</text:p>
          </table:table-cell>
          <table:table-cell table:style-name="ce580" table:formula="of:=VLOOKUP(ROW()-29;CLASSIFICA_GIRONE_F;9;0)" office:value-type="float" office:value="4" calcext:value-type="float">
            <text:p>4</text:p>
          </table:table-cell>
          <table:table-cell table:style-name="ce580" table:formula="of:=VLOOKUP(ROW()-29;CLASSIFICA_GIRONE_F;10;0)" office:value-type="float" office:value="134" calcext:value-type="float">
            <text:p>134</text:p>
          </table:table-cell>
          <table:table-cell table:style-name="ce580" table:formula="of:=VLOOKUP(ROW()-29;CLASSIFICA_GIRONE_F;11;0)" office:value-type="float" office:value="204" calcext:value-type="float">
            <text:p>204</text:p>
          </table:table-cell>
          <table:table-cell table:style-name="ce613" table:formula="of:=VLOOKUP(ROW()-29;CLASSIFICA_GIRONE_F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633"/>
          <table:table-cell table:style-name="ce645" table:formula="of:=[.K11]" office:value-type="string" office:string-value="Serval (8)" calcext:value-type="string">
            <text:p>Serval (8)</text:p>
          </table:table-cell>
          <table:table-cell table:style-name="ce615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1" calcext:value-type="float">
            <text:p>2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3]=&quot;&quot;;&quot;&quot;;VLOOKUP([.$A33];PARTITE_GIRONI;4;0))" office:value-type="string" office:string-value="Coccodrilli (13)" calcext:value-type="string">
            <text:p>Coccodrilli (13)</text:p>
          </table:table-cell>
          <table:table-cell table:style-name="ce183"/>
          <table:table-cell table:style-name="ce186"/>
          <table:table-cell table:style-name="ce188" table:formula="of:=IF([.$A33]=&quot;&quot;;&quot;&quot;;VLOOKUP([.$A33];PARTITE_GIRONI;6;0))" office:value-type="string" office:string-value="Falchi (16)" calcext:value-type="string">
            <text:p>Falchi (16)</text:p>
          </table:table-cell>
          <table:table-cell table:style-name="ce492" table:formula="of:=IF([.$A33]=&quot;&quot;;&quot;&quot;;VLOOKUP([.$A33];PARTITE_GIRONI;2;0))" office:value-type="string" office:string-value="D" calcext:value-type="string">
            <text:p>D</text:p>
          </table:table-cell>
          <table:table-cell table:style-name="ce492" table:formula="of:=IF([.$A33]=&quot;&quot;;&quot;&quot;;VLOOKUP([.$A33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29;CLASSIFICA_GIRONE_F;4;0)" office:value-type="string" office:string-value="Fenicotteri (24)" calcext:value-type="string">
            <text:p>Fenicotteri (24)</text:p>
          </table:table-cell>
          <table:table-cell table:style-name="ce559" table:formula="of:=VLOOKUP(ROW()-29;CLASSIFICA_GIRONE_F;5;0)" office:value-type="float" office:value="3" calcext:value-type="float">
            <text:p>3</text:p>
          </table:table-cell>
          <table:table-cell table:style-name="ce580" table:formula="of:=VLOOKUP(ROW()-29;CLASSIFICA_GIRONE_F;6;0)" office:value-type="float" office:value="0" calcext:value-type="float">
            <text:p>0</text:p>
          </table:table-cell>
          <table:table-cell table:style-name="ce580" table:formula="of:=VLOOKUP(ROW()-29;CLASSIFICA_GIRONE_F;7;0)" office:value-type="float" office:value="3" calcext:value-type="float">
            <text:p>3</text:p>
          </table:table-cell>
          <table:table-cell table:style-name="ce580" table:formula="of:=VLOOKUP(ROW()-29;CLASSIFICA_GIRONE_F;8;0)" office:value-type="float" office:value="0" calcext:value-type="float">
            <text:p>0</text:p>
          </table:table-cell>
          <table:table-cell table:style-name="ce580" table:formula="of:=VLOOKUP(ROW()-29;CLASSIFICA_GIRONE_F;9;0)" office:value-type="float" office:value="3" calcext:value-type="float">
            <text:p>3</text:p>
          </table:table-cell>
          <table:table-cell table:style-name="ce580" table:formula="of:=VLOOKUP(ROW()-29;CLASSIFICA_GIRONE_F;10;0)" office:value-type="float" office:value="104" calcext:value-type="float">
            <text:p>104</text:p>
          </table:table-cell>
          <table:table-cell table:style-name="ce580" table:formula="of:=VLOOKUP(ROW()-29;CLASSIFICA_GIRONE_F;11;0)" office:value-type="float" office:value="137" calcext:value-type="float">
            <text:p>137</text:p>
          </table:table-cell>
          <table:table-cell table:style-name="ce613" table:formula="of:=VLOOKUP(ROW()-29;CLASSIFICA_GIRONE_F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53"/>
          <table:table-cell table:style-name="ce655"/>
          <table:table-cell table:style-name="ce662"/>
          <table:table-cell table:style-name="ce626"/>
          <table:table-cell table:style-name="ce665" table:formula="of:=[.AA25]+1" office:value-type="float" office:value="60" calcext:value-type="float" table:number-columns-spanned="1" table:number-rows-spanned="2">
            <text:p>60</text:p>
          </table:table-cell>
          <table:table-cell table:style-name="ce667" table:formula="of:=IF([.X31]&amp;[.X32]=&quot;&quot;;&quot;Vincente &quot;&amp;[.V31];IF([.X31]&gt;[.X32];[.W31];[.W32]))" office:value-type="string" office:string-value="Vincente 55" calcext:value-type="string">
            <text:p>Vincente 55</text:p>
          </table:table-cell>
          <table:table-cell table:style-name="ce739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6" calcext:value-type="float">
            <text:p>26</text:p>
          </table:table-cell>
          <table:table-cell table:style-name="ce211" table:formula="of:=[.B14]+1" office:value-type="date" office:date-value="2021-06-09" calcext:value-type="date">
            <text:p>mer 9 giu</text:p>
          </table:table-cell>
          <table:table-cell table:style-name="ce215" table:formula="of:=[.C14]" office:value-type="time" office:time-value="PT09H00M00S" calcext:value-type="time">
            <text:p>09:00</text:p>
          </table:table-cell>
          <table:table-cell table:style-name="ce179" table:formula="of:=IF([.$A34]=&quot;&quot;;&quot;&quot;;VLOOKUP([.$A34];PARTITE_GIRONI;4;0))" office:value-type="string" office:string-value="Bisonti (17)" calcext:value-type="string">
            <text:p>Bisonti (17)</text:p>
          </table:table-cell>
          <table:table-cell table:style-name="ce183"/>
          <table:table-cell table:style-name="ce186"/>
          <table:table-cell table:style-name="ce188" table:formula="of:=IF([.$A34]=&quot;&quot;;&quot;&quot;;VLOOKUP([.$A34];PARTITE_GIRONI;6;0))" office:value-type="string" office:string-value="Cervi (19)" calcext:value-type="string">
            <text:p>Cervi (19)</text:p>
          </table:table-cell>
          <table:table-cell table:style-name="ce492" table:formula="of:=IF([.$A34]=&quot;&quot;;&quot;&quot;;VLOOKUP([.$A34];PARTITE_GIRONI;2;0))" office:value-type="string" office:string-value="E" calcext:value-type="string">
            <text:p>E</text:p>
          </table:table-cell>
          <table:table-cell table:style-name="ce492" table:formula="of:=IF([.$A34]=&quot;&quot;;&quot;&quot;;VLOOKUP([.$A34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53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X35]&amp;[.X36]=&quot;&quot;;&quot;Vincente &quot;&amp;[.V35];IF([.X35]&gt;[.X36];[.W35];[.W36]))" office:value-type="string" office:string-value="Vincente 56" calcext:value-type="string">
            <text:p>Vincente 56</text:p>
          </table:table-cell>
          <table:table-cell table:style-name="ce740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179" office:value-type="float" office:value="32" calcext:value-type="float">
            <text:p>32</text:p>
          </table:table-cell>
          <table:table-cell table:style-name="ce211" table:formula="of:=[.B15]+1" office:value-type="date" office:date-value="2021-06-09" calcext:value-type="date">
            <text:p>mer 9 giu</text:p>
          </table:table-cell>
          <table:table-cell table:style-name="ce215" table:formula="of:=[.C15]" office:value-type="time" office:time-value="PT09H00M00S" calcext:value-type="time">
            <text:p>09:00</text:p>
          </table:table-cell>
          <table:table-cell table:style-name="ce179" table:formula="of:=IF([.$A35]=&quot;&quot;;&quot;&quot;;VLOOKUP([.$A35];PARTITE_GIRONI;4;0))" office:value-type="string" office:string-value="Balene (21)" calcext:value-type="string">
            <text:p>Balene (21)</text:p>
          </table:table-cell>
          <table:table-cell table:style-name="ce183"/>
          <table:table-cell table:style-name="ce186"/>
          <table:table-cell table:style-name="ce188" table:formula="of:=IF([.$A35]=&quot;&quot;;&quot;&quot;;VLOOKUP([.$A35];PARTITE_GIRONI;6;0))" office:value-type="string" office:string-value="Delfini (23)" calcext:value-type="string">
            <text:p>Delfini (23)</text:p>
          </table:table-cell>
          <table:table-cell table:style-name="ce492" table:formula="of:=IF([.$A35]=&quot;&quot;;&quot;&quot;;VLOOKUP([.$A35];PARTITE_GIRONI;2;0))" office:value-type="string" office:string-value="F" calcext:value-type="string">
            <text:p>F</text:p>
          </table:table-cell>
          <table:table-cell table:style-name="ce492" table:formula="of:=IF([.$A35]=&quot;&quot;;&quot;&quot;;VLOOKUP([.$A35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1" table:formula="of:=VLOOKUP(ROW()-34;CLASSIFICA_GIRONE_G;4;0)" office:value-type="string" office:string-value="Istrici (25)" calcext:value-type="string">
            <text:p>Istrici (25)</text:p>
          </table:table-cell>
          <table:table-cell table:style-name="ce556" table:formula="of:=VLOOKUP(ROW()-34;CLASSIFICA_GIRONE_G;5;0)" office:value-type="float" office:value="3" calcext:value-type="float">
            <text:p>3</text:p>
          </table:table-cell>
          <table:table-cell table:style-name="ce556" table:formula="of:=VLOOKUP(ROW()-34;CLASSIFICA_GIRONE_G;6;0)" office:value-type="float" office:value="3" calcext:value-type="float">
            <text:p>3</text:p>
          </table:table-cell>
          <table:table-cell table:style-name="ce556" table:formula="of:=VLOOKUP(ROW()-34;CLASSIFICA_GIRONE_G;7;0)" office:value-type="float" office:value="0" calcext:value-type="float">
            <text:p>0</text:p>
          </table:table-cell>
          <table:table-cell table:style-name="ce556" table:formula="of:=VLOOKUP(ROW()-34;CLASSIFICA_GIRONE_G;8;0)" office:value-type="float" office:value="0" calcext:value-type="float">
            <text:p>0</text:p>
          </table:table-cell>
          <table:table-cell table:style-name="ce556" table:formula="of:=VLOOKUP(ROW()-34;CLASSIFICA_GIRONE_G;9;0)" office:value-type="float" office:value="6" calcext:value-type="float">
            <text:p>6</text:p>
          </table:table-cell>
          <table:table-cell table:style-name="ce556" table:formula="of:=VLOOKUP(ROW()-34;CLASSIFICA_GIRONE_G;10;0)" office:value-type="float" office:value="137" calcext:value-type="float">
            <text:p>137</text:p>
          </table:table-cell>
          <table:table-cell table:style-name="ce556" table:formula="of:=VLOOKUP(ROW()-34;CLASSIFICA_GIRONE_G;11;0)" office:value-type="float" office:value="122" calcext:value-type="float">
            <text:p>122</text:p>
          </table:table-cell>
          <table:table-cell table:style-name="ce556" table:formula="of:=VLOOKUP(ROW()-34;CLASSIFICA_GIRONE_G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table:formula="of:=[.V31]+1" office:value-type="float" office:value="56" calcext:value-type="float" table:number-columns-spanned="1" table:number-rows-spanned="2">
            <text:p>56</text:p>
          </table:table-cell>
          <table:table-cell table:style-name="ce646" table:formula="of:=[.K15]" office:value-type="string" office:string-value="Giraffe (10)" calcext:value-type="string">
            <text:p>Giraffe (10)</text:p>
          </table:table-cell>
          <table:table-cell table:style-name="ce427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38" calcext:value-type="float">
            <text:p>38</text:p>
          </table:table-cell>
          <table:table-cell table:style-name="ce211" table:formula="of:=[.B16]+1" office:value-type="date" office:date-value="2021-06-09" calcext:value-type="date">
            <text:p>mer 9 giu</text:p>
          </table:table-cell>
          <table:table-cell table:style-name="ce215" table:formula="of:=[.C16]" office:value-type="time" office:time-value="PT09H00M00S" calcext:value-type="time">
            <text:p>09:00</text:p>
          </table:table-cell>
          <table:table-cell table:style-name="ce179" table:formula="of:=IF([.$A36]=&quot;&quot;;&quot;&quot;;VLOOKUP([.$A36];PARTITE_GIRONI;4;0))" office:value-type="string" office:string-value="Istrici (25)" calcext:value-type="string">
            <text:p>Istrici (25)</text:p>
          </table:table-cell>
          <table:table-cell table:style-name="ce183"/>
          <table:table-cell table:style-name="ce186"/>
          <table:table-cell table:style-name="ce188" table:formula="of:=IF([.$A36]=&quot;&quot;;&quot;&quot;;VLOOKUP([.$A36];PARTITE_GIRONI;6;0))" office:value-type="string" office:string-value="Muli (27)" calcext:value-type="string">
            <text:p>Muli (27)</text:p>
          </table:table-cell>
          <table:table-cell table:style-name="ce492" table:formula="of:=IF([.$A36]=&quot;&quot;;&quot;&quot;;VLOOKUP([.$A36];PARTITE_GIRONI;2;0))" office:value-type="string" office:string-value="G" calcext:value-type="string">
            <text:p>G</text:p>
          </table:table-cell>
          <table:table-cell table:style-name="ce492" table:formula="of:=IF([.$A36]=&quot;&quot;;&quot;&quot;;VLOOKUP([.$A36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2" table:formula="of:=VLOOKUP(ROW()-34;CLASSIFICA_GIRONE_G;4;0)" office:value-type="string" office:string-value="Orche (28)" calcext:value-type="string">
            <text:p>Orche (28)</text:p>
          </table:table-cell>
          <table:table-cell table:style-name="ce557" table:formula="of:=VLOOKUP(ROW()-34;CLASSIFICA_GIRONE_G;5;0)" office:value-type="float" office:value="3" calcext:value-type="float">
            <text:p>3</text:p>
          </table:table-cell>
          <table:table-cell table:style-name="ce557" table:formula="of:=VLOOKUP(ROW()-34;CLASSIFICA_GIRONE_G;6;0)" office:value-type="float" office:value="2" calcext:value-type="float">
            <text:p>2</text:p>
          </table:table-cell>
          <table:table-cell table:style-name="ce557" table:formula="of:=VLOOKUP(ROW()-34;CLASSIFICA_GIRONE_G;7;0)" office:value-type="float" office:value="1" calcext:value-type="float">
            <text:p>1</text:p>
          </table:table-cell>
          <table:table-cell table:style-name="ce557" table:formula="of:=VLOOKUP(ROW()-34;CLASSIFICA_GIRONE_G;8;0)" office:value-type="float" office:value="0" calcext:value-type="float">
            <text:p>0</text:p>
          </table:table-cell>
          <table:table-cell table:style-name="ce557" table:formula="of:=VLOOKUP(ROW()-34;CLASSIFICA_GIRONE_G;9;0)" office:value-type="float" office:value="5" calcext:value-type="float">
            <text:p>5</text:p>
          </table:table-cell>
          <table:table-cell table:style-name="ce557" table:formula="of:=VLOOKUP(ROW()-34;CLASSIFICA_GIRONE_G;10;0)" office:value-type="float" office:value="183" calcext:value-type="float">
            <text:p>183</text:p>
          </table:table-cell>
          <table:table-cell table:style-name="ce557" table:formula="of:=VLOOKUP(ROW()-34;CLASSIFICA_GIRONE_G;11;0)" office:value-type="float" office:value="131" calcext:value-type="float">
            <text:p>131</text:p>
          </table:table-cell>
          <table:table-cell table:style-name="ce557" table:formula="of:=VLOOKUP(ROW()-34;CLASSIFICA_GIRONE_G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633"/>
          <table:table-cell table:style-name="ce647" table:formula="of:=[.K6]" office:value-type="string" office:string-value="Pantere (2)" calcext:value-type="string">
            <text:p>Pantere (2)</text:p>
          </table:table-cell>
          <table:table-cell table:style-name="ce615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4" calcext:value-type="float">
            <text:p>44</text:p>
          </table:table-cell>
          <table:table-cell table:style-name="ce211" table:formula="of:=[.B17]+1" office:value-type="date" office:date-value="2021-06-09" calcext:value-type="date">
            <text:p>mer 9 giu</text:p>
          </table:table-cell>
          <table:table-cell table:style-name="ce215" table:formula="of:=[.C17]" office:value-type="time" office:time-value="PT09H00M00S" calcext:value-type="time">
            <text:p>09:00</text:p>
          </table:table-cell>
          <table:table-cell table:style-name="ce179" table:formula="of:=IF([.$A37]=&quot;&quot;;&quot;&quot;;VLOOKUP([.$A37];PARTITE_GIRONI;4;0))" office:value-type="string" office:string-value="Piranha (29)" calcext:value-type="string">
            <text:p>Piranha (29)</text:p>
          </table:table-cell>
          <table:table-cell table:style-name="ce183"/>
          <table:table-cell table:style-name="ce186"/>
          <table:table-cell table:style-name="ce188" table:formula="of:=IF([.$A37]=&quot;&quot;;&quot;&quot;;VLOOKUP([.$A37];PARTITE_GIRONI;6;0))" office:value-type="string" office:string-value="Tonni (31)" calcext:value-type="string">
            <text:p>Tonni (31)</text:p>
          </table:table-cell>
          <table:table-cell table:style-name="ce492" table:formula="of:=IF([.$A37]=&quot;&quot;;&quot;&quot;;VLOOKUP([.$A37];PARTITE_GIRONI;2;0))" office:value-type="string" office:string-value="H" calcext:value-type="string">
            <text:p>H</text:p>
          </table:table-cell>
          <table:table-cell table:style-name="ce492" table:formula="of:=IF([.$A37]=&quot;&quot;;&quot;&quot;;VLOOKUP([.$A37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34;CLASSIFICA_GIRONE_G;4;0)" office:value-type="string" office:string-value="Muli (27)" calcext:value-type="string">
            <text:p>Muli (27)</text:p>
          </table:table-cell>
          <table:table-cell table:style-name="ce558" table:formula="of:=VLOOKUP(ROW()-34;CLASSIFICA_GIRONE_G;5;0)" office:value-type="float" office:value="3" calcext:value-type="float">
            <text:p>3</text:p>
          </table:table-cell>
          <table:table-cell table:style-name="ce580" table:formula="of:=VLOOKUP(ROW()-34;CLASSIFICA_GIRONE_G;6;0)" office:value-type="float" office:value="1" calcext:value-type="float">
            <text:p>1</text:p>
          </table:table-cell>
          <table:table-cell table:style-name="ce580" table:formula="of:=VLOOKUP(ROW()-34;CLASSIFICA_GIRONE_G;7;0)" office:value-type="float" office:value="2" calcext:value-type="float">
            <text:p>2</text:p>
          </table:table-cell>
          <table:table-cell table:style-name="ce580" table:formula="of:=VLOOKUP(ROW()-34;CLASSIFICA_GIRONE_G;8;0)" office:value-type="float" office:value="0" calcext:value-type="float">
            <text:p>0</text:p>
          </table:table-cell>
          <table:table-cell table:style-name="ce580" table:formula="of:=VLOOKUP(ROW()-34;CLASSIFICA_GIRONE_G;9;0)" office:value-type="float" office:value="4" calcext:value-type="float">
            <text:p>4</text:p>
          </table:table-cell>
          <table:table-cell table:style-name="ce580" table:formula="of:=VLOOKUP(ROW()-34;CLASSIFICA_GIRONE_G;10;0)" office:value-type="float" office:value="143" calcext:value-type="float">
            <text:p>143</text:p>
          </table:table-cell>
          <table:table-cell table:style-name="ce580" table:formula="of:=VLOOKUP(ROW()-34;CLASSIFICA_GIRONE_G;11;0)" office:value-type="float" office:value="192" calcext:value-type="float">
            <text:p>192</text:p>
          </table:table-cell>
          <table:table-cell table:style-name="ce580" table:formula="of:=VLOOKUP(ROW()-34;CLASSIFICA_GIRONE_G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29" calcext:value-type="float">
            <text:p>29</text:p>
          </table:table-cell>
          <table:table-cell table:style-name="ce211" table:formula="of:=[.B18]+1" office:value-type="date" office:date-value="2021-06-09" calcext:value-type="date">
            <text:p>mer 9 giu</text:p>
          </table:table-cell>
          <table:table-cell table:style-name="ce215" table:formula="of:=[.C18]" office:value-type="time" office:time-value="PT11H00M00S" calcext:value-type="time">
            <text:p>11:00</text:p>
          </table:table-cell>
          <table:table-cell table:style-name="ce179" table:formula="of:=IF([.$A38]=&quot;&quot;;&quot;&quot;;VLOOKUP([.$A38];PARTITE_GIRONI;4;0))" office:value-type="string" office:string-value="Bufali (18)" calcext:value-type="string">
            <text:p>Bufali (18)</text:p>
          </table:table-cell>
          <table:table-cell table:style-name="ce183"/>
          <table:table-cell table:style-name="ce186"/>
          <table:table-cell table:style-name="ce188" table:formula="of:=IF([.$A38]=&quot;&quot;;&quot;&quot;;VLOOKUP([.$A38];PARTITE_GIRONI;6;0))" office:value-type="string" office:string-value="Cinghiali (20)" calcext:value-type="string">
            <text:p>Cinghiali (20)</text:p>
          </table:table-cell>
          <table:table-cell table:style-name="ce492" table:formula="of:=IF([.$A38]=&quot;&quot;;&quot;&quot;;VLOOKUP([.$A38];PARTITE_GIRONI;2;0))" office:value-type="string" office:string-value="E" calcext:value-type="string">
            <text:p>E</text:p>
          </table:table-cell>
          <table:table-cell table:style-name="ce492" table:formula="of:=IF([.$A38]=&quot;&quot;;&quot;&quot;;VLOOKUP([.$A38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3" table:formula="of:=VLOOKUP(ROW()-34;CLASSIFICA_GIRONE_G;4;0)" office:value-type="string" office:string-value="Gorilla (26)" calcext:value-type="string">
            <text:p>Gorilla (26)</text:p>
          </table:table-cell>
          <table:table-cell table:style-name="ce559" table:formula="of:=VLOOKUP(ROW()-34;CLASSIFICA_GIRONE_G;5;0)" office:value-type="float" office:value="3" calcext:value-type="float">
            <text:p>3</text:p>
          </table:table-cell>
          <table:table-cell table:style-name="ce580" table:formula="of:=VLOOKUP(ROW()-34;CLASSIFICA_GIRONE_G;6;0)" office:value-type="float" office:value="0" calcext:value-type="float">
            <text:p>0</text:p>
          </table:table-cell>
          <table:table-cell table:style-name="ce580" table:formula="of:=VLOOKUP(ROW()-34;CLASSIFICA_GIRONE_G;7;0)" office:value-type="float" office:value="3" calcext:value-type="float">
            <text:p>3</text:p>
          </table:table-cell>
          <table:table-cell table:style-name="ce580" table:formula="of:=VLOOKUP(ROW()-34;CLASSIFICA_GIRONE_G;8;0)" office:value-type="float" office:value="0" calcext:value-type="float">
            <text:p>0</text:p>
          </table:table-cell>
          <table:table-cell table:style-name="ce580" table:formula="of:=VLOOKUP(ROW()-34;CLASSIFICA_GIRONE_G;9;0)" office:value-type="float" office:value="3" calcext:value-type="float">
            <text:p>3</text:p>
          </table:table-cell>
          <table:table-cell table:style-name="ce580" table:formula="of:=VLOOKUP(ROW()-34;CLASSIFICA_GIRONE_G;10;0)" office:value-type="float" office:value="161" calcext:value-type="float">
            <text:p>161</text:p>
          </table:table-cell>
          <table:table-cell table:style-name="ce580" table:formula="of:=VLOOKUP(ROW()-34;CLASSIFICA_GIRONE_G;11;0)" office:value-type="float" office:value="179" calcext:value-type="float">
            <text:p>179</text:p>
          </table:table-cell>
          <table:table-cell table:style-name="ce580" table:formula="of:=VLOOKUP(ROW()-34;CLASSIFICA_GIRONE_G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35" calcext:value-type="float">
            <text:p>35</text:p>
          </table:table-cell>
          <table:table-cell table:style-name="ce211" table:formula="of:=[.B19]+1" office:value-type="date" office:date-value="2021-06-09" calcext:value-type="date">
            <text:p>mer 9 giu</text:p>
          </table:table-cell>
          <table:table-cell table:style-name="ce215" table:formula="of:=[.C19]" office:value-type="time" office:time-value="PT11H00M00S" calcext:value-type="time">
            <text:p>11:00</text:p>
          </table:table-cell>
          <table:table-cell table:style-name="ce179" table:formula="of:=IF([.$A39]=&quot;&quot;;&quot;&quot;;VLOOKUP([.$A39];PARTITE_GIRONI;4;0))" office:value-type="string" office:string-value="Gabbiani (22)" calcext:value-type="string">
            <text:p>Gabbiani (22)</text:p>
          </table:table-cell>
          <table:table-cell table:style-name="ce183"/>
          <table:table-cell table:style-name="ce186"/>
          <table:table-cell table:style-name="ce188" table:formula="of:=IF([.$A39]=&quot;&quot;;&quot;&quot;;VLOOKUP([.$A39];PARTITE_GIRONI;6;0))" office:value-type="string" office:string-value="Fenicotteri (24)" calcext:value-type="string">
            <text:p>Fenicotteri (24)</text:p>
          </table:table-cell>
          <table:table-cell table:style-name="ce492" table:formula="of:=IF([.$A39]=&quot;&quot;;&quot;&quot;;VLOOKUP([.$A39];PARTITE_GIRONI;2;0))" office:value-type="string" office:string-value="F" calcext:value-type="string">
            <text:p>F</text:p>
          </table:table-cell>
          <table:table-cell table:style-name="ce492" table:formula="of:=IF([.$A39]=&quot;&quot;;&quot;&quot;;VLOOKUP([.$A39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1" calcext:value-type="float">
            <text:p>41</text:p>
          </table:table-cell>
          <table:table-cell table:style-name="ce211" table:formula="of:=[.B20]+1" office:value-type="date" office:date-value="2021-06-09" calcext:value-type="date">
            <text:p>mer 9 giu</text:p>
          </table:table-cell>
          <table:table-cell table:style-name="ce215" table:formula="of:=[.C20]" office:value-type="time" office:time-value="PT11H00M00S" calcext:value-type="time">
            <text:p>11:00</text:p>
          </table:table-cell>
          <table:table-cell table:style-name="ce179" table:formula="of:=IF([.$A40]=&quot;&quot;;&quot;&quot;;VLOOKUP([.$A40];PARTITE_GIRONI;4;0))" office:value-type="string" office:string-value="Gorilla (26)" calcext:value-type="string">
            <text:p>Gorilla (26)</text:p>
          </table:table-cell>
          <table:table-cell table:style-name="ce183"/>
          <table:table-cell table:style-name="ce186"/>
          <table:table-cell table:style-name="ce188" table:formula="of:=IF([.$A40]=&quot;&quot;;&quot;&quot;;VLOOKUP([.$A40];PARTITE_GIRONI;6;0))" office:value-type="string" office:string-value="Orche (28)" calcext:value-type="string">
            <text:p>Orche (28)</text:p>
          </table:table-cell>
          <table:table-cell table:style-name="ce492" table:formula="of:=IF([.$A40]=&quot;&quot;;&quot;&quot;;VLOOKUP([.$A40];PARTITE_GIRONI;2;0))" office:value-type="string" office:string-value="G" calcext:value-type="string">
            <text:p>G</text:p>
          </table:table-cell>
          <table:table-cell table:style-name="ce492" table:formula="of:=IF([.$A40]=&quot;&quot;;&quot;&quot;;VLOOKUP([.$A4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1" table:formula="of:=VLOOKUP(ROW()-39;CLASSIFICA_GIRONE_H;4;0)" office:value-type="string" office:string-value="Scorpioni (30)" calcext:value-type="string">
            <text:p>Scorpioni (30)</text:p>
          </table:table-cell>
          <table:table-cell table:style-name="ce556" table:formula="of:=VLOOKUP(ROW()-39;CLASSIFICA_GIRONE_H;5;0)" office:value-type="float" office:value="3" calcext:value-type="float">
            <text:p>3</text:p>
          </table:table-cell>
          <table:table-cell table:style-name="ce556" table:formula="of:=VLOOKUP(ROW()-39;CLASSIFICA_GIRONE_H;6;0)" office:value-type="float" office:value="2" calcext:value-type="float">
            <text:p>2</text:p>
          </table:table-cell>
          <table:table-cell table:style-name="ce556" table:formula="of:=VLOOKUP(ROW()-39;CLASSIFICA_GIRONE_H;7;0)" office:value-type="float" office:value="1" calcext:value-type="float">
            <text:p>1</text:p>
          </table:table-cell>
          <table:table-cell table:style-name="ce556" table:formula="of:=VLOOKUP(ROW()-39;CLASSIFICA_GIRONE_H;8;0)" office:value-type="float" office:value="0" calcext:value-type="float">
            <text:p>0</text:p>
          </table:table-cell>
          <table:table-cell table:style-name="ce556" table:formula="of:=VLOOKUP(ROW()-39;CLASSIFICA_GIRONE_H;9;0)" office:value-type="float" office:value="5" calcext:value-type="float">
            <text:p>5</text:p>
          </table:table-cell>
          <table:table-cell table:style-name="ce556" table:formula="of:=VLOOKUP(ROW()-39;CLASSIFICA_GIRONE_H;10;0)" office:value-type="float" office:value="214" calcext:value-type="float">
            <text:p>214</text:p>
          </table:table-cell>
          <table:table-cell table:style-name="ce556" table:formula="of:=VLOOKUP(ROW()-39;CLASSIFICA_GIRONE_H;11;0)" office:value-type="float" office:value="183" calcext:value-type="float">
            <text:p>183</text:p>
          </table:table-cell>
          <table:table-cell table:style-name="ce611" table:formula="of:=VLOOKUP(ROW()-39;CLASSIFICA_GIRONE_H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7" calcext:value-type="float">
            <text:p>47</text:p>
          </table:table-cell>
          <table:table-cell table:style-name="ce211" table:formula="of:=[.B21]+1" office:value-type="date" office:date-value="2021-06-09" calcext:value-type="date">
            <text:p>mer 9 giu</text:p>
          </table:table-cell>
          <table:table-cell table:style-name="ce215" table:formula="of:=[.C21]" office:value-type="time" office:time-value="PT11H00M00S" calcext:value-type="time">
            <text:p>11:00</text:p>
          </table:table-cell>
          <table:table-cell table:style-name="ce179" table:formula="of:=IF([.$A41]=&quot;&quot;;&quot;&quot;;VLOOKUP([.$A41];PARTITE_GIRONI;4;0))" office:value-type="string" office:string-value="Scorpioni (30)" calcext:value-type="string">
            <text:p>Scorpioni (30)</text:p>
          </table:table-cell>
          <table:table-cell table:style-name="ce183"/>
          <table:table-cell table:style-name="ce186"/>
          <table:table-cell table:style-name="ce188" table:formula="of:=IF([.$A41]=&quot;&quot;;&quot;&quot;;VLOOKUP([.$A41];PARTITE_GIRONI;6;0))" office:value-type="string" office:string-value="Zebre (32)" calcext:value-type="string">
            <text:p>Zebre (32)</text:p>
          </table:table-cell>
          <table:table-cell table:style-name="ce492" table:formula="of:=IF([.$A41]=&quot;&quot;;&quot;&quot;;VLOOKUP([.$A41];PARTITE_GIRONI;2;0))" office:value-type="string" office:string-value="H" calcext:value-type="string">
            <text:p>H</text:p>
          </table:table-cell>
          <table:table-cell table:style-name="ce492" table:formula="of:=IF([.$A41]=&quot;&quot;;&quot;&quot;;VLOOKUP([.$A4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2" table:formula="of:=VLOOKUP(ROW()-39;CLASSIFICA_GIRONE_H;4;0)" office:value-type="string" office:string-value="Piranha (29)" calcext:value-type="string">
            <text:p>Piranha (29)</text:p>
          </table:table-cell>
          <table:table-cell table:style-name="ce557" table:formula="of:=VLOOKUP(ROW()-39;CLASSIFICA_GIRONE_H;5;0)" office:value-type="float" office:value="3" calcext:value-type="float">
            <text:p>3</text:p>
          </table:table-cell>
          <table:table-cell table:style-name="ce557" table:formula="of:=VLOOKUP(ROW()-39;CLASSIFICA_GIRONE_H;6;0)" office:value-type="float" office:value="2" calcext:value-type="float">
            <text:p>2</text:p>
          </table:table-cell>
          <table:table-cell table:style-name="ce557" table:formula="of:=VLOOKUP(ROW()-39;CLASSIFICA_GIRONE_H;7;0)" office:value-type="float" office:value="1" calcext:value-type="float">
            <text:p>1</text:p>
          </table:table-cell>
          <table:table-cell table:style-name="ce557" table:formula="of:=VLOOKUP(ROW()-39;CLASSIFICA_GIRONE_H;8;0)" office:value-type="float" office:value="0" calcext:value-type="float">
            <text:p>0</text:p>
          </table:table-cell>
          <table:table-cell table:style-name="ce557" table:formula="of:=VLOOKUP(ROW()-39;CLASSIFICA_GIRONE_H;9;0)" office:value-type="float" office:value="5" calcext:value-type="float">
            <text:p>5</text:p>
          </table:table-cell>
          <table:table-cell table:style-name="ce557" table:formula="of:=VLOOKUP(ROW()-39;CLASSIFICA_GIRONE_H;10;0)" office:value-type="float" office:value="189" calcext:value-type="float">
            <text:p>189</text:p>
          </table:table-cell>
          <table:table-cell table:style-name="ce557" table:formula="of:=VLOOKUP(ROW()-39;CLASSIFICA_GIRONE_H;11;0)" office:value-type="float" office:value="215" calcext:value-type="float">
            <text:p>215</text:p>
          </table:table-cell>
          <table:table-cell table:style-name="ce612" table:formula="of:=VLOOKUP(ROW()-39;CLASSIFICA_GIRONE_H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179" office:value-type="float" office:value="4" calcext:value-type="float">
            <text:p>4</text:p>
          </table:table-cell>
          <table:table-cell table:style-name="ce211" table:formula="of:=[.B22]+1" office:value-type="date" office:date-value="2021-06-09" calcext:value-type="date">
            <text:p>mer 9 giu</text:p>
          </table:table-cell>
          <table:table-cell table:style-name="ce215" table:formula="of:=[.C22]" office:value-type="time" office:time-value="PT15H30M00S" calcext:value-type="time">
            <text:p>15:30</text:p>
          </table:table-cell>
          <table:table-cell table:style-name="ce179" table:formula="of:=IF([.$A42]=&quot;&quot;;&quot;&quot;;VLOOKUP([.$A42];PARTITE_GIRONI;4;0))" office:value-type="string" office:string-value="Pantere (2)" calcext:value-type="string">
            <text:p>Pantere (2)</text:p>
          </table:table-cell>
          <table:table-cell table:style-name="ce183"/>
          <table:table-cell table:style-name="ce186"/>
          <table:table-cell table:style-name="ce188" table:formula="of:=IF([.$A42]=&quot;&quot;;&quot;&quot;;VLOOKUP([.$A42];PARTITE_GIRONI;6;0))" office:value-type="string" office:string-value="Tigri (3)" calcext:value-type="string">
            <text:p>Tigri (3)</text:p>
          </table:table-cell>
          <table:table-cell table:style-name="ce492" table:formula="of:=IF([.$A42]=&quot;&quot;;&quot;&quot;;VLOOKUP([.$A42];PARTITE_GIRONI;2;0))" office:value-type="string" office:string-value="A" calcext:value-type="string">
            <text:p>A</text:p>
          </table:table-cell>
          <table:table-cell table:style-name="ce492" table:formula="of:=IF([.$A42]=&quot;&quot;;&quot;&quot;;VLOOKUP([.$A42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6" table:formula="of:=VLOOKUP(ROW()-39;CLASSIFICA_GIRONE_H;4;0)" office:value-type="string" office:string-value="Zebre (32)" calcext:value-type="string">
            <text:p>Zebre (32)</text:p>
          </table:table-cell>
          <table:table-cell table:style-name="ce562" table:formula="of:=VLOOKUP(ROW()-39;CLASSIFICA_GIRONE_H;5;0)" office:value-type="float" office:value="3" calcext:value-type="float">
            <text:p>3</text:p>
          </table:table-cell>
          <table:table-cell table:style-name="ce582" table:formula="of:=VLOOKUP(ROW()-39;CLASSIFICA_GIRONE_H;6;0)" office:value-type="float" office:value="1" calcext:value-type="float">
            <text:p>1</text:p>
          </table:table-cell>
          <table:table-cell table:style-name="ce582" table:formula="of:=VLOOKUP(ROW()-39;CLASSIFICA_GIRONE_H;7;0)" office:value-type="float" office:value="2" calcext:value-type="float">
            <text:p>2</text:p>
          </table:table-cell>
          <table:table-cell table:style-name="ce582" table:formula="of:=VLOOKUP(ROW()-39;CLASSIFICA_GIRONE_H;8;0)" office:value-type="float" office:value="0" calcext:value-type="float">
            <text:p>0</text:p>
          </table:table-cell>
          <table:table-cell table:style-name="ce582" table:formula="of:=VLOOKUP(ROW()-39;CLASSIFICA_GIRONE_H;9;0)" office:value-type="float" office:value="4" calcext:value-type="float">
            <text:p>4</text:p>
          </table:table-cell>
          <table:table-cell table:style-name="ce582" table:formula="of:=VLOOKUP(ROW()-39;CLASSIFICA_GIRONE_H;10;0)" office:value-type="float" office:value="216" calcext:value-type="float">
            <text:p>216</text:p>
          </table:table-cell>
          <table:table-cell table:style-name="ce582" table:formula="of:=VLOOKUP(ROW()-39;CLASSIFICA_GIRONE_H;11;0)" office:value-type="float" office:value="223" calcext:value-type="float">
            <text:p>223</text:p>
          </table:table-cell>
          <table:table-cell table:style-name="ce617" table:formula="of:=VLOOKUP(ROW()-39;CLASSIFICA_GIRONE_H;12;0)" office:value-type="float" office:value="-7" calcext:value-type="float">
            <text:p>-7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10" calcext:value-type="float">
            <text:p>10</text:p>
          </table:table-cell>
          <table:table-cell table:style-name="ce211" table:formula="of:=[.B23]+1" office:value-type="date" office:date-value="2021-06-09" calcext:value-type="date">
            <text:p>mer 9 giu</text:p>
          </table:table-cell>
          <table:table-cell table:style-name="ce215" table:formula="of:=[.C23]" office:value-type="time" office:time-value="PT15H30M00S" calcext:value-type="time">
            <text:p>15:30</text:p>
          </table:table-cell>
          <table:table-cell table:style-name="ce179" table:formula="of:=IF([.$A43]=&quot;&quot;;&quot;&quot;;VLOOKUP([.$A43];PARTITE_GIRONI;4;0))" office:value-type="string" office:string-value="Puma (6)" calcext:value-type="string">
            <text:p>Puma (6)</text:p>
          </table:table-cell>
          <table:table-cell table:style-name="ce183"/>
          <table:table-cell table:style-name="ce186"/>
          <table:table-cell table:style-name="ce188" table:formula="of:=IF([.$A43]=&quot;&quot;;&quot;&quot;;VLOOKUP([.$A43];PARTITE_GIRONI;6;0))" office:value-type="string" office:string-value="Linci (7)" calcext:value-type="string">
            <text:p>Linci (7)</text:p>
          </table:table-cell>
          <table:table-cell table:style-name="ce492" table:formula="of:=IF([.$A43]=&quot;&quot;;&quot;&quot;;VLOOKUP([.$A43];PARTITE_GIRONI;2;0))" office:value-type="string" office:string-value="B" calcext:value-type="string">
            <text:p>B</text:p>
          </table:table-cell>
          <table:table-cell table:style-name="ce492" table:formula="of:=IF([.$A43]=&quot;&quot;;&quot;&quot;;VLOOKUP([.$A43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7" table:formula="of:=VLOOKUP(ROW()-39;CLASSIFICA_GIRONE_H;4;0)" office:value-type="string" office:string-value="Tonni (31)" calcext:value-type="string">
            <text:p>Tonni (31)</text:p>
          </table:table-cell>
          <table:table-cell table:style-name="ce563" table:formula="of:=VLOOKUP(ROW()-39;CLASSIFICA_GIRONE_H;5;0)" office:value-type="float" office:value="3" calcext:value-type="float">
            <text:p>3</text:p>
          </table:table-cell>
          <table:table-cell table:style-name="ce583" table:formula="of:=VLOOKUP(ROW()-39;CLASSIFICA_GIRONE_H;6;0)" office:value-type="float" office:value="1" calcext:value-type="float">
            <text:p>1</text:p>
          </table:table-cell>
          <table:table-cell table:style-name="ce583" table:formula="of:=VLOOKUP(ROW()-39;CLASSIFICA_GIRONE_H;7;0)" office:value-type="float" office:value="2" calcext:value-type="float">
            <text:p>2</text:p>
          </table:table-cell>
          <table:table-cell table:style-name="ce583" table:formula="of:=VLOOKUP(ROW()-39;CLASSIFICA_GIRONE_H;8;0)" office:value-type="float" office:value="0" calcext:value-type="float">
            <text:p>0</text:p>
          </table:table-cell>
          <table:table-cell table:style-name="ce583" table:formula="of:=VLOOKUP(ROW()-39;CLASSIFICA_GIRONE_H;9;0)" office:value-type="float" office:value="4" calcext:value-type="float">
            <text:p>4</text:p>
          </table:table-cell>
          <table:table-cell table:style-name="ce583" table:formula="of:=VLOOKUP(ROW()-39;CLASSIFICA_GIRONE_H;10;0)" office:value-type="float" office:value="185" calcext:value-type="float">
            <text:p>185</text:p>
          </table:table-cell>
          <table:table-cell table:style-name="ce583" table:formula="of:=VLOOKUP(ROW()-39;CLASSIFICA_GIRONE_H;11;0)" office:value-type="float" office:value="183" calcext:value-type="float">
            <text:p>183</text:p>
          </table:table-cell>
          <table:table-cell table:style-name="ce618" table:formula="of:=VLOOKUP(ROW()-39;CLASSIFICA_GIRONE_H;12;0)" office:value-type="float" office:value="2" calcext:value-type="float">
            <text:p>+2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16" calcext:value-type="float">
            <text:p>16</text:p>
          </table:table-cell>
          <table:table-cell table:style-name="ce211" table:formula="of:=[.B24]+1" office:value-type="date" office:date-value="2021-06-09" calcext:value-type="date">
            <text:p>mer 9 giu</text:p>
          </table:table-cell>
          <table:table-cell table:style-name="ce215" table:formula="of:=[.C24]" office:value-type="time" office:time-value="PT15H30M00S" calcext:value-type="time">
            <text:p>15:30</text:p>
          </table:table-cell>
          <table:table-cell table:style-name="ce179" table:formula="of:=IF([.$A44]=&quot;&quot;;&quot;&quot;;VLOOKUP([.$A44];PARTITE_GIRONI;4;0))" office:value-type="string" office:string-value="Giraffe (10)" calcext:value-type="string">
            <text:p>Giraffe (10)</text:p>
          </table:table-cell>
          <table:table-cell table:style-name="ce183"/>
          <table:table-cell table:style-name="ce186"/>
          <table:table-cell table:style-name="ce188" table:formula="of:=IF([.$A44]=&quot;&quot;;&quot;&quot;;VLOOKUP([.$A44];PARTITE_GIRONI;6;0))" office:value-type="string" office:string-value="Ippopotami (11)" calcext:value-type="string">
            <text:p>Ippopotami (11)</text:p>
          </table:table-cell>
          <table:table-cell table:style-name="ce492" table:formula="of:=IF([.$A44]=&quot;&quot;;&quot;&quot;;VLOOKUP([.$A44];PARTITE_GIRONI;2;0))" office:value-type="string" office:string-value="C" calcext:value-type="string">
            <text:p>C</text:p>
          </table:table-cell>
          <table:table-cell table:style-name="ce492" table:formula="of:=IF([.$A44]=&quot;&quot;;&quot;&quot;;VLOOKUP([.$A44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22" calcext:value-type="float">
            <text:p>22</text:p>
          </table:table-cell>
          <table:table-cell table:style-name="ce211" table:formula="of:=[.B25]+1" office:value-type="date" office:date-value="2021-06-09" calcext:value-type="date">
            <text:p>mer 9 giu</text:p>
          </table:table-cell>
          <table:table-cell table:style-name="ce215" table:formula="of:=[.C25]" office:value-type="time" office:time-value="PT15H30M00S" calcext:value-type="time">
            <text:p>15:30</text:p>
          </table:table-cell>
          <table:table-cell table:style-name="ce179" table:formula="of:=IF([.$A45]=&quot;&quot;;&quot;&quot;;VLOOKUP([.$A45];PARTITE_GIRONI;4;0))" office:value-type="string" office:string-value="Pitoni (14)" calcext:value-type="string">
            <text:p>Pitoni (14)</text:p>
          </table:table-cell>
          <table:table-cell table:style-name="ce183"/>
          <table:table-cell table:style-name="ce186"/>
          <table:table-cell table:style-name="ce188" table:formula="of:=IF([.$A45]=&quot;&quot;;&quot;&quot;;VLOOKUP([.$A45];PARTITE_GIRONI;6;0))" office:value-type="string" office:string-value="Aquile (15)" calcext:value-type="string">
            <text:p>Aquile (15)</text:p>
          </table:table-cell>
          <table:table-cell table:style-name="ce492" table:formula="of:=IF([.$A45]=&quot;&quot;;&quot;&quot;;VLOOKUP([.$A45];PARTITE_GIRONI;2;0))" office:value-type="string" office:string-value="D" calcext:value-type="string">
            <text:p>D</text:p>
          </table:table-cell>
          <table:table-cell table:style-name="ce492" table:formula="of:=IF([.$A45]=&quot;&quot;;&quot;&quot;;VLOOKUP([.$A45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27" calcext:value-type="float">
            <text:p>27</text:p>
          </table:table-cell>
          <table:table-cell table:style-name="ce211" table:formula="of:=[.B26]+1" office:value-type="date" office:date-value="2021-06-09" calcext:value-type="date">
            <text:p>mer 9 giu</text:p>
          </table:table-cell>
          <table:table-cell table:style-name="ce215" table:formula="of:=[.C26]" office:value-type="time" office:time-value="PT17H00M00S" calcext:value-type="time">
            <text:p>17:00</text:p>
          </table:table-cell>
          <table:table-cell table:style-name="ce179" table:formula="of:=IF([.$A46]=&quot;&quot;;&quot;&quot;;VLOOKUP([.$A46];PARTITE_GIRONI;4;0))" office:value-type="string" office:string-value="Bisonti (17)" calcext:value-type="string">
            <text:p>Bisonti (17)</text:p>
          </table:table-cell>
          <table:table-cell table:style-name="ce183"/>
          <table:table-cell table:style-name="ce186"/>
          <table:table-cell table:style-name="ce188" table:formula="of:=IF([.$A46]=&quot;&quot;;&quot;&quot;;VLOOKUP([.$A46];PARTITE_GIRONI;6;0))" office:value-type="string" office:string-value="Cinghiali (20)" calcext:value-type="string">
            <text:p>Cinghiali (20)</text:p>
          </table:table-cell>
          <table:table-cell table:style-name="ce492" table:formula="of:=IF([.$A46]=&quot;&quot;;&quot;&quot;;VLOOKUP([.$A46];PARTITE_GIRONI;2;0))" office:value-type="string" office:string-value="E" calcext:value-type="string">
            <text:p>E</text:p>
          </table:table-cell>
          <table:table-cell table:style-name="ce492" table:formula="of:=IF([.$A46]=&quot;&quot;;&quot;&quot;;VLOOKUP([.$A4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33" calcext:value-type="float">
            <text:p>33</text:p>
          </table:table-cell>
          <table:table-cell table:style-name="ce211" table:formula="of:=[.B27]+1" office:value-type="date" office:date-value="2021-06-09" calcext:value-type="date">
            <text:p>mer 9 giu</text:p>
          </table:table-cell>
          <table:table-cell table:style-name="ce215" table:formula="of:=[.C27]" office:value-type="time" office:time-value="PT17H00M00S" calcext:value-type="time">
            <text:p>17:00</text:p>
          </table:table-cell>
          <table:table-cell table:style-name="ce179" table:formula="of:=IF([.$A47]=&quot;&quot;;&quot;&quot;;VLOOKUP([.$A47];PARTITE_GIRONI;4;0))" office:value-type="string" office:string-value="Balene (21)" calcext:value-type="string">
            <text:p>Balene (21)</text:p>
          </table:table-cell>
          <table:table-cell table:style-name="ce183"/>
          <table:table-cell table:style-name="ce186"/>
          <table:table-cell table:style-name="ce188" table:formula="of:=IF([.$A47]=&quot;&quot;;&quot;&quot;;VLOOKUP([.$A47];PARTITE_GIRONI;6;0))" office:value-type="string" office:string-value="Fenicotteri (24)" calcext:value-type="string">
            <text:p>Fenicotteri (24)</text:p>
          </table:table-cell>
          <table:table-cell table:style-name="ce492" table:formula="of:=IF([.$A47]=&quot;&quot;;&quot;&quot;;VLOOKUP([.$A47];PARTITE_GIRONI;2;0))" office:value-type="string" office:string-value="F" calcext:value-type="string">
            <text:p>F</text:p>
          </table:table-cell>
          <table:table-cell table:style-name="ce492" table:formula="of:=IF([.$A47]=&quot;&quot;;&quot;&quot;;VLOOKUP([.$A47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39" calcext:value-type="float">
            <text:p>39</text:p>
          </table:table-cell>
          <table:table-cell table:style-name="ce211" table:formula="of:=[.B28]+1" office:value-type="date" office:date-value="2021-06-09" calcext:value-type="date">
            <text:p>mer 9 giu</text:p>
          </table:table-cell>
          <table:table-cell table:style-name="ce215" table:formula="of:=[.C28]" office:value-type="time" office:time-value="PT17H00M00S" calcext:value-type="time">
            <text:p>17:00</text:p>
          </table:table-cell>
          <table:table-cell table:style-name="ce179" table:formula="of:=IF([.$A48]=&quot;&quot;;&quot;&quot;;VLOOKUP([.$A48];PARTITE_GIRONI;4;0))" office:value-type="string" office:string-value="Istrici (25)" calcext:value-type="string">
            <text:p>Istrici (25)</text:p>
          </table:table-cell>
          <table:table-cell table:style-name="ce183"/>
          <table:table-cell table:style-name="ce187"/>
          <table:table-cell table:style-name="ce188" table:formula="of:=IF([.$A48]=&quot;&quot;;&quot;&quot;;VLOOKUP([.$A48];PARTITE_GIRONI;6;0))" office:value-type="string" office:string-value="Orche (28)" calcext:value-type="string">
            <text:p>Orche (28)</text:p>
          </table:table-cell>
          <table:table-cell table:style-name="ce492" table:formula="of:=IF([.$A48]=&quot;&quot;;&quot;&quot;;VLOOKUP([.$A48];PARTITE_GIRONI;2;0))" office:value-type="string" office:string-value="G" calcext:value-type="string">
            <text:p>G</text:p>
          </table:table-cell>
          <table:table-cell table:style-name="ce492" table:formula="of:=IF([.$A48]=&quot;&quot;;&quot;&quot;;VLOOKUP([.$A48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5" calcext:value-type="float">
            <text:p>45</text:p>
          </table:table-cell>
          <table:table-cell table:style-name="ce211" table:formula="of:=[.B29]+1" office:value-type="date" office:date-value="2021-06-09" calcext:value-type="date">
            <text:p>mer 9 giu</text:p>
          </table:table-cell>
          <table:table-cell table:style-name="ce215" table:formula="of:=[.C29]" office:value-type="time" office:time-value="PT17H00M00S" calcext:value-type="time">
            <text:p>17:00</text:p>
          </table:table-cell>
          <table:table-cell table:style-name="ce179" table:formula="of:=IF([.$A49]=&quot;&quot;;&quot;&quot;;VLOOKUP([.$A49];PARTITE_GIRONI;4;0))" office:value-type="string" office:string-value="Piranha (29)" calcext:value-type="string">
            <text:p>Piranha (29)</text:p>
          </table:table-cell>
          <table:table-cell table:style-name="ce183" table:number-columns-repeated="2"/>
          <table:table-cell table:style-name="ce188" table:formula="of:=IF([.$A49]=&quot;&quot;;&quot;&quot;;VLOOKUP([.$A49];PARTITE_GIRONI;6;0))" office:value-type="string" office:string-value="Zebre (32)" calcext:value-type="string">
            <text:p>Zebre (32)</text:p>
          </table:table-cell>
          <table:table-cell table:style-name="ce492" table:formula="of:=IF([.$A49]=&quot;&quot;;&quot;&quot;;VLOOKUP([.$A49];PARTITE_GIRONI;2;0))" office:value-type="string" office:string-value="H" calcext:value-type="string">
            <text:p>H</text:p>
          </table:table-cell>
          <table:table-cell table:style-name="ce492" table:formula="of:=IF([.$A49]=&quot;&quot;;&quot;&quot;;VLOOKUP([.$A49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28" calcext:value-type="float">
            <text:p>28</text:p>
          </table:table-cell>
          <table:table-cell table:style-name="ce211" table:formula="of:=[.B30]+1" office:value-type="date" office:date-value="2021-06-09" calcext:value-type="date">
            <text:p>mer 9 giu</text:p>
          </table:table-cell>
          <table:table-cell table:style-name="ce215" table:formula="of:=[.C30]" office:value-type="time" office:time-value="PT18H30M00S" calcext:value-type="time">
            <text:p>18:30</text:p>
          </table:table-cell>
          <table:table-cell table:style-name="ce179" table:formula="of:=IF([.$A50]=&quot;&quot;;&quot;&quot;;VLOOKUP([.$A50];PARTITE_GIRONI;4;0))" office:value-type="string" office:string-value="Bufali (18)" calcext:value-type="string">
            <text:p>Bufali (18)</text:p>
          </table:table-cell>
          <table:table-cell table:style-name="ce183" table:number-columns-repeated="2"/>
          <table:table-cell table:style-name="ce188" table:formula="of:=IF([.$A50]=&quot;&quot;;&quot;&quot;;VLOOKUP([.$A50];PARTITE_GIRONI;6;0))" office:value-type="string" office:string-value="Cervi (19)" calcext:value-type="string">
            <text:p>Cervi (19)</text:p>
          </table:table-cell>
          <table:table-cell table:style-name="ce492" table:formula="of:=IF([.$A50]=&quot;&quot;;&quot;&quot;;VLOOKUP([.$A50];PARTITE_GIRONI;2;0))" office:value-type="string" office:string-value="E" calcext:value-type="string">
            <text:p>E</text:p>
          </table:table-cell>
          <table:table-cell table:style-name="ce492" table:formula="of:=IF([.$A50]=&quot;&quot;;&quot;&quot;;VLOOKUP([.$A50];PARTITE_GIRONI;11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34" calcext:value-type="float">
            <text:p>34</text:p>
          </table:table-cell>
          <table:table-cell table:style-name="ce211" table:formula="of:=[.B31]+1" office:value-type="date" office:date-value="2021-06-09" calcext:value-type="date">
            <text:p>mer 9 giu</text:p>
          </table:table-cell>
          <table:table-cell table:style-name="ce215" table:formula="of:=[.C31]" office:value-type="time" office:time-value="PT18H30M00S" calcext:value-type="time">
            <text:p>18:30</text:p>
          </table:table-cell>
          <table:table-cell table:style-name="ce179" table:formula="of:=IF([.$A51]=&quot;&quot;;&quot;&quot;;VLOOKUP([.$A51];PARTITE_GIRONI;4;0))" office:value-type="string" office:string-value="Gabbiani (22)" calcext:value-type="string">
            <text:p>Gabbiani (22)</text:p>
          </table:table-cell>
          <table:table-cell table:style-name="ce183" table:number-columns-repeated="2"/>
          <table:table-cell table:style-name="ce188" table:formula="of:=IF([.$A51]=&quot;&quot;;&quot;&quot;;VLOOKUP([.$A51];PARTITE_GIRONI;6;0))" office:value-type="string" office:string-value="Delfini (23)" calcext:value-type="string">
            <text:p>Delfini (23)</text:p>
          </table:table-cell>
          <table:table-cell table:style-name="ce492" table:formula="of:=IF([.$A51]=&quot;&quot;;&quot;&quot;;VLOOKUP([.$A51];PARTITE_GIRONI;2;0))" office:value-type="string" office:string-value="F" calcext:value-type="string">
            <text:p>F</text:p>
          </table:table-cell>
          <table:table-cell table:style-name="ce492" table:formula="of:=IF([.$A51]=&quot;&quot;;&quot;&quot;;VLOOKUP([.$A51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0" calcext:value-type="float">
            <text:p>40</text:p>
          </table:table-cell>
          <table:table-cell table:style-name="ce211" table:formula="of:=[.B32]+1" office:value-type="date" office:date-value="2021-06-09" calcext:value-type="date">
            <text:p>mer 9 giu</text:p>
          </table:table-cell>
          <table:table-cell table:style-name="ce215" table:formula="of:=[.C32]" office:value-type="time" office:time-value="PT18H30M00S" calcext:value-type="time">
            <text:p>18:30</text:p>
          </table:table-cell>
          <table:table-cell table:style-name="ce179" table:formula="of:=IF([.$A52]=&quot;&quot;;&quot;&quot;;VLOOKUP([.$A52];PARTITE_GIRONI;4;0))" office:value-type="string" office:string-value="Gorilla (26)" calcext:value-type="string">
            <text:p>Gorilla (26)</text:p>
          </table:table-cell>
          <table:table-cell table:style-name="ce183" table:number-columns-repeated="2"/>
          <table:table-cell table:style-name="ce188" table:formula="of:=IF([.$A52]=&quot;&quot;;&quot;&quot;;VLOOKUP([.$A52];PARTITE_GIRONI;6;0))" office:value-type="string" office:string-value="Muli (27)" calcext:value-type="string">
            <text:p>Muli (27)</text:p>
          </table:table-cell>
          <table:table-cell table:style-name="ce492" table:formula="of:=IF([.$A52]=&quot;&quot;;&quot;&quot;;VLOOKUP([.$A52];PARTITE_GIRONI;2;0))" office:value-type="string" office:string-value="G" calcext:value-type="string">
            <text:p>G</text:p>
          </table:table-cell>
          <table:table-cell table:style-name="ce492" table:formula="of:=IF([.$A52]=&quot;&quot;;&quot;&quot;;VLOOKUP([.$A52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6" calcext:value-type="float">
            <text:p>46</text:p>
          </table:table-cell>
          <table:table-cell table:style-name="ce211" table:formula="of:=[.B33]+1" office:value-type="date" office:date-value="2021-06-09" calcext:value-type="date">
            <text:p>mer 9 giu</text:p>
          </table:table-cell>
          <table:table-cell table:style-name="ce215" table:formula="of:=[.C33]" office:value-type="time" office:time-value="PT18H30M00S" calcext:value-type="time">
            <text:p>18:30</text:p>
          </table:table-cell>
          <table:table-cell table:style-name="ce179" table:formula="of:=IF([.$A53]=&quot;&quot;;&quot;&quot;;VLOOKUP([.$A53];PARTITE_GIRONI;4;0))" office:value-type="string" office:string-value="Scorpioni (30)" calcext:value-type="string">
            <text:p>Scorpioni (30)</text:p>
          </table:table-cell>
          <table:table-cell table:style-name="ce183" table:number-columns-repeated="2"/>
          <table:table-cell table:style-name="ce188" table:formula="of:=IF([.$A53]=&quot;&quot;;&quot;&quot;;VLOOKUP([.$A53];PARTITE_GIRONI;6;0))" office:value-type="string" office:string-value="Tonni (31)" calcext:value-type="string">
            <text:p>Tonni (31)</text:p>
          </table:table-cell>
          <table:table-cell table:style-name="ce492" table:formula="of:=IF([.$A53]=&quot;&quot;;&quot;&quot;;VLOOKUP([.$A53];PARTITE_GIRONI;2;0))" office:value-type="string" office:string-value="H" calcext:value-type="string">
            <text:p>H</text:p>
          </table:table-cell>
          <table:table-cell table:style-name="ce492" table:formula="of:=IF([.$A53]=&quot;&quot;;&quot;&quot;;VLOOKUP([.$A53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3">
          <table:table-cell table:number-columns-repeated="9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69">
          <table:table-cell table:number-columns-repeated="113"/>
        </table:table-row>
        <table:table-row table:style-name="ro7">
          <table:table-cell table:number-columns-repeated="113"/>
        </table:table-row>
        <calcext:conditional-formats>
          <calcext:conditional-format calcext:target-range-address="'Calendario e Tabellone'.AN26:'Calendario e Tabellone'.AZ26">
            <calcext:condition calcext:apply-style-name="ConditionalStyle_228" calcext:value="formula-is(IF(#REF!=#REF!;1;IF(#REF!=#REF!;1;0)))" calcext:base-cell-address="'Calendario e Tabellone'.AN26"/>
          </calcext:conditional-format>
          <calcext:conditional-format calcext:target-range-address="'Calendario e Tabellone'.A6:'Calendario e Tabellone'.D53">
            <calcext:condition calcext:apply-style-name="ConditionalStyle_227" calcext:value="formula-is(IF(#REF!=CONCATENATE([.$D5];&quot;_win&quot;);1;0))" calcext:base-cell-address="'Calendario e Tabellone'.B6"/>
          </calcext:conditional-format>
          <calcext:conditional-format calcext:target-range-address="'Calendario e Tabellone'.G5:'Calendario e Tabellone'.G53 'Calendario e Tabellone'.H5:'Calendario e Tabellone'.H5 'Calendario e Tabellone'.A5:'Calendario e Tabellone'.D53">
            <calcext:condition calcext:apply-style-name="ConditionalStyle_226" calcext:value="formula-is(IF(#REF!=CONCATENATE([.$G5];&quot;_win&quot;);1;0))" calcext:base-cell-address="'Calendario e Tabellone'.B5"/>
          </calcext:conditional-format>
          <calcext:conditional-format calcext:target-range-address="'Calendario e Tabellone'.K24:'Calendario e Tabellone'.K24 'Calendario e Tabellone'.M24:'Calendario e Tabellone'.S24">
            <calcext:condition calcext:apply-style-name="ConditionalStyle_223" calcext:value="formula-is(IF(#REF!=#REF!;1;IF(#REF!=#REF!;1;0)))" calcext:base-cell-address="'Calendario e Tabellone'.K24"/>
          </calcext:conditional-format>
          <calcext:conditional-format calcext:target-range-address="'Calendario e Tabellone'.CX41:'Calendario e Tabellone'.DG41">
            <calcext:condition calcext:apply-style-name="ConditionalStyle_222" calcext:value="formula-is(IF(#REF!=#REF!;1;IF(#REF!=#REF!;1;0)))" calcext:base-cell-address="'Calendario e Tabellone'.CX41"/>
          </calcext:conditional-format>
          <calcext:conditional-format calcext:target-range-address="'Calendario e Tabellone'.CX19:'Calendario e Tabellone'.CX19 'Calendario e Tabellone'.CZ19:'Calendario e Tabellone'.DG19">
            <calcext:condition calcext:apply-style-name="ConditionalStyle_221" calcext:value="formula-is(IF(#REF!=#REF!;1;IF(#REF!=#REF!;1;0)))" calcext:base-cell-address="'Calendario e Tabellone'.CX19"/>
          </calcext:conditional-format>
          <calcext:conditional-format calcext:target-range-address="'Calendario e Tabellone'.CX24:'Calendario e Tabellone'.CX24 'Calendario e Tabellone'.CZ24:'Calendario e Tabellone'.DG24">
            <calcext:condition calcext:apply-style-name="ConditionalStyle_220" calcext:value="formula-is(IF(#REF!=#REF!;1;IF(#REF!=#REF!;1;0)))" calcext:base-cell-address="'Calendario e Tabellone'.CX24"/>
          </calcext:conditional-format>
          <calcext:conditional-format calcext:target-range-address="'Calendario e Tabellone'.W12:'Calendario e Tabellone'.W12">
            <calcext:condition calcext:apply-style-name="ConditionalStyle_219" calcext:value="formula-is(IF([.$AW12]=#REF!;1;0))" calcext:base-cell-address="'Calendario e Tabellone'.W12"/>
            <calcext:condition calcext:apply-style-name="ConditionalStyle_218" calcext:value="formula-is(IF([.$AW11]=#REF!;1;0))" calcext:base-cell-address="'Calendario e Tabellone'.W12"/>
          </calcext:conditional-format>
          <calcext:conditional-format calcext:target-range-address="'Calendario e Tabellone'.W32:'Calendario e Tabellone'.W32">
            <calcext:condition calcext:apply-style-name="ConditionalStyle_217" calcext:value="formula-is(IF([.$AW32]=#REF!;1;0))" calcext:base-cell-address="'Calendario e Tabellone'.W32"/>
            <calcext:condition calcext:apply-style-name="ConditionalStyle_216" calcext:value="formula-is(IF([.$AW31]=#REF!;1;0))" calcext:base-cell-address="'Calendario e Tabellone'.W32"/>
          </calcext:conditional-format>
          <calcext:conditional-format calcext:target-range-address="'Calendario e Tabellone'.W24:'Calendario e Tabellone'.W24">
            <calcext:condition calcext:apply-style-name="ConditionalStyle_215" calcext:value="formula-is(IF([.$AW24]=#REF!;1;0))" calcext:base-cell-address="'Calendario e Tabellone'.W24"/>
            <calcext:condition calcext:apply-style-name="ConditionalStyle_214" calcext:value="formula-is(IF([.$AW23]=#REF!;1;0))" calcext:base-cell-address="'Calendario e Tabellone'.W24"/>
          </calcext:conditional-format>
          <calcext:conditional-format calcext:target-range-address="'Calendario e Tabellone'.W15:'Calendario e Tabellone'.W15 'Calendario e Tabellone'.W11:'Calendario e Tabellone'.W11 'Calendario e Tabellone'.W23:'Calendario e Tabellone'.W23 'Calendario e Tabellone'.W31:'Calendario e Tabellone'.W31 'Calendario e Tabellone'.W27:'Calendario e Tabellone'.W28 'Calendario e Tabellone'.W19:'Calendario e Tabellone'.W19">
            <calcext:condition calcext:apply-style-name="ConditionalStyle_213" calcext:value="formula-is(IF([.$AW11]=#REF!;1;0))" calcext:base-cell-address="'Calendario e Tabellone'.W11"/>
            <calcext:condition calcext:apply-style-name="ConditionalStyle_212" calcext:value="formula-is(IF([.$AW12]=#REF!;1;0))" calcext:base-cell-address="'Calendario e Tabellone'.W11"/>
          </calcext:conditional-format>
          <calcext:conditional-format calcext:target-range-address="'Calendario e Tabellone'.W16:'Calendario e Tabellone'.W16">
            <calcext:condition calcext:apply-style-name="ConditionalStyle_211" calcext:value="formula-is(IF([.$AW16]=#REF!;1;0))" calcext:base-cell-address="'Calendario e Tabellone'.W16"/>
            <calcext:condition calcext:apply-style-name="ConditionalStyle_210" calcext:value="formula-is(IF([.$AW15]=#REF!;1;0))" calcext:base-cell-address="'Calendario e Tabellone'.W16"/>
          </calcext:conditional-format>
          <calcext:conditional-format calcext:target-range-address="'Calendario e Tabellone'.G4:'Calendario e Tabellone'.I4 'Calendario e Tabellone'.A4:'Calendario e Tabellone'.E4">
            <calcext:condition calcext:apply-style-name="ConditionalStyle_209" calcext:value="formula-is([.$P$5]=&quot;Black and White&quot;)" calcext:base-cell-address="'Calendario e Tabellone'.B4"/>
          </calcext:conditional-format>
          <calcext:conditional-format calcext:target-range-address="'Calendario e Tabellone'.K9:'Calendario e Tabellone'.S9 'Calendario e Tabellone'.K19:'Calendario e Tabellone'.S19 'Calendario e Tabellone'.K14:'Calendario e Tabellone'.S14">
            <calcext:condition calcext:apply-style-name="ConditionalStyle_208" calcext:value="formula-is([.$P$5]=&quot;Black and White&quot;)" calcext:base-cell-address="'Calendario e Tabellone'.K9"/>
          </calcext:conditional-format>
          <calcext:conditional-format calcext:target-range-address="'Calendario e Tabellone'.K4:'Calendario e Tabellone'.S4">
            <calcext:condition calcext:apply-style-name="ConditionalStyle_206" calcext:value="formula-is([.$P$5]=&quot;Black and White&quot;)" calcext:base-cell-address="'Calendario e Tabellone'.K4"/>
          </calcext:conditional-format>
          <calcext:conditional-format calcext:target-range-address="'Calendario e Tabellone'.X11:'Calendario e Tabellone'.X11 'Calendario e Tabellone'.X31:'Calendario e Tabellone'.X31 'Calendario e Tabellone'.X35:'Calendario e Tabellone'.X35 'Calendario e Tabellone'.X23:'Calendario e Tabellone'.X23 'Calendario e Tabellone'.X27:'Calendario e Tabellone'.X27 'Calendario e Tabellone'.X15:'Calendario e Tabellone'.X15 'Calendario e Tabellone'.X19:'Calendario e Tabellone'.X19 'Calendario e Tabellone'.X7:'Calendario e Tabellone'.X7">
            <calcext:condition calcext:apply-style-name="ConditionalStyle_202" calcext:value="formula-is(IF(AND(#REF!&gt;#REF!;ISNUMBER(#REF!);ISNUMBER(#REF!));1;0))" calcext:base-cell-address="'Calendario e Tabellone'.X7"/>
          </calcext:conditional-format>
          <calcext:conditional-format calcext:target-range-address="'Calendario e Tabellone'.X12:'Calendario e Tabellone'.X12 'Calendario e Tabellone'.X32:'Calendario e Tabellone'.X32 'Calendario e Tabellone'.X36:'Calendario e Tabellone'.X36 'Calendario e Tabellone'.X24:'Calendario e Tabellone'.X24 'Calendario e Tabellone'.X28:'Calendario e Tabellone'.X28 'Calendario e Tabellone'.X16:'Calendario e Tabellone'.X16 'Calendario e Tabellone'.X20:'Calendario e Tabellone'.X20 'Calendario e Tabellone'.X8:'Calendario e Tabellone'.X8">
            <calcext:condition calcext:apply-style-name="ConditionalStyle_201" calcext:value="formula-is(IF(AND(#REF!&lt;#REF!;ISNUMBER(#REF!);ISNUMBER(#REF!));1;0))" calcext:base-cell-address="'Calendario e Tabellone'.X8"/>
          </calcext:conditional-format>
          <calcext:conditional-format calcext:target-range-address="'Calendario e Tabellone'.W7:'Calendario e Tabellone'.W7">
            <calcext:condition calcext:apply-style-name="ConditionalStyle_200" calcext:value="formula-is([.$P$5]=&quot;Black and White&quot;)" calcext:base-cell-address="'Calendario e Tabellone'.W7"/>
          </calcext:conditional-format>
          <calcext:conditional-format calcext:target-range-address="'Calendario e Tabellone'.W8:'Calendario e Tabellone'.W8">
            <calcext:condition calcext:apply-style-name="ConditionalStyle_199" calcext:value="formula-is([.$P$5]=&quot;Black and White&quot;)" calcext:base-cell-address="'Calendario e Tabellone'.W8"/>
          </calcext:conditional-format>
          <calcext:conditional-format calcext:target-range-address="'Calendario e Tabellone'.W20:'Calendario e Tabellone'.W20">
            <calcext:condition calcext:apply-style-name="ConditionalStyle_198" calcext:value="formula-is(IF([.$AW20]=#REF!;1;0))" calcext:base-cell-address="'Calendario e Tabellone'.W20"/>
            <calcext:condition calcext:apply-style-name="ConditionalStyle_197" calcext:value="formula-is(IF([.$AW19]=#REF!;1;0))" calcext:base-cell-address="'Calendario e Tabellone'.W20"/>
          </calcext:conditional-format>
          <calcext:conditional-format calcext:target-range-address="'Calendario e Tabellone'.W35:'Calendario e Tabellone'.W35">
            <calcext:condition calcext:apply-style-name="ConditionalStyle_196" calcext:value="formula-is(IF([.$AW35]=#REF!;1;0))" calcext:base-cell-address="'Calendario e Tabellone'.W35"/>
            <calcext:condition calcext:apply-style-name="ConditionalStyle_195" calcext:value="formula-is(IF([.$AW36]=#REF!;1;0))" calcext:base-cell-address="'Calendario e Tabellone'.W35"/>
          </calcext:conditional-format>
          <calcext:conditional-format calcext:target-range-address="'Calendario e Tabellone'.W36:'Calendario e Tabellone'.W36">
            <calcext:condition calcext:apply-style-name="ConditionalStyle_194" calcext:value="formula-is(IF([.$AW36]=#REF!;1;0))" calcext:base-cell-address="'Calendario e Tabellone'.W36"/>
            <calcext:condition calcext:apply-style-name="ConditionalStyle_193" calcext:value="formula-is(IF([.$AW35]=#REF!;1;0))" calcext:base-cell-address="'Calendario e Tabellone'.W36"/>
          </calcext:conditional-format>
          <calcext:conditional-format calcext:target-range-address="'Calendario e Tabellone'.K25:'Calendario e Tabellone'.S25">
            <calcext:condition calcext:apply-style-name="ConditionalStyle_192" calcext:value="formula-is([.$P$5]=&quot;Black and White&quot;)" calcext:base-cell-address="'Calendario e Tabellone'.K25"/>
          </calcext:conditional-format>
          <calcext:conditional-format calcext:target-range-address="'Calendario e Tabellone'.K34:'Calendario e Tabellone'.K34">
            <calcext:condition calcext:apply-style-name="ConditionalStyle_191" calcext:value="formula-is([.$P$5]=&quot;Black and White&quot;)" calcext:base-cell-address="'Calendario e Tabellone'.K34"/>
          </calcext:conditional-format>
          <calcext:conditional-format calcext:target-range-address="'Calendario e Tabellone'.L34:'Calendario e Tabellone'.L34">
            <calcext:condition calcext:apply-style-name="ConditionalStyle_190" calcext:value="formula-is([.$P$5]=&quot;Black and White&quot;)" calcext:base-cell-address="'Calendario e Tabellone'.L34"/>
          </calcext:conditional-format>
          <calcext:conditional-format calcext:target-range-address="'Calendario e Tabellone'.M34:'Calendario e Tabellone'.S34">
            <calcext:condition calcext:apply-style-name="ConditionalStyle_189" calcext:value="formula-is([.$P$5]=&quot;Black and White&quot;)" calcext:base-cell-address="'Calendario e Tabellone'.M34"/>
          </calcext:conditional-format>
          <calcext:conditional-format calcext:target-range-address="'Calendario e Tabellone'.K27:'Calendario e Tabellone'.K28">
            <calcext:condition calcext:apply-style-name="ConditionalStyle_135" calcext:value="formula-is([.$P$5]=&quot;Black and White&quot;)" calcext:base-cell-address="'Calendario e Tabellone'.K27"/>
          </calcext:conditional-format>
          <calcext:conditional-format calcext:target-range-address="'Calendario e Tabellone'.K26:'Calendario e Tabellone'.K26">
            <calcext:condition calcext:apply-style-name="ConditionalStyle_134" calcext:value="formula-is([.$P$5]=&quot;Black and White&quot;)" calcext:base-cell-address="'Calendario e Tabellone'.K26"/>
          </calcext:conditional-format>
          <calcext:conditional-format calcext:target-range-address="'Calendario e Tabellone'.M27:'Calendario e Tabellone'.M27">
            <calcext:condition calcext:apply-style-name="ConditionalStyle_133" calcext:value="formula-is([.$P$5]=&quot;Black and White&quot;)" calcext:base-cell-address="'Calendario e Tabellone'.M27"/>
          </calcext:conditional-format>
          <calcext:conditional-format calcext:target-range-address="'Calendario e Tabellone'.M28:'Calendario e Tabellone'.M28">
            <calcext:condition calcext:apply-style-name="ConditionalStyle_132" calcext:value="formula-is([.$P$5]=&quot;Black and White&quot;)" calcext:base-cell-address="'Calendario e Tabellone'.M28"/>
          </calcext:conditional-format>
          <calcext:conditional-format calcext:target-range-address="'Calendario e Tabellone'.N27:'Calendario e Tabellone'.N28">
            <calcext:condition calcext:apply-style-name="ConditionalStyle_131" calcext:value="formula-is([.$P$5]=&quot;Black and White&quot;)" calcext:base-cell-address="'Calendario e Tabellone'.N27"/>
          </calcext:conditional-format>
          <calcext:conditional-format calcext:target-range-address="'Calendario e Tabellone'.O27:'Calendario e Tabellone'.S28">
            <calcext:condition calcext:apply-style-name="ConditionalStyle_130" calcext:value="formula-is([.$P$5]=&quot;Black and White&quot;)" calcext:base-cell-address="'Calendario e Tabellone'.O27"/>
          </calcext:conditional-format>
          <calcext:conditional-format calcext:target-range-address="'Calendario e Tabellone'.M26:'Calendario e Tabellone'.S26">
            <calcext:condition calcext:apply-style-name="ConditionalStyle_129" calcext:value="formula-is([.$P$5]=&quot;Black and White&quot;)" calcext:base-cell-address="'Calendario e Tabellone'.M26"/>
          </calcext:conditional-format>
          <calcext:conditional-format calcext:target-range-address="'Calendario e Tabellone'.AC9:'Calendario e Tabellone'.AC9">
            <calcext:condition calcext:apply-style-name="ConditionalStyle_128" calcext:value="formula-is(IF(AND(#REF!&gt;#REF!;ISNUMBER(#REF!);ISNUMBER(#REF!));1;0))" calcext:base-cell-address="'Calendario e Tabellone'.AC9"/>
          </calcext:conditional-format>
          <calcext:conditional-format calcext:target-range-address="'Calendario e Tabellone'.AC10:'Calendario e Tabellone'.AC10">
            <calcext:condition calcext:apply-style-name="ConditionalStyle_127" calcext:value="formula-is(IF(AND(#REF!&lt;#REF!;ISNUMBER(#REF!);ISNUMBER(#REF!));1;0))" calcext:base-cell-address="'Calendario e Tabellone'.AC10"/>
          </calcext:conditional-format>
          <calcext:conditional-format calcext:target-range-address="'Calendario e Tabellone'.AC17:'Calendario e Tabellone'.AC17">
            <calcext:condition calcext:apply-style-name="ConditionalStyle_126" calcext:value="formula-is(IF(AND(#REF!&gt;#REF!;ISNUMBER(#REF!);ISNUMBER(#REF!));1;0))" calcext:base-cell-address="'Calendario e Tabellone'.AC17"/>
          </calcext:conditional-format>
          <calcext:conditional-format calcext:target-range-address="'Calendario e Tabellone'.AC18:'Calendario e Tabellone'.AC18">
            <calcext:condition calcext:apply-style-name="ConditionalStyle_125" calcext:value="formula-is(IF(AND(#REF!&lt;#REF!;ISNUMBER(#REF!);ISNUMBER(#REF!));1;0))" calcext:base-cell-address="'Calendario e Tabellone'.AC18"/>
          </calcext:conditional-format>
          <calcext:conditional-format calcext:target-range-address="'Calendario e Tabellone'.AC25:'Calendario e Tabellone'.AC25">
            <calcext:condition calcext:apply-style-name="ConditionalStyle_124" calcext:value="formula-is(IF(AND(#REF!&gt;#REF!;ISNUMBER(#REF!);ISNUMBER(#REF!));1;0))" calcext:base-cell-address="'Calendario e Tabellone'.AC25"/>
          </calcext:conditional-format>
          <calcext:conditional-format calcext:target-range-address="'Calendario e Tabellone'.AC26:'Calendario e Tabellone'.AC26">
            <calcext:condition calcext:apply-style-name="ConditionalStyle_123" calcext:value="formula-is(IF(AND(#REF!&lt;#REF!;ISNUMBER(#REF!);ISNUMBER(#REF!));1;0))" calcext:base-cell-address="'Calendario e Tabellone'.AC26"/>
          </calcext:conditional-format>
          <calcext:conditional-format calcext:target-range-address="'Calendario e Tabellone'.AC33:'Calendario e Tabellone'.AC33">
            <calcext:condition calcext:apply-style-name="ConditionalStyle_122" calcext:value="formula-is(IF(AND(#REF!&gt;#REF!;ISNUMBER(#REF!);ISNUMBER(#REF!));1;0))" calcext:base-cell-address="'Calendario e Tabellone'.AC33"/>
          </calcext:conditional-format>
          <calcext:conditional-format calcext:target-range-address="'Calendario e Tabellone'.AC34:'Calendario e Tabellone'.AC34">
            <calcext:condition calcext:apply-style-name="ConditionalStyle_121" calcext:value="formula-is(IF(AND(#REF!&lt;#REF!;ISNUMBER(#REF!);ISNUMBER(#REF!));1;0))" calcext:base-cell-address="'Calendario e Tabellone'.AC34"/>
          </calcext:conditional-format>
          <calcext:conditional-format calcext:target-range-address="'Calendario e Tabellone'.AH13:'Calendario e Tabellone'.AH13">
            <calcext:condition calcext:apply-style-name="ConditionalStyle_120" calcext:value="formula-is(IF(AND(#REF!&gt;#REF!;ISNUMBER(#REF!);ISNUMBER(#REF!));1;0))" calcext:base-cell-address="'Calendario e Tabellone'.AH13"/>
          </calcext:conditional-format>
          <calcext:conditional-format calcext:target-range-address="'Calendario e Tabellone'.AH14:'Calendario e Tabellone'.AH14">
            <calcext:condition calcext:apply-style-name="ConditionalStyle_119" calcext:value="formula-is(IF(AND(#REF!&lt;#REF!;ISNUMBER(#REF!);ISNUMBER(#REF!));1;0))" calcext:base-cell-address="'Calendario e Tabellone'.AH14"/>
          </calcext:conditional-format>
          <calcext:conditional-format calcext:target-range-address="'Calendario e Tabellone'.AH29:'Calendario e Tabellone'.AH29">
            <calcext:condition calcext:apply-style-name="ConditionalStyle_118" calcext:value="formula-is(IF(AND(#REF!&gt;#REF!;ISNUMBER(#REF!);ISNUMBER(#REF!));1;0))" calcext:base-cell-address="'Calendario e Tabellone'.AH29"/>
          </calcext:conditional-format>
          <calcext:conditional-format calcext:target-range-address="'Calendario e Tabellone'.AH30:'Calendario e Tabellone'.AH30">
            <calcext:condition calcext:apply-style-name="ConditionalStyle_117" calcext:value="formula-is(IF(AND(#REF!&lt;#REF!;ISNUMBER(#REF!);ISNUMBER(#REF!));1;0))" calcext:base-cell-address="'Calendario e Tabellone'.AH30"/>
          </calcext:conditional-format>
          <calcext:conditional-format calcext:target-range-address="'Calendario e Tabellone'.AM20:'Calendario e Tabellone'.AM20">
            <calcext:condition calcext:apply-style-name="ConditionalStyle_116" calcext:value="formula-is(IF(AND(#REF!&gt;#REF!;ISNUMBER(#REF!);ISNUMBER(#REF!));1;0))" calcext:base-cell-address="'Calendario e Tabellone'.AM20"/>
          </calcext:conditional-format>
          <calcext:conditional-format calcext:target-range-address="'Calendario e Tabellone'.AM21:'Calendario e Tabellone'.AM21">
            <calcext:condition calcext:apply-style-name="ConditionalStyle_115" calcext:value="formula-is(IF(AND(#REF!&lt;#REF!;ISNUMBER(#REF!);ISNUMBER(#REF!));1;0))" calcext:base-cell-address="'Calendario e Tabellone'.AM21"/>
          </calcext:conditional-format>
          <calcext:conditional-format calcext:target-range-address="'Calendario e Tabellone'.AB10:'Calendario e Tabellone'.AB10">
            <calcext:condition calcext:apply-style-name="ConditionalStyle_113" calcext:value="formula-is([.$P$5]=&quot;Black and White&quot;)" calcext:base-cell-address="'Calendario e Tabellone'.AB10"/>
          </calcext:conditional-format>
          <calcext:conditional-format calcext:target-range-address="'Calendario e Tabellone'.AB18:'Calendario e Tabellone'.AB18">
            <calcext:condition calcext:apply-style-name="ConditionalStyle_111" calcext:value="formula-is([.$P$5]=&quot;Black and White&quot;)" calcext:base-cell-address="'Calendario e Tabellone'.AB18"/>
          </calcext:conditional-format>
          <calcext:conditional-format calcext:target-range-address="'Calendario e Tabellone'.AB26:'Calendario e Tabellone'.AB26">
            <calcext:condition calcext:apply-style-name="ConditionalStyle_109" calcext:value="formula-is([.$P$5]=&quot;Black and White&quot;)" calcext:base-cell-address="'Calendario e Tabellone'.AB26"/>
          </calcext:conditional-format>
          <calcext:conditional-format calcext:target-range-address="'Calendario e Tabellone'.AB34:'Calendario e Tabellone'.AB34">
            <calcext:condition calcext:apply-style-name="ConditionalStyle_107" calcext:value="formula-is([.$P$5]=&quot;Black and White&quot;)" calcext:base-cell-address="'Calendario e Tabellone'.AB34"/>
          </calcext:conditional-format>
          <calcext:conditional-format calcext:target-range-address="'Calendario e Tabellone'.AG14:'Calendario e Tabellone'.AG14">
            <calcext:condition calcext:apply-style-name="ConditionalStyle_105" calcext:value="formula-is([.$P$5]=&quot;Black and White&quot;)" calcext:base-cell-address="'Calendario e Tabellone'.AG14"/>
          </calcext:conditional-format>
          <calcext:conditional-format calcext:target-range-address="'Calendario e Tabellone'.AG30:'Calendario e Tabellone'.AG30">
            <calcext:condition calcext:apply-style-name="ConditionalStyle_103" calcext:value="formula-is([.$P$5]=&quot;Black and White&quot;)" calcext:base-cell-address="'Calendario e Tabellone'.AG30"/>
          </calcext:conditional-format>
          <calcext:conditional-format calcext:target-range-address="'Calendario e Tabellone'.AL21:'Calendario e Tabellone'.AL21">
            <calcext:condition calcext:apply-style-name="ConditionalStyle_101" calcext:value="formula-is([.$P$5]=&quot;Black and White&quot;)" calcext:base-cell-address="'Calendario e Tabellone'.AL21"/>
          </calcext:conditional-format>
          <calcext:conditional-format calcext:target-range-address="'Calendario e Tabellone'.L28:'Calendario e Tabellone'.L28">
            <calcext:condition calcext:apply-style-name="ConditionalStyle_85" calcext:value="formula-is([.$P$5]=&quot;Black and White&quot;)" calcext:base-cell-address="'Calendario e Tabellone'.L28"/>
          </calcext:conditional-format>
          <calcext:conditional-format calcext:target-range-address="'Calendario e Tabellone'.L27:'Calendario e Tabellone'.L27">
            <calcext:condition calcext:apply-style-name="ConditionalStyle_84" calcext:value="formula-is([.$P$5]=&quot;Black and White&quot;)" calcext:base-cell-address="'Calendario e Tabellone'.L27"/>
          </calcext:conditional-format>
          <calcext:conditional-format calcext:target-range-address="'Calendario e Tabellone'.L30:'Calendario e Tabellone'.S30 'Calendario e Tabellone'.L35:'Calendario e Tabellone'.S35 'Calendario e Tabellone'.L40:'Calendario e Tabellone'.S40">
            <calcext:condition calcext:apply-style-name="ConditionalStyle_83" calcext:value="formula-is([.$P$5]=&quot;Black and White&quot;)" calcext:base-cell-address="'Calendario e Tabellone'.L30"/>
          </calcext:conditional-format>
          <calcext:conditional-format calcext:target-range-address="'Calendario e Tabellone'.L33:'Calendario e Tabellone'.L33 'Calendario e Tabellone'.L38:'Calendario e Tabellone'.L38">
            <calcext:condition calcext:apply-style-name="ConditionalStyle_82" calcext:value="formula-is([.$P$5]=&quot;Black and White&quot;)" calcext:base-cell-address="'Calendario e Tabellone'.L33"/>
          </calcext:conditional-format>
          <calcext:conditional-format calcext:target-range-address="'Calendario e Tabellone'.L32:'Calendario e Tabellone'.L32 'Calendario e Tabellone'.L37:'Calendario e Tabellone'.L37">
            <calcext:condition calcext:apply-style-name="ConditionalStyle_81" calcext:value="formula-is([.$P$5]=&quot;Black and White&quot;)" calcext:base-cell-address="'Calendario e Tabellone'.L32"/>
          </calcext:conditional-format>
          <calcext:conditional-format calcext:target-range-address="'Calendario e Tabellone'.K35:'Calendario e Tabellone'.K35 'Calendario e Tabellone'.K40:'Calendario e Tabellone'.K40 'Calendario e Tabellone'.K30:'Calendario e Tabellone'.K30">
            <calcext:condition calcext:apply-style-name="ConditionalStyle_80" calcext:value="formula-is([.$P$5]=&quot;Black and White&quot;)" calcext:base-cell-address="'Calendario e Tabellone'.K30"/>
          </calcext:conditional-format>
          <calcext:conditional-format calcext:target-range-address="'Calendario e Tabellone'.K31:'Calendario e Tabellone'.K31 'Calendario e Tabellone'.K36:'Calendario e Tabellone'.K36 'Calendario e Tabellone'.K41:'Calendario e Tabellone'.K41">
            <calcext:condition calcext:apply-style-name="ConditionalStyle_79" calcext:value="formula-is([.$P$5]=&quot;Black and White&quot;)" calcext:base-cell-address="'Calendario e Tabellone'.K31"/>
          </calcext:conditional-format>
          <calcext:conditional-format calcext:target-range-address="'Calendario e Tabellone'.K32:'Calendario e Tabellone'.K33 'Calendario e Tabellone'.K37:'Calendario e Tabellone'.K38">
            <calcext:condition calcext:apply-style-name="ConditionalStyle_78" calcext:value="formula-is([.$P$5]=&quot;Black and White&quot;)" calcext:base-cell-address="'Calendario e Tabellone'.K32"/>
          </calcext:conditional-format>
          <calcext:conditional-format calcext:target-range-address="'Calendario e Tabellone'.K20:'Calendario e Tabellone'.K20">
            <calcext:condition calcext:apply-style-name="ConditionalStyle_77" calcext:value="formula-is([.$P$5]=&quot;Black and White&quot;)" calcext:base-cell-address="'Calendario e Tabellone'.K20"/>
          </calcext:conditional-format>
          <calcext:conditional-format calcext:target-range-address="'Calendario e Tabellone'.K22:'Calendario e Tabellone'.K23">
            <calcext:condition calcext:apply-style-name="ConditionalStyle_76" calcext:value="formula-is([.$P$5]=&quot;Black and White&quot;)" calcext:base-cell-address="'Calendario e Tabellone'.K22"/>
          </calcext:conditional-format>
          <calcext:conditional-format calcext:target-range-address="'Calendario e Tabellone'.K21:'Calendario e Tabellone'.K21">
            <calcext:condition calcext:apply-style-name="ConditionalStyle_75" calcext:value="formula-is([.$P$5]=&quot;Black and White&quot;)" calcext:base-cell-address="'Calendario e Tabellone'.K21"/>
          </calcext:conditional-format>
          <calcext:conditional-format calcext:target-range-address="'Calendario e Tabellone'.K15:'Calendario e Tabellone'.K15">
            <calcext:condition calcext:apply-style-name="ConditionalStyle_74" calcext:value="formula-is([.$P$5]=&quot;Black and White&quot;)" calcext:base-cell-address="'Calendario e Tabellone'.K15"/>
          </calcext:conditional-format>
          <calcext:conditional-format calcext:target-range-address="'Calendario e Tabellone'.K17:'Calendario e Tabellone'.K18">
            <calcext:condition calcext:apply-style-name="ConditionalStyle_73" calcext:value="formula-is([.$P$5]=&quot;Black and White&quot;)" calcext:base-cell-address="'Calendario e Tabellone'.K17"/>
          </calcext:conditional-format>
          <calcext:conditional-format calcext:target-range-address="'Calendario e Tabellone'.K16:'Calendario e Tabellone'.K16">
            <calcext:condition calcext:apply-style-name="ConditionalStyle_72" calcext:value="formula-is([.$P$5]=&quot;Black and White&quot;)" calcext:base-cell-address="'Calendario e Tabellone'.K16"/>
          </calcext:conditional-format>
          <calcext:conditional-format calcext:target-range-address="'Calendario e Tabellone'.K10:'Calendario e Tabellone'.K10">
            <calcext:condition calcext:apply-style-name="ConditionalStyle_71" calcext:value="formula-is([.$P$5]=&quot;Black and White&quot;)" calcext:base-cell-address="'Calendario e Tabellone'.K10"/>
          </calcext:conditional-format>
          <calcext:conditional-format calcext:target-range-address="'Calendario e Tabellone'.K12:'Calendario e Tabellone'.K13">
            <calcext:condition calcext:apply-style-name="ConditionalStyle_70" calcext:value="formula-is([.$P$5]=&quot;Black and White&quot;)" calcext:base-cell-address="'Calendario e Tabellone'.K12"/>
          </calcext:conditional-format>
          <calcext:conditional-format calcext:target-range-address="'Calendario e Tabellone'.K11:'Calendario e Tabellone'.K11">
            <calcext:condition calcext:apply-style-name="ConditionalStyle_69" calcext:value="formula-is([.$P$5]=&quot;Black and White&quot;)" calcext:base-cell-address="'Calendario e Tabellone'.K11"/>
          </calcext:conditional-format>
          <calcext:conditional-format calcext:target-range-address="'Calendario e Tabellone'.K5:'Calendario e Tabellone'.K5">
            <calcext:condition calcext:apply-style-name="ConditionalStyle_68" calcext:value="formula-is([.$P$5]=&quot;Black and White&quot;)" calcext:base-cell-address="'Calendario e Tabellone'.K5"/>
          </calcext:conditional-format>
          <calcext:conditional-format calcext:target-range-address="'Calendario e Tabellone'.K7:'Calendario e Tabellone'.K8">
            <calcext:condition calcext:apply-style-name="ConditionalStyle_67" calcext:value="formula-is([.$P$5]=&quot;Black and White&quot;)" calcext:base-cell-address="'Calendario e Tabellone'.K7"/>
          </calcext:conditional-format>
          <calcext:conditional-format calcext:target-range-address="'Calendario e Tabellone'.K6:'Calendario e Tabellone'.K6">
            <calcext:condition calcext:apply-style-name="ConditionalStyle_66" calcext:value="formula-is([.$P$5]=&quot;Black and White&quot;)" calcext:base-cell-address="'Calendario e Tabellone'.K6"/>
          </calcext:conditional-format>
          <calcext:conditional-format calcext:target-range-address="'Calendario e Tabellone'.L26:'Calendario e Tabellone'.L26">
            <calcext:condition calcext:apply-style-name="ConditionalStyle_65" calcext:value="formula-is([.$P$5]=&quot;Black and White&quot;)" calcext:base-cell-address="'Calendario e Tabellone'.L26"/>
          </calcext:conditional-format>
          <calcext:conditional-format calcext:target-range-address="'Calendario e Tabellone'.L31:'Calendario e Tabellone'.S31 'Calendario e Tabellone'.L36:'Calendario e Tabellone'.S36 'Calendario e Tabellone'.L41:'Calendario e Tabellone'.S41">
            <calcext:condition calcext:apply-style-name="ConditionalStyle_64" calcext:value="formula-is([.$P$5]=&quot;Black and White&quot;)" calcext:base-cell-address="'Calendario e Tabellone'.L31"/>
          </calcext:conditional-format>
          <calcext:conditional-format calcext:target-range-address="'Calendario e Tabellone'.M32:'Calendario e Tabellone'.S33 'Calendario e Tabellone'.M37:'Calendario e Tabellone'.S38">
            <calcext:condition calcext:apply-style-name="ConditionalStyle_63" calcext:value="formula-is([.$P$5]=&quot;Black and White&quot;)" calcext:base-cell-address="'Calendario e Tabellone'.M32"/>
          </calcext:conditional-format>
          <calcext:conditional-format calcext:target-range-address="'Calendario e Tabellone'.L20:'Calendario e Tabellone'.S20">
            <calcext:condition calcext:apply-style-name="ConditionalStyle_62" calcext:value="formula-is([.$P$5]=&quot;Black and White&quot;)" calcext:base-cell-address="'Calendario e Tabellone'.L20"/>
          </calcext:conditional-format>
          <calcext:conditional-format calcext:target-range-address="'Calendario e Tabellone'.M22:'Calendario e Tabellone'.M22">
            <calcext:condition calcext:apply-style-name="ConditionalStyle_61" calcext:value="formula-is([.$P$5]=&quot;Black and White&quot;)" calcext:base-cell-address="'Calendario e Tabellone'.M22"/>
          </calcext:conditional-format>
          <calcext:conditional-format calcext:target-range-address="'Calendario e Tabellone'.M23:'Calendario e Tabellone'.M23">
            <calcext:condition calcext:apply-style-name="ConditionalStyle_60" calcext:value="formula-is([.$P$5]=&quot;Black and White&quot;)" calcext:base-cell-address="'Calendario e Tabellone'.M23"/>
          </calcext:conditional-format>
          <calcext:conditional-format calcext:target-range-address="'Calendario e Tabellone'.N22:'Calendario e Tabellone'.N23">
            <calcext:condition calcext:apply-style-name="ConditionalStyle_59" calcext:value="formula-is([.$P$5]=&quot;Black and White&quot;)" calcext:base-cell-address="'Calendario e Tabellone'.N22"/>
          </calcext:conditional-format>
          <calcext:conditional-format calcext:target-range-address="'Calendario e Tabellone'.O22:'Calendario e Tabellone'.S23">
            <calcext:condition calcext:apply-style-name="ConditionalStyle_58" calcext:value="formula-is([.$P$5]=&quot;Black and White&quot;)" calcext:base-cell-address="'Calendario e Tabellone'.O22"/>
          </calcext:conditional-format>
          <calcext:conditional-format calcext:target-range-address="'Calendario e Tabellone'.M21:'Calendario e Tabellone'.S21">
            <calcext:condition calcext:apply-style-name="ConditionalStyle_57" calcext:value="formula-is([.$P$5]=&quot;Black and White&quot;)" calcext:base-cell-address="'Calendario e Tabellone'.M21"/>
          </calcext:conditional-format>
          <calcext:conditional-format calcext:target-range-address="'Calendario e Tabellone'.L23:'Calendario e Tabellone'.L23">
            <calcext:condition calcext:apply-style-name="ConditionalStyle_56" calcext:value="formula-is([.$P$5]=&quot;Black and White&quot;)" calcext:base-cell-address="'Calendario e Tabellone'.L23"/>
          </calcext:conditional-format>
          <calcext:conditional-format calcext:target-range-address="'Calendario e Tabellone'.L22:'Calendario e Tabellone'.L22">
            <calcext:condition calcext:apply-style-name="ConditionalStyle_55" calcext:value="formula-is([.$P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54" calcext:value="formula-is([.$P$5]=&quot;Black and White&quot;)" calcext:base-cell-address="'Calendario e Tabellone'.L21"/>
          </calcext:conditional-format>
          <calcext:conditional-format calcext:target-range-address="'Calendario e Tabellone'.L15:'Calendario e Tabellone'.S15">
            <calcext:condition calcext:apply-style-name="ConditionalStyle_53" calcext:value="formula-is([.$P$5]=&quot;Black and White&quot;)" calcext:base-cell-address="'Calendario e Tabellone'.L15"/>
          </calcext:conditional-format>
          <calcext:conditional-format calcext:target-range-address="'Calendario e Tabellone'.M17:'Calendario e Tabellone'.M17">
            <calcext:condition calcext:apply-style-name="ConditionalStyle_52" calcext:value="formula-is([.$P$5]=&quot;Black and White&quot;)" calcext:base-cell-address="'Calendario e Tabellone'.M17"/>
          </calcext:conditional-format>
          <calcext:conditional-format calcext:target-range-address="'Calendario e Tabellone'.M18:'Calendario e Tabellone'.M18">
            <calcext:condition calcext:apply-style-name="ConditionalStyle_51" calcext:value="formula-is([.$P$5]=&quot;Black and White&quot;)" calcext:base-cell-address="'Calendario e Tabellone'.M18"/>
          </calcext:conditional-format>
          <calcext:conditional-format calcext:target-range-address="'Calendario e Tabellone'.N17:'Calendario e Tabellone'.N18">
            <calcext:condition calcext:apply-style-name="ConditionalStyle_50" calcext:value="formula-is([.$P$5]=&quot;Black and White&quot;)" calcext:base-cell-address="'Calendario e Tabellone'.N17"/>
          </calcext:conditional-format>
          <calcext:conditional-format calcext:target-range-address="'Calendario e Tabellone'.O17:'Calendario e Tabellone'.S18">
            <calcext:condition calcext:apply-style-name="ConditionalStyle_49" calcext:value="formula-is([.$P$5]=&quot;Black and White&quot;)" calcext:base-cell-address="'Calendario e Tabellone'.O17"/>
          </calcext:conditional-format>
          <calcext:conditional-format calcext:target-range-address="'Calendario e Tabellone'.M16:'Calendario e Tabellone'.S16">
            <calcext:condition calcext:apply-style-name="ConditionalStyle_48" calcext:value="formula-is([.$P$5]=&quot;Black and White&quot;)" calcext:base-cell-address="'Calendario e Tabellone'.M16"/>
          </calcext:conditional-format>
          <calcext:conditional-format calcext:target-range-address="'Calendario e Tabellone'.L18:'Calendario e Tabellone'.L18">
            <calcext:condition calcext:apply-style-name="ConditionalStyle_47" calcext:value="formula-is([.$P$5]=&quot;Black and White&quot;)" calcext:base-cell-address="'Calendario e Tabellone'.L18"/>
          </calcext:conditional-format>
          <calcext:conditional-format calcext:target-range-address="'Calendario e Tabellone'.L17:'Calendario e Tabellone'.L17">
            <calcext:condition calcext:apply-style-name="ConditionalStyle_46" calcext:value="formula-is([.$P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45" calcext:value="formula-is([.$P$5]=&quot;Black and White&quot;)" calcext:base-cell-address="'Calendario e Tabellone'.L16"/>
          </calcext:conditional-format>
          <calcext:conditional-format calcext:target-range-address="'Calendario e Tabellone'.L10:'Calendario e Tabellone'.S10">
            <calcext:condition calcext:apply-style-name="ConditionalStyle_44" calcext:value="formula-is([.$P$5]=&quot;Black and White&quot;)" calcext:base-cell-address="'Calendario e Tabellone'.L10"/>
          </calcext:conditional-format>
          <calcext:conditional-format calcext:target-range-address="'Calendario e Tabellone'.M12:'Calendario e Tabellone'.M12">
            <calcext:condition calcext:apply-style-name="ConditionalStyle_43" calcext:value="formula-is([.$P$5]=&quot;Black and White&quot;)" calcext:base-cell-address="'Calendario e Tabellone'.M12"/>
          </calcext:conditional-format>
          <calcext:conditional-format calcext:target-range-address="'Calendario e Tabellone'.M13:'Calendario e Tabellone'.M13">
            <calcext:condition calcext:apply-style-name="ConditionalStyle_42" calcext:value="formula-is([.$P$5]=&quot;Black and White&quot;)" calcext:base-cell-address="'Calendario e Tabellone'.M13"/>
          </calcext:conditional-format>
          <calcext:conditional-format calcext:target-range-address="'Calendario e Tabellone'.N12:'Calendario e Tabellone'.N13">
            <calcext:condition calcext:apply-style-name="ConditionalStyle_41" calcext:value="formula-is([.$P$5]=&quot;Black and White&quot;)" calcext:base-cell-address="'Calendario e Tabellone'.N12"/>
          </calcext:conditional-format>
          <calcext:conditional-format calcext:target-range-address="'Calendario e Tabellone'.O12:'Calendario e Tabellone'.S13">
            <calcext:condition calcext:apply-style-name="ConditionalStyle_40" calcext:value="formula-is([.$P$5]=&quot;Black and White&quot;)" calcext:base-cell-address="'Calendario e Tabellone'.O12"/>
          </calcext:conditional-format>
          <calcext:conditional-format calcext:target-range-address="'Calendario e Tabellone'.M11:'Calendario e Tabellone'.S11">
            <calcext:condition calcext:apply-style-name="ConditionalStyle_39" calcext:value="formula-is([.$P$5]=&quot;Black and White&quot;)" calcext:base-cell-address="'Calendario e Tabellone'.M11"/>
          </calcext:conditional-format>
          <calcext:conditional-format calcext:target-range-address="'Calendario e Tabellone'.L13:'Calendario e Tabellone'.L13">
            <calcext:condition calcext:apply-style-name="ConditionalStyle_38" calcext:value="formula-is([.$P$5]=&quot;Black and White&quot;)" calcext:base-cell-address="'Calendario e Tabellone'.L13"/>
          </calcext:conditional-format>
          <calcext:conditional-format calcext:target-range-address="'Calendario e Tabellone'.L12:'Calendario e Tabellone'.L12">
            <calcext:condition calcext:apply-style-name="ConditionalStyle_37" calcext:value="formula-is([.$P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36" calcext:value="formula-is([.$P$5]=&quot;Black and White&quot;)" calcext:base-cell-address="'Calendario e Tabellone'.L11"/>
          </calcext:conditional-format>
          <calcext:conditional-format calcext:target-range-address="'Calendario e Tabellone'.L5:'Calendario e Tabellone'.S5">
            <calcext:condition calcext:apply-style-name="ConditionalStyle_35" calcext:value="formula-is([.$P$5]=&quot;Black and White&quot;)" calcext:base-cell-address="'Calendario e Tabellone'.L5"/>
          </calcext:conditional-format>
          <calcext:conditional-format calcext:target-range-address="'Calendario e Tabellone'.M7:'Calendario e Tabellone'.M7">
            <calcext:condition calcext:apply-style-name="ConditionalStyle_34" calcext:value="formula-is([.$P$5]=&quot;Black and White&quot;)" calcext:base-cell-address="'Calendario e Tabellone'.M7"/>
          </calcext:conditional-format>
          <calcext:conditional-format calcext:target-range-address="'Calendario e Tabellone'.M8:'Calendario e Tabellone'.M8">
            <calcext:condition calcext:apply-style-name="ConditionalStyle_33" calcext:value="formula-is([.$P$5]=&quot;Black and White&quot;)" calcext:base-cell-address="'Calendario e Tabellone'.M8"/>
          </calcext:conditional-format>
          <calcext:conditional-format calcext:target-range-address="'Calendario e Tabellone'.N7:'Calendario e Tabellone'.N8">
            <calcext:condition calcext:apply-style-name="ConditionalStyle_32" calcext:value="formula-is([.$P$5]=&quot;Black and White&quot;)" calcext:base-cell-address="'Calendario e Tabellone'.N7"/>
          </calcext:conditional-format>
          <calcext:conditional-format calcext:target-range-address="'Calendario e Tabellone'.O7:'Calendario e Tabellone'.S8">
            <calcext:condition calcext:apply-style-name="ConditionalStyle_31" calcext:value="formula-is([.$P$5]=&quot;Black and White&quot;)" calcext:base-cell-address="'Calendario e Tabellone'.O7"/>
          </calcext:conditional-format>
          <calcext:conditional-format calcext:target-range-address="'Calendario e Tabellone'.M6:'Calendario e Tabellone'.S6">
            <calcext:condition calcext:apply-style-name="ConditionalStyle_30" calcext:value="formula-is([.$P$5]=&quot;Black and White&quot;)" calcext:base-cell-address="'Calendario e Tabellone'.M6"/>
          </calcext:conditional-format>
          <calcext:conditional-format calcext:target-range-address="'Calendario e Tabellone'.L8:'Calendario e Tabellone'.L8">
            <calcext:condition calcext:apply-style-name="ConditionalStyle_29" calcext:value="formula-is([.$P$5]=&quot;Black and White&quot;)" calcext:base-cell-address="'Calendario e Tabellone'.L8"/>
          </calcext:conditional-format>
          <calcext:conditional-format calcext:target-range-address="'Calendario e Tabellone'.L7:'Calendario e Tabellone'.L7">
            <calcext:condition calcext:apply-style-name="ConditionalStyle_28" calcext:value="formula-is([.$P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27" calcext:value="formula-is([.$P$5]=&quot;Black and White&quot;)" calcext:base-cell-address="'Calendario e Tabellone'.L6"/>
          </calcext:conditional-format>
          <calcext:conditional-format calcext:target-range-address="'Calendario e Tabellone'.K42:'Calendario e Tabellone'.K42">
            <calcext:condition calcext:apply-style-name="ConditionalStyle_14" calcext:value="formula-is([.$P$5]=&quot;Black and White&quot;)" calcext:base-cell-address="'Calendario e Tabellone'.K42"/>
          </calcext:conditional-format>
          <calcext:conditional-format calcext:target-range-address="'Calendario e Tabellone'.K43:'Calendario e Tabellone'.K43">
            <calcext:condition calcext:apply-style-name="ConditionalStyle_13" calcext:value="formula-is([.$P$5]=&quot;Black and White&quot;)" calcext:base-cell-address="'Calendario e Tabellone'.K43"/>
          </calcext:conditional-format>
          <calcext:conditional-format calcext:target-range-address="'Calendario e Tabellone'.L42:'Calendario e Tabellone'.L42">
            <calcext:condition calcext:apply-style-name="ConditionalStyle_4" calcext:value="formula-is([.$P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3" calcext:value="formula-is([.$P$5]=&quot;Black and White&quot;)" calcext:base-cell-address="'Calendario e Tabellone'.L43"/>
          </calcext:conditional-format>
          <calcext:conditional-format calcext:target-range-address="'Calendario e Tabellone'.M43:'Calendario e Tabellone'.S43">
            <calcext:condition calcext:apply-style-name="ConditionalStyle_2" calcext:value="formula-is([.$P$5]=&quot;Black and White&quot;)" calcext:base-cell-address="'Calendario e Tabellone'.M43"/>
          </calcext:conditional-format>
          <calcext:conditional-format calcext:target-range-address="'Calendario e Tabellone'.M42:'Calendario e Tabellone'.S42">
            <calcext:condition calcext:apply-style-name="ConditionalStyle_1" calcext:value="formula-is([.$P$5]=&quot;Black and White&quot;)" calcext:base-cell-address="'Calendario e Tabellone'.M42"/>
          </calcext:conditional-format>
          <calcext:conditional-format calcext:target-range-address="'Calendario e Tabellone'.AB9:'Calendario e Tabellone'.AB9 'Calendario e Tabellone'.AB17:'Calendario e Tabellone'.AB17 'Calendario e Tabellone'.AB25:'Calendario e Tabellone'.AB25 'Calendario e Tabellone'.AB33:'Calendario e Tabellone'.AB33 'Calendario e Tabellone'.AG13:'Calendario e Tabellone'.AG13 'Calendario e Tabellone'.AG29:'Calendario e Tabellone'.AG29 'Calendario e Tabellone'.AL20:'Calendario e Tabellone'.AL20">
            <calcext:condition calcext:apply-style-name="ConditionalStyle_114" calcext:value="formula-is([.$P$5]=&quot;Black and White&quot;)" calcext:base-cell-address="'Calendario e Tabellone'.AB9"/>
          </calcext:conditional-format>
          <calcext:conditional-format calcext:target-range-address="'Calendario e Tabellone'.B1:'Calendario e Tabellone'.B1">
            <calcext:condition calcext:apply-style-name="ConditionalStyle_204" calcext:value="formula-is([.$P$5]=&quot;Black and White&quot;)" calcext:base-cell-address="'Calendario e Tabellone'.B1"/>
          </calcext:conditional-format>
        </calcext:conditional-formats>
      </table:table>
      <table:named-expressions>
        <table:named-range table:name="CAMPI" table:base-cell-address="$Parametri.$F$6" table:cell-range-address="$Parametri.$F$6:.$G$13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  <table:named-range table:name="PARTITE_GIRONI" table:base-cell-address="$Partite.$A$2" table:cell-range-address="$Partite.$A$2:.$W$49"/>
        <table:named-range table:name="SQUADRE" table:base-cell-address="$Parametri.$A$5" table:cell-range-address="$Parametri.$A$5:.$D$37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30">
      <number:day-of-week/>
      <number:text> </number:text>
      <number:day/>
      <number:text> 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14:02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1T17:54:28.068000000</dc:date>
    <meta:editing-duration>PT3H38M16S</meta:editing-duration>
    <meta:editing-cycles>52</meta:editing-cycles>
    <meta:document-statistic meta:table-count="4" meta:cell-count="3111" meta:object-count="0"/>
  </office:meta>
</office:document-meta>
</file>